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3263">
      <style:drawing-page-properties draw:fill="bitmap" draw:fill-image-name="a32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6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57">
      <style:drawing-page-properties draw:fill="bitmap" draw:fill-image-name="a32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8">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32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29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26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office:automatic-styles>
  <office:body>
    <office:presentation>
      <draw:page draw:name="Slide1" draw:style-name="a3257" draw:master-page-name="Master1-Layout1-title-Title-Slide" presentation:presentation-page-layout-name="Master1-PPL1" draw:id="Slide-256">
        <draw:frame draw:id="id863" presentation:style-name="a3260" draw:name="Title 1" svg:x="2.05208in" svg:y="1.22743in" svg:width="9.61458in" svg:height="2.61111in" presentation:class="title" presentation:placeholder="false">
          <draw:text-box>
            <text:p text:style-name="a3259" text:class-names="" text:cond-style-name=""><text:span text:style-name="a3258" text:class-names="">Client server – single client</text:span></text:p>
          </draw:text-box>
          <svg:title/>
          <svg:desc/>
        </draw:frame>
        <draw:frame draw:id="id864" presentation:style-name="a3261" draw:name="Subtitle 2" svg:x="2.05208in" svg:y="3.93924in" svg:width="9.61458in" svg:height="1.81076in" presentation:class="subtitle" presentation:placeholder="true">
          <draw:text-box/>
          <svg:title/>
          <svg:desc/>
        </draw:frame>
      </draw:page>
      <draw:page draw:name="Slide2" draw:style-name="a3263" draw:master-page-name="Master1-Layout2-obj-Title-and-Content" presentation:presentation-page-layout-name="Master1-PPL2" draw:id="Slide-257">
        <draw:frame draw:id="id865" presentation:style-name="a3266" draw:name="Title 1" svg:x="1.24826in" svg:y="0.67642in" svg:width="10.83333in" svg:height="1.61698in" presentation:class="title" presentation:placeholder="false">
          <draw:text-box>
            <text:p text:style-name="a3265" text:class-names="" text:cond-style-name=""><text:span text:style-name="a3264" text:class-names="">Socket</text:span></text:p>
          </draw:text-box>
          <svg:title/>
          <svg:desc/>
        </draw:frame>
        <draw:frame draw:id="id866" presentation:style-name="a3297" draw:name="Content Placeholder 2" svg:x="1.24826in" svg:y="2.46007in" svg:width="10.83333in" svg:height="3.87327in" presentation:class="outline" presentation:placeholder="false">
          <draw:text-box>
            <text:list text:style-name="a3269">
              <text:list-item>
                <text:p text:style-name="a3268" text:class-names="" text:cond-style-name=""><text:span text:style-name="a3267" text:class-names="">Socket bruges til at forbinde TCP med applikationen, port nummeret er indgangen til applikationen</text:span></text:p>
              </text:list-item>
            </text:list>
            <text:list text:style-name="a3276">
              <text:list-item>
                <text:p text:style-name="a3275" text:class-names="" text:cond-style-name=""><text:span text:style-name="a3270" text:class-names="">Socket</text:span><text:span text:style-name="a3271" text:class-names=""><text:s text:c="1"/></text:span><text:span text:style-name="a3272" text:class-names="">afventer</text:span><text:span text:style-name="a3273" text:class-names=""><text:s text:c="1"/></text:span><text:span text:style-name="a3274" text:class-names="">en forbindelse, og blokere indtil detter opnået</text:span></text:p>
              </text:list-item>
            </text:list>
            <text:list text:style-name="a3296">
              <text:list-item>
                <text:p text:style-name="a3295" text:class-names="" text:cond-style-name=""><text:span text:style-name="a3277" text:class-names="">En</text:span><text:span text:style-name="a3278" text:class-names=""><text:s text:c="1"/></text:span><text:span text:style-name="a3279" text:class-names="">client</text:span><text:span text:style-name="a3280" text:class-names=""><text:s text:c="1"/></text:span><text:span text:style-name="a3281" text:class-names="">kan</text:span><text:span text:style-name="a3282" text:class-names=""><text:s text:c="1"/></text:span><text:span text:style-name="a3283" text:class-names="">også</text:span><text:span text:style-name="a3284" text:class-names=""><text:s text:c="1"/></text:span><text:span text:style-name="a3285" text:class-names="">have</text:span><text:span text:style-name="a3286" text:class-names=""><text:s text:c="1"/></text:span><text:span text:style-name="a3287" text:class-names="">en</text:span><text:span text:style-name="a3288" text:class-names=""><text:s text:c="1"/></text:span><text:span text:style-name="a3289" text:class-names="">socket,</text:span><text:span text:style-name="a3290" text:class-names=""><text:s text:c="1"/></text:span><text:span text:style-name="a3291" text:class-names="">til</text:span><text:span text:style-name="a3292" text:class-names=""><text:s text:c="1"/></text:span><text:span text:style-name="a3293" text:class-names="">servere</text:span><text:span text:style-name="a3294" text:class-names="">n</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le and Content">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Section Header">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Two Content">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le Only">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Blank">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t with Caption">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Picture with Caption">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Panoramic Picture with Caption">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le and Caption">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Quote with Caption">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Name Card">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umn">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Picture Column">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le and Vertical Text">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Vertical Title and Text">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416" draw:style="linear" draw:angle="0" draw:start-color="#7c96a3" draw:end-color="#3b4c54" draw:start-intensity="100%" draw:end-intensity="100%"/>
    <draw:gradient draw:name="a2761" draw:style="linear" draw:angle="0" draw:start-color="#7c96a3" draw:end-color="#3b4c54" draw:start-intensity="100%" draw:end-intensity="100%"/>
    <draw:gradient draw:name="a70" draw:style="linear" draw:angle="0" draw:start-color="#7c96a3" draw:end-color="#3b4c54" draw:start-intensity="100%" draw:end-intensity="100%"/>
    <draw:gradient draw:name="a1642" draw:style="linear" draw:angle="0" draw:start-color="#7c96a3" draw:end-color="#3b4c54" draw:start-intensity="100%" draw:end-intensity="100%"/>
    <draw:gradient draw:name="a212" draw:style="linear" draw:angle="0" draw:start-color="#7c96a3" draw:end-color="#3b4c54" draw:start-intensity="100%" draw:end-intensity="100%"/>
    <draw:gradient draw:name="a2765" draw:style="linear" draw:angle="0" draw:start-color="#7c96a3" draw:end-color="#3b4c54" draw:start-intensity="100%" draw:end-intensity="100%"/>
    <draw:gradient draw:name="a74" draw:style="linear" draw:angle="0" draw:start-color="#7c96a3" draw:end-color="#3b4c54" draw:start-intensity="100%" draw:end-intensity="100%"/>
    <draw:gradient draw:name="a1646" draw:style="linear" draw:angle="0" draw:start-color="#7c96a3" draw:end-color="#3b4c54" draw:start-intensity="100%" draw:end-intensity="100%"/>
    <draw:gradient draw:name="a216" draw:style="linear" draw:angle="0" draw:start-color="#7c96a3" draw:end-color="#3b4c54" draw:start-intensity="100%" draw:end-intensity="100%"/>
    <draw:gradient draw:name="a1871" draw:style="linear" draw:angle="0" draw:start-color="#7c96a3" draw:end-color="#3b4c54" draw:start-intensity="100%" draw:end-intensity="100%"/>
    <draw:gradient draw:name="a2992" draw:style="linear" draw:angle="0" draw:start-color="#7c96a3" draw:end-color="#3b4c54" draw:start-intensity="100%" draw:end-intensity="100%"/>
    <draw:gradient draw:name="a2769" draw:style="linear" draw:angle="0" draw:start-color="#7c96a3" draw:end-color="#3b4c54" draw:start-intensity="100%" draw:end-intensity="100%"/>
    <draw:gradient draw:name="a78" draw:style="linear" draw:angle="0" draw:start-color="#7c96a3" draw:end-color="#3b4c54" draw:start-intensity="100%" draw:end-intensity="100%"/>
    <draw:gradient draw:name="a1875" draw:style="linear" draw:angle="0" draw:start-color="#7c96a3" draw:end-color="#3b4c54" draw:start-intensity="100%" draw:end-intensity="100%"/>
    <draw:gradient draw:name="a2996" draw:style="linear" draw:angle="0" draw:start-color="#7c96a3" draw:end-color="#3b4c54" draw:start-intensity="100%" draw:end-intensity="100%"/>
    <draw:gradient draw:name="a671" draw:style="linear" draw:angle="0" draw:start-color="#7c96a3" draw:end-color="#3b4c54" draw:start-intensity="100%" draw:end-intensity="100%"/>
    <draw:gradient draw:name="a2082" draw:style="linear" draw:angle="0" draw:start-color="#7c96a3" draw:end-color="#3b4c54" draw:start-intensity="100%" draw:end-intensity="100%"/>
    <draw:gradient draw:name="a448" draw:style="linear" draw:angle="0" draw:start-color="#7c96a3" draw:end-color="#3b4c54" draw:start-intensity="100%" draw:end-intensity="100%"/>
    <draw:gradient draw:name="a1879" draw:style="linear" draw:angle="0" draw:start-color="#7c96a3" draw:end-color="#3b4c54" draw:start-intensity="100%" draw:end-intensity="100%"/>
    <draw:gradient draw:name="a3202" draw:style="linear" draw:angle="0" draw:start-color="#7c96a3" draw:end-color="#3b4c54" draw:start-intensity="100%" draw:end-intensity="100%"/>
    <draw:gradient draw:name="a675" draw:style="linear" draw:angle="0" draw:start-color="#7c96a3" draw:end-color="#3b4c54" draw:start-intensity="100%" draw:end-intensity="100%"/>
    <draw:gradient draw:name="a2086" draw:style="linear" draw:angle="0" draw:start-color="#7c96a3" draw:end-color="#3b4c54" draw:start-intensity="100%" draw:end-intensity="100%"/>
    <draw:gradient draw:name="a3206" draw:style="linear" draw:angle="0" draw:start-color="#7c96a3" draw:end-color="#3b4c54" draw:start-intensity="100%" draw:end-intensity="100%"/>
    <draw:gradient draw:name="a2310" draw:style="linear" draw:angle="0" draw:start-color="#7c96a3" draw:end-color="#3b4c54" draw:start-intensity="100%" draw:end-intensity="100%"/>
    <draw:gradient draw:name="a679" draw:style="linear" draw:angle="0" draw:start-color="#7c96a3" draw:end-color="#3b4c54" draw:start-intensity="100%" draw:end-intensity="100%"/>
    <draw:gradient draw:name="a901" draw:style="linear" draw:angle="0" draw:start-color="#7c96a3" draw:end-color="#3b4c54" draw:start-intensity="100%" draw:end-intensity="100%"/>
    <draw:gradient draw:name="a1192" draw:style="linear" draw:angle="0" draw:start-color="#7c96a3" draw:end-color="#3b4c54" draw:start-intensity="100%" draw:end-intensity="100%"/>
    <draw:gradient draw:name="a2314" draw:style="linear" draw:angle="0" draw:start-color="#7c96a3" draw:end-color="#3b4c54" draw:start-intensity="100%" draw:end-intensity="100%"/>
    <draw:gradient draw:name="a1196" draw:style="linear" draw:angle="0" draw:start-color="#7c96a3" draw:end-color="#3b4c54" draw:start-intensity="100%" draw:end-intensity="100%"/>
    <draw:gradient draw:name="a905" draw:style="linear" draw:angle="0" draw:start-color="#7c96a3" draw:end-color="#3b4c54" draw:start-intensity="100%" draw:end-intensity="100%"/>
    <draw:gradient draw:name="a2318" draw:style="linear" draw:angle="0" draw:start-color="#7c96a3" draw:end-color="#3b4c54" draw:start-intensity="100%" draw:end-intensity="100%"/>
    <draw:gradient draw:name="a909" draw:style="linear" draw:angle="0" draw:start-color="#7c96a3" draw:end-color="#3b4c54" draw:start-intensity="100%" draw:end-intensity="100%"/>
    <draw:gradient draw:name="a1423" draw:style="linear" draw:angle="0" draw:start-color="#7c96a3" draw:end-color="#3b4c54" draw:start-intensity="100%" draw:end-intensity="100%"/>
    <draw:gradient draw:name="a1650" draw:style="linear" draw:angle="0" draw:start-color="#7c96a3" draw:end-color="#3b4c54" draw:start-intensity="100%" draw:end-intensity="100%"/>
    <draw:gradient draw:name="a220" draw:style="linear" draw:angle="0" draw:start-color="#7c96a3" draw:end-color="#3b4c54" draw:start-intensity="100%" draw:end-intensity="100%"/>
    <draw:gradient draw:name="a1427" draw:style="linear" draw:angle="0" draw:start-color="#7c96a3" draw:end-color="#3b4c54" draw:start-intensity="100%" draw:end-intensity="100%"/>
    <draw:gradient draw:name="a2773" draw:style="linear" draw:angle="0" draw:start-color="#7c96a3" draw:end-color="#3b4c54" draw:start-intensity="100%" draw:end-intensity="100%"/>
    <draw:gradient draw:name="a82" draw:style="linear" draw:angle="0" draw:start-color="#7c96a3" draw:end-color="#3b4c54" draw:start-intensity="100%" draw:end-intensity="100%"/>
    <draw:gradient draw:name="a1654" draw:style="linear" draw:angle="0" draw:start-color="#7c96a3" draw:end-color="#3b4c54" draw:start-intensity="100%" draw:end-intensity="100%"/>
    <draw:gradient draw:name="a224" draw:style="linear" draw:angle="0" draw:start-color="#7c96a3" draw:end-color="#3b4c54" draw:start-intensity="100%" draw:end-intensity="100%"/>
    <draw:gradient draw:name="a2777" draw:style="linear" draw:angle="0" draw:start-color="#7c96a3" draw:end-color="#3b4c54" draw:start-intensity="100%" draw:end-intensity="100%"/>
    <draw:gradient draw:name="a86" draw:style="linear" draw:angle="0" draw:start-color="#7c96a3" draw:end-color="#3b4c54" draw:start-intensity="100%" draw:end-intensity="100%"/>
    <draw:gradient draw:name="a1658" draw:style="linear" draw:angle="0" draw:start-color="#7c96a3" draw:end-color="#3b4c54" draw:start-intensity="100%" draw:end-intensity="100%"/>
    <draw:gradient draw:name="a452" draw:style="linear" draw:angle="0" draw:start-color="#7c96a3" draw:end-color="#3b4c54" draw:start-intensity="100%" draw:end-intensity="100%"/>
    <draw:gradient draw:name="a228" draw:style="linear" draw:angle="0" draw:start-color="#7c96a3" draw:end-color="#3b4c54" draw:start-intensity="100%" draw:end-intensity="100%"/>
    <draw:gradient draw:name="a1883" draw:style="linear" draw:angle="0" draw:start-color="#7c96a3" draw:end-color="#3b4c54" draw:start-intensity="100%" draw:end-intensity="100%"/>
    <draw:gradient draw:name="a2090" draw:style="linear" draw:angle="0" draw:start-color="#7c96a3" draw:end-color="#3b4c54" draw:start-intensity="100%" draw:end-intensity="100%"/>
    <draw:gradient draw:name="a456" draw:style="linear" draw:angle="0" draw:start-color="#7c96a3" draw:end-color="#3b4c54" draw:start-intensity="100%" draw:end-intensity="100%"/>
    <draw:gradient draw:name="a1887" draw:style="linear" draw:angle="0" draw:start-color="#7c96a3" draw:end-color="#3b4c54" draw:start-intensity="100%" draw:end-intensity="100%"/>
    <draw:gradient draw:name="a3210" draw:style="linear" draw:angle="0" draw:start-color="#7c96a3" draw:end-color="#3b4c54" draw:start-intensity="100%" draw:end-intensity="100%"/>
    <draw:gradient draw:name="a683" draw:style="linear" draw:angle="0" draw:start-color="#7c96a3" draw:end-color="#3b4c54" draw:start-intensity="100%" draw:end-intensity="100%"/>
    <draw:gradient draw:name="a2094" draw:style="linear" draw:angle="0" draw:start-color="#7c96a3" draw:end-color="#3b4c54" draw:start-intensity="100%" draw:end-intensity="100%"/>
    <draw:gradient draw:name="a3214" draw:style="linear" draw:angle="0" draw:start-color="#7c96a3" draw:end-color="#3b4c54" draw:start-intensity="100%" draw:end-intensity="100%"/>
    <draw:gradient draw:name="a687" draw:style="linear" draw:angle="0" draw:start-color="#7c96a3" draw:end-color="#3b4c54" draw:start-intensity="100%" draw:end-intensity="100%"/>
    <draw:gradient draw:name="a2098" draw:style="linear" draw:angle="0" draw:start-color="#7c96a3" draw:end-color="#3b4c54" draw:start-intensity="100%" draw:end-intensity="100%"/>
    <draw:gradient draw:name="a1200" draw:style="linear" draw:angle="0" draw:start-color="#7c96a3" draw:end-color="#3b4c54" draw:start-intensity="100%" draw:end-intensity="100%"/>
    <draw:gradient draw:name="a3218" draw:style="linear" draw:angle="0" draw:start-color="#7c96a3" draw:end-color="#3b4c54" draw:start-intensity="100%" draw:end-intensity="100%"/>
    <draw:gradient draw:name="a2322" draw:style="linear" draw:angle="0" draw:start-color="#7c96a3" draw:end-color="#3b4c54" draw:start-intensity="100%" draw:end-intensity="100%"/>
    <draw:gradient draw:name="a913" draw:style="linear" draw:angle="0" draw:start-color="#7c96a3" draw:end-color="#3b4c54" draw:start-intensity="100%" draw:end-intensity="100%"/>
    <draw:gradient draw:name="a1204" draw:style="linear" draw:angle="0" draw:start-color="#7c96a3" draw:end-color="#3b4c54" draw:start-intensity="100%" draw:end-intensity="100%"/>
    <draw:gradient draw:name="a2326" draw:style="linear" draw:angle="0" draw:start-color="#7c96a3" draw:end-color="#3b4c54" draw:start-intensity="100%" draw:end-intensity="100%"/>
    <draw:gradient draw:name="a917" draw:style="linear" draw:angle="0" draw:start-color="#7c96a3" draw:end-color="#3b4c54" draw:start-intensity="100%" draw:end-intensity="100%"/>
    <draw:gradient draw:name="a1431" draw:style="linear" draw:angle="0" draw:start-color="#7c96a3" draw:end-color="#3b4c54" draw:start-intensity="100%" draw:end-intensity="100%"/>
    <draw:gradient draw:name="a1208" draw:style="linear" draw:angle="0" draw:start-color="#7c96a3" draw:end-color="#3b4c54" draw:start-intensity="100%" draw:end-intensity="100%"/>
    <draw:gradient draw:name="a1435" draw:style="linear" draw:angle="0" draw:start-color="#7c96a3" draw:end-color="#3b4c54" draw:start-intensity="100%" draw:end-intensity="100%"/>
    <draw:gradient draw:name="a2557" draw:style="linear" draw:angle="0" draw:start-color="#7c96a3" draw:end-color="#3b4c54" draw:start-intensity="100%" draw:end-intensity="100%"/>
    <draw:gradient draw:name="a2781" draw:style="linear" draw:angle="0" draw:start-color="#7c96a3" draw:end-color="#3b4c54" draw:start-intensity="100%" draw:end-intensity="100%"/>
    <draw:gradient draw:name="a90" draw:style="linear" draw:angle="0" draw:start-color="#7c96a3" draw:end-color="#3b4c54" draw:start-intensity="100%" draw:end-intensity="100%"/>
    <draw:gradient draw:name="a1662" draw:style="linear" draw:angle="0" draw:start-color="#7c96a3" draw:end-color="#3b4c54" draw:start-intensity="100%" draw:end-intensity="100%"/>
    <draw:gradient draw:name="a232" draw:style="linear" draw:angle="0" draw:start-color="#7c96a3" draw:end-color="#3b4c54" draw:start-intensity="100%" draw:end-intensity="100%"/>
    <draw:gradient draw:name="a1439" draw:style="linear" draw:angle="0" draw:start-color="#7c96a3" draw:end-color="#3b4c54" draw:start-intensity="100%" draw:end-intensity="100%"/>
    <draw:gradient draw:name="a2785" draw:style="linear" draw:angle="0" draw:start-color="#7c96a3" draw:end-color="#3b4c54" draw:start-intensity="100%" draw:end-intensity="100%"/>
    <draw:gradient draw:name="a94" draw:style="linear" draw:angle="0" draw:start-color="#7c96a3" draw:end-color="#3b4c54" draw:start-intensity="100%" draw:end-intensity="100%"/>
    <draw:gradient draw:name="a236" draw:style="linear" draw:angle="0" draw:start-color="#7c96a3" draw:end-color="#3b4c54" draw:start-intensity="100%" draw:end-intensity="100%"/>
    <draw:gradient draw:name="a460" draw:style="linear" draw:angle="0" draw:start-color="#7c96a3" draw:end-color="#3b4c54" draw:start-intensity="100%" draw:end-intensity="100%"/>
    <draw:gradient draw:name="a1891" draw:style="linear" draw:angle="0" draw:start-color="#7c96a3" draw:end-color="#3b4c54" draw:start-intensity="100%" draw:end-intensity="100%"/>
    <draw:gradient draw:name="a2789" draw:style="linear" draw:angle="0" draw:start-color="#7c96a3" draw:end-color="#3b4c54" draw:start-intensity="100%" draw:end-intensity="100%"/>
    <draw:gradient draw:name="a98" draw:style="linear" draw:angle="0" draw:start-color="#7c96a3" draw:end-color="#3b4c54" draw:start-intensity="100%" draw:end-intensity="100%"/>
    <draw:gradient draw:name="a464" draw:style="linear" draw:angle="0" draw:start-color="#7c96a3" draw:end-color="#3b4c54" draw:start-intensity="100%" draw:end-intensity="100%"/>
    <draw:gradient draw:name="a1895" draw:style="linear" draw:angle="0" draw:start-color="#7c96a3" draw:end-color="#3b4c54" draw:start-intensity="100%" draw:end-intensity="100%"/>
    <draw:gradient draw:name="a691" draw:style="linear" draw:angle="0" draw:start-color="#7c96a3" draw:end-color="#3b4c54" draw:start-intensity="100%" draw:end-intensity="100%"/>
    <draw:gradient draw:name="a468" draw:style="linear" draw:angle="0" draw:start-color="#7c96a3" draw:end-color="#3b4c54" draw:start-intensity="100%" draw:end-intensity="100%"/>
    <draw:gradient draw:name="a1899" draw:style="linear" draw:angle="0" draw:start-color="#7c96a3" draw:end-color="#3b4c54" draw:start-intensity="100%" draw:end-intensity="100%"/>
    <draw:gradient draw:name="a3222" draw:style="linear" draw:angle="0" draw:start-color="#7c96a3" draw:end-color="#3b4c54" draw:start-intensity="100%" draw:end-intensity="100%"/>
    <draw:gradient draw:name="a2102" draw:style="linear" draw:angle="0" draw:start-color="#7c96a3" draw:end-color="#3b4c54" draw:start-intensity="100%" draw:end-intensity="100%"/>
    <draw:gradient draw:name="a695" draw:style="linear" draw:angle="0" draw:start-color="#7c96a3" draw:end-color="#3b4c54" draw:start-intensity="100%" draw:end-intensity="100%"/>
    <draw:gradient draw:name="a3226" draw:style="linear" draw:angle="0" draw:start-color="#7c96a3" draw:end-color="#3b4c54" draw:start-intensity="100%" draw:end-intensity="100%"/>
    <draw:gradient draw:name="a2106" draw:style="linear" draw:angle="0" draw:start-color="#7c96a3" draw:end-color="#3b4c54" draw:start-intensity="100%" draw:end-intensity="100%"/>
    <draw:gradient draw:name="a2330" draw:style="linear" draw:angle="0" draw:start-color="#7c96a3" draw:end-color="#3b4c54" draw:start-intensity="100%" draw:end-intensity="100%"/>
    <draw:gradient draw:name="a921" draw:style="linear" draw:angle="0" draw:start-color="#7c96a3" draw:end-color="#3b4c54" draw:start-intensity="100%" draw:end-intensity="100%"/>
    <draw:gradient draw:name="a1212" draw:style="linear" draw:angle="0" draw:start-color="#7c96a3" draw:end-color="#3b4c54" draw:start-intensity="100%" draw:end-intensity="100%"/>
    <draw:gradient draw:name="a2334" draw:style="linear" draw:angle="0" draw:start-color="#7c96a3" draw:end-color="#3b4c54" draw:start-intensity="100%" draw:end-intensity="100%"/>
    <draw:gradient draw:name="a925" draw:style="linear" draw:angle="0" draw:start-color="#7c96a3" draw:end-color="#3b4c54" draw:start-intensity="100%" draw:end-intensity="100%"/>
    <draw:gradient draw:name="a1216" draw:style="linear" draw:angle="0" draw:start-color="#7c96a3" draw:end-color="#3b4c54" draw:start-intensity="100%" draw:end-intensity="100%"/>
    <draw:gradient draw:name="a2561" draw:style="linear" draw:angle="0" draw:start-color="#7c96a3" draw:end-color="#3b4c54" draw:start-intensity="100%" draw:end-intensity="100%"/>
    <draw:gradient draw:name="a2338" draw:style="linear" draw:angle="0" draw:start-color="#7c96a3" draw:end-color="#3b4c54" draw:start-intensity="100%" draw:end-intensity="100%"/>
    <draw:gradient draw:name="a929" draw:style="linear" draw:angle="0" draw:start-color="#7c96a3" draw:end-color="#3b4c54" draw:start-intensity="100%" draw:end-intensity="100%"/>
    <draw:gradient draw:name="a1443" draw:style="linear" draw:angle="0" draw:start-color="#7c96a3" draw:end-color="#3b4c54" draw:start-intensity="100%" draw:end-intensity="100%"/>
    <draw:gradient draw:name="a2565" draw:style="linear" draw:angle="0" draw:start-color="#7c96a3" draw:end-color="#3b4c54" draw:start-intensity="100%" draw:end-intensity="100%"/>
    <draw:gradient draw:name="a240" draw:style="linear" draw:angle="0" draw:start-color="#7c96a3" draw:end-color="#3b4c54" draw:start-intensity="100%" draw:end-intensity="100%"/>
    <draw:gradient draw:name="a1447" draw:style="linear" draw:angle="0" draw:start-color="#7c96a3" draw:end-color="#3b4c54" draw:start-intensity="100%" draw:end-intensity="100%"/>
    <draw:gradient draw:name="a2569" draw:style="linear" draw:angle="0" draw:start-color="#7c96a3" draw:end-color="#3b4c54" draw:start-intensity="100%" draw:end-intensity="100%"/>
    <draw:gradient draw:name="a2793" draw:style="linear" draw:angle="0" draw:start-color="#7c96a3" draw:end-color="#3b4c54" draw:start-intensity="100%" draw:end-intensity="100%"/>
    <draw:gradient draw:name="a244" draw:style="linear" draw:angle="0" draw:start-color="#7c96a3" draw:end-color="#3b4c54" draw:start-intensity="100%" draw:end-intensity="100%"/>
    <draw:gradient draw:name="a2797" draw:style="linear" draw:angle="0" draw:start-color="#7c96a3" draw:end-color="#3b4c54" draw:start-intensity="100%" draw:end-intensity="100%"/>
    <draw:gradient draw:name="a3000" draw:style="linear" draw:angle="0" draw:start-color="#7c96a3" draw:end-color="#3b4c54" draw:start-intensity="100%" draw:end-intensity="100%"/>
    <draw:gradient draw:name="a248" draw:style="linear" draw:angle="0" draw:start-color="#7c96a3" draw:end-color="#3b4c54" draw:start-intensity="100%" draw:end-intensity="100%"/>
    <draw:gradient draw:name="a472" draw:style="linear" draw:angle="0" draw:start-color="#7c96a3" draw:end-color="#3b4c54" draw:start-intensity="100%" draw:end-intensity="100%"/>
    <draw:gradient draw:name="a1903" draw:style="linear" draw:angle="0" draw:start-color="#7c96a3" draw:end-color="#3b4c54" draw:start-intensity="100%" draw:end-intensity="100%"/>
    <draw:gradient draw:name="a3004" draw:style="linear" draw:angle="0" draw:start-color="#7c96a3" draw:end-color="#3b4c54" draw:start-intensity="100%" draw:end-intensity="100%"/>
    <draw:gradient draw:name="a476" draw:style="linear" draw:angle="0" draw:start-color="#7c96a3" draw:end-color="#3b4c54" draw:start-intensity="100%" draw:end-intensity="100%"/>
    <draw:gradient draw:name="a3230" draw:style="linear" draw:angle="0" draw:start-color="#7c96a3" draw:end-color="#3b4c54" draw:start-intensity="100%" draw:end-intensity="100%"/>
    <draw:gradient draw:name="a1907" draw:style="linear" draw:angle="0" draw:start-color="#7c96a3" draw:end-color="#3b4c54" draw:start-intensity="100%" draw:end-intensity="100%"/>
    <draw:gradient draw:name="a3008" draw:style="linear" draw:angle="0" draw:start-color="#7c96a3" draw:end-color="#3b4c54" draw:start-intensity="100%" draw:end-intensity="100%"/>
    <draw:gradient draw:name="a702" draw:style="linear" draw:angle="0" draw:start-color="#7c96a3" draw:end-color="#3b4c54" draw:start-intensity="100%" draw:end-intensity="100%"/>
    <draw:gradient draw:name="a2113" draw:style="linear" draw:angle="0" draw:start-color="#7c96a3" draw:end-color="#3b4c54" draw:start-intensity="100%" draw:end-intensity="100%"/>
    <draw:gradient draw:name="a3234" draw:style="linear" draw:angle="0" draw:start-color="#7c96a3" draw:end-color="#3b4c54" draw:start-intensity="100%" draw:end-intensity="100%"/>
    <draw:gradient draw:name="a706" draw:style="linear" draw:angle="0" draw:start-color="#7c96a3" draw:end-color="#3b4c54" draw:start-intensity="100%" draw:end-intensity="100%"/>
    <draw:gradient draw:name="a1220" draw:style="linear" draw:angle="0" draw:start-color="#7c96a3" draw:end-color="#3b4c54" draw:start-intensity="100%" draw:end-intensity="100%"/>
    <draw:gradient draw:name="a3238" draw:style="linear" draw:angle="0" draw:start-color="#7c96a3" draw:end-color="#3b4c54" draw:start-intensity="100%" draw:end-intensity="100%"/>
    <draw:gradient draw:name="a2117" draw:style="linear" draw:angle="0" draw:start-color="#7c96a3" draw:end-color="#3b4c54" draw:start-intensity="100%" draw:end-intensity="100%"/>
    <draw:gradient draw:name="a2342" draw:style="linear" draw:angle="0" draw:start-color="#7c96a3" draw:end-color="#3b4c54" draw:start-intensity="100%" draw:end-intensity="100%"/>
    <draw:gradient draw:name="a933" draw:style="linear" draw:angle="0" draw:start-color="#7c96a3" draw:end-color="#3b4c54" draw:start-intensity="100%" draw:end-intensity="100%"/>
    <draw:gradient draw:name="a1224" draw:style="linear" draw:angle="0" draw:start-color="#7c96a3" draw:end-color="#3b4c54" draw:start-intensity="100%" draw:end-intensity="100%"/>
    <draw:gradient draw:name="a2346" draw:style="linear" draw:angle="0" draw:start-color="#7c96a3" draw:end-color="#3b4c54" draw:start-intensity="100%" draw:end-intensity="100%"/>
    <draw:gradient draw:name="a937" draw:style="linear" draw:angle="0" draw:start-color="#7c96a3" draw:end-color="#3b4c54" draw:start-intensity="100%" draw:end-intensity="100%"/>
    <draw:gradient draw:name="a1451" draw:style="linear" draw:angle="0" draw:start-color="#7c96a3" draw:end-color="#3b4c54" draw:start-intensity="100%" draw:end-intensity="100%"/>
    <draw:gradient draw:name="a1228" draw:style="linear" draw:angle="0" draw:start-color="#7c96a3" draw:end-color="#3b4c54" draw:start-intensity="100%" draw:end-intensity="100%"/>
    <draw:gradient draw:name="a2573" draw:style="linear" draw:angle="0" draw:start-color="#7c96a3" draw:end-color="#3b4c54" draw:start-intensity="100%" draw:end-intensity="100%"/>
    <draw:gradient draw:name="a1455" draw:style="linear" draw:angle="0" draw:start-color="#7c96a3" draw:end-color="#3b4c54" draw:start-intensity="100%" draw:end-intensity="100%"/>
    <draw:gradient draw:name="a2577" draw:style="linear" draw:angle="0" draw:start-color="#7c96a3" draw:end-color="#3b4c54" draw:start-intensity="100%" draw:end-intensity="100%"/>
    <draw:gradient draw:name="a252" draw:style="linear" draw:angle="0" draw:start-color="#7c96a3" draw:end-color="#3b4c54" draw:start-intensity="100%" draw:end-intensity="100%"/>
    <draw:gradient draw:name="a2801" draw:style="linear" draw:angle="0" draw:start-color="#7c96a3" draw:end-color="#3b4c54" draw:start-intensity="100%" draw:end-intensity="100%"/>
    <draw:gradient draw:name="a1459" draw:style="linear" draw:angle="0" draw:start-color="#7c96a3" draw:end-color="#3b4c54" draw:start-intensity="100%" draw:end-intensity="100%"/>
    <draw:gradient draw:name="a256" draw:style="linear" draw:angle="0" draw:start-color="#7c96a3" draw:end-color="#3b4c54" draw:start-intensity="100%" draw:end-intensity="100%"/>
    <draw:gradient draw:name="a2805" draw:style="linear" draw:angle="0" draw:start-color="#7c96a3" draw:end-color="#3b4c54" draw:start-intensity="100%" draw:end-intensity="100%"/>
    <draw:gradient draw:name="a480" draw:style="linear" draw:angle="0" draw:start-color="#7c96a3" draw:end-color="#3b4c54" draw:start-intensity="100%" draw:end-intensity="100%"/>
    <draw:gradient draw:name="a1689" draw:style="linear" draw:angle="0" draw:start-color="#7c96a3" draw:end-color="#3b4c54" draw:start-intensity="100%" draw:end-intensity="100%"/>
    <draw:gradient draw:name="a3012" draw:style="linear" draw:angle="0" draw:start-color="#7c96a3" draw:end-color="#3b4c54" draw:start-intensity="100%" draw:end-intensity="100%"/>
    <draw:gradient draw:name="a1911" draw:style="linear" draw:angle="0" draw:start-color="#7c96a3" draw:end-color="#3b4c54" draw:start-intensity="100%" draw:end-intensity="100%"/>
    <draw:gradient draw:name="a484" draw:style="linear" draw:angle="0" draw:start-color="#7c96a3" draw:end-color="#3b4c54" draw:start-intensity="100%" draw:end-intensity="100%"/>
    <draw:gradient draw:name="a2809" draw:style="linear" draw:angle="0" draw:start-color="#7c96a3" draw:end-color="#3b4c54" draw:start-intensity="100%" draw:end-intensity="100%"/>
    <draw:gradient draw:name="a1915" draw:style="linear" draw:angle="0" draw:start-color="#7c96a3" draw:end-color="#3b4c54" draw:start-intensity="100%" draw:end-intensity="100%"/>
    <draw:gradient draw:name="a488" draw:style="linear" draw:angle="0" draw:start-color="#7c96a3" draw:end-color="#3b4c54" draw:start-intensity="100%" draw:end-intensity="100%"/>
    <draw:gradient draw:name="a710" draw:style="linear" draw:angle="0" draw:start-color="#7c96a3" draw:end-color="#3b4c54" draw:start-intensity="100%" draw:end-intensity="100%"/>
    <draw:gradient draw:name="a2121" draw:style="linear" draw:angle="0" draw:start-color="#7c96a3" draw:end-color="#3b4c54" draw:start-intensity="100%" draw:end-intensity="100%"/>
    <draw:gradient draw:name="a3242" draw:style="linear" draw:angle="0" draw:start-color="#7c96a3" draw:end-color="#3b4c54" draw:start-intensity="100%" draw:end-intensity="100%"/>
    <draw:gradient draw:name="a3019" draw:style="linear" draw:angle="0" draw:start-color="#7c96a3" draw:end-color="#3b4c54" draw:start-intensity="100%" draw:end-intensity="100%"/>
    <draw:gradient draw:name="a1919" draw:style="linear" draw:angle="0" draw:start-color="#7c96a3" draw:end-color="#3b4c54" draw:start-intensity="100%" draw:end-intensity="100%"/>
    <draw:gradient draw:name="a714" draw:style="linear" draw:angle="0" draw:start-color="#7c96a3" draw:end-color="#3b4c54" draw:start-intensity="100%" draw:end-intensity="100%"/>
    <draw:gradient draw:name="a2125" draw:style="linear" draw:angle="0" draw:start-color="#7c96a3" draw:end-color="#3b4c54" draw:start-intensity="100%" draw:end-intensity="100%"/>
    <draw:gradient draw:name="a3246" draw:style="linear" draw:angle="0" draw:start-color="#7c96a3" draw:end-color="#3b4c54" draw:start-intensity="100%" draw:end-intensity="100%"/>
    <draw:gradient draw:name="a941" draw:style="linear" draw:angle="0" draw:start-color="#7c96a3" draw:end-color="#3b4c54" draw:start-intensity="100%" draw:end-intensity="100%"/>
    <draw:gradient draw:name="a718" draw:style="linear" draw:angle="0" draw:start-color="#7c96a3" draw:end-color="#3b4c54" draw:start-intensity="100%" draw:end-intensity="100%"/>
    <draw:gradient draw:name="a1232" draw:style="linear" draw:angle="0" draw:start-color="#7c96a3" draw:end-color="#3b4c54" draw:start-intensity="100%" draw:end-intensity="100%"/>
    <draw:gradient draw:name="a2129" draw:style="linear" draw:angle="0" draw:start-color="#7c96a3" draw:end-color="#3b4c54" draw:start-intensity="100%" draw:end-intensity="100%"/>
    <draw:gradient draw:name="a945" draw:style="linear" draw:angle="0" draw:start-color="#7c96a3" draw:end-color="#3b4c54" draw:start-intensity="100%" draw:end-intensity="100%"/>
    <draw:gradient draw:name="a1236" draw:style="linear" draw:angle="0" draw:start-color="#7c96a3" draw:end-color="#3b4c54" draw:start-intensity="100%" draw:end-intensity="100%"/>
    <draw:gradient draw:name="a2581" draw:style="linear" draw:angle="0" draw:start-color="#7c96a3" draw:end-color="#3b4c54" draw:start-intensity="100%" draw:end-intensity="100%"/>
    <draw:gradient draw:name="a949" draw:style="linear" draw:angle="0" draw:start-color="#7c96a3" draw:end-color="#3b4c54" draw:start-intensity="100%" draw:end-intensity="100%"/>
    <draw:gradient draw:name="a1463" draw:style="linear" draw:angle="0" draw:start-color="#7c96a3" draw:end-color="#3b4c54" draw:start-intensity="100%" draw:end-intensity="100%"/>
    <draw:gradient draw:name="a2585" draw:style="linear" draw:angle="0" draw:start-color="#7c96a3" draw:end-color="#3b4c54" draw:start-intensity="100%" draw:end-intensity="100%"/>
    <draw:gradient draw:name="a260" draw:style="linear" draw:angle="0" draw:start-color="#7c96a3" draw:end-color="#3b4c54" draw:start-intensity="100%" draw:end-intensity="100%"/>
    <draw:gradient draw:name="a1467" draw:style="linear" draw:angle="0" draw:start-color="#7c96a3" draw:end-color="#3b4c54" draw:start-intensity="100%" draw:end-intensity="100%"/>
    <draw:gradient draw:name="a2589" draw:style="linear" draw:angle="0" draw:start-color="#7c96a3" draw:end-color="#3b4c54" draw:start-intensity="100%" draw:end-intensity="100%"/>
    <draw:gradient draw:name="a1693" draw:style="linear" draw:angle="0" draw:start-color="#7c96a3" draw:end-color="#3b4c54" draw:start-intensity="100%" draw:end-intensity="100%"/>
    <draw:gradient draw:name="a264" draw:style="linear" draw:angle="0" draw:start-color="#7c96a3" draw:end-color="#3b4c54" draw:start-intensity="100%" draw:end-intensity="100%"/>
    <draw:gradient draw:name="a2813" draw:style="linear" draw:angle="0" draw:start-color="#7c96a3" draw:end-color="#3b4c54" draw:start-intensity="100%" draw:end-intensity="100%"/>
    <draw:gradient draw:name="a1697" draw:style="linear" draw:angle="0" draw:start-color="#7c96a3" draw:end-color="#3b4c54" draw:start-intensity="100%" draw:end-intensity="100%"/>
    <draw:gradient draw:name="a268" draw:style="linear" draw:angle="0" draw:start-color="#7c96a3" draw:end-color="#3b4c54" draw:start-intensity="100%" draw:end-intensity="100%"/>
    <draw:gradient draw:name="a2817" draw:style="linear" draw:angle="0" draw:start-color="#7c96a3" draw:end-color="#3b4c54" draw:start-intensity="100%" draw:end-intensity="100%"/>
    <draw:gradient draw:name="a492" draw:style="linear" draw:angle="0" draw:start-color="#7c96a3" draw:end-color="#3b4c54" draw:start-intensity="100%" draw:end-intensity="100%"/>
    <draw:gradient draw:name="a3023" draw:style="linear" draw:angle="0" draw:start-color="#7c96a3" draw:end-color="#3b4c54" draw:start-intensity="100%" draw:end-intensity="100%"/>
    <draw:gradient draw:name="a1923" draw:style="linear" draw:angle="0" draw:start-color="#7c96a3" draw:end-color="#3b4c54" draw:start-intensity="100%" draw:end-intensity="100%"/>
    <draw:gradient draw:name="a496" draw:style="linear" draw:angle="0" draw:start-color="#7c96a3" draw:end-color="#3b4c54" draw:start-intensity="100%" draw:end-intensity="100%"/>
    <draw:gradient draw:name="a3250" draw:style="linear" draw:angle="0" draw:start-color="#7c96a3" draw:end-color="#3b4c54" draw:start-intensity="100%" draw:end-intensity="100%"/>
    <draw:gradient draw:name="a3027" draw:style="linear" draw:angle="0" draw:start-color="#7c96a3" draw:end-color="#3b4c54" draw:start-intensity="100%" draw:end-intensity="100%"/>
    <draw:gradient draw:name="a1927" draw:style="linear" draw:angle="0" draw:start-color="#7c96a3" draw:end-color="#3b4c54" draw:start-intensity="100%" draw:end-intensity="100%"/>
    <draw:gradient draw:name="a722" draw:style="linear" draw:angle="0" draw:start-color="#7c96a3" draw:end-color="#3b4c54" draw:start-intensity="100%" draw:end-intensity="100%"/>
    <draw:gradient draw:name="a2133" draw:style="linear" draw:angle="0" draw:start-color="#7c96a3" draw:end-color="#3b4c54" draw:start-intensity="100%" draw:end-intensity="100%"/>
    <draw:gradient draw:name="a3254" draw:style="linear" draw:angle="0" draw:start-color="#7c96a3" draw:end-color="#3b4c54" draw:start-intensity="100%" draw:end-intensity="100%"/>
    <draw:gradient draw:name="a1013" draw:style="linear" draw:angle="0" draw:start-color="#7c96a3" draw:end-color="#3b4c54" draw:start-intensity="100%" draw:end-intensity="100%"/>
    <draw:gradient draw:name="a726" draw:style="linear" draw:angle="0" draw:start-color="#7c96a3" draw:end-color="#3b4c54" draw:start-intensity="100%" draw:end-intensity="100%"/>
    <draw:gradient draw:name="a1240" draw:style="linear" draw:angle="0" draw:start-color="#7c96a3" draw:end-color="#3b4c54" draw:start-intensity="100%" draw:end-intensity="100%"/>
    <draw:gradient draw:name="a2137" draw:style="linear" draw:angle="0" draw:start-color="#7c96a3" draw:end-color="#3b4c54" draw:start-intensity="100%" draw:end-intensity="100%"/>
    <draw:gradient draw:name="a1017" draw:style="linear" draw:angle="0" draw:start-color="#7c96a3" draw:end-color="#3b4c54" draw:start-intensity="100%" draw:end-intensity="100%"/>
    <draw:gradient draw:name="a953" draw:style="linear" draw:angle="0" draw:start-color="#7c96a3" draw:end-color="#3b4c54" draw:start-intensity="100%" draw:end-intensity="100%"/>
    <draw:gradient draw:name="a1244" draw:style="linear" draw:angle="0" draw:start-color="#7c96a3" draw:end-color="#3b4c54" draw:start-intensity="100%" draw:end-intensity="100%"/>
    <draw:gradient draw:name="a1471" draw:style="linear" draw:angle="0" draw:start-color="#7c96a3" draw:end-color="#3b4c54" draw:start-intensity="100%" draw:end-intensity="100%"/>
    <draw:gradient draw:name="a1248" draw:style="linear" draw:angle="0" draw:start-color="#7c96a3" draw:end-color="#3b4c54" draw:start-intensity="100%" draw:end-intensity="100%"/>
    <draw:gradient draw:name="a2593" draw:style="linear" draw:angle="0" draw:start-color="#7c96a3" draw:end-color="#3b4c54" draw:start-intensity="100%" draw:end-intensity="100%"/>
    <draw:gradient draw:name="a1475" draw:style="linear" draw:angle="0" draw:start-color="#7c96a3" draw:end-color="#3b4c54" draw:start-intensity="100%" draw:end-intensity="100%"/>
    <draw:gradient draw:name="a2597" draw:style="linear" draw:angle="0" draw:start-color="#7c96a3" draw:end-color="#3b4c54" draw:start-intensity="100%" draw:end-intensity="100%"/>
    <draw:gradient draw:name="a272" draw:style="linear" draw:angle="0" draw:start-color="#7c96a3" draw:end-color="#3b4c54" draw:start-intensity="100%" draw:end-intensity="100%"/>
    <draw:gradient draw:name="a2821" draw:style="linear" draw:angle="0" draw:start-color="#7c96a3" draw:end-color="#3b4c54" draw:start-intensity="100%" draw:end-intensity="100%"/>
    <draw:gradient draw:name="a1479" draw:style="linear" draw:angle="0" draw:start-color="#7c96a3" draw:end-color="#3b4c54" draw:start-intensity="100%" draw:end-intensity="100%"/>
    <draw:gradient draw:name="a1701" draw:style="linear" draw:angle="0" draw:start-color="#7c96a3" draw:end-color="#3b4c54" draw:start-intensity="100%" draw:end-intensity="100%"/>
    <draw:gradient draw:name="a276" draw:style="linear" draw:angle="0" draw:start-color="#7c96a3" draw:end-color="#3b4c54" draw:start-intensity="100%" draw:end-intensity="100%"/>
    <draw:gradient draw:name="a2825" draw:style="linear" draw:angle="0" draw:start-color="#7c96a3" draw:end-color="#3b4c54" draw:start-intensity="100%" draw:end-intensity="100%"/>
    <draw:gradient draw:name="a1705" draw:style="linear" draw:angle="0" draw:start-color="#7c96a3" draw:end-color="#3b4c54" draw:start-intensity="100%" draw:end-intensity="100%"/>
    <draw:gradient draw:name="a500" draw:style="linear" draw:angle="0" draw:start-color="#7c96a3" draw:end-color="#3b4c54" draw:start-intensity="100%" draw:end-intensity="100%"/>
    <draw:gradient draw:name="a3031" draw:style="linear" draw:angle="0" draw:start-color="#7c96a3" draw:end-color="#3b4c54" draw:start-intensity="100%" draw:end-intensity="100%"/>
    <draw:gradient draw:name="a1931" draw:style="linear" draw:angle="0" draw:start-color="#7c96a3" draw:end-color="#3b4c54" draw:start-intensity="100%" draw:end-intensity="100%"/>
    <draw:gradient draw:name="a2829" draw:style="linear" draw:angle="0" draw:start-color="#7c96a3" draw:end-color="#3b4c54" draw:start-intensity="100%" draw:end-intensity="100%"/>
    <draw:gradient draw:name="a1709" draw:style="linear" draw:angle="0" draw:start-color="#7c96a3" draw:end-color="#3b4c54" draw:start-intensity="100%" draw:end-intensity="100%"/>
    <draw:gradient draw:name="a504" draw:style="linear" draw:angle="0" draw:start-color="#7c96a3" draw:end-color="#3b4c54" draw:start-intensity="100%" draw:end-intensity="100%"/>
    <draw:gradient draw:name="a3035" draw:style="linear" draw:angle="0" draw:start-color="#7c96a3" draw:end-color="#3b4c54" draw:start-intensity="100%" draw:end-intensity="100%"/>
    <draw:gradient draw:name="a1935" draw:style="linear" draw:angle="0" draw:start-color="#7c96a3" draw:end-color="#3b4c54" draw:start-intensity="100%" draw:end-intensity="100%"/>
    <draw:gradient draw:name="a730" draw:style="linear" draw:angle="0" draw:start-color="#7c96a3" draw:end-color="#3b4c54" draw:start-intensity="100%" draw:end-intensity="100%"/>
    <draw:gradient draw:name="a2141" draw:style="linear" draw:angle="0" draw:start-color="#7c96a3" draw:end-color="#3b4c54" draw:start-intensity="100%" draw:end-intensity="100%"/>
    <draw:gradient draw:name="a1021" draw:style="linear" draw:angle="0" draw:start-color="#7c96a3" draw:end-color="#3b4c54" draw:start-intensity="100%" draw:end-intensity="100%"/>
    <draw:gradient draw:name="a3039" draw:style="linear" draw:angle="0" draw:start-color="#7c96a3" draw:end-color="#3b4c54" draw:start-intensity="100%" draw:end-intensity="100%"/>
    <draw:gradient draw:name="a508" draw:style="linear" draw:angle="0" draw:start-color="#7c96a3" draw:end-color="#3b4c54" draw:start-intensity="100%" draw:end-intensity="100%"/>
    <draw:gradient draw:name="a1939" draw:style="linear" draw:angle="0" draw:start-color="#7c96a3" draw:end-color="#3b4c54" draw:start-intensity="100%" draw:end-intensity="100%"/>
    <draw:gradient draw:name="a734" draw:style="linear" draw:angle="0" draw:start-color="#7c96a3" draw:end-color="#3b4c54" draw:start-intensity="100%" draw:end-intensity="100%"/>
    <draw:gradient draw:name="a2145" draw:style="linear" draw:angle="0" draw:start-color="#7c96a3" draw:end-color="#3b4c54" draw:start-intensity="100%" draw:end-intensity="100%"/>
    <draw:gradient draw:name="a1025" draw:style="linear" draw:angle="0" draw:start-color="#7c96a3" draw:end-color="#3b4c54" draw:start-intensity="100%" draw:end-intensity="100%"/>
    <draw:gradient draw:name="a2370" draw:style="linear" draw:angle="0" draw:start-color="#7c96a3" draw:end-color="#3b4c54" draw:start-intensity="100%" draw:end-intensity="100%"/>
    <draw:gradient draw:name="a738" draw:style="linear" draw:angle="0" draw:start-color="#7c96a3" draw:end-color="#3b4c54" draw:start-intensity="100%" draw:end-intensity="100%"/>
    <draw:gradient draw:name="a1252" draw:style="linear" draw:angle="0" draw:start-color="#7c96a3" draw:end-color="#3b4c54" draw:start-intensity="100%" draw:end-intensity="100%"/>
    <draw:gradient draw:name="a2149" draw:style="linear" draw:angle="0" draw:start-color="#7c96a3" draw:end-color="#3b4c54" draw:start-intensity="100%" draw:end-intensity="100%"/>
    <draw:gradient draw:name="a1029" draw:style="linear" draw:angle="0" draw:start-color="#7c96a3" draw:end-color="#3b4c54" draw:start-intensity="100%" draw:end-intensity="100%"/>
    <draw:gradient draw:name="a2374" draw:style="linear" draw:angle="0" draw:start-color="#7c96a3" draw:end-color="#3b4c54" draw:start-intensity="100%" draw:end-intensity="100%"/>
    <draw:gradient draw:name="a1256" draw:style="linear" draw:angle="0" draw:start-color="#7c96a3" draw:end-color="#3b4c54" draw:start-intensity="100%" draw:end-intensity="100%"/>
    <draw:gradient draw:name="a2378" draw:style="linear" draw:angle="0" draw:start-color="#7c96a3" draw:end-color="#3b4c54" draw:start-intensity="100%" draw:end-intensity="100%"/>
    <draw:gradient draw:name="a2601" draw:style="linear" draw:angle="0" draw:start-color="#7c96a3" draw:end-color="#3b4c54" draw:start-intensity="100%" draw:end-intensity="100%"/>
    <draw:gradient draw:name="a280" draw:style="linear" draw:angle="0" draw:start-color="#7c96a3" draw:end-color="#3b4c54" draw:start-intensity="100%" draw:end-intensity="100%"/>
    <draw:gradient draw:name="a2605" draw:style="linear" draw:angle="0" draw:start-color="#7c96a3" draw:end-color="#3b4c54" draw:start-intensity="100%" draw:end-intensity="100%"/>
    <draw:gradient draw:name="a284" draw:style="linear" draw:angle="0" draw:start-color="#7c96a3" draw:end-color="#3b4c54" draw:start-intensity="100%" draw:end-intensity="100%"/>
    <draw:gradient draw:name="a2833" draw:style="linear" draw:angle="0" draw:start-color="#7c96a3" draw:end-color="#3b4c54" draw:start-intensity="100%" draw:end-intensity="100%"/>
    <draw:gradient draw:name="a2609" draw:style="linear" draw:angle="0" draw:start-color="#7c96a3" draw:end-color="#3b4c54" draw:start-intensity="100%" draw:end-intensity="100%"/>
    <draw:gradient draw:name="a1713" draw:style="linear" draw:angle="0" draw:start-color="#7c96a3" draw:end-color="#3b4c54" draw:start-intensity="100%" draw:end-intensity="100%"/>
    <draw:gradient draw:name="a288" draw:style="linear" draw:angle="0" draw:start-color="#7c96a3" draw:end-color="#3b4c54" draw:start-intensity="100%" draw:end-intensity="100%"/>
    <draw:gradient draw:name="a1717" draw:style="linear" draw:angle="0" draw:start-color="#7c96a3" draw:end-color="#3b4c54" draw:start-intensity="100%" draw:end-intensity="100%"/>
    <draw:gradient draw:name="a512" draw:style="linear" draw:angle="0" draw:start-color="#7c96a3" draw:end-color="#3b4c54" draw:start-intensity="100%" draw:end-intensity="100%"/>
    <draw:gradient draw:name="a3043" draw:style="linear" draw:angle="0" draw:start-color="#7c96a3" draw:end-color="#3b4c54" draw:start-intensity="100%" draw:end-intensity="100%"/>
    <draw:gradient draw:name="a1946" draw:style="linear" draw:angle="0" draw:start-color="#7c96a3" draw:end-color="#3b4c54" draw:start-intensity="100%" draw:end-intensity="100%"/>
    <draw:gradient draw:name="a3047" draw:style="linear" draw:angle="0" draw:start-color="#7c96a3" draw:end-color="#3b4c54" draw:start-intensity="100%" draw:end-intensity="100%"/>
    <draw:gradient draw:name="a516" draw:style="linear" draw:angle="0" draw:start-color="#7c96a3" draw:end-color="#3b4c54" draw:start-intensity="100%" draw:end-intensity="100%"/>
    <draw:gradient draw:name="a742" draw:style="linear" draw:angle="0" draw:start-color="#7c96a3" draw:end-color="#3b4c54" draw:start-intensity="100%" draw:end-intensity="100%"/>
    <draw:gradient draw:name="a2153" draw:style="linear" draw:angle="0" draw:start-color="#7c96a3" draw:end-color="#3b4c54" draw:start-intensity="100%" draw:end-intensity="100%"/>
    <draw:gradient draw:name="a1033" draw:style="linear" draw:angle="0" draw:start-color="#7c96a3" draw:end-color="#3b4c54" draw:start-intensity="100%" draw:end-intensity="100%"/>
    <draw:gradient draw:name="a746" draw:style="linear" draw:angle="0" draw:start-color="#7c96a3" draw:end-color="#3b4c54" draw:start-intensity="100%" draw:end-intensity="100%"/>
    <draw:gradient draw:name="a2157" draw:style="linear" draw:angle="0" draw:start-color="#7c96a3" draw:end-color="#3b4c54" draw:start-intensity="100%" draw:end-intensity="100%"/>
    <draw:gradient draw:name="a1037" draw:style="linear" draw:angle="0" draw:start-color="#7c96a3" draw:end-color="#3b4c54" draw:start-intensity="100%" draw:end-intensity="100%"/>
    <draw:gradient draw:name="a2382" draw:style="linear" draw:angle="0" draw:start-color="#7c96a3" draw:end-color="#3b4c54" draw:start-intensity="100%" draw:end-intensity="100%"/>
    <draw:gradient draw:name="a1263" draw:style="linear" draw:angle="0" draw:start-color="#7c96a3" draw:end-color="#3b4c54" draw:start-intensity="100%" draw:end-intensity="100%"/>
    <draw:gradient draw:name="a2386" draw:style="linear" draw:angle="0" draw:start-color="#7c96a3" draw:end-color="#3b4c54" draw:start-intensity="100%" draw:end-intensity="100%"/>
    <draw:gradient draw:name="a1267" draw:style="linear" draw:angle="0" draw:start-color="#7c96a3" draw:end-color="#3b4c54" draw:start-intensity="100%" draw:end-intensity="100%"/>
    <draw:gradient draw:name="a2613" draw:style="linear" draw:angle="0" draw:start-color="#7c96a3" draw:end-color="#3b4c54" draw:start-intensity="100%" draw:end-intensity="100%"/>
    <draw:gradient draw:name="a2840" draw:style="linear" draw:angle="0" draw:start-color="#7c96a3" draw:end-color="#3b4c54" draw:start-intensity="100%" draw:end-intensity="100%"/>
    <draw:gradient draw:name="a292" draw:style="linear" draw:angle="0" draw:start-color="#7c96a3" draw:end-color="#3b4c54" draw:start-intensity="100%" draw:end-intensity="100%"/>
    <draw:gradient draw:name="a2617" draw:style="linear" draw:angle="0" draw:start-color="#7c96a3" draw:end-color="#3b4c54" draw:start-intensity="100%" draw:end-intensity="100%"/>
    <draw:gradient draw:name="a1721" draw:style="linear" draw:angle="0" draw:start-color="#7c96a3" draw:end-color="#3b4c54" draw:start-intensity="100%" draw:end-intensity="100%"/>
    <draw:gradient draw:name="a2844" draw:style="linear" draw:angle="0" draw:start-color="#7c96a3" draw:end-color="#3b4c54" draw:start-intensity="100%" draw:end-intensity="100%"/>
    <draw:gradient draw:name="a296" draw:style="linear" draw:angle="0" draw:start-color="#7c96a3" draw:end-color="#3b4c54" draw:start-intensity="100%" draw:end-intensity="100%"/>
    <draw:gradient draw:name="a1725" draw:style="linear" draw:angle="0" draw:start-color="#7c96a3" draw:end-color="#3b4c54" draw:start-intensity="100%" draw:end-intensity="100%"/>
    <draw:gradient draw:name="a1950" draw:style="linear" draw:angle="0" draw:start-color="#7c96a3" draw:end-color="#3b4c54" draw:start-intensity="100%" draw:end-intensity="100%"/>
    <draw:gradient draw:name="a3051" draw:style="linear" draw:angle="0" draw:start-color="#7c96a3" draw:end-color="#3b4c54" draw:start-intensity="100%" draw:end-intensity="100%"/>
    <draw:gradient draw:name="a520" draw:style="linear" draw:angle="0" draw:start-color="#7c96a3" draw:end-color="#3b4c54" draw:start-intensity="100%" draw:end-intensity="100%"/>
    <draw:gradient draw:name="a2848" draw:style="linear" draw:angle="0" draw:start-color="#7c96a3" draw:end-color="#3b4c54" draw:start-intensity="100%" draw:end-intensity="100%"/>
    <draw:gradient draw:name="a1729" draw:style="linear" draw:angle="0" draw:start-color="#7c96a3" draw:end-color="#3b4c54" draw:start-intensity="100%" draw:end-intensity="100%"/>
    <draw:gradient draw:name="a524" draw:style="linear" draw:angle="0" draw:start-color="#7c96a3" draw:end-color="#3b4c54" draw:start-intensity="100%" draw:end-intensity="100%"/>
    <draw:gradient draw:name="a3055" draw:style="linear" draw:angle="0" draw:start-color="#7c96a3" draw:end-color="#3b4c54" draw:start-intensity="100%" draw:end-intensity="100%"/>
    <draw:gradient draw:name="a1954" draw:style="linear" draw:angle="0" draw:start-color="#7c96a3" draw:end-color="#3b4c54" draw:start-intensity="100%" draw:end-intensity="100%"/>
    <draw:gradient draw:name="a750" draw:style="linear" draw:angle="0" draw:start-color="#7c96a3" draw:end-color="#3b4c54" draw:start-intensity="100%" draw:end-intensity="100%"/>
    <draw:gradient draw:name="a2161" draw:style="linear" draw:angle="0" draw:start-color="#7c96a3" draw:end-color="#3b4c54" draw:start-intensity="100%" draw:end-intensity="100%"/>
    <draw:gradient draw:name="a528" draw:style="linear" draw:angle="0" draw:start-color="#7c96a3" draw:end-color="#3b4c54" draw:start-intensity="100%" draw:end-intensity="100%"/>
    <draw:gradient draw:name="a3059" draw:style="linear" draw:angle="0" draw:start-color="#7c96a3" draw:end-color="#3b4c54" draw:start-intensity="100%" draw:end-intensity="100%"/>
    <draw:gradient draw:name="a1958" draw:style="linear" draw:angle="0" draw:start-color="#7c96a3" draw:end-color="#3b4c54" draw:start-intensity="100%" draw:end-intensity="100%"/>
    <draw:gradient draw:name="a1041" draw:style="linear" draw:angle="0" draw:start-color="#7c96a3" draw:end-color="#3b4c54" draw:start-intensity="100%" draw:end-intensity="100%"/>
    <draw:gradient draw:name="a754" draw:style="linear" draw:angle="0" draw:start-color="#7c96a3" draw:end-color="#3b4c54" draw:start-intensity="100%" draw:end-intensity="100%"/>
    <draw:gradient draw:name="a2165" draw:style="linear" draw:angle="0" draw:start-color="#7c96a3" draw:end-color="#3b4c54" draw:start-intensity="100%" draw:end-intensity="100%"/>
    <draw:gradient draw:name="a1045" draw:style="linear" draw:angle="0" draw:start-color="#7c96a3" draw:end-color="#3b4c54" draw:start-intensity="100%" draw:end-intensity="100%"/>
    <draw:gradient draw:name="a2390" draw:style="linear" draw:angle="0" draw:start-color="#7c96a3" draw:end-color="#3b4c54" draw:start-intensity="100%" draw:end-intensity="100%"/>
    <draw:gradient draw:name="a758" draw:style="linear" draw:angle="0" draw:start-color="#7c96a3" draw:end-color="#3b4c54" draw:start-intensity="100%" draw:end-intensity="100%"/>
    <draw:gradient draw:name="a1271" draw:style="linear" draw:angle="0" draw:start-color="#7c96a3" draw:end-color="#3b4c54" draw:start-intensity="100%" draw:end-intensity="100%"/>
    <draw:gradient draw:name="a2169" draw:style="linear" draw:angle="0" draw:start-color="#7c96a3" draw:end-color="#3b4c54" draw:start-intensity="100%" draw:end-intensity="100%"/>
    <draw:gradient draw:name="a1049" draw:style="linear" draw:angle="0" draw:start-color="#7c96a3" draw:end-color="#3b4c54" draw:start-intensity="100%" draw:end-intensity="100%"/>
    <draw:gradient draw:name="a2394" draw:style="linear" draw:angle="0" draw:start-color="#7c96a3" draw:end-color="#3b4c54" draw:start-intensity="100%" draw:end-intensity="100%"/>
    <draw:gradient draw:name="a1275" draw:style="linear" draw:angle="0" draw:start-color="#7c96a3" draw:end-color="#3b4c54" draw:start-intensity="100%" draw:end-intensity="100%"/>
    <draw:gradient draw:name="a2398" draw:style="linear" draw:angle="0" draw:start-color="#7c96a3" draw:end-color="#3b4c54" draw:start-intensity="100%" draw:end-intensity="100%"/>
    <draw:gradient draw:name="a2621" draw:style="linear" draw:angle="0" draw:start-color="#7c96a3" draw:end-color="#3b4c54" draw:start-intensity="100%" draw:end-intensity="100%"/>
    <draw:gradient draw:name="a1279" draw:style="linear" draw:angle="0" draw:start-color="#7c96a3" draw:end-color="#3b4c54" draw:start-intensity="100%" draw:end-intensity="100%"/>
    <draw:gradient draw:name="a2625" draw:style="linear" draw:angle="0" draw:start-color="#7c96a3" draw:end-color="#3b4c54" draw:start-intensity="100%" draw:end-intensity="100%"/>
    <draw:gradient draw:name="a300" draw:style="linear" draw:angle="0" draw:start-color="#7c96a3" draw:end-color="#3b4c54" draw:start-intensity="100%" draw:end-intensity="100%"/>
    <draw:gradient draw:name="a2852" draw:style="linear" draw:angle="0" draw:start-color="#7c96a3" draw:end-color="#3b4c54" draw:start-intensity="100%" draw:end-intensity="100%"/>
    <draw:gradient draw:name="a2629" draw:style="linear" draw:angle="0" draw:start-color="#7c96a3" draw:end-color="#3b4c54" draw:start-intensity="100%" draw:end-intensity="100%"/>
    <draw:gradient draw:name="a1733" draw:style="linear" draw:angle="0" draw:start-color="#7c96a3" draw:end-color="#3b4c54" draw:start-intensity="100%" draw:end-intensity="100%"/>
    <draw:gradient draw:name="a304" draw:style="linear" draw:angle="0" draw:start-color="#7c96a3" draw:end-color="#3b4c54" draw:start-intensity="100%" draw:end-intensity="100%"/>
    <draw:gradient draw:name="a2856" draw:style="linear" draw:angle="0" draw:start-color="#7c96a3" draw:end-color="#3b4c54" draw:start-intensity="100%" draw:end-intensity="100%"/>
    <draw:gradient draw:name="a1737" draw:style="linear" draw:angle="0" draw:start-color="#7c96a3" draw:end-color="#3b4c54" draw:start-intensity="100%" draw:end-intensity="100%"/>
    <draw:gradient draw:name="a308" draw:style="linear" draw:angle="0" draw:start-color="#7c96a3" draw:end-color="#3b4c54" draw:start-intensity="100%" draw:end-intensity="100%"/>
    <draw:gradient draw:name="a3063" draw:style="linear" draw:angle="0" draw:start-color="#7c96a3" draw:end-color="#3b4c54" draw:start-intensity="100%" draw:end-intensity="100%"/>
    <draw:gradient draw:name="a1962" draw:style="linear" draw:angle="0" draw:start-color="#7c96a3" draw:end-color="#3b4c54" draw:start-intensity="100%" draw:end-intensity="100%"/>
    <draw:gradient draw:name="a535" draw:style="linear" draw:angle="0" draw:start-color="#7c96a3" draw:end-color="#3b4c54" draw:start-intensity="100%" draw:end-intensity="100%"/>
    <draw:gradient draw:name="a1966" draw:style="linear" draw:angle="0" draw:start-color="#7c96a3" draw:end-color="#3b4c54" draw:start-intensity="100%" draw:end-intensity="100%"/>
    <draw:gradient draw:name="a3067" draw:style="linear" draw:angle="0" draw:start-color="#7c96a3" draw:end-color="#3b4c54" draw:start-intensity="100%" draw:end-intensity="100%"/>
    <draw:gradient draw:name="a539" draw:style="linear" draw:angle="0" draw:start-color="#7c96a3" draw:end-color="#3b4c54" draw:start-intensity="100%" draw:end-intensity="100%"/>
    <draw:gradient draw:name="a1053" draw:style="linear" draw:angle="0" draw:start-color="#7c96a3" draw:end-color="#3b4c54" draw:start-intensity="100%" draw:end-intensity="100%"/>
    <draw:gradient draw:name="a1057" draw:style="linear" draw:angle="0" draw:start-color="#7c96a3" draw:end-color="#3b4c54" draw:start-intensity="100%" draw:end-intensity="100%"/>
    <draw:gradient draw:name="a1283" draw:style="linear" draw:angle="0" draw:start-color="#7c96a3" draw:end-color="#3b4c54" draw:start-intensity="100%" draw:end-intensity="100%"/>
    <draw:gradient draw:name="a2402" draw:style="linear" draw:angle="0" draw:start-color="#7c96a3" draw:end-color="#3b4c54" draw:start-intensity="100%" draw:end-intensity="100%"/>
    <draw:gradient draw:name="a1287" draw:style="linear" draw:angle="0" draw:start-color="#7c96a3" draw:end-color="#3b4c54" draw:start-intensity="100%" draw:end-intensity="100%"/>
    <draw:gradient draw:name="a2406" draw:style="linear" draw:angle="0" draw:start-color="#7c96a3" draw:end-color="#3b4c54" draw:start-intensity="100%" draw:end-intensity="100%"/>
    <draw:gradient draw:name="a2633" draw:style="linear" draw:angle="0" draw:start-color="#7c96a3" draw:end-color="#3b4c54" draw:start-intensity="100%" draw:end-intensity="100%"/>
    <draw:gradient draw:name="a2860" draw:style="linear" draw:angle="0" draw:start-color="#7c96a3" draw:end-color="#3b4c54" draw:start-intensity="100%" draw:end-intensity="100%"/>
    <draw:gradient draw:name="a2637" draw:style="linear" draw:angle="0" draw:start-color="#7c96a3" draw:end-color="#3b4c54" draw:start-intensity="100%" draw:end-intensity="100%"/>
    <draw:gradient draw:name="a1741" draw:style="linear" draw:angle="0" draw:start-color="#7c96a3" draw:end-color="#3b4c54" draw:start-intensity="100%" draw:end-intensity="100%"/>
    <draw:gradient draw:name="a312" draw:style="linear" draw:angle="0" draw:start-color="#7c96a3" draw:end-color="#3b4c54" draw:start-intensity="100%" draw:end-intensity="100%"/>
    <draw:gradient draw:name="a1519" draw:style="linear" draw:angle="0" draw:start-color="#7c96a3" draw:end-color="#3b4c54" draw:start-intensity="100%" draw:end-intensity="100%"/>
    <draw:gradient draw:name="a2864" draw:style="linear" draw:angle="0" draw:start-color="#7c96a3" draw:end-color="#3b4c54" draw:start-intensity="100%" draw:end-intensity="100%"/>
    <draw:gradient draw:name="a1745" draw:style="linear" draw:angle="0" draw:start-color="#7c96a3" draw:end-color="#3b4c54" draw:start-intensity="100%" draw:end-intensity="100%"/>
    <draw:gradient draw:name="a316" draw:style="linear" draw:angle="0" draw:start-color="#7c96a3" draw:end-color="#3b4c54" draw:start-intensity="100%" draw:end-intensity="100%"/>
    <draw:gradient draw:name="a3071" draw:style="linear" draw:angle="0" draw:start-color="#7c96a3" draw:end-color="#3b4c54" draw:start-intensity="100%" draw:end-intensity="100%"/>
    <draw:gradient draw:name="a1970" draw:style="linear" draw:angle="0" draw:start-color="#7c96a3" draw:end-color="#3b4c54" draw:start-intensity="100%" draw:end-intensity="100%"/>
    <draw:gradient draw:name="a2868" draw:style="linear" draw:angle="0" draw:start-color="#7c96a3" draw:end-color="#3b4c54" draw:start-intensity="100%" draw:end-intensity="100%"/>
    <draw:gradient draw:name="a543" draw:style="linear" draw:angle="0" draw:start-color="#7c96a3" draw:end-color="#3b4c54" draw:start-intensity="100%" draw:end-intensity="100%"/>
    <draw:gradient draw:name="a1749" draw:style="linear" draw:angle="0" draw:start-color="#7c96a3" draw:end-color="#3b4c54" draw:start-intensity="100%" draw:end-intensity="100%"/>
    <draw:gradient draw:name="a1974" draw:style="linear" draw:angle="0" draw:start-color="#7c96a3" draw:end-color="#3b4c54" draw:start-intensity="100%" draw:end-intensity="100%"/>
    <draw:gradient draw:name="a3075" draw:style="linear" draw:angle="0" draw:start-color="#7c96a3" draw:end-color="#3b4c54" draw:start-intensity="100%" draw:end-intensity="100%"/>
    <draw:gradient draw:name="a547" draw:style="linear" draw:angle="0" draw:start-color="#7c96a3" draw:end-color="#3b4c54" draw:start-intensity="100%" draw:end-intensity="100%"/>
    <draw:gradient draw:name="a1978" draw:style="linear" draw:angle="0" draw:start-color="#7c96a3" draw:end-color="#3b4c54" draw:start-intensity="100%" draw:end-intensity="100%"/>
    <draw:gradient draw:name="a1061" draw:style="linear" draw:angle="0" draw:start-color="#7c96a3" draw:end-color="#3b4c54" draw:start-intensity="100%" draw:end-intensity="100%"/>
    <draw:gradient draw:name="a1065" draw:style="linear" draw:angle="0" draw:start-color="#7c96a3" draw:end-color="#3b4c54" draw:start-intensity="100%" draw:end-intensity="100%"/>
    <draw:gradient draw:name="a1291" draw:style="linear" draw:angle="0" draw:start-color="#7c96a3" draw:end-color="#3b4c54" draw:start-intensity="100%" draw:end-intensity="100%"/>
    <draw:gradient draw:name="a2410" draw:style="linear" draw:angle="0" draw:start-color="#7c96a3" draw:end-color="#3b4c54" draw:start-intensity="100%" draw:end-intensity="100%"/>
    <draw:gradient draw:name="a1069" draw:style="linear" draw:angle="0" draw:start-color="#7c96a3" draw:end-color="#3b4c54" draw:start-intensity="100%" draw:end-intensity="100%"/>
    <draw:gradient draw:name="a1295" draw:style="linear" draw:angle="0" draw:start-color="#7c96a3" draw:end-color="#3b4c54" draw:start-intensity="100%" draw:end-intensity="100%"/>
    <draw:gradient draw:name="a2414" draw:style="linear" draw:angle="0" draw:start-color="#7c96a3" draw:end-color="#3b4c54" draw:start-intensity="100%" draw:end-intensity="100%"/>
    <draw:gradient draw:name="a1299" draw:style="linear" draw:angle="0" draw:start-color="#7c96a3" draw:end-color="#3b4c54" draw:start-intensity="100%" draw:end-intensity="100%"/>
    <draw:gradient draw:name="a2418" draw:style="linear" draw:angle="0" draw:start-color="#7c96a3" draw:end-color="#3b4c54" draw:start-intensity="100%" draw:end-intensity="100%"/>
    <draw:gradient draw:name="a1523" draw:style="linear" draw:angle="0" draw:start-color="#7c96a3" draw:end-color="#3b4c54" draw:start-intensity="100%" draw:end-intensity="100%"/>
    <draw:gradient draw:name="a2644" draw:style="linear" draw:angle="0" draw:start-color="#7c96a3" draw:end-color="#3b4c54" draw:start-intensity="100%" draw:end-intensity="100%"/>
    <draw:gradient draw:name="a320" draw:style="linear" draw:angle="0" draw:start-color="#7c96a3" draw:end-color="#3b4c54" draw:start-intensity="100%" draw:end-intensity="100%"/>
    <draw:gradient draw:name="a1527" draw:style="linear" draw:angle="0" draw:start-color="#7c96a3" draw:end-color="#3b4c54" draw:start-intensity="100%" draw:end-intensity="100%"/>
    <draw:gradient draw:name="a2872" draw:style="linear" draw:angle="0" draw:start-color="#7c96a3" draw:end-color="#3b4c54" draw:start-intensity="100%" draw:end-intensity="100%"/>
    <draw:gradient draw:name="a2648" draw:style="linear" draw:angle="0" draw:start-color="#7c96a3" draw:end-color="#3b4c54" draw:start-intensity="100%" draw:end-intensity="100%"/>
    <draw:gradient draw:name="a1753" draw:style="linear" draw:angle="0" draw:start-color="#7c96a3" draw:end-color="#3b4c54" draw:start-intensity="100%" draw:end-intensity="100%"/>
    <draw:gradient draw:name="a324" draw:style="linear" draw:angle="0" draw:start-color="#7c96a3" draw:end-color="#3b4c54" draw:start-intensity="100%" draw:end-intensity="100%"/>
    <draw:gradient draw:name="a2876" draw:style="linear" draw:angle="0" draw:start-color="#7c96a3" draw:end-color="#3b4c54" draw:start-intensity="100%" draw:end-intensity="100%"/>
    <draw:gradient draw:name="a1757" draw:style="linear" draw:angle="0" draw:start-color="#7c96a3" draw:end-color="#3b4c54" draw:start-intensity="100%" draw:end-intensity="100%"/>
    <draw:gradient draw:name="a551" draw:style="linear" draw:angle="0" draw:start-color="#7c96a3" draw:end-color="#3b4c54" draw:start-intensity="100%" draw:end-intensity="100%"/>
    <draw:gradient draw:name="a328" draw:style="linear" draw:angle="0" draw:start-color="#7c96a3" draw:end-color="#3b4c54" draw:start-intensity="100%" draw:end-intensity="100%"/>
    <draw:gradient draw:name="a1982" draw:style="linear" draw:angle="0" draw:start-color="#7c96a3" draw:end-color="#3b4c54" draw:start-intensity="100%" draw:end-intensity="100%"/>
    <draw:gradient draw:name="a555" draw:style="linear" draw:angle="0" draw:start-color="#7c96a3" draw:end-color="#3b4c54" draw:start-intensity="100%" draw:end-intensity="100%"/>
    <draw:gradient draw:name="a1986" draw:style="linear" draw:angle="0" draw:start-color="#7c96a3" draw:end-color="#3b4c54" draw:start-intensity="100%" draw:end-intensity="100%"/>
    <draw:gradient draw:name="a559" draw:style="linear" draw:angle="0" draw:start-color="#7c96a3" draw:end-color="#3b4c54" draw:start-intensity="100%" draw:end-intensity="100%"/>
    <draw:gradient draw:name="a1073" draw:style="linear" draw:angle="0" draw:start-color="#7c96a3" draw:end-color="#3b4c54" draw:start-intensity="100%" draw:end-intensity="100%"/>
    <draw:gradient draw:name="a1077" draw:style="linear" draw:angle="0" draw:start-color="#7c96a3" draw:end-color="#3b4c54" draw:start-intensity="100%" draw:end-intensity="100%"/>
    <draw:gradient draw:name="a2422" draw:style="linear" draw:angle="0" draw:start-color="#7c96a3" draw:end-color="#3b4c54" draw:start-intensity="100%" draw:end-intensity="100%"/>
    <draw:gradient draw:name="a1303" draw:style="linear" draw:angle="0" draw:start-color="#7c96a3" draw:end-color="#3b4c54" draw:start-intensity="100%" draw:end-intensity="100%"/>
    <draw:gradient draw:name="a2426" draw:style="linear" draw:angle="0" draw:start-color="#7c96a3" draw:end-color="#3b4c54" draw:start-intensity="100%" draw:end-intensity="100%"/>
    <draw:gradient draw:name="a1307" draw:style="linear" draw:angle="0" draw:start-color="#7c96a3" draw:end-color="#3b4c54" draw:start-intensity="100%" draw:end-intensity="100%"/>
    <draw:gradient draw:name="a2652" draw:style="linear" draw:angle="0" draw:start-color="#7c96a3" draw:end-color="#3b4c54" draw:start-intensity="100%" draw:end-intensity="100%"/>
    <draw:gradient draw:name="a1531" draw:style="linear" draw:angle="0" draw:start-color="#7c96a3" draw:end-color="#3b4c54" draw:start-intensity="100%" draw:end-intensity="100%"/>
    <draw:gradient draw:name="a102" draw:style="linear" draw:angle="0" draw:start-color="#7c96a3" draw:end-color="#3b4c54" draw:start-intensity="100%" draw:end-intensity="100%"/>
    <draw:gradient draw:name="a1535" draw:style="linear" draw:angle="0" draw:start-color="#7c96a3" draw:end-color="#3b4c54" draw:start-intensity="100%" draw:end-intensity="100%"/>
    <draw:gradient draw:name="a2880" draw:style="linear" draw:angle="0" draw:start-color="#7c96a3" draw:end-color="#3b4c54" draw:start-intensity="100%" draw:end-intensity="100%"/>
    <draw:gradient draw:name="a2656" draw:style="linear" draw:angle="0" draw:start-color="#7c96a3" draw:end-color="#3b4c54" draw:start-intensity="100%" draw:end-intensity="100%"/>
    <draw:gradient draw:name="a106" draw:style="linear" draw:angle="0" draw:start-color="#7c96a3" draw:end-color="#3b4c54" draw:start-intensity="100%" draw:end-intensity="100%"/>
    <draw:gradient draw:name="a1761" draw:style="linear" draw:angle="0" draw:start-color="#7c96a3" draw:end-color="#3b4c54" draw:start-intensity="100%" draw:end-intensity="100%"/>
    <draw:gradient draw:name="a332" draw:style="linear" draw:angle="0" draw:start-color="#7c96a3" draw:end-color="#3b4c54" draw:start-intensity="100%" draw:end-intensity="100%"/>
    <draw:gradient draw:name="a1539" draw:style="linear" draw:angle="0" draw:start-color="#7c96a3" draw:end-color="#3b4c54" draw:start-intensity="100%" draw:end-intensity="100%"/>
    <draw:gradient draw:name="a2884" draw:style="linear" draw:angle="0" draw:start-color="#7c96a3" draw:end-color="#3b4c54" draw:start-intensity="100%" draw:end-intensity="100%"/>
    <draw:gradient draw:name="a1765" draw:style="linear" draw:angle="0" draw:start-color="#7c96a3" draw:end-color="#3b4c54" draw:start-intensity="100%" draw:end-intensity="100%"/>
    <draw:gradient draw:name="a336" draw:style="linear" draw:angle="0" draw:start-color="#7c96a3" draw:end-color="#3b4c54" draw:start-intensity="100%" draw:end-intensity="100%"/>
    <draw:gradient draw:name="a1990" draw:style="linear" draw:angle="0" draw:start-color="#7c96a3" draw:end-color="#3b4c54" draw:start-intensity="100%" draw:end-intensity="100%"/>
    <draw:gradient draw:name="a2888" draw:style="linear" draw:angle="0" draw:start-color="#7c96a3" draw:end-color="#3b4c54" draw:start-intensity="100%" draw:end-intensity="100%"/>
    <draw:gradient draw:name="a1769" draw:style="linear" draw:angle="0" draw:start-color="#7c96a3" draw:end-color="#3b4c54" draw:start-intensity="100%" draw:end-intensity="100%"/>
    <draw:gradient draw:name="a563" draw:style="linear" draw:angle="0" draw:start-color="#7c96a3" draw:end-color="#3b4c54" draw:start-intensity="100%" draw:end-intensity="100%"/>
    <draw:gradient draw:name="a1994" draw:style="linear" draw:angle="0" draw:start-color="#7c96a3" draw:end-color="#3b4c54" draw:start-intensity="100%" draw:end-intensity="100%"/>
    <draw:gradient draw:name="a567" draw:style="linear" draw:angle="0" draw:start-color="#7c96a3" draw:end-color="#3b4c54" draw:start-intensity="100%" draw:end-intensity="100%"/>
    <draw:gradient draw:name="a1998" draw:style="linear" draw:angle="0" draw:start-color="#7c96a3" draw:end-color="#3b4c54" draw:start-intensity="100%" draw:end-intensity="100%"/>
    <draw:gradient draw:name="a1081" draw:style="linear" draw:angle="0" draw:start-color="#7c96a3" draw:end-color="#3b4c54" draw:start-intensity="100%" draw:end-intensity="100%"/>
    <draw:gradient draw:name="a2203" draw:style="linear" draw:angle="0" draw:start-color="#7c96a3" draw:end-color="#3b4c54" draw:start-intensity="100%" draw:end-intensity="100%"/>
    <draw:gradient draw:name="a1085" draw:style="linear" draw:angle="0" draw:start-color="#7c96a3" draw:end-color="#3b4c54" draw:start-intensity="100%" draw:end-intensity="100%"/>
    <draw:gradient draw:name="a2430" draw:style="linear" draw:angle="0" draw:start-color="#7c96a3" draw:end-color="#3b4c54" draw:start-intensity="100%" draw:end-intensity="100%"/>
    <draw:gradient draw:name="a2207" draw:style="linear" draw:angle="0" draw:start-color="#7c96a3" draw:end-color="#3b4c54" draw:start-intensity="100%" draw:end-intensity="100%"/>
    <draw:gradient draw:name="a1089" draw:style="linear" draw:angle="0" draw:start-color="#7c96a3" draw:end-color="#3b4c54" draw:start-intensity="100%" draw:end-intensity="100%"/>
    <draw:gradient draw:name="a1311" draw:style="linear" draw:angle="0" draw:start-color="#7c96a3" draw:end-color="#3b4c54" draw:start-intensity="100%" draw:end-intensity="100%"/>
    <draw:gradient draw:name="a2434" draw:style="linear" draw:angle="0" draw:start-color="#7c96a3" draw:end-color="#3b4c54" draw:start-intensity="100%" draw:end-intensity="100%"/>
    <draw:gradient draw:name="a1315" draw:style="linear" draw:angle="0" draw:start-color="#7c96a3" draw:end-color="#3b4c54" draw:start-intensity="100%" draw:end-intensity="100%"/>
    <draw:gradient draw:name="a2660" draw:style="linear" draw:angle="0" draw:start-color="#7c96a3" draw:end-color="#3b4c54" draw:start-intensity="100%" draw:end-intensity="100%"/>
    <draw:gradient draw:name="a110" draw:style="linear" draw:angle="0" draw:start-color="#7c96a3" draw:end-color="#3b4c54" draw:start-intensity="100%" draw:end-intensity="100%"/>
    <draw:gradient draw:name="a2438" draw:style="linear" draw:angle="0" draw:start-color="#7c96a3" draw:end-color="#3b4c54" draw:start-intensity="100%" draw:end-intensity="100%"/>
    <draw:gradient draw:name="a1543" draw:style="linear" draw:angle="0" draw:start-color="#7c96a3" draw:end-color="#3b4c54" draw:start-intensity="100%" draw:end-intensity="100%"/>
    <draw:gradient draw:name="a2664" draw:style="linear" draw:angle="0" draw:start-color="#7c96a3" draw:end-color="#3b4c54" draw:start-intensity="100%" draw:end-intensity="100%"/>
    <draw:gradient draw:name="a1319" draw:style="linear" draw:angle="0" draw:start-color="#7c96a3" draw:end-color="#3b4c54" draw:start-intensity="100%" draw:end-intensity="100%"/>
    <draw:gradient draw:name="a114" draw:style="linear" draw:angle="0" draw:start-color="#7c96a3" draw:end-color="#3b4c54" draw:start-intensity="100%" draw:end-intensity="100%"/>
    <draw:gradient draw:name="a340" draw:style="linear" draw:angle="0" draw:start-color="#7c96a3" draw:end-color="#3b4c54" draw:start-intensity="100%" draw:end-intensity="100%"/>
    <draw:gradient draw:name="a1547" draw:style="linear" draw:angle="0" draw:start-color="#7c96a3" draw:end-color="#3b4c54" draw:start-intensity="100%" draw:end-intensity="100%"/>
    <draw:gradient draw:name="a2892" draw:style="linear" draw:angle="0" draw:start-color="#7c96a3" draw:end-color="#3b4c54" draw:start-intensity="100%" draw:end-intensity="100%"/>
    <draw:gradient draw:name="a2668" draw:style="linear" draw:angle="0" draw:start-color="#7c96a3" draw:end-color="#3b4c54" draw:start-intensity="100%" draw:end-intensity="100%"/>
    <draw:gradient draw:name="a344" draw:style="linear" draw:angle="0" draw:start-color="#7c96a3" draw:end-color="#3b4c54" draw:start-intensity="100%" draw:end-intensity="100%"/>
    <draw:gradient draw:name="a2896" draw:style="linear" draw:angle="0" draw:start-color="#7c96a3" draw:end-color="#3b4c54" draw:start-intensity="100%" draw:end-intensity="100%"/>
    <draw:gradient draw:name="a1776" draw:style="linear" draw:angle="0" draw:start-color="#7c96a3" draw:end-color="#3b4c54" draw:start-intensity="100%" draw:end-intensity="100%"/>
    <draw:gradient draw:name="a571" draw:style="linear" draw:angle="0" draw:start-color="#7c96a3" draw:end-color="#3b4c54" draw:start-intensity="100%" draw:end-intensity="100%"/>
    <draw:gradient draw:name="a348" draw:style="linear" draw:angle="0" draw:start-color="#7c96a3" draw:end-color="#3b4c54" draw:start-intensity="100%" draw:end-intensity="100%"/>
    <draw:gradient draw:name="a575" draw:style="linear" draw:angle="0" draw:start-color="#7c96a3" draw:end-color="#3b4c54" draw:start-intensity="100%" draw:end-intensity="100%"/>
    <draw:gradient draw:name="a579" draw:style="linear" draw:angle="0" draw:start-color="#7c96a3" draw:end-color="#3b4c54" draw:start-intensity="100%" draw:end-intensity="100%"/>
    <draw:gradient draw:name="a2211" draw:style="linear" draw:angle="0" draw:start-color="#7c96a3" draw:end-color="#3b4c54" draw:start-intensity="100%" draw:end-intensity="100%"/>
    <draw:gradient draw:name="a1093" draw:style="linear" draw:angle="0" draw:start-color="#7c96a3" draw:end-color="#3b4c54" draw:start-intensity="100%" draw:end-intensity="100%"/>
    <draw:gradient draw:name="a2215" draw:style="linear" draw:angle="0" draw:start-color="#7c96a3" draw:end-color="#3b4c54" draw:start-intensity="100%" draw:end-intensity="100%"/>
    <draw:gradient draw:name="a2442" draw:style="linear" draw:angle="0" draw:start-color="#7c96a3" draw:end-color="#3b4c54" draw:start-intensity="100%" draw:end-intensity="100%"/>
    <draw:gradient draw:name="a2219" draw:style="linear" draw:angle="0" draw:start-color="#7c96a3" draw:end-color="#3b4c54" draw:start-intensity="100%" draw:end-intensity="100%"/>
    <draw:gradient draw:name="a2446" draw:style="linear" draw:angle="0" draw:start-color="#7c96a3" draw:end-color="#3b4c54" draw:start-intensity="100%" draw:end-intensity="100%"/>
    <draw:gradient draw:name="a1551" draw:style="linear" draw:angle="0" draw:start-color="#7c96a3" draw:end-color="#3b4c54" draw:start-intensity="100%" draw:end-intensity="100%"/>
    <draw:gradient draw:name="a2672" draw:style="linear" draw:angle="0" draw:start-color="#7c96a3" draw:end-color="#3b4c54" draw:start-intensity="100%" draw:end-intensity="100%"/>
    <draw:gradient draw:name="a121" draw:style="linear" draw:angle="0" draw:start-color="#7c96a3" draw:end-color="#3b4c54" draw:start-intensity="100%" draw:end-intensity="100%"/>
    <draw:gradient draw:name="a1555" draw:style="linear" draw:angle="0" draw:start-color="#7c96a3" draw:end-color="#3b4c54" draw:start-intensity="100%" draw:end-intensity="100%"/>
    <draw:gradient draw:name="a2676" draw:style="linear" draw:angle="0" draw:start-color="#7c96a3" draw:end-color="#3b4c54" draw:start-intensity="100%" draw:end-intensity="100%"/>
    <draw:gradient draw:name="a125" draw:style="linear" draw:angle="0" draw:start-color="#7c96a3" draw:end-color="#3b4c54" draw:start-intensity="100%" draw:end-intensity="100%"/>
    <draw:gradient draw:name="a1780" draw:style="linear" draw:angle="0" draw:start-color="#7c96a3" draw:end-color="#3b4c54" draw:start-intensity="100%" draw:end-intensity="100%"/>
    <draw:gradient draw:name="a352" draw:style="linear" draw:angle="0" draw:start-color="#7c96a3" draw:end-color="#3b4c54" draw:start-intensity="100%" draw:end-intensity="100%"/>
    <draw:gradient draw:name="a1559" draw:style="linear" draw:angle="0" draw:start-color="#7c96a3" draw:end-color="#3b4c54" draw:start-intensity="100%" draw:end-intensity="100%"/>
    <draw:gradient draw:name="a129" draw:style="linear" draw:angle="0" draw:start-color="#7c96a3" draw:end-color="#3b4c54" draw:start-intensity="100%" draw:end-intensity="100%"/>
    <draw:gradient draw:name="a1784" draw:style="linear" draw:angle="0" draw:start-color="#7c96a3" draw:end-color="#3b4c54" draw:start-intensity="100%" draw:end-intensity="100%"/>
    <draw:gradient draw:name="a356" draw:style="linear" draw:angle="0" draw:start-color="#7c96a3" draw:end-color="#3b4c54" draw:start-intensity="100%" draw:end-intensity="100%"/>
    <draw:gradient draw:name="a1788" draw:style="linear" draw:angle="0" draw:start-color="#7c96a3" draw:end-color="#3b4c54" draw:start-intensity="100%" draw:end-intensity="100%"/>
    <draw:gradient draw:name="a3111" draw:style="linear" draw:angle="0" draw:start-color="#7c96a3" draw:end-color="#3b4c54" draw:start-intensity="100%" draw:end-intensity="100%"/>
    <draw:gradient draw:name="a583" draw:style="linear" draw:angle="0" draw:start-color="#7c96a3" draw:end-color="#3b4c54" draw:start-intensity="100%" draw:end-intensity="100%"/>
    <draw:gradient draw:name="a3115" draw:style="linear" draw:angle="0" draw:start-color="#7c96a3" draw:end-color="#3b4c54" draw:start-intensity="100%" draw:end-intensity="100%"/>
    <draw:gradient draw:name="a587" draw:style="linear" draw:angle="0" draw:start-color="#7c96a3" draw:end-color="#3b4c54" draw:start-intensity="100%" draw:end-intensity="100%"/>
    <draw:gradient draw:name="a810" draw:style="linear" draw:angle="0" draw:start-color="#7c96a3" draw:end-color="#3b4c54" draw:start-intensity="100%" draw:end-intensity="100%"/>
    <draw:gradient draw:name="a1100" draw:style="linear" draw:angle="0" draw:start-color="#7c96a3" draw:end-color="#3b4c54" draw:start-intensity="100%" draw:end-intensity="100%"/>
    <draw:gradient draw:name="a3119" draw:style="linear" draw:angle="0" draw:start-color="#7c96a3" draw:end-color="#3b4c54" draw:start-intensity="100%" draw:end-intensity="100%"/>
    <draw:gradient draw:name="a2223" draw:style="linear" draw:angle="0" draw:start-color="#7c96a3" draw:end-color="#3b4c54" draw:start-intensity="100%" draw:end-intensity="100%"/>
    <draw:gradient draw:name="a814" draw:style="linear" draw:angle="0" draw:start-color="#7c96a3" draw:end-color="#3b4c54" draw:start-intensity="100%" draw:end-intensity="100%"/>
    <draw:gradient draw:name="a1104" draw:style="linear" draw:angle="0" draw:start-color="#7c96a3" draw:end-color="#3b4c54" draw:start-intensity="100%" draw:end-intensity="100%"/>
    <draw:gradient draw:name="a2450" draw:style="linear" draw:angle="0" draw:start-color="#7c96a3" draw:end-color="#3b4c54" draw:start-intensity="100%" draw:end-intensity="100%"/>
    <draw:gradient draw:name="a2227" draw:style="linear" draw:angle="0" draw:start-color="#7c96a3" draw:end-color="#3b4c54" draw:start-intensity="100%" draw:end-intensity="100%"/>
    <draw:gradient draw:name="a818" draw:style="linear" draw:angle="0" draw:start-color="#7c96a3" draw:end-color="#3b4c54" draw:start-intensity="100%" draw:end-intensity="100%"/>
    <draw:gradient draw:name="a1108" draw:style="linear" draw:angle="0" draw:start-color="#7c96a3" draw:end-color="#3b4c54" draw:start-intensity="100%" draw:end-intensity="100%"/>
    <draw:gradient draw:name="a2680" draw:style="linear" draw:angle="0" draw:start-color="#7c96a3" draw:end-color="#3b4c54" draw:start-intensity="100%" draw:end-intensity="100%"/>
    <draw:gradient draw:name="a1336" draw:style="linear" draw:angle="0" draw:start-color="#7c96a3" draw:end-color="#3b4c54" draw:start-intensity="100%" draw:end-intensity="100%"/>
    <draw:gradient draw:name="a2457" draw:style="linear" draw:angle="0" draw:start-color="#7c96a3" draw:end-color="#3b4c54" draw:start-intensity="100%" draw:end-intensity="100%"/>
    <draw:gradient draw:name="a1563" draw:style="linear" draw:angle="0" draw:start-color="#7c96a3" draw:end-color="#3b4c54" draw:start-intensity="100%" draw:end-intensity="100%"/>
    <draw:gradient draw:name="a2684" draw:style="linear" draw:angle="0" draw:start-color="#7c96a3" draw:end-color="#3b4c54" draw:start-intensity="100%" draw:end-intensity="100%"/>
    <draw:gradient draw:name="a133" draw:style="linear" draw:angle="0" draw:start-color="#7c96a3" draw:end-color="#3b4c54" draw:start-intensity="100%" draw:end-intensity="100%"/>
    <draw:gradient draw:name="a360" draw:style="linear" draw:angle="0" draw:start-color="#7c96a3" draw:end-color="#3b4c54" draw:start-intensity="100%" draw:end-intensity="100%"/>
    <draw:gradient draw:name="a1567" draw:style="linear" draw:angle="0" draw:start-color="#7c96a3" draw:end-color="#3b4c54" draw:start-intensity="100%" draw:end-intensity="100%"/>
    <draw:gradient draw:name="a2688" draw:style="linear" draw:angle="0" draw:start-color="#7c96a3" draw:end-color="#3b4c54" draw:start-intensity="100%" draw:end-intensity="100%"/>
    <draw:gradient draw:name="a137" draw:style="linear" draw:angle="0" draw:start-color="#7c96a3" draw:end-color="#3b4c54" draw:start-intensity="100%" draw:end-intensity="100%"/>
    <draw:gradient draw:name="a1792" draw:style="linear" draw:angle="0" draw:start-color="#7c96a3" draw:end-color="#3b4c54" draw:start-intensity="100%" draw:end-intensity="100%"/>
    <draw:gradient draw:name="a364" draw:style="linear" draw:angle="0" draw:start-color="#7c96a3" draw:end-color="#3b4c54" draw:start-intensity="100%" draw:end-intensity="100%"/>
    <draw:gradient draw:name="a1796" draw:style="linear" draw:angle="0" draw:start-color="#7c96a3" draw:end-color="#3b4c54" draw:start-intensity="100%" draw:end-intensity="100%"/>
    <draw:gradient draw:name="a591" draw:style="linear" draw:angle="0" draw:start-color="#7c96a3" draw:end-color="#3b4c54" draw:start-intensity="100%" draw:end-intensity="100%"/>
    <draw:gradient draw:name="a368" draw:style="linear" draw:angle="0" draw:start-color="#7c96a3" draw:end-color="#3b4c54" draw:start-intensity="100%" draw:end-intensity="100%"/>
    <draw:gradient draw:name="a2002" draw:style="linear" draw:angle="0" draw:start-color="#7c96a3" draw:end-color="#3b4c54" draw:start-intensity="100%" draw:end-intensity="100%"/>
    <draw:gradient draw:name="a3123" draw:style="linear" draw:angle="0" draw:start-color="#7c96a3" draw:end-color="#3b4c54" draw:start-intensity="100%" draw:end-intensity="100%"/>
    <draw:gradient draw:name="a3127" draw:style="linear" draw:angle="0" draw:start-color="#7c96a3" draw:end-color="#3b4c54" draw:start-intensity="100%" draw:end-intensity="100%"/>
    <draw:gradient draw:name="a2231" draw:style="linear" draw:angle="0" draw:start-color="#7c96a3" draw:end-color="#3b4c54" draw:start-intensity="100%" draw:end-intensity="100%"/>
    <draw:gradient draw:name="a822" draw:style="linear" draw:angle="0" draw:start-color="#7c96a3" draw:end-color="#3b4c54" draw:start-intensity="100%" draw:end-intensity="100%"/>
    <draw:gradient draw:name="a1112" draw:style="linear" draw:angle="0" draw:start-color="#7c96a3" draw:end-color="#3b4c54" draw:start-intensity="100%" draw:end-intensity="100%"/>
    <draw:gradient draw:name="a2235" draw:style="linear" draw:angle="0" draw:start-color="#7c96a3" draw:end-color="#3b4c54" draw:start-intensity="100%" draw:end-intensity="100%"/>
    <draw:gradient draw:name="a826" draw:style="linear" draw:angle="0" draw:start-color="#7c96a3" draw:end-color="#3b4c54" draw:start-intensity="100%" draw:end-intensity="100%"/>
    <draw:gradient draw:name="a1116" draw:style="linear" draw:angle="0" draw:start-color="#7c96a3" draw:end-color="#3b4c54" draw:start-intensity="100%" draw:end-intensity="100%"/>
    <draw:gradient draw:name="a2461" draw:style="linear" draw:angle="0" draw:start-color="#7c96a3" draw:end-color="#3b4c54" draw:start-intensity="100%" draw:end-intensity="100%"/>
    <draw:gradient draw:name="a1340" draw:style="linear" draw:angle="0" draw:start-color="#7c96a3" draw:end-color="#3b4c54" draw:start-intensity="100%" draw:end-intensity="100%"/>
    <draw:gradient draw:name="a2239" draw:style="linear" draw:angle="0" draw:start-color="#7c96a3" draw:end-color="#3b4c54" draw:start-intensity="100%" draw:end-intensity="100%"/>
    <draw:gradient draw:name="a1344" draw:style="linear" draw:angle="0" draw:start-color="#7c96a3" draw:end-color="#3b4c54" draw:start-intensity="100%" draw:end-intensity="100%"/>
    <draw:gradient draw:name="a2465" draw:style="linear" draw:angle="0" draw:start-color="#7c96a3" draw:end-color="#3b4c54" draw:start-intensity="100%" draw:end-intensity="100%"/>
    <draw:gradient draw:name="a1571" draw:style="linear" draw:angle="0" draw:start-color="#7c96a3" draw:end-color="#3b4c54" draw:start-intensity="100%" draw:end-intensity="100%"/>
    <draw:gradient draw:name="a2692" draw:style="linear" draw:angle="0" draw:start-color="#7c96a3" draw:end-color="#3b4c54" draw:start-intensity="100%" draw:end-intensity="100%"/>
    <draw:gradient draw:name="a141" draw:style="linear" draw:angle="0" draw:start-color="#7c96a3" draw:end-color="#3b4c54" draw:start-intensity="100%" draw:end-intensity="100%"/>
    <draw:gradient draw:name="a1348" draw:style="linear" draw:angle="0" draw:start-color="#7c96a3" draw:end-color="#3b4c54" draw:start-intensity="100%" draw:end-intensity="100%"/>
    <draw:gradient draw:name="a2469" draw:style="linear" draw:angle="0" draw:start-color="#7c96a3" draw:end-color="#3b4c54" draw:start-intensity="100%" draw:end-intensity="100%"/>
    <draw:gradient draw:name="a1575" draw:style="linear" draw:angle="0" draw:start-color="#7c96a3" draw:end-color="#3b4c54" draw:start-intensity="100%" draw:end-intensity="100%"/>
    <draw:gradient draw:name="a2696" draw:style="linear" draw:angle="0" draw:start-color="#7c96a3" draw:end-color="#3b4c54" draw:start-intensity="100%" draw:end-intensity="100%"/>
    <draw:gradient draw:name="a145" draw:style="linear" draw:angle="0" draw:start-color="#7c96a3" draw:end-color="#3b4c54" draw:start-intensity="100%" draw:end-intensity="100%"/>
    <draw:gradient draw:name="a372" draw:style="linear" draw:angle="0" draw:start-color="#7c96a3" draw:end-color="#3b4c54" draw:start-intensity="100%" draw:end-intensity="100%"/>
    <draw:gradient draw:name="a1800" draw:style="linear" draw:angle="0" draw:start-color="#7c96a3" draw:end-color="#3b4c54" draw:start-intensity="100%" draw:end-intensity="100%"/>
    <draw:gradient draw:name="a1579" draw:style="linear" draw:angle="0" draw:start-color="#7c96a3" draw:end-color="#3b4c54" draw:start-intensity="100%" draw:end-intensity="100%"/>
    <draw:gradient draw:name="a149" draw:style="linear" draw:angle="0" draw:start-color="#7c96a3" draw:end-color="#3b4c54" draw:start-intensity="100%" draw:end-intensity="100%"/>
    <draw:gradient draw:name="a376" draw:style="linear" draw:angle="0" draw:start-color="#7c96a3" draw:end-color="#3b4c54" draw:start-intensity="100%" draw:end-intensity="100%"/>
    <draw:gradient draw:name="a1804" draw:style="linear" draw:angle="0" draw:start-color="#7c96a3" draw:end-color="#3b4c54" draw:start-intensity="100%" draw:end-intensity="100%"/>
    <draw:gradient draw:name="a3131" draw:style="linear" draw:angle="0" draw:start-color="#7c96a3" draw:end-color="#3b4c54" draw:start-intensity="100%" draw:end-intensity="100%"/>
    <draw:gradient draw:name="a1808" draw:style="linear" draw:angle="0" draw:start-color="#7c96a3" draw:end-color="#3b4c54" draw:start-intensity="100%" draw:end-intensity="100%"/>
    <draw:gradient draw:name="a3135" draw:style="linear" draw:angle="0" draw:start-color="#7c96a3" draw:end-color="#3b4c54" draw:start-intensity="100%" draw:end-intensity="100%"/>
    <draw:gradient draw:name="a830" draw:style="linear" draw:angle="0" draw:start-color="#7c96a3" draw:end-color="#3b4c54" draw:start-intensity="100%" draw:end-intensity="100%"/>
    <draw:gradient draw:name="a1120" draw:style="linear" draw:angle="0" draw:start-color="#7c96a3" draw:end-color="#3b4c54" draw:start-intensity="100%" draw:end-intensity="100%"/>
    <draw:gradient draw:name="a3139" draw:style="linear" draw:angle="0" draw:start-color="#7c96a3" draw:end-color="#3b4c54" draw:start-intensity="100%" draw:end-intensity="100%"/>
    <draw:gradient draw:name="a2243" draw:style="linear" draw:angle="0" draw:start-color="#7c96a3" draw:end-color="#3b4c54" draw:start-intensity="100%" draw:end-intensity="100%"/>
    <draw:gradient draw:name="a834" draw:style="linear" draw:angle="0" draw:start-color="#7c96a3" draw:end-color="#3b4c54" draw:start-intensity="100%" draw:end-intensity="100%"/>
    <draw:gradient draw:name="a1124" draw:style="linear" draw:angle="0" draw:start-color="#7c96a3" draw:end-color="#3b4c54" draw:start-intensity="100%" draw:end-intensity="100%"/>
    <draw:gradient draw:name="a2247" draw:style="linear" draw:angle="0" draw:start-color="#7c96a3" draw:end-color="#3b4c54" draw:start-intensity="100%" draw:end-intensity="100%"/>
    <draw:gradient draw:name="a838" draw:style="linear" draw:angle="0" draw:start-color="#7c96a3" draw:end-color="#3b4c54" draw:start-intensity="100%" draw:end-intensity="100%"/>
    <draw:gradient draw:name="a1128" draw:style="linear" draw:angle="0" draw:start-color="#7c96a3" draw:end-color="#3b4c54" draw:start-intensity="100%" draw:end-intensity="100%"/>
    <draw:gradient draw:name="a2473" draw:style="linear" draw:angle="0" draw:start-color="#7c96a3" draw:end-color="#3b4c54" draw:start-intensity="100%" draw:end-intensity="100%"/>
    <draw:gradient draw:name="a1352" draw:style="linear" draw:angle="0" draw:start-color="#7c96a3" draw:end-color="#3b4c54" draw:start-intensity="100%" draw:end-intensity="100%"/>
    <draw:gradient draw:name="a1356" draw:style="linear" draw:angle="0" draw:start-color="#7c96a3" draw:end-color="#3b4c54" draw:start-intensity="100%" draw:end-intensity="100%"/>
    <draw:gradient draw:name="a2477" draw:style="linear" draw:angle="0" draw:start-color="#7c96a3" draw:end-color="#3b4c54" draw:start-intensity="100%" draw:end-intensity="100%"/>
    <draw:gradient draw:name="a2700" draw:style="linear" draw:angle="0" draw:start-color="#7c96a3" draw:end-color="#3b4c54" draw:start-intensity="100%" draw:end-intensity="100%"/>
    <draw:gradient draw:name="a1583" draw:style="linear" draw:angle="0" draw:start-color="#7c96a3" draw:end-color="#3b4c54" draw:start-intensity="100%" draw:end-intensity="100%"/>
    <draw:gradient draw:name="a153" draw:style="linear" draw:angle="0" draw:start-color="#7c96a3" draw:end-color="#3b4c54" draw:start-intensity="100%" draw:end-intensity="100%"/>
    <draw:gradient draw:name="a380" draw:style="linear" draw:angle="0" draw:start-color="#7c96a3" draw:end-color="#3b4c54" draw:start-intensity="100%" draw:end-intensity="100%"/>
    <draw:gradient draw:name="a1587" draw:style="linear" draw:angle="0" draw:start-color="#7c96a3" draw:end-color="#3b4c54" draw:start-intensity="100%" draw:end-intensity="100%"/>
    <draw:gradient draw:name="a157" draw:style="linear" draw:angle="0" draw:start-color="#7c96a3" draw:end-color="#3b4c54" draw:start-intensity="100%" draw:end-intensity="100%"/>
    <draw:gradient draw:name="a2932" draw:style="linear" draw:angle="0" draw:start-color="#7c96a3" draw:end-color="#3b4c54" draw:start-intensity="100%" draw:end-intensity="100%"/>
    <draw:gradient draw:name="a384" draw:style="linear" draw:angle="0" draw:start-color="#7c96a3" draw:end-color="#3b4c54" draw:start-intensity="100%" draw:end-intensity="100%"/>
    <draw:gradient draw:name="a1812" draw:style="linear" draw:angle="0" draw:start-color="#7c96a3" draw:end-color="#3b4c54" draw:start-intensity="100%" draw:end-intensity="100%"/>
    <draw:gradient draw:name="a2936" draw:style="linear" draw:angle="0" draw:start-color="#7c96a3" draw:end-color="#3b4c54" draw:start-intensity="100%" draw:end-intensity="100%"/>
    <draw:gradient draw:name="a388" draw:style="linear" draw:angle="0" draw:start-color="#7c96a3" draw:end-color="#3b4c54" draw:start-intensity="100%" draw:end-intensity="100%"/>
    <draw:gradient draw:name="a1816" draw:style="linear" draw:angle="0" draw:start-color="#7c96a3" draw:end-color="#3b4c54" draw:start-intensity="100%" draw:end-intensity="100%"/>
    <draw:gradient draw:name="a3143" draw:style="linear" draw:angle="0" draw:start-color="#7c96a3" draw:end-color="#3b4c54" draw:start-intensity="100%" draw:end-intensity="100%"/>
    <draw:gradient draw:name="a615" draw:style="linear" draw:angle="0" draw:start-color="#7c96a3" draw:end-color="#3b4c54" draw:start-intensity="100%" draw:end-intensity="100%"/>
    <draw:gradient draw:name="a2026" draw:style="linear" draw:angle="0" draw:start-color="#7c96a3" draw:end-color="#3b4c54" draw:start-intensity="100%" draw:end-intensity="100%"/>
    <draw:gradient draw:name="a3147" draw:style="linear" draw:angle="0" draw:start-color="#7c96a3" draw:end-color="#3b4c54" draw:start-intensity="100%" draw:end-intensity="100%"/>
    <draw:gradient draw:name="a2251" draw:style="linear" draw:angle="0" draw:start-color="#7c96a3" draw:end-color="#3b4c54" draw:start-intensity="100%" draw:end-intensity="100%"/>
    <draw:gradient draw:name="a842" draw:style="linear" draw:angle="0" draw:start-color="#7c96a3" draw:end-color="#3b4c54" draw:start-intensity="100%" draw:end-intensity="100%"/>
    <draw:gradient draw:name="a1132" draw:style="linear" draw:angle="0" draw:start-color="#7c96a3" draw:end-color="#3b4c54" draw:start-intensity="100%" draw:end-intensity="100%"/>
    <draw:gradient draw:name="a619" draw:style="linear" draw:angle="0" draw:start-color="#7c96a3" draw:end-color="#3b4c54" draw:start-intensity="100%" draw:end-intensity="100%"/>
    <draw:gradient draw:name="a2255" draw:style="linear" draw:angle="0" draw:start-color="#7c96a3" draw:end-color="#3b4c54" draw:start-intensity="100%" draw:end-intensity="100%"/>
    <draw:gradient draw:name="a846" draw:style="linear" draw:angle="0" draw:start-color="#7c96a3" draw:end-color="#3b4c54" draw:start-intensity="100%" draw:end-intensity="100%"/>
    <draw:gradient draw:name="a1136" draw:style="linear" draw:angle="0" draw:start-color="#7c96a3" draw:end-color="#3b4c54" draw:start-intensity="100%" draw:end-intensity="100%"/>
    <draw:gradient draw:name="a2481" draw:style="linear" draw:angle="0" draw:start-color="#7c96a3" draw:end-color="#3b4c54" draw:start-intensity="100%" draw:end-intensity="100%"/>
    <draw:gradient draw:name="a1360" draw:style="linear" draw:angle="0" draw:start-color="#7c96a3" draw:end-color="#3b4c54" draw:start-intensity="100%" draw:end-intensity="100%"/>
    <draw:gradient draw:name="a2259" draw:style="linear" draw:angle="0" draw:start-color="#7c96a3" draw:end-color="#3b4c54" draw:start-intensity="100%" draw:end-intensity="100%"/>
    <draw:gradient draw:name="a1364" draw:style="linear" draw:angle="0" draw:start-color="#7c96a3" draw:end-color="#3b4c54" draw:start-intensity="100%" draw:end-intensity="100%"/>
    <draw:gradient draw:name="a2485" draw:style="linear" draw:angle="0" draw:start-color="#7c96a3" draw:end-color="#3b4c54" draw:start-intensity="100%" draw:end-intensity="100%"/>
    <draw:gradient draw:name="a1591" draw:style="linear" draw:angle="0" draw:start-color="#7c96a3" draw:end-color="#3b4c54" draw:start-intensity="100%" draw:end-intensity="100%"/>
    <draw:gradient draw:name="a161" draw:style="linear" draw:angle="0" draw:start-color="#7c96a3" draw:end-color="#3b4c54" draw:start-intensity="100%" draw:end-intensity="100%"/>
    <draw:gradient draw:name="a1368" draw:style="linear" draw:angle="0" draw:start-color="#7c96a3" draw:end-color="#3b4c54" draw:start-intensity="100%" draw:end-intensity="100%"/>
    <draw:gradient draw:name="a2489" draw:style="linear" draw:angle="0" draw:start-color="#7c96a3" draw:end-color="#3b4c54" draw:start-intensity="100%" draw:end-intensity="100%"/>
    <draw:gradient draw:name="a1595" draw:style="linear" draw:angle="0" draw:start-color="#7c96a3" draw:end-color="#3b4c54" draw:start-intensity="100%" draw:end-intensity="100%"/>
    <draw:gradient draw:name="a165" draw:style="linear" draw:angle="0" draw:start-color="#7c96a3" draw:end-color="#3b4c54" draw:start-intensity="100%" draw:end-intensity="100%"/>
    <draw:gradient draw:name="a2940" draw:style="linear" draw:angle="0" draw:start-color="#7c96a3" draw:end-color="#3b4c54" draw:start-intensity="100%" draw:end-intensity="100%"/>
    <draw:gradient draw:name="a392" draw:style="linear" draw:angle="0" draw:start-color="#7c96a3" draw:end-color="#3b4c54" draw:start-intensity="100%" draw:end-intensity="100%"/>
    <draw:gradient draw:name="a1820" draw:style="linear" draw:angle="0" draw:start-color="#7c96a3" draw:end-color="#3b4c54" draw:start-intensity="100%" draw:end-intensity="100%"/>
    <draw:gradient draw:name="a1599" draw:style="linear" draw:angle="0" draw:start-color="#7c96a3" draw:end-color="#3b4c54" draw:start-intensity="100%" draw:end-intensity="100%"/>
    <draw:gradient draw:name="a169" draw:style="linear" draw:angle="0" draw:start-color="#7c96a3" draw:end-color="#3b4c54" draw:start-intensity="100%" draw:end-intensity="100%"/>
    <draw:gradient draw:name="a2944" draw:style="linear" draw:angle="0" draw:start-color="#7c96a3" draw:end-color="#3b4c54" draw:start-intensity="100%" draw:end-intensity="100%"/>
    <draw:gradient draw:name="a396" draw:style="linear" draw:angle="0" draw:start-color="#7c96a3" draw:end-color="#3b4c54" draw:start-intensity="100%" draw:end-intensity="100%"/>
    <draw:gradient draw:name="a1824" draw:style="linear" draw:angle="0" draw:start-color="#7c96a3" draw:end-color="#3b4c54" draw:start-intensity="100%" draw:end-intensity="100%"/>
    <draw:gradient draw:name="a2030" draw:style="linear" draw:angle="0" draw:start-color="#7c96a3" draw:end-color="#3b4c54" draw:start-intensity="100%" draw:end-intensity="100%"/>
    <draw:gradient draw:name="a3151" draw:style="linear" draw:angle="0" draw:start-color="#7c96a3" draw:end-color="#3b4c54" draw:start-intensity="100%" draw:end-intensity="100%"/>
    <draw:gradient draw:name="a2948" draw:style="linear" draw:angle="0" draw:start-color="#7c96a3" draw:end-color="#3b4c54" draw:start-intensity="100%" draw:end-intensity="100%"/>
    <draw:gradient draw:name="a1828" draw:style="linear" draw:angle="0" draw:start-color="#7c96a3" draw:end-color="#3b4c54" draw:start-intensity="100%" draw:end-intensity="100%"/>
    <draw:gradient draw:name="a623" draw:style="linear" draw:angle="0" draw:start-color="#7c96a3" draw:end-color="#3b4c54" draw:start-intensity="100%" draw:end-intensity="100%"/>
    <draw:gradient draw:name="a2034" draw:style="linear" draw:angle="0" draw:start-color="#7c96a3" draw:end-color="#3b4c54" draw:start-intensity="100%" draw:end-intensity="100%"/>
    <draw:gradient draw:name="a3155" draw:style="linear" draw:angle="0" draw:start-color="#7c96a3" draw:end-color="#3b4c54" draw:start-intensity="100%" draw:end-intensity="100%"/>
    <draw:gradient draw:name="a850" draw:style="linear" draw:angle="0" draw:start-color="#7c96a3" draw:end-color="#3b4c54" draw:start-intensity="100%" draw:end-intensity="100%"/>
    <draw:gradient draw:name="a1140" draw:style="linear" draw:angle="0" draw:start-color="#7c96a3" draw:end-color="#3b4c54" draw:start-intensity="100%" draw:end-intensity="100%"/>
    <draw:gradient draw:name="a627" draw:style="linear" draw:angle="0" draw:start-color="#7c96a3" draw:end-color="#3b4c54" draw:start-intensity="100%" draw:end-intensity="100%"/>
    <draw:gradient draw:name="a2038" draw:style="linear" draw:angle="0" draw:start-color="#7c96a3" draw:end-color="#3b4c54" draw:start-intensity="100%" draw:end-intensity="100%"/>
    <draw:gradient draw:name="a3159" draw:style="linear" draw:angle="0" draw:start-color="#7c96a3" draw:end-color="#3b4c54" draw:start-intensity="100%" draw:end-intensity="100%"/>
    <draw:gradient draw:name="a2263" draw:style="linear" draw:angle="0" draw:start-color="#7c96a3" draw:end-color="#3b4c54" draw:start-intensity="100%" draw:end-intensity="100%"/>
    <draw:gradient draw:name="a854" draw:style="linear" draw:angle="0" draw:start-color="#7c96a3" draw:end-color="#3b4c54" draw:start-intensity="100%" draw:end-intensity="100%"/>
    <draw:gradient draw:name="a1144" draw:style="linear" draw:angle="0" draw:start-color="#7c96a3" draw:end-color="#3b4c54" draw:start-intensity="100%" draw:end-intensity="100%"/>
    <draw:gradient draw:name="a2267" draw:style="linear" draw:angle="0" draw:start-color="#7c96a3" draw:end-color="#3b4c54" draw:start-intensity="100%" draw:end-intensity="100%"/>
    <draw:gradient draw:name="a858" draw:style="linear" draw:angle="0" draw:start-color="#7c96a3" draw:end-color="#3b4c54" draw:start-intensity="100%" draw:end-intensity="100%"/>
    <draw:gradient draw:name="a1148" draw:style="linear" draw:angle="0" draw:start-color="#7c96a3" draw:end-color="#3b4c54" draw:start-intensity="100%" draw:end-intensity="100%"/>
    <draw:gradient draw:name="a2493" draw:style="linear" draw:angle="0" draw:start-color="#7c96a3" draw:end-color="#3b4c54" draw:start-intensity="100%" draw:end-intensity="100%"/>
    <draw:gradient draw:name="a1372" draw:style="linear" draw:angle="0" draw:start-color="#7c96a3" draw:end-color="#3b4c54" draw:start-intensity="100%" draw:end-intensity="100%"/>
    <draw:gradient draw:name="a1376" draw:style="linear" draw:angle="0" draw:start-color="#7c96a3" draw:end-color="#3b4c54" draw:start-intensity="100%" draw:end-intensity="100%"/>
    <draw:gradient draw:name="a2497" draw:style="linear" draw:angle="0" draw:start-color="#7c96a3" draw:end-color="#3b4c54" draw:start-intensity="100%" draw:end-intensity="100%"/>
    <draw:gradient draw:name="a173" draw:style="linear" draw:angle="0" draw:start-color="#7c96a3" draw:end-color="#3b4c54" draw:start-intensity="100%" draw:end-intensity="100%"/>
    <draw:gradient draw:name="a177" draw:style="linear" draw:angle="0" draw:start-color="#7c96a3" draw:end-color="#3b4c54" draw:start-intensity="100%" draw:end-intensity="100%"/>
    <draw:gradient draw:name="a34" draw:style="linear" draw:angle="0" draw:start-color="#7c96a3" draw:end-color="#3b4c54" draw:start-intensity="100%" draw:end-intensity="100%"/>
    <draw:gradient draw:name="a1606" draw:style="linear" draw:angle="0" draw:start-color="#7c96a3" draw:end-color="#3b4c54" draw:start-intensity="100%" draw:end-intensity="100%"/>
    <draw:gradient draw:name="a400" draw:style="linear" draw:angle="0" draw:start-color="#7c96a3" draw:end-color="#3b4c54" draw:start-intensity="100%" draw:end-intensity="100%"/>
    <draw:gradient draw:name="a2952" draw:style="linear" draw:angle="0" draw:start-color="#7c96a3" draw:end-color="#3b4c54" draw:start-intensity="100%" draw:end-intensity="100%"/>
    <draw:gradient draw:name="a1832" draw:style="linear" draw:angle="0" draw:start-color="#7c96a3" draw:end-color="#3b4c54" draw:start-intensity="100%" draw:end-intensity="100%"/>
    <draw:gradient draw:name="a38" draw:style="linear" draw:angle="0" draw:start-color="#7c96a3" draw:end-color="#3b4c54" draw:start-intensity="100%" draw:end-intensity="100%"/>
    <draw:gradient draw:name="a404" draw:style="linear" draw:angle="0" draw:start-color="#7c96a3" draw:end-color="#3b4c54" draw:start-intensity="100%" draw:end-intensity="100%"/>
    <draw:gradient draw:name="a2956" draw:style="linear" draw:angle="0" draw:start-color="#7c96a3" draw:end-color="#3b4c54" draw:start-intensity="100%" draw:end-intensity="100%"/>
    <draw:gradient draw:name="a631" draw:style="linear" draw:angle="0" draw:start-color="#7c96a3" draw:end-color="#3b4c54" draw:start-intensity="100%" draw:end-intensity="100%"/>
    <draw:gradient draw:name="a2042" draw:style="linear" draw:angle="0" draw:start-color="#7c96a3" draw:end-color="#3b4c54" draw:start-intensity="100%" draw:end-intensity="100%"/>
    <draw:gradient draw:name="a3163" draw:style="linear" draw:angle="0" draw:start-color="#7c96a3" draw:end-color="#3b4c54" draw:start-intensity="100%" draw:end-intensity="100%"/>
    <draw:gradient draw:name="a408" draw:style="linear" draw:angle="0" draw:start-color="#7c96a3" draw:end-color="#3b4c54" draw:start-intensity="100%" draw:end-intensity="100%"/>
    <draw:gradient draw:name="a635" draw:style="linear" draw:angle="0" draw:start-color="#7c96a3" draw:end-color="#3b4c54" draw:start-intensity="100%" draw:end-intensity="100%"/>
    <draw:gradient draw:name="a2046" draw:style="linear" draw:angle="0" draw:start-color="#7c96a3" draw:end-color="#3b4c54" draw:start-intensity="100%" draw:end-intensity="100%"/>
    <draw:gradient draw:name="a3167" draw:style="linear" draw:angle="0" draw:start-color="#7c96a3" draw:end-color="#3b4c54" draw:start-intensity="100%" draw:end-intensity="100%"/>
    <draw:gradient draw:name="a2271" draw:style="linear" draw:angle="0" draw:start-color="#7c96a3" draw:end-color="#3b4c54" draw:start-intensity="100%" draw:end-intensity="100%"/>
    <draw:gradient draw:name="a862" draw:style="linear" draw:angle="0" draw:start-color="#7c96a3" draw:end-color="#3b4c54" draw:start-intensity="100%" draw:end-intensity="100%"/>
    <draw:gradient draw:name="a639" draw:style="linear" draw:angle="0" draw:start-color="#7c96a3" draw:end-color="#3b4c54" draw:start-intensity="100%" draw:end-intensity="100%"/>
    <draw:gradient draw:name="a1152" draw:style="linear" draw:angle="0" draw:start-color="#7c96a3" draw:end-color="#3b4c54" draw:start-intensity="100%" draw:end-intensity="100%"/>
    <draw:gradient draw:name="a2275" draw:style="linear" draw:angle="0" draw:start-color="#7c96a3" draw:end-color="#3b4c54" draw:start-intensity="100%" draw:end-intensity="100%"/>
    <draw:gradient draw:name="a866" draw:style="linear" draw:angle="0" draw:start-color="#7c96a3" draw:end-color="#3b4c54" draw:start-intensity="100%" draw:end-intensity="100%"/>
    <draw:gradient draw:name="a1156" draw:style="linear" draw:angle="0" draw:start-color="#7c96a3" draw:end-color="#3b4c54" draw:start-intensity="100%" draw:end-intensity="100%"/>
    <draw:gradient draw:name="a1380" draw:style="linear" draw:angle="0" draw:start-color="#7c96a3" draw:end-color="#3b4c54" draw:start-intensity="100%" draw:end-intensity="100%"/>
    <draw:gradient draw:name="a2279" draw:style="linear" draw:angle="0" draw:start-color="#7c96a3" draw:end-color="#3b4c54" draw:start-intensity="100%" draw:end-intensity="100%"/>
    <draw:gradient draw:name="a2501" draw:style="linear" draw:angle="0" draw:start-color="#7c96a3" draw:end-color="#3b4c54" draw:start-intensity="100%" draw:end-intensity="100%"/>
    <draw:gradient draw:name="a1384" draw:style="linear" draw:angle="0" draw:start-color="#7c96a3" draw:end-color="#3b4c54" draw:start-intensity="100%" draw:end-intensity="100%"/>
    <draw:gradient draw:name="a2505" draw:style="linear" draw:angle="0" draw:start-color="#7c96a3" draw:end-color="#3b4c54" draw:start-intensity="100%" draw:end-intensity="100%"/>
    <draw:gradient draw:name="a1388" draw:style="linear" draw:angle="0" draw:start-color="#7c96a3" draw:end-color="#3b4c54" draw:start-intensity="100%" draw:end-intensity="100%"/>
    <draw:gradient draw:name="a1610" draw:style="linear" draw:angle="0" draw:start-color="#7c96a3" draw:end-color="#3b4c54" draw:start-intensity="100%" draw:end-intensity="100%"/>
    <draw:gradient draw:name="a2509" draw:style="linear" draw:angle="0" draw:start-color="#7c96a3" draw:end-color="#3b4c54" draw:start-intensity="100%" draw:end-intensity="100%"/>
    <draw:gradient draw:name="a42" draw:style="linear" draw:angle="0" draw:start-color="#7c96a3" draw:end-color="#3b4c54" draw:start-intensity="100%" draw:end-intensity="100%"/>
    <draw:gradient draw:name="a1614" draw:style="linear" draw:angle="0" draw:start-color="#7c96a3" draw:end-color="#3b4c54" draw:start-intensity="100%" draw:end-intensity="100%"/>
    <draw:gradient draw:name="a2960" draw:style="linear" draw:angle="0" draw:start-color="#7c96a3" draw:end-color="#3b4c54" draw:start-intensity="100%" draw:end-intensity="100%"/>
    <draw:gradient draw:name="a46" draw:style="linear" draw:angle="0" draw:start-color="#7c96a3" draw:end-color="#3b4c54" draw:start-intensity="100%" draw:end-intensity="100%"/>
    <draw:gradient draw:name="a1618" draw:style="linear" draw:angle="0" draw:start-color="#7c96a3" draw:end-color="#3b4c54" draw:start-intensity="100%" draw:end-intensity="100%"/>
    <draw:gradient draw:name="a412" draw:style="linear" draw:angle="0" draw:start-color="#7c96a3" draw:end-color="#3b4c54" draw:start-intensity="100%" draw:end-intensity="100%"/>
    <draw:gradient draw:name="a2964" draw:style="linear" draw:angle="0" draw:start-color="#7c96a3" draw:end-color="#3b4c54" draw:start-intensity="100%" draw:end-intensity="100%"/>
    <draw:gradient draw:name="a2050" draw:style="linear" draw:angle="0" draw:start-color="#7c96a3" draw:end-color="#3b4c54" draw:start-intensity="100%" draw:end-intensity="100%"/>
    <draw:gradient draw:name="a3171" draw:style="linear" draw:angle="0" draw:start-color="#7c96a3" draw:end-color="#3b4c54" draw:start-intensity="100%" draw:end-intensity="100%"/>
    <draw:gradient draw:name="a2968" draw:style="linear" draw:angle="0" draw:start-color="#7c96a3" draw:end-color="#3b4c54" draw:start-intensity="100%" draw:end-intensity="100%"/>
    <draw:gradient draw:name="a643" draw:style="linear" draw:angle="0" draw:start-color="#7c96a3" draw:end-color="#3b4c54" draw:start-intensity="100%" draw:end-intensity="100%"/>
    <draw:gradient draw:name="a2054" draw:style="linear" draw:angle="0" draw:start-color="#7c96a3" draw:end-color="#3b4c54" draw:start-intensity="100%" draw:end-intensity="100%"/>
    <draw:gradient draw:name="a3175" draw:style="linear" draw:angle="0" draw:start-color="#7c96a3" draw:end-color="#3b4c54" draw:start-intensity="100%" draw:end-intensity="100%"/>
    <draw:gradient draw:name="a870" draw:style="linear" draw:angle="0" draw:start-color="#7c96a3" draw:end-color="#3b4c54" draw:start-intensity="100%" draw:end-intensity="100%"/>
    <draw:gradient draw:name="a647" draw:style="linear" draw:angle="0" draw:start-color="#7c96a3" draw:end-color="#3b4c54" draw:start-intensity="100%" draw:end-intensity="100%"/>
    <draw:gradient draw:name="a2058" draw:style="linear" draw:angle="0" draw:start-color="#7c96a3" draw:end-color="#3b4c54" draw:start-intensity="100%" draw:end-intensity="100%"/>
    <draw:gradient draw:name="a3179" draw:style="linear" draw:angle="0" draw:start-color="#7c96a3" draw:end-color="#3b4c54" draw:start-intensity="100%" draw:end-intensity="100%"/>
    <draw:gradient draw:name="a2283" draw:style="linear" draw:angle="0" draw:start-color="#7c96a3" draw:end-color="#3b4c54" draw:start-intensity="100%" draw:end-intensity="100%"/>
    <draw:gradient draw:name="a874" draw:style="linear" draw:angle="0" draw:start-color="#7c96a3" draw:end-color="#3b4c54" draw:start-intensity="100%" draw:end-intensity="100%"/>
    <draw:gradient draw:name="a878" draw:style="linear" draw:angle="0" draw:start-color="#7c96a3" draw:end-color="#3b4c54" draw:start-intensity="100%" draw:end-intensity="100%"/>
    <draw:gradient draw:name="a1392" draw:style="linear" draw:angle="0" draw:start-color="#7c96a3" draw:end-color="#3b4c54" draw:start-intensity="100%" draw:end-intensity="100%"/>
    <draw:gradient draw:name="a2513" draw:style="linear" draw:angle="0" draw:start-color="#7c96a3" draw:end-color="#3b4c54" draw:start-intensity="100%" draw:end-intensity="100%"/>
    <draw:gradient draw:name="a1396" draw:style="linear" draw:angle="0" draw:start-color="#7c96a3" draw:end-color="#3b4c54" draw:start-intensity="100%" draw:end-intensity="100%"/>
    <draw:gradient draw:name="a50" draw:style="linear" draw:angle="0" draw:start-color="#7c96a3" draw:end-color="#3b4c54" draw:start-intensity="100%" draw:end-intensity="100%"/>
    <draw:gradient draw:name="a1622" draw:style="linear" draw:angle="0" draw:start-color="#7c96a3" draw:end-color="#3b4c54" draw:start-intensity="100%" draw:end-intensity="100%"/>
    <draw:gradient draw:name="a54" draw:style="linear" draw:angle="0" draw:start-color="#7c96a3" draw:end-color="#3b4c54" draw:start-intensity="100%" draw:end-intensity="100%"/>
    <draw:gradient draw:name="a1626" draw:style="linear" draw:angle="0" draw:start-color="#7c96a3" draw:end-color="#3b4c54" draw:start-intensity="100%" draw:end-intensity="100%"/>
    <draw:gradient draw:name="a2972" draw:style="linear" draw:angle="0" draw:start-color="#7c96a3" draw:end-color="#3b4c54" draw:start-intensity="100%" draw:end-intensity="100%"/>
    <draw:gradient draw:name="a58" draw:style="linear" draw:angle="0" draw:start-color="#7c96a3" draw:end-color="#3b4c54" draw:start-intensity="100%" draw:end-intensity="100%"/>
    <draw:gradient draw:name="a2976" draw:style="linear" draw:angle="0" draw:start-color="#7c96a3" draw:end-color="#3b4c54" draw:start-intensity="100%" draw:end-intensity="100%"/>
    <draw:gradient draw:name="a651" draw:style="linear" draw:angle="0" draw:start-color="#7c96a3" draw:end-color="#3b4c54" draw:start-intensity="100%" draw:end-intensity="100%"/>
    <draw:gradient draw:name="a2062" draw:style="linear" draw:angle="0" draw:start-color="#7c96a3" draw:end-color="#3b4c54" draw:start-intensity="100%" draw:end-intensity="100%"/>
    <draw:gradient draw:name="a3183" draw:style="linear" draw:angle="0" draw:start-color="#7c96a3" draw:end-color="#3b4c54" draw:start-intensity="100%" draw:end-intensity="100%"/>
    <draw:gradient draw:name="a1859" draw:style="linear" draw:angle="0" draw:start-color="#7c96a3" draw:end-color="#3b4c54" draw:start-intensity="100%" draw:end-intensity="100%"/>
    <draw:gradient draw:name="a655" draw:style="linear" draw:angle="0" draw:start-color="#7c96a3" draw:end-color="#3b4c54" draw:start-intensity="100%" draw:end-intensity="100%"/>
    <draw:gradient draw:name="a2290" draw:style="linear" draw:angle="0" draw:start-color="#7c96a3" draw:end-color="#3b4c54" draw:start-intensity="100%" draw:end-intensity="100%"/>
    <draw:gradient draw:name="a3187" draw:style="linear" draw:angle="0" draw:start-color="#7c96a3" draw:end-color="#3b4c54" draw:start-intensity="100%" draw:end-intensity="100%"/>
    <draw:gradient draw:name="a2066" draw:style="linear" draw:angle="0" draw:start-color="#7c96a3" draw:end-color="#3b4c54" draw:start-intensity="100%" draw:end-intensity="100%"/>
    <draw:gradient draw:name="a882" draw:style="linear" draw:angle="0" draw:start-color="#7c96a3" draw:end-color="#3b4c54" draw:start-intensity="100%" draw:end-intensity="100%"/>
    <draw:gradient draw:name="a659" draw:style="linear" draw:angle="0" draw:start-color="#7c96a3" draw:end-color="#3b4c54" draw:start-intensity="100%" draw:end-intensity="100%"/>
    <draw:gradient draw:name="a2294" draw:style="linear" draw:angle="0" draw:start-color="#7c96a3" draw:end-color="#3b4c54" draw:start-intensity="100%" draw:end-intensity="100%"/>
    <draw:gradient draw:name="a886" draw:style="linear" draw:angle="0" draw:start-color="#7c96a3" draw:end-color="#3b4c54" draw:start-intensity="100%" draw:end-intensity="100%"/>
    <draw:gradient draw:name="a1176" draw:style="linear" draw:angle="0" draw:start-color="#7c96a3" draw:end-color="#3b4c54" draw:start-intensity="100%" draw:end-intensity="100%"/>
    <draw:gradient draw:name="a2298" draw:style="linear" draw:angle="0" draw:start-color="#7c96a3" draw:end-color="#3b4c54" draw:start-intensity="100%" draw:end-intensity="100%"/>
    <draw:gradient draw:name="a1400" draw:style="linear" draw:angle="0" draw:start-color="#7c96a3" draw:end-color="#3b4c54" draw:start-intensity="100%" draw:end-intensity="100%"/>
    <draw:gradient draw:name="a1404" draw:style="linear" draw:angle="0" draw:start-color="#7c96a3" draw:end-color="#3b4c54" draw:start-intensity="100%" draw:end-intensity="100%"/>
    <draw:gradient draw:name="a200" draw:style="linear" draw:angle="0" draw:start-color="#7c96a3" draw:end-color="#3b4c54" draw:start-intensity="100%" draw:end-intensity="100%"/>
    <draw:gradient draw:name="a1630" draw:style="linear" draw:angle="0" draw:start-color="#7c96a3" draw:end-color="#3b4c54" draw:start-intensity="100%" draw:end-intensity="100%"/>
    <draw:gradient draw:name="a1408" draw:style="linear" draw:angle="0" draw:start-color="#7c96a3" draw:end-color="#3b4c54" draw:start-intensity="100%" draw:end-intensity="100%"/>
    <draw:gradient draw:name="a2753" draw:style="linear" draw:angle="0" draw:start-color="#7c96a3" draw:end-color="#3b4c54" draw:start-intensity="100%" draw:end-intensity="100%"/>
    <draw:gradient draw:name="a62" draw:style="linear" draw:angle="0" draw:start-color="#7c96a3" draw:end-color="#3b4c54" draw:start-intensity="100%" draw:end-intensity="100%"/>
    <draw:gradient draw:name="a204" draw:style="linear" draw:angle="0" draw:start-color="#7c96a3" draw:end-color="#3b4c54" draw:start-intensity="100%" draw:end-intensity="100%"/>
    <draw:gradient draw:name="a1634" draw:style="linear" draw:angle="0" draw:start-color="#7c96a3" draw:end-color="#3b4c54" draw:start-intensity="100%" draw:end-intensity="100%"/>
    <draw:gradient draw:name="a2980" draw:style="linear" draw:angle="0" draw:start-color="#7c96a3" draw:end-color="#3b4c54" draw:start-intensity="100%" draw:end-intensity="100%"/>
    <draw:gradient draw:name="a2757" draw:style="linear" draw:angle="0" draw:start-color="#7c96a3" draw:end-color="#3b4c54" draw:start-intensity="100%" draw:end-intensity="100%"/>
    <draw:gradient draw:name="a66" draw:style="linear" draw:angle="0" draw:start-color="#7c96a3" draw:end-color="#3b4c54" draw:start-intensity="100%" draw:end-intensity="100%"/>
    <draw:gradient draw:name="a208" draw:style="linear" draw:angle="0" draw:start-color="#7c96a3" draw:end-color="#3b4c54" draw:start-intensity="100%" draw:end-intensity="100%"/>
    <draw:gradient draw:name="a1638" draw:style="linear" draw:angle="0" draw:start-color="#7c96a3" draw:end-color="#3b4c54" draw:start-intensity="100%" draw:end-intensity="100%"/>
    <draw:gradient draw:name="a1863" draw:style="linear" draw:angle="0" draw:start-color="#7c96a3" draw:end-color="#3b4c54" draw:start-intensity="100%" draw:end-intensity="100%"/>
    <draw:gradient draw:name="a2984" draw:style="linear" draw:angle="0" draw:start-color="#7c96a3" draw:end-color="#3b4c54" draw:start-intensity="100%" draw:end-intensity="100%"/>
    <draw:gradient draw:name="a2070" draw:style="linear" draw:angle="0" draw:start-color="#7c96a3" draw:end-color="#3b4c54" draw:start-intensity="100%" draw:end-intensity="100%"/>
    <draw:gradient draw:name="a3191" draw:style="linear" draw:angle="0" draw:start-color="#7c96a3" draw:end-color="#3b4c54" draw:start-intensity="100%" draw:end-intensity="100%"/>
    <draw:gradient draw:name="a1867" draw:style="linear" draw:angle="0" draw:start-color="#7c96a3" draw:end-color="#3b4c54" draw:start-intensity="100%" draw:end-intensity="100%"/>
    <draw:gradient draw:name="a2988" draw:style="linear" draw:angle="0" draw:start-color="#7c96a3" draw:end-color="#3b4c54" draw:start-intensity="100%" draw:end-intensity="100%"/>
    <draw:gradient draw:name="a663" draw:style="linear" draw:angle="0" draw:start-color="#7c96a3" draw:end-color="#3b4c54" draw:start-intensity="100%" draw:end-intensity="100%"/>
    <draw:gradient draw:name="a2074" draw:style="linear" draw:angle="0" draw:start-color="#7c96a3" draw:end-color="#3b4c54" draw:start-intensity="100%" draw:end-intensity="100%"/>
    <draw:gradient draw:name="a890" draw:style="linear" draw:angle="0" draw:start-color="#7c96a3" draw:end-color="#3b4c54" draw:start-intensity="100%" draw:end-intensity="100%"/>
    <draw:gradient draw:name="a667" draw:style="linear" draw:angle="0" draw:start-color="#7c96a3" draw:end-color="#3b4c54" draw:start-intensity="100%" draw:end-intensity="100%"/>
    <draw:gradient draw:name="a3198" draw:style="linear" draw:angle="0" draw:start-color="#7c96a3" draw:end-color="#3b4c54" draw:start-intensity="100%" draw:end-intensity="100%"/>
    <draw:gradient draw:name="a1180" draw:style="linear" draw:angle="0" draw:start-color="#7c96a3" draw:end-color="#3b4c54" draw:start-intensity="100%" draw:end-intensity="100%"/>
    <draw:gradient draw:name="a2078" draw:style="linear" draw:angle="0" draw:start-color="#7c96a3" draw:end-color="#3b4c54" draw:start-intensity="100%" draw:end-intensity="100%"/>
    <draw:gradient draw:name="a2302" draw:style="linear" draw:angle="0" draw:start-color="#7c96a3" draw:end-color="#3b4c54" draw:start-intensity="100%" draw:end-intensity="100%"/>
    <draw:gradient draw:name="a1184" draw:style="linear" draw:angle="0" draw:start-color="#7c96a3" draw:end-color="#3b4c54" draw:start-intensity="100%" draw:end-intensity="100%"/>
    <draw:gradient draw:name="a897" draw:style="linear" draw:angle="0" draw:start-color="#7c96a3" draw:end-color="#3b4c54" draw:start-intensity="100%" draw:end-intensity="100%"/>
    <draw:gradient draw:name="a2306" draw:style="linear" draw:angle="0" draw:start-color="#7c96a3" draw:end-color="#3b4c54" draw:start-intensity="100%" draw:end-intensity="100%"/>
    <draw:gradient draw:name="a1188" draw:style="linear" draw:angle="0" draw:start-color="#7c96a3" draw:end-color="#3b4c54" draw:start-intensity="100%" draw:end-intensity="100%"/>
    <draw:gradient draw:name="a1412" draw:style="linear" draw:angle="0" draw:start-color="#7c96a3" draw:end-color="#3b4c54" draw:start-intensity="100%" draw:end-intensity="100%"/>
    <draw:fill-image draw:name="a2004" xlink:href="media/image1.png" xlink:show="embed" xlink:actuate="onLoad"/>
    <draw:fill-image draw:name="a2348" xlink:href="media/image1.png" xlink:show="embed" xlink:actuate="onLoad"/>
    <draw:fill-image draw:name="a1834" xlink:href="media/image1.png" xlink:show="embed" xlink:actuate="onLoad"/>
    <draw:fill-image draw:name="a3077" xlink:href="media/image1.png" xlink:show="embed" xlink:actuate="onLoad"/>
    <draw:fill-image draw:name="a2702" xlink:href="media/image1.png" xlink:show="embed" xlink:actuate="onLoad"/>
    <draw:fill-image draw:name="a3256" xlink:href="media/image1.png" xlink:show="embed" xlink:actuate="onLoad"/>
    <draw:fill-image draw:name="a593" xlink:href="media/image1.png" xlink:show="embed" xlink:actuate="onLoad"/>
    <draw:fill-image draw:name="a2515" xlink:href="media/image1.png" xlink:show="embed" xlink:actuate="onLoad"/>
    <draw:fill-image draw:name="a1158" xlink:href="media/image1.png" xlink:show="embed" xlink:actuate="onLoad"/>
    <draw:fill-image draw:name="a0" xlink:href="media/image1.png" xlink:show="embed" xlink:actuate="onLoad"/>
    <draw:fill-image draw:name="a2898" xlink:href="media/image1.png" xlink:show="embed" xlink:actuate="onLoad"/>
    <draw:fill-image draw:name="a760" xlink:href="media/image1.png" xlink:show="embed" xlink:actuate="onLoad"/>
    <draw:fill-image draw:name="a2171" xlink:href="media/image1.png" xlink:show="embed" xlink:actuate="onLoad"/>
    <draw:fill-image draw:name="a955" xlink:href="media/image1.png" xlink:show="embed" xlink:actuate="onLoad"/>
    <draw:fill-image draw:name="a1481" xlink:href="media/image1.png" xlink:show="embed" xlink:actuate="onLoad"/>
    <draw:fill-image draw:name="a179" xlink:href="media/image1.png" xlink:show="embed" xlink:actuate="onLoad"/>
    <draw:fill-image draw:name="a1321" xlink:href="media/image1.png" xlink:show="embed" xlink:actuate="onLoad"/>
    <draw:fill-image draw:name="a1664" xlink:href="media/image1.png" xlink:show="embed" xlink:actuate="onLoad"/>
    <draw:fill-image draw:name="a414" xlink:href="media/image1.png" xlink:show="embed" xlink:actuate="onLoad"/>
    <draw:fill-image draw:name="a3262"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gradient" draw:fill-gradient-name="a1021" draw:stroke="none" draw:auto-grow-width="false" draw:auto-grow-height="false"/>
      <style:paragraph-properties style:font-independent-line-spacing="true" style:writing-mode="lr-tb"/>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in" fo:padding-bottom="0in" fo:padding-left="0in" fo:padding-right="0in" draw:textarea-vertical-align="top" draw:textarea-horizontal-align="left" draw:fill="gradient" draw:fill-gradient-name="a1935" draw:stroke="none" draw:auto-grow-width="false" draw:auto-grow-height="false"/>
      <style:paragraph-properties style:font-independent-line-spacing="true" style:writing-mode="lr-tb"/>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in" fo:padding-bottom="0in" fo:padding-left="0in" fo:padding-right="0in" draw:textarea-vertical-align="top" draw:textarea-horizontal-align="left" draw:fill="gradient" draw:fill-gradient-name="a129"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1">
      <style:graphic-properties fo:wrap-option="wrap" fo:padding-top="0in" fo:padding-bottom="0in" fo:padding-left="0in" fo:padding-right="0in" draw:textarea-vertical-align="top" draw:textarea-horizontal-align="left" draw:fill="gradient" draw:fill-gradient-name="a2370" draw:stroke="none" draw:auto-grow-width="false" draw:auto-grow-height="false"/>
      <style:paragraph-properties style:font-independent-line-spacing="true" style:writing-mode="lr-tb"/>
    </style:style>
    <style:style style:family="graphic" style:name="a134">
      <style:graphic-properties fo:wrap-option="wrap" fo:padding-top="0in" fo:padding-bottom="0in" fo:padding-left="0in" fo:padding-right="0in" draw:textarea-vertical-align="top" draw:textarea-horizontal-align="left" draw:fill="gradient" draw:fill-gradient-name="a133" draw:stroke="none" draw:auto-grow-width="false" draw:auto-grow-height="false"/>
      <style:paragraph-properties style:font-independent-line-spacing="true" style:writing-mode="lr-tb"/>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5">
      <style:graphic-properties fo:wrap-option="wrap" fo:padding-top="0in" fo:padding-bottom="0in" fo:padding-left="0in" fo:padding-right="0in" draw:textarea-vertical-align="top" draw:textarea-horizontal-align="left" draw:fill="gradient" draw:fill-gradient-name="a2374"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gradient" draw:fill-gradient-name="a137" draw:stroke="none" draw:auto-grow-width="false" draw:auto-grow-height="false"/>
      <style:paragraph-properties style:font-independent-line-spacing="true" style:writing-mode="lr-tb"/>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graphic-properties fo:wrap-option="wrap" fo:padding-top="0in" fo:padding-bottom="0in" fo:padding-left="0in" fo:padding-right="0in" draw:textarea-vertical-align="top" draw:textarea-horizontal-align="left" draw:fill="gradient" draw:fill-gradient-name="a1939"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fo:wrap-option="wrap" fo:padding-top="0in" fo:padding-bottom="0in" fo:padding-left="0in" fo:padding-right="0in" draw:textarea-vertical-align="top" draw:textarea-horizontal-align="left" draw:fill="gradient" draw:fill-gradient-name="a1029" draw:stroke="none" draw:auto-grow-width="false" draw:auto-grow-height="false"/>
      <style:paragraph-properties style:font-independent-line-spacing="true" style:writing-mode="lr-tb"/>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9">
      <style:graphic-properties fo:wrap-option="wrap" fo:padding-top="0in" fo:padding-bottom="0in" fo:padding-left="0in" fo:padding-right="0in" draw:textarea-vertical-align="top" draw:textarea-horizontal-align="left" draw:fill="gradient" draw:fill-gradient-name="a2378" draw:stroke="none" draw:auto-grow-width="false" draw:auto-grow-height="false"/>
      <style:paragraph-properties style:font-independent-line-spacing="true" style:writing-mode="lr-tb"/>
    </style:style>
    <style:style style:family="graphic" style:name="a1943">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gradient" draw:fill-gradient-name="a1033"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7">
      <style:graphic-properties fo:wrap-option="wrap" fo:padding-top="0in" fo:padding-bottom="0in" fo:padding-left="0in" fo:padding-right="0in" draw:textarea-vertical-align="top" draw:textarea-horizontal-align="left" draw:fill="gradient" draw:fill-gradient-name="a1946" draw:stroke="none" draw:auto-grow-width="false" draw:auto-grow-height="false"/>
      <style:paragraph-properties style:font-independent-line-spacing="true" style:writing-mode="lr-tb"/>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gradient" draw:fill-gradient-name="a1037"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gradient" draw:fill-gradient-name="a141" draw:stroke="none" draw:auto-grow-width="false" draw:auto-grow-height="false"/>
      <style:paragraph-properties style:font-independent-line-spacing="true" style:writing-mode="lr-tb"/>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3">
      <style:graphic-properties fo:wrap-option="wrap" fo:padding-top="0in" fo:padding-bottom="0in" fo:padding-left="0in" fo:padding-right="0in" draw:textarea-vertical-align="top" draw:textarea-horizontal-align="left" draw:fill="gradient" draw:fill-gradient-name="a2382" draw:stroke="none" draw:auto-grow-width="false" draw:auto-grow-height="false"/>
      <style:paragraph-properties style:font-independent-line-spacing="true" style:writing-mode="lr-tb"/>
    </style:style>
    <style:style style:family="graphic" style:name="a146">
      <style:graphic-properties fo:wrap-option="wrap" fo:padding-top="0in" fo:padding-bottom="0in" fo:padding-left="0in" fo:padding-right="0in" draw:textarea-vertical-align="top" draw:textarea-horizontal-align="left" draw:fill="gradient" draw:fill-gradient-name="a145" draw:stroke="none" draw:auto-grow-width="false" draw:auto-grow-height="false"/>
      <style:paragraph-properties style:font-independent-line-spacing="true" style:writing-mode="lr-tb"/>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1">
      <style:graphic-properties fo:wrap-option="wrap" fo:padding-top="0in" fo:padding-bottom="0in" fo:padding-left="0in" fo:padding-right="0in" draw:textarea-vertical-align="top" draw:textarea-horizontal-align="left" draw:fill="gradient" draw:fill-gradient-name="a1950" draw:stroke="none" draw:auto-grow-width="false" draw:auto-grow-height="false"/>
      <style:paragraph-properties style:font-independent-line-spacing="true" style:writing-mode="lr-tb"/>
    </style:style>
    <style:style style:family="graphic" style:name="a2387">
      <style:graphic-properties fo:wrap-option="wrap" fo:padding-top="0in" fo:padding-bottom="0in" fo:padding-left="0in" fo:padding-right="0in" draw:textarea-vertical-align="top" draw:textarea-horizontal-align="left" draw:fill="gradient" draw:fill-gradient-name="a2386" draw:stroke="none" draw:auto-grow-width="false" draw:auto-grow-height="fals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in" fo:padding-bottom="0in" fo:padding-left="0in" fo:padding-right="0in" draw:textarea-vertical-align="top" draw:textarea-horizontal-align="left" draw:fill="gradient" draw:fill-gradient-name="a1041" draw:stroke="none" draw:auto-grow-width="false" draw:auto-grow-height="false"/>
      <style:paragraph-properties style:font-independent-line-spacing="true" style:writing-mode="lr-tb"/>
    </style:style>
    <style:style style:family="graphic" style:name="a1955">
      <style:graphic-properties fo:wrap-option="wrap" fo:padding-top="0in" fo:padding-bottom="0in" fo:padding-left="0in" fo:padding-right="0in" draw:textarea-vertical-align="top" draw:textarea-horizontal-align="left" draw:fill="gradient" draw:fill-gradient-name="a1954"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gradient" draw:fill-gradient-name="a1045" draw:stroke="none" draw:auto-grow-width="false" draw:auto-grow-height="false"/>
      <style:paragraph-properties style:font-independent-line-spacing="true" style:writing-mode="lr-tb"/>
    </style:style>
    <style:style style:family="graphic" style:name="a1959">
      <style:graphic-properties fo:wrap-option="wrap" fo:padding-top="0in" fo:padding-bottom="0in" fo:padding-left="0in" fo:padding-right="0in" draw:textarea-vertical-align="top" draw:textarea-horizontal-align="left" draw:fill="gradient" draw:fill-gradient-name="a1958"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3">
      <style:graphic-properties fo:wrap-option="wrap" fo:padding-top="0in" fo:padding-bottom="0in" fo:padding-left="0in" fo:padding-right="0in" draw:textarea-vertical-align="top" draw:textarea-horizontal-align="left" draw:fill="gradient" draw:fill-gradient-name="a2102" draw:stroke="none" draw:auto-grow-width="false" draw:auto-grow-height="fals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in" fo:padding-bottom="0in" fo:padding-left="0in" fo:padding-right="0in" draw:textarea-vertical-align="top" draw:textarea-horizontal-align="left" draw:fill="gradient" draw:fill-gradient-name="a2106" draw:stroke="none" draw:auto-grow-width="false" draw:auto-grow-height="false"/>
      <style:paragraph-properties style:font-independent-line-spacing="true"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gradient" draw:fill-gradient-name="a149"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1">
      <style:graphic-properties fo:wrap-option="wrap" fo:padding-top="0in" fo:padding-bottom="0in" fo:padding-left="0in" fo:padding-right="0in" draw:textarea-vertical-align="top" draw:textarea-horizontal-align="left" draw:fill="gradient" draw:fill-gradient-name="a2390" draw:stroke="none" draw:auto-grow-width="false" draw:auto-grow-height="false"/>
      <style:paragraph-properties style:font-independent-line-spacing="true" style:writing-mode="lr-tb"/>
    </style:style>
    <style:style style:family="graphic" style:name="a154">
      <style:graphic-properties fo:wrap-option="wrap" fo:padding-top="0in" fo:padding-bottom="0in" fo:padding-left="0in" fo:padding-right="0in" draw:textarea-vertical-align="top" draw:textarea-horizontal-align="left" draw:fill="gradient" draw:fill-gradient-name="a153" draw:stroke="none" draw:auto-grow-width="false" draw:auto-grow-height="false"/>
      <style:paragraph-properties style:font-independent-line-spacing="true" style:writing-mode="lr-tb"/>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5">
      <style:graphic-properties fo:wrap-option="wrap" fo:padding-top="0in" fo:padding-bottom="0in" fo:padding-left="0in" fo:padding-right="0in" draw:textarea-vertical-align="top" draw:textarea-horizontal-align="left" draw:fill="gradient" draw:fill-gradient-name="a2394" draw:stroke="none" draw:auto-grow-width="false" draw:auto-grow-height="false"/>
      <style:paragraph-properties style:font-independent-line-spacing="true" style:writing-mode="lr-tb"/>
    </style:style>
    <style:style style:family="graphic" style:name="a158">
      <style:graphic-properties fo:wrap-option="wrap" fo:padding-top="0in" fo:padding-bottom="0in" fo:padding-left="0in" fo:padding-right="0in" draw:textarea-vertical-align="top" draw:textarea-horizontal-align="left" draw:fill="gradient" draw:fill-gradient-name="a157" draw:stroke="none" draw:auto-grow-width="false" draw:auto-grow-height="false"/>
      <style:paragraph-properties style:font-independent-line-spacing="true"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in" fo:padding-bottom="0in" fo:padding-left="0in" fo:padding-right="0in" draw:textarea-vertical-align="top" draw:textarea-horizontal-align="left" draw:fill="gradient" draw:fill-gradient-name="a1049" draw:stroke="none" draw:auto-grow-width="false" draw:auto-grow-height="false"/>
      <style:paragraph-properties style:font-independent-line-spacing="true" style:writing-mode="lr-tb"/>
    </style:style>
    <style:style style:family="graphic" style:name="a1963">
      <style:graphic-properties fo:wrap-option="wrap" fo:padding-top="0in" fo:padding-bottom="0in" fo:padding-left="0in" fo:padding-right="0in" draw:textarea-vertical-align="top" draw:textarea-horizontal-align="left" draw:fill="gradient" draw:fill-gradient-name="a1962"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9">
      <style:graphic-properties fo:wrap-option="wrap" fo:padding-top="0in" fo:padding-bottom="0in" fo:padding-left="0in" fo:padding-right="0in" draw:textarea-vertical-align="top" draw:textarea-horizontal-align="left" draw:fill="gradient" draw:fill-gradient-name="a2398" draw:stroke="none" draw:auto-grow-width="false" draw:auto-grow-height="fals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in" fo:padding-bottom="0in" fo:padding-left="0in" fo:padding-right="0in" draw:textarea-vertical-align="top" draw:textarea-horizontal-align="left" draw:fill="gradient" draw:fill-gradient-name="a1053" draw:stroke="none" draw:auto-grow-width="false" draw:auto-grow-height="false"/>
      <style:paragraph-properties style:font-independent-line-spacing="true" style:writing-mode="lr-tb"/>
    </style:style>
    <style:style style:family="graphic" style:name="a1967">
      <style:graphic-properties fo:wrap-option="wrap" fo:padding-top="0in" fo:padding-bottom="0in" fo:padding-left="0in" fo:padding-right="0in" draw:textarea-vertical-align="top" draw:textarea-horizontal-align="left" draw:fill="gradient" draw:fill-gradient-name="a1966"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gradient" draw:fill-gradient-name="a1057"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0">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4">
      <style:graphic-properties fo:wrap-option="wrap" fo:padding-top="0in" fo:padding-bottom="0in" fo:padding-left="0in" fo:padding-right="0in" draw:textarea-vertical-align="top" draw:textarea-horizontal-align="left" draw:fill="gradient" draw:fill-gradient-name="a2113" draw:stroke="none" draw:auto-grow-width="false" draw:auto-grow-height="false"/>
      <style:paragraph-properties style:font-independent-line-spacing="true"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8">
      <style:graphic-properties fo:wrap-option="wrap" fo:padding-top="0in" fo:padding-bottom="0in" fo:padding-left="0in" fo:padding-right="0in" draw:textarea-vertical-align="top" draw:textarea-horizontal-align="left" draw:fill="gradient" draw:fill-gradient-name="a2117" draw:stroke="none" draw:auto-grow-width="false" draw:auto-grow-height="false"/>
      <style:paragraph-properties style:font-independent-line-spacing="true" style:writing-mode="lr-tb"/>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gradient" draw:fill-gradient-name="a161"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gradient" draw:fill-gradient-name="a165"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1">
      <style:graphic-properties fo:wrap-option="wrap" fo:padding-top="0in" fo:padding-bottom="0in" fo:padding-left="0in" fo:padding-right="0in" draw:textarea-vertical-align="top" draw:textarea-horizontal-align="left" draw:fill="gradient" draw:fill-gradient-name="a1970" draw:stroke="none" draw:auto-grow-width="false" draw:auto-grow-height="false"/>
      <style:paragraph-properties style:font-independent-line-spacing="true" style:writing-mode="lr-tb"/>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in" fo:padding-bottom="0in" fo:padding-left="0in" fo:padding-right="0in" draw:textarea-vertical-align="top" draw:textarea-horizontal-align="left" draw:fill="gradient" draw:fill-gradient-name="a1061" draw:stroke="none" draw:auto-grow-width="false" draw:auto-grow-height="false"/>
      <style:paragraph-properties style:font-independent-line-spacing="true" style:writing-mode="lr-tb"/>
    </style:style>
    <style:style style:family="graphic" style:name="a1975">
      <style:graphic-properties fo:wrap-option="wrap" fo:padding-top="0in" fo:padding-bottom="0in" fo:padding-left="0in" fo:padding-right="0in" draw:textarea-vertical-align="top" draw:textarea-horizontal-align="left" draw:fill="gradient" draw:fill-gradient-name="a1974"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top" draw:textarea-horizontal-align="left" draw:fill="gradient" draw:fill-gradient-name="a1065" draw:stroke="none" draw:auto-grow-width="false" draw:auto-grow-height="false"/>
      <style:paragraph-properties style:font-independent-line-spacing="true" style:writing-mode="lr-tb"/>
    </style:style>
    <style:style style:family="graphic" style:name="a1979">
      <style:graphic-properties fo:wrap-option="wrap" fo:padding-top="0in" fo:padding-bottom="0in" fo:padding-left="0in" fo:padding-right="0in" draw:textarea-vertical-align="top" draw:textarea-horizontal-align="left" draw:fill="gradient" draw:fill-gradient-name="a1978"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2">
      <style:graphic-properties fo:wrap-option="wrap" fo:padding-top="0in" fo:padding-bottom="0in" fo:padding-left="0in" fo:padding-right="0in" draw:textarea-vertical-align="top" draw:textarea-horizontal-align="left" draw:fill="gradient" draw:fill-gradient-name="a2121" draw:stroke="none" draw:auto-grow-width="false" draw:auto-grow-height="false"/>
      <style:paragraph-properties style:font-independent-line-spacing="true" style:writing-mode="lr-tb"/>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fo:wrap-option="wrap" fo:padding-top="0in" fo:padding-bottom="0in" fo:padding-left="0in" fo:padding-right="0in" draw:textarea-vertical-align="top" draw:textarea-horizontal-align="left" draw:fill="gradient" draw:fill-gradient-name="a2125" draw:stroke="none" draw:auto-grow-width="false" draw:auto-grow-height="false"/>
      <style:paragraph-properties style:font-independent-line-spacing="true"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top" draw:textarea-horizontal-align="left" draw:fill="gradient" draw:fill-gradient-name="a169"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gradient" draw:fill-gradient-name="a173"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gradient" draw:fill-gradient-name="a177" draw:stroke="none" draw:auto-grow-width="false" draw:auto-grow-height="false"/>
      <style:paragraph-properties style:font-independent-line-spacing="true" style:writing-mode="lr-tb"/>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in" fo:padding-bottom="0in" fo:padding-left="0in" fo:padding-right="0in" draw:textarea-vertical-align="top" draw:textarea-horizontal-align="left" draw:fill="gradient" draw:fill-gradient-name="a1069" draw:stroke="none" draw:auto-grow-width="false" draw:auto-grow-height="false"/>
      <style:paragraph-properties style:font-independent-line-spacing="true" style:writing-mode="lr-tb"/>
    </style:style>
    <style:style style:family="graphic" style:name="a1983">
      <style:graphic-properties fo:wrap-option="wrap" fo:padding-top="0in" fo:padding-bottom="0in" fo:padding-left="0in" fo:padding-right="0in" draw:textarea-vertical-align="top" draw:textarea-horizontal-align="left" draw:fill="gradient" draw:fill-gradient-name="a1982"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in" fo:padding-bottom="0in" fo:padding-left="0in" fo:padding-right="0in" draw:textarea-vertical-align="top" draw:textarea-horizontal-align="left" draw:fill="gradient" draw:fill-gradient-name="a1073" draw:stroke="none" draw:auto-grow-width="false" draw:auto-grow-height="false"/>
      <style:paragraph-properties style:font-independent-line-spacing="true" style:writing-mode="lr-tb"/>
    </style:style>
    <style:style style:family="graphic" style:name="a1987">
      <style:graphic-properties fo:wrap-option="wrap" fo:padding-top="0in" fo:padding-bottom="0in" fo:padding-left="0in" fo:padding-right="0in" draw:textarea-vertical-align="top" draw:textarea-horizontal-align="left" draw:fill="gradient" draw:fill-gradient-name="a1986"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8">
      <style:graphic-properties fo:wrap-option="wrap" fo:padding-top="0in" fo:padding-bottom="0in" fo:padding-left="0in" fo:padding-right="0in" draw:textarea-vertical-align="top" draw:textarea-horizontal-align="left" draw:fill="gradient" draw:fill-gradient-name="a1077"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0">
      <style:graphic-properties fo:wrap-option="wrap" fo:padding-top="0in" fo:padding-bottom="0in" fo:padding-left="0in" fo:padding-right="0in" draw:textarea-vertical-align="top" draw:textarea-horizontal-align="left" draw:fill="gradient" draw:fill-gradient-name="a2129"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4">
      <style:graphic-properties fo:wrap-option="wrap" fo:padding-top="0in" fo:padding-bottom="0in" fo:padding-left="0in" fo:padding-right="0in" draw:textarea-vertical-align="top" draw:textarea-horizontal-align="left" draw:fill="gradient" draw:fill-gradient-name="a2133" draw:stroke="none" draw:auto-grow-width="false" draw:auto-grow-height="fals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in" fo:padding-bottom="0in" fo:padding-left="0in" fo:padding-right="0in" draw:textarea-vertical-align="top" draw:textarea-horizontal-align="left" draw:fill="gradient" draw:fill-gradient-name="a1701" draw:stroke="none" draw:auto-grow-width="false" draw:auto-grow-height="false"/>
      <style:paragraph-properties style:font-independent-line-spacing="true" style:writing-mode="lr-tb"/>
    </style:style>
    <style:style style:family="graphic" style:name="a2138">
      <style:graphic-properties fo:wrap-option="wrap" fo:padding-top="0in" fo:padding-bottom="0in" fo:padding-left="0in" fo:padding-right="0in" draw:textarea-vertical-align="top" draw:textarea-horizontal-align="left" draw:fill="gradient" draw:fill-gradient-name="a2137" draw:stroke="none" draw:auto-grow-width="false" draw:auto-grow-height="fals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6">
      <style:graphic-properties fo:wrap-option="wrap" fo:padding-top="0in" fo:padding-bottom="0in" fo:padding-left="0in" fo:padding-right="0in" draw:textarea-vertical-align="top" draw:textarea-horizontal-align="left" draw:fill="gradient" draw:fill-gradient-name="a1705" draw:stroke="none" draw:auto-grow-width="false" draw:auto-grow-height="false"/>
      <style:paragraph-properties style:font-independent-line-spacing="true" style:writing-mode="lr-tb"/>
    </style:style>
    <style:style style:family="drawing-page" style:name="a180">
      <style:drawing-page-properties draw:fill="bitmap" draw:fill-image-name="a1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 style:parent-style-name="Graphics">
      <style:graphic-properties draw:fill="none" fo:clip="rect(0in, 0in, 0in, 0in)" draw:stroke="none" draw:image-opacity="30%"/>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text-transform="uppercase" fo:color="#7c96a3"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1">
      <style:graphic-properties fo:wrap-option="wrap" fo:padding-top="0in" fo:padding-bottom="0in" fo:padding-left="0in" fo:padding-right="0in" draw:textarea-vertical-align="top" draw:textarea-horizontal-align="left" draw:fill="gradient" draw:fill-gradient-name="a1990" draw:stroke="none" draw:auto-grow-width="false" draw:auto-grow-height="false"/>
      <style:paragraph-properties style:font-independent-line-spacing="true"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in" fo:padding-bottom="0in" fo:padding-left="0in" fo:padding-right="0in" draw:textarea-vertical-align="top" draw:textarea-horizontal-align="left" draw:fill="gradient" draw:fill-gradient-name="a1081" draw:stroke="none" draw:auto-grow-width="false" draw:auto-grow-height="false"/>
      <style:paragraph-properties style:font-independent-line-spacing="true" style:writing-mode="lr-tb"/>
    </style:style>
    <style:style style:family="graphic" style:name="a1995">
      <style:graphic-properties fo:wrap-option="wrap" fo:padding-top="0in" fo:padding-bottom="0in" fo:padding-left="0in" fo:padding-right="0in" draw:textarea-vertical-align="top" draw:textarea-horizontal-align="left" draw:fill="gradient" draw:fill-gradient-name="a1994"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in" fo:padding-bottom="0in" fo:padding-left="0in" fo:padding-right="0in" draw:textarea-vertical-align="top" draw:textarea-horizontal-align="left" draw:fill="gradient" draw:fill-gradient-name="a810"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gradient" draw:fill-gradient-name="a1085" draw:stroke="none" draw:auto-grow-width="false" draw:auto-grow-height="false"/>
      <style:paragraph-properties style:font-independent-line-spacing="true" style:writing-mode="lr-tb"/>
    </style:style>
    <style:style style:family="graphic" style:name="a1999">
      <style:graphic-properties fo:wrap-option="wrap" fo:padding-top="0in" fo:padding-bottom="0in" fo:padding-left="0in" fo:padding-right="0in" draw:textarea-vertical-align="top" draw:textarea-horizontal-align="left" draw:fill="gradient" draw:fill-gradient-name="a1998"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gradient" draw:fill-gradient-name="a814" draw:stroke="none" draw:auto-grow-width="false" draw:auto-grow-height="false"/>
      <style:paragraph-properties style:font-independent-line-spacing="true" style:writing-mode="lr-tb"/>
    </style:style>
    <style:style style:family="paragraph" style:name="a2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graphic-properties fo:wrap-option="wrap" fo:padding-top="0in" fo:padding-bottom="0in" fo:padding-left="0in" fo:padding-right="0in" draw:textarea-vertical-align="top" draw:textarea-horizontal-align="left" draw:fill="gradient" draw:fill-gradient-name="a2141" draw:stroke="none" draw:auto-grow-width="false" draw:auto-grow-height="false"/>
      <style:paragraph-properties style:font-independent-line-spacing="true" style:writing-mode="lr-tb"/>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in" fo:padding-bottom="0in" fo:padding-left="0in" fo:padding-right="0in" draw:textarea-vertical-align="top" draw:textarea-horizontal-align="left" draw:fill="gradient" draw:fill-gradient-name="a818" draw:stroke="none" draw:auto-grow-width="false" draw:auto-grow-height="false"/>
      <style:paragraph-properties style:font-independent-line-spacing="true" style:writing-mode="lr-tb"/>
    </style:style>
    <style:style style:family="paragraph" style:name="a2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0">
      <style:graphic-properties fo:wrap-option="wrap" fo:padding-top="0in" fo:padding-bottom="0in" fo:padding-left="0in" fo:padding-right="0in" draw:textarea-vertical-align="top" draw:textarea-horizontal-align="left" draw:fill="gradient" draw:fill-gradient-name="a1709" draw:stroke="none" draw:auto-grow-width="false" draw:auto-grow-height="false"/>
      <style:paragraph-properties style:font-independent-line-spacing="true" style:writing-mode="lr-tb"/>
    </style:style>
    <style:style style:family="graphic" style:name="a2146">
      <style:graphic-properties fo:wrap-option="wrap" fo:padding-top="0in" fo:padding-bottom="0in" fo:padding-left="0in" fo:padding-right="0in" draw:textarea-vertical-align="top" draw:textarea-horizontal-align="left" draw:fill="gradient" draw:fill-gradient-name="a2145" draw:stroke="none"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4">
      <style:graphic-properties fo:wrap-option="wrap" fo:padding-top="0in" fo:padding-bottom="0in" fo:padding-left="0in" fo:padding-right="0in" draw:textarea-vertical-align="top" draw:textarea-horizontal-align="left" draw:fill="gradient" draw:fill-gradient-name="a1713" draw:stroke="none" draw:auto-grow-width="false" draw:auto-grow-height="false"/>
      <style:paragraph-properties style:font-independent-line-spacing="true" style:writing-mode="lr-tb"/>
    </style:style>
    <style:style style:family="paragraph" style:name="a3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3">
      <style:graphic-properties fo:wrap-option="wrap" fo:padding-top="0in" fo:padding-bottom="0in" fo:padding-left="0in" fo:padding-right="0in" draw:textarea-vertical-align="top" draw:textarea-horizontal-align="left" draw:fill="gradient" draw:fill-gradient-name="a3202" draw:stroke="none" draw:auto-grow-width="false" draw:auto-grow-height="false"/>
      <style:paragraph-properties style:font-independent-line-spacing="true" style:writing-mode="lr-tb"/>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in" fo:padding-bottom="0in" fo:padding-left="0in" fo:padding-right="0in" draw:textarea-vertical-align="top" draw:textarea-horizontal-align="left" draw:fill="gradient" draw:fill-gradient-name="a1717" draw:stroke="none" draw:auto-grow-width="false" draw:auto-grow-height="false"/>
      <style:paragraph-properties style:font-independent-line-spacing="true" style:writing-mode="lr-tb"/>
    </style:style>
    <style:style style:family="text" style:name="a19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7">
      <style:graphic-properties fo:wrap-option="wrap" fo:padding-top="0in" fo:padding-bottom="0in" fo:padding-left="0in" fo:padding-right="0in" draw:textarea-vertical-align="top" draw:textarea-horizontal-align="left" draw:fill="gradient" draw:fill-gradient-name="a3206"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in" fo:padding-bottom="0in" fo:padding-left="0in" fo:padding-right="0in" draw:textarea-vertical-align="top" draw:textarea-horizontal-align="left" draw:fill="gradient" draw:fill-gradient-name="a1089"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4">
      <style:graphic-properties fo:wrap-option="wrap" fo:padding-top="0in" fo:padding-bottom="0in" fo:padding-left="0in" fo:padding-right="0in" draw:textarea-vertical-align="top" draw:textarea-horizontal-align="left" draw:fill="gradient" draw:fill-gradient-name="a1093"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gradient" draw:fill-gradient-name="a822" draw:stroke="none" draw:auto-grow-width="false" draw:auto-grow-height="false"/>
      <style:paragraph-properties style:font-independent-line-spacing="true" style:writing-mode="lr-tb"/>
    </style:style>
    <style:style style:family="graphic" style:name="a1097">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0">
      <style:graphic-properties fo:wrap-option="wrap" fo:padding-top="0in" fo:padding-bottom="0in" fo:padding-left="0in" fo:padding-right="0in" draw:textarea-vertical-align="top" draw:textarea-horizontal-align="left" draw:fill="gradient" draw:fill-gradient-name="a2149"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in" fo:padding-bottom="0in" fo:padding-left="0in" fo:padding-right="0in" draw:textarea-vertical-align="top" draw:textarea-horizontal-align="left" draw:fill="gradient" draw:fill-gradient-name="a826" draw:stroke="none" draw:auto-grow-width="false" draw:auto-grow-height="false"/>
      <style:paragraph-properties style:font-independent-line-spacing="true" style:writing-mode="lr-tb"/>
    </style:style>
    <style:style style:family="paragraph" style:name="a2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4">
      <style:graphic-properties fo:wrap-option="wrap" fo:padding-top="0in" fo:padding-bottom="0in" fo:padding-left="0in" fo:padding-right="0in" draw:textarea-vertical-align="top" draw:textarea-horizontal-align="left" draw:fill="gradient" draw:fill-gradient-name="a2153" draw:stroke="none" draw:auto-grow-width="false" draw:auto-grow-height="false"/>
      <style:paragraph-properties style:font-independent-line-spacing="true" style:writing-mode="lr-tb"/>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in" fo:padding-bottom="0in" fo:padding-left="0in" fo:padding-right="0in" draw:textarea-vertical-align="top" draw:textarea-horizontal-align="left" draw:fill="gradient" draw:fill-gradient-name="a1721" draw:stroke="none" draw:auto-grow-width="false" draw:auto-grow-height="false"/>
      <style:paragraph-properties style:font-independent-line-spacing="true" style:writing-mode="lr-tb"/>
    </style:style>
    <style:style style:family="graphic" style:name="a2158">
      <style:graphic-properties fo:wrap-option="wrap" fo:padding-top="0in" fo:padding-bottom="0in" fo:padding-left="0in" fo:padding-right="0in" draw:textarea-vertical-align="top" draw:textarea-horizontal-align="left" draw:fill="gradient" draw:fill-gradient-name="a2157"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1">
      <style:graphic-properties fo:wrap-option="wrap" fo:padding-top="0in" fo:padding-bottom="0in" fo:padding-left="0in" fo:padding-right="0in" draw:textarea-vertical-align="top" draw:textarea-horizontal-align="left" draw:fill="gradient" draw:fill-gradient-name="a3210" draw:stroke="none" draw:auto-grow-width="false" draw:auto-grow-height="false"/>
      <style:paragraph-properties style:font-independent-line-spacing="true" style:writing-mode="lr-tb"/>
    </style:style>
    <style:style style:family="text" style:name="a3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6">
      <style:graphic-properties fo:wrap-option="wrap" fo:padding-top="0in" fo:padding-bottom="0in" fo:padding-left="0in" fo:padding-right="0in" draw:textarea-vertical-align="top" draw:textarea-horizontal-align="left" draw:fill="gradient" draw:fill-gradient-name="a1725" draw:stroke="none" draw:auto-grow-width="false" draw:auto-grow-height="false"/>
      <style:paragraph-properties style:font-independent-line-spacing="true" style:writing-mode="lr-tb"/>
    </style:style>
    <style:style style:family="paragraph" style:name="a3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5">
      <style:graphic-properties fo:wrap-option="wrap" fo:padding-top="0in" fo:padding-bottom="0in" fo:padding-left="0in" fo:padding-right="0in" draw:textarea-vertical-align="top" draw:textarea-horizontal-align="left" draw:fill="gradient" draw:fill-gradient-name="a3214" draw:stroke="none" draw:auto-grow-width="false" draw:auto-grow-height="false"/>
      <style:paragraph-properties style:font-independent-line-spacing="true" style:writing-mode="lr-tb"/>
    </style:style>
    <style:style style:family="text" style:name="a3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9">
      <style:graphic-properties fo:wrap-option="wrap" fo:padding-top="0in" fo:padding-bottom="0in" fo:padding-left="0in" fo:padding-right="0in" draw:textarea-vertical-align="top" draw:textarea-horizontal-align="left" draw:fill="gradient" draw:fill-gradient-name="a3218" draw:stroke="none" draw:auto-grow-width="false" draw:auto-grow-height="false"/>
      <style:paragraph-properties style:font-independent-line-spacing="true" style:writing-mode="lr-tb"/>
    </style:style>
    <style:style style:family="graphic" style:name="a831">
      <style:graphic-properties fo:wrap-option="wrap" fo:padding-top="0in" fo:padding-bottom="0in" fo:padding-left="0in" fo:padding-right="0in" draw:textarea-vertical-align="top" draw:textarea-horizontal-align="left" draw:fill="gradient" draw:fill-gradient-name="a830"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gradient" draw:fill-gradient-name="a834" draw:stroke="none" draw:auto-grow-width="false" draw:auto-grow-height="false"/>
      <style:paragraph-properties style:font-independent-line-spacing="true" style:writing-mode="lr-tb"/>
    </style:style>
    <style:style style:family="paragraph" style:name="a2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graphic-properties fo:wrap-option="wrap" fo:padding-top="0in" fo:padding-bottom="0in" fo:padding-left="0in" fo:padding-right="0in" draw:textarea-vertical-align="top" draw:textarea-horizontal-align="left" draw:fill="gradient" draw:fill-gradient-name="a2161" draw:stroke="none" draw:auto-grow-width="false" draw:auto-grow-height="false"/>
      <style:paragraph-properties style:font-independent-line-spacing="true" style:writing-mode="lr-tb"/>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in" fo:padding-bottom="0in" fo:padding-left="0in" fo:padding-right="0in" draw:textarea-vertical-align="top" draw:textarea-horizontal-align="left" draw:fill="gradient" draw:fill-gradient-name="a838" draw:stroke="none" draw:auto-grow-width="false" draw:auto-grow-height="false"/>
      <style:paragraph-properties style:font-independent-line-spacing="true" style:writing-mode="lr-tb"/>
    </style:style>
    <style:style style:family="paragraph" style:name="a2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0">
      <style:graphic-properties fo:wrap-option="wrap" fo:padding-top="0in" fo:padding-bottom="0in" fo:padding-left="0in" fo:padding-right="0in" draw:textarea-vertical-align="top" draw:textarea-horizontal-align="left" draw:fill="gradient" draw:fill-gradient-name="a1729" draw:stroke="none" draw:auto-grow-width="false" draw:auto-grow-height="false"/>
      <style:paragraph-properties style:font-independent-line-spacing="true" style:writing-mode="lr-tb"/>
    </style:style>
    <style:style style:family="graphic" style:name="a2166">
      <style:graphic-properties fo:wrap-option="wrap" fo:padding-top="0in" fo:padding-bottom="0in" fo:padding-left="0in" fo:padding-right="0in" draw:textarea-vertical-align="top" draw:textarea-horizontal-align="left" draw:fill="gradient" draw:fill-gradient-name="a2165" draw:stroke="none" draw:auto-grow-width="false" draw:auto-grow-height="false"/>
      <style:paragraph-properties style:font-independent-line-spacing="true"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in" fo:padding-bottom="0in" fo:padding-left="0in" fo:padding-right="0in" draw:textarea-vertical-align="top" draw:textarea-horizontal-align="left" draw:fill="gradient" draw:fill-gradient-name="a1733" draw:stroke="none" draw:auto-grow-width="false" draw:auto-grow-height="false"/>
      <style:paragraph-properties style:font-independent-line-spacing="true" style:writing-mode="lr-tb"/>
    </style:style>
    <style:style style:family="paragraph" style:name="a3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3">
      <style:graphic-properties fo:wrap-option="wrap" fo:padding-top="0in" fo:padding-bottom="0in" fo:padding-left="0in" fo:padding-right="0in" draw:textarea-vertical-align="top" draw:textarea-horizontal-align="left" draw:fill="gradient" draw:fill-gradient-name="a3222" draw:stroke="none" draw:auto-grow-width="false" draw:auto-grow-height="false"/>
      <style:paragraph-properties style:font-independent-line-spacing="true" style:writing-mode="lr-tb"/>
    </style:style>
    <style:style style:family="text" style:name="a3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8">
      <style:graphic-properties fo:wrap-option="wrap" fo:padding-top="0in" fo:padding-bottom="0in" fo:padding-left="0in" fo:padding-right="0in" draw:textarea-vertical-align="top" draw:textarea-horizontal-align="left" draw:fill="gradient" draw:fill-gradient-name="a1737" draw:stroke="none" draw:auto-grow-width="false" draw:auto-grow-height="false"/>
      <style:paragraph-properties style:font-independent-line-spacing="true" style:writing-mode="lr-tb"/>
    </style:style>
    <style:style style:family="paragraph" style:name="a3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7">
      <style:graphic-properties fo:wrap-option="wrap" fo:padding-top="0in" fo:padding-bottom="0in" fo:padding-left="0in" fo:padding-right="0in" draw:textarea-vertical-align="top" draw:textarea-horizontal-align="left" draw:fill="gradient" draw:fill-gradient-name="a3226" draw:stroke="none" draw:auto-grow-width="false" draw:auto-grow-height="false"/>
      <style:paragraph-properties style:font-independent-line-spacing="true" style:writing-mode="lr-tb"/>
    </style:style>
    <style:style style:family="text" style:name="a3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in" fo:padding-bottom="0in" fo:padding-left="0in" fo:padding-right="0in" draw:textarea-vertical-align="top" draw:textarea-horizontal-align="left" draw:fill="gradient" draw:fill-gradient-name="a842"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0">
      <style:graphic-properties fo:wrap-option="wrap" fo:padding-top="0in" fo:padding-bottom="0in" fo:padding-left="0in" fo:padding-right="0in" draw:textarea-vertical-align="top" draw:textarea-horizontal-align="left" draw:fill="gradient" draw:fill-gradient-name="a2169" draw:stroke="none" draw:auto-grow-width="false" draw:auto-grow-height="false"/>
      <style:paragraph-properties style:font-independent-line-spacing="true" style:writing-mode="lr-tb"/>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drawing-page" style:name="a2172">
      <style:drawing-page-properties draw:fill="bitmap" draw:fill-image-name="a21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parent-style-name="Graphics">
      <style:graphic-properties draw:fill="none" fo:clip="rect(0in, 0in, 0in, 0in)" draw:stroke="none" draw:image-opacity="30%"/>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2">
      <style:graphic-properties fo:wrap-option="wrap" fo:padding-top="0in" fo:padding-bottom="0in" fo:padding-left="0in" fo:padding-right="0in" draw:textarea-vertical-align="top" draw:textarea-horizontal-align="left" draw:fill="gradient" draw:fill-gradient-name="a1741" draw:stroke="none" draw:auto-grow-width="false" draw:auto-grow-height="false"/>
      <style:paragraph-properties style:font-independent-line-spacing="true" style:writing-mode="lr-tb"/>
    </style:style>
    <style:style style:family="paragraph" style:name="a21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1">
      <style:graphic-properties fo:wrap-option="wrap" fo:padding-top="0in" fo:padding-bottom="0in" fo:padding-left="0in" fo:padding-right="0in" draw:textarea-vertical-align="top" draw:textarea-horizontal-align="left" draw:fill="gradient" draw:fill-gradient-name="a3230" draw:stroke="none" draw:auto-grow-width="false" draw:auto-grow-height="false"/>
      <style:paragraph-properties style:font-independent-line-spacing="true" style:writing-mode="lr-tb"/>
    </style:style>
    <style:style style:family="text" style:name="a3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6">
      <style:graphic-properties fo:wrap-option="wrap" fo:padding-top="0in" fo:padding-bottom="0in" fo:padding-left="0in" fo:padding-right="0in" draw:textarea-vertical-align="top" draw:textarea-horizontal-align="left" draw:fill="gradient" draw:fill-gradient-name="a1745" draw:stroke="none" draw:auto-grow-width="false" draw:auto-grow-height="false"/>
      <style:paragraph-properties style:font-independent-line-spacing="true" style:writing-mode="lr-tb"/>
    </style:style>
    <style:style style:family="paragraph" style:name="a3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5">
      <style:graphic-properties fo:wrap-option="wrap" fo:padding-top="0in" fo:padding-bottom="0in" fo:padding-left="0in" fo:padding-right="0in" draw:textarea-vertical-align="top" draw:textarea-horizontal-align="left" draw:fill="gradient" draw:fill-gradient-name="a3234" draw:stroke="none" draw:auto-grow-width="false" draw:auto-grow-height="false"/>
      <style:paragraph-properties style:font-independent-line-spacing="true" style:writing-mode="lr-tb"/>
    </style:style>
    <style:style style:family="paragraph" style:name="a2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2">
      <style:graphic-properties fo:wrap-option="wrap" fo:padding-top="0in" fo:padding-bottom="0in" fo:padding-left="0in" fo:padding-right="0in" draw:textarea-vertical-align="top" draw:textarea-horizontal-align="left" draw:fill="gradient" draw:fill-gradient-name="a2801" draw:stroke="none" draw:auto-grow-width="false" draw:auto-grow-height="false"/>
      <style:paragraph-properties style:font-independent-line-spacing="true" style:writing-mode="lr-tb"/>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39">
      <style:graphic-properties fo:wrap-option="wrap" fo:padding-top="0in" fo:padding-bottom="0in" fo:padding-left="0in" fo:padding-right="0in" draw:textarea-vertical-align="top" draw:textarea-horizontal-align="left" draw:fill="gradient" draw:fill-gradient-name="a3238" draw:stroke="none" draw:auto-grow-width="false" draw:auto-grow-height="false"/>
      <style:paragraph-properties style:font-independent-line-spacing="true" style:writing-mode="lr-tb"/>
    </style:style>
    <style:style style:family="paragraph" style:name="a2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6">
      <style:graphic-properties fo:wrap-option="wrap" fo:padding-top="0in" fo:padding-bottom="0in" fo:padding-left="0in" fo:padding-right="0in" draw:textarea-vertical-align="top" draw:textarea-horizontal-align="left" draw:fill="gradient" draw:fill-gradient-name="a2805" draw:stroke="none" draw:auto-grow-width="false" draw:auto-grow-height="false"/>
      <style:paragraph-properties style:font-independent-line-spacing="true" style:writing-mode="lr-tb"/>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top" draw:textarea-horizontal-align="left" draw:fill="gradient" draw:fill-gradient-name="a854" draw:stroke="none" draw:auto-grow-width="false" draw:auto-grow-height="false"/>
      <style:paragraph-properties style:font-independent-line-spacing="true" style:writing-mode="lr-tb"/>
    </style:style>
    <style:style style:family="presentation" style:name="a2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gradient" draw:fill-gradient-name="a858" draw:stroke="none" draw:auto-grow-width="false" draw:auto-grow-height="false"/>
      <style:paragraph-properties style:font-independent-line-spacing="true" style:writing-mode="lr-tb"/>
    </style:style>
    <style:style style:family="presentation" style:name="a21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0">
      <style:graphic-properties fo:wrap-option="wrap" fo:padding-top="0in" fo:padding-bottom="0in" fo:padding-left="0in" fo:padding-right="0in" draw:textarea-vertical-align="top" draw:textarea-horizontal-align="left" draw:fill="gradient" draw:fill-gradient-name="a1749"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4">
      <style:graphic-properties fo:wrap-option="wrap" fo:padding-top="0in" fo:padding-bottom="0in" fo:padding-left="0in" fo:padding-right="0in" draw:textarea-vertical-align="top" draw:textarea-horizontal-align="left" draw:fill="gradient" draw:fill-gradient-name="a1753" draw:stroke="none" draw:auto-grow-width="false" draw:auto-grow-height="false"/>
      <style:paragraph-properties style:font-independent-line-spacing="true" style:writing-mode="lr-tb"/>
    </style:style>
    <style:style style:family="paragraph" style:name="a3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3">
      <style:graphic-properties fo:wrap-option="wrap" fo:padding-top="0in" fo:padding-bottom="0in" fo:padding-left="0in" fo:padding-right="0in" draw:textarea-vertical-align="top" draw:textarea-horizontal-align="left" draw:fill="gradient" draw:fill-gradient-name="a3242" draw:stroke="none" draw:auto-grow-width="false" draw:auto-grow-height="false"/>
      <style:paragraph-properties style:font-independent-line-spacing="true" style:writing-mode="lr-tb"/>
    </style:style>
    <style:style style:family="text" style:name="a3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gradient" draw:fill-gradient-name="a1757" draw:stroke="none" draw:auto-grow-width="false" draw:auto-grow-height="false"/>
      <style:paragraph-properties style:font-independent-line-spacing="true" style:writing-mode="lr-tb"/>
    </style:style>
    <style:style style:family="paragraph" style:name="a3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0">
      <style:graphic-properties fo:wrap-option="wrap" fo:padding-top="0in" fo:padding-bottom="0in" fo:padding-left="0in" fo:padding-right="0in" draw:textarea-vertical-align="top" draw:textarea-horizontal-align="left" draw:fill="gradient" draw:fill-gradient-name="a2809" draw:stroke="none" draw:auto-grow-width="false" draw:auto-grow-height="false"/>
      <style:paragraph-properties style:font-independent-line-spacing="true" style:writing-mode="lr-tb"/>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47">
      <style:graphic-properties fo:wrap-option="wrap" fo:padding-top="0in" fo:padding-bottom="0in" fo:padding-left="0in" fo:padding-right="0in" draw:textarea-vertical-align="top" draw:textarea-horizontal-align="left" draw:fill="gradient" draw:fill-gradient-name="a3246" draw:stroke="none" draw:auto-grow-width="false" draw:auto-grow-height="false"/>
      <style:paragraph-properties style:font-independent-line-spacing="true" style:writing-mode="lr-tb"/>
    </style:style>
    <style:style style:family="paragraph" style:name="a2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4">
      <style:graphic-properties fo:wrap-option="wrap" fo:padding-top="0in" fo:padding-bottom="0in" fo:padding-left="0in" fo:padding-right="0in" draw:textarea-vertical-align="top" draw:textarea-horizontal-align="left" draw:fill="gradient" draw:fill-gradient-name="a2813" draw:stroke="none" draw:auto-grow-width="false" draw:auto-grow-height="false"/>
      <style:paragraph-properties style:font-independent-line-spacing="true" style:writing-mode="lr-tb"/>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8">
      <style:graphic-properties fo:wrap-option="wrap" fo:padding-top="0in" fo:padding-bottom="0in" fo:padding-left="0in" fo:padding-right="0in" draw:textarea-vertical-align="top" draw:textarea-horizontal-align="left" draw:fill="gradient" draw:fill-gradient-name="a2817" draw:stroke="none" draw:auto-grow-width="false" draw:auto-grow-height="false"/>
      <style:paragraph-properties style:font-independent-line-spacing="true" style:writing-mode="lr-tb"/>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gradient" draw:fill-gradient-name="a862"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7">
      <style:graphic-properties fo:wrap-option="wrap" fo:padding-top="0in" fo:padding-bottom="0in" fo:padding-left="0in" fo:padding-right="0in" draw:textarea-vertical-align="top" draw:textarea-horizontal-align="left" draw:fill="gradient" draw:fill-gradient-name="a866" draw:stroke="none" draw:auto-grow-width="false" draw:auto-grow-height="false"/>
      <style:paragraph-properties style:font-independent-line-spacing="true" style:writing-mode="lr-tb"/>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5">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62">
      <style:graphic-properties fo:wrap-option="wrap" fo:padding-top="0in" fo:padding-bottom="0in" fo:padding-left="0in" fo:padding-right="0in" draw:textarea-vertical-align="top" draw:textarea-horizontal-align="left" draw:fill="gradient" draw:fill-gradient-name="a1761" draw:stroke="none" draw:auto-grow-width="false" draw:auto-grow-height="false"/>
      <style:paragraph-properties style:font-independent-line-spacing="true" style:writing-mode="lr-tb"/>
    </style:style>
    <style:style style:family="text" style:name="a2198">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1">
      <style:graphic-properties fo:wrap-option="wrap" fo:padding-top="0in" fo:padding-bottom="0in" fo:padding-left="0in" fo:padding-right="0in" draw:textarea-vertical-align="top" draw:textarea-horizontal-align="left" draw:fill="gradient" draw:fill-gradient-name="a3250" draw:stroke="none" draw:auto-grow-width="false" draw:auto-grow-height="false"/>
      <style:paragraph-properties style:font-independent-line-spacing="true" style:writing-mode="lr-tb"/>
    </style:style>
    <style:style style:family="text" style:name="a3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6">
      <style:graphic-properties fo:wrap-option="wrap" fo:padding-top="0in" fo:padding-bottom="0in" fo:padding-left="0in" fo:padding-right="0in" draw:textarea-vertical-align="top" draw:textarea-horizontal-align="left" draw:fill="gradient" draw:fill-gradient-name="a1765" draw:stroke="none" draw:auto-grow-width="false" draw:auto-grow-height="false"/>
      <style:paragraph-properties style:font-independent-line-spacing="true" style:writing-mode="lr-tb"/>
    </style:style>
    <style:style style:family="paragraph" style:name="a3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5">
      <style:graphic-properties fo:wrap-option="wrap" fo:padding-top="0in" fo:padding-bottom="0in" fo:padding-left="0in" fo:padding-right="0in" draw:textarea-vertical-align="top" draw:textarea-horizontal-align="left" draw:fill="gradient" draw:fill-gradient-name="a3254" draw:stroke="none" draw:auto-grow-width="false" draw:auto-grow-height="false"/>
      <style:paragraph-properties style:font-independent-line-spacing="true" style:writing-mode="lr-tb"/>
    </style:style>
    <style:style style:family="paragraph" style:name="a2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2">
      <style:graphic-properties fo:wrap-option="wrap" fo:padding-top="0in" fo:padding-bottom="0in" fo:padding-left="0in" fo:padding-right="0in" draw:textarea-vertical-align="top" draw:textarea-horizontal-align="left" draw:fill="gradient" draw:fill-gradient-name="a2821" draw:stroke="none" draw:auto-grow-width="false" draw:auto-grow-height="false"/>
      <style:paragraph-properties style:font-independent-line-spacing="true" style:writing-mode="lr-tb"/>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6">
      <style:graphic-properties fo:wrap-option="wrap" fo:padding-top="0in" fo:padding-bottom="0in" fo:padding-left="0in" fo:padding-right="0in" draw:textarea-vertical-align="top" draw:textarea-horizontal-align="left" draw:fill="gradient" draw:fill-gradient-name="a2825" draw:stroke="none" draw:auto-grow-width="false" draw:auto-grow-height="false"/>
      <style:paragraph-properties style:font-independent-line-spacing="true" style:writing-mode="lr-tb"/>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in" fo:padding-bottom="0in" fo:padding-left="0in" fo:padding-right="0in" draw:textarea-vertical-align="top" draw:textarea-horizontal-align="left" draw:fill="gradient" draw:fill-gradient-name="a870"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top" draw:textarea-horizontal-align="left" draw:fill="gradient" draw:fill-gradient-name="a874"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in" fo:padding-bottom="0in" fo:padding-left="0in" fo:padding-right="0in" draw:textarea-vertical-align="top" draw:textarea-horizontal-align="left" draw:fill="gradient" draw:fill-gradient-name="a878" draw:stroke="none" draw:auto-grow-width="false" draw:auto-grow-height="false"/>
      <style:paragraph-properties style:font-independent-line-spacing="true" style:writing-mode="lr-tb"/>
    </style:style>
    <style:style style:family="graphic" style:name="a1770">
      <style:graphic-properties fo:wrap-option="wrap" fo:padding-top="0in" fo:padding-bottom="0in" fo:padding-left="0in" fo:padding-right="0in" draw:textarea-vertical-align="top" draw:textarea-horizontal-align="left" draw:fill="gradient" draw:fill-gradient-name="a1769"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in" fo:padding-bottom="0in" fo:padding-left="0in" fo:padding-right="0in" draw:textarea-vertical-align="top" draw:textarea-horizontal-align="left" draw:fill="gradient" draw:fill-gradient-name="a1776" draw:stroke="none" draw:auto-grow-width="false" draw:auto-grow-height="false"/>
      <style:paragraph-properties style:font-independent-line-spacing="true" style:writing-mode="lr-tb"/>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0">
      <style:graphic-properties fo:wrap-option="wrap" fo:padding-top="0in" fo:padding-bottom="0in" fo:padding-left="0in" fo:padding-right="0in" draw:textarea-vertical-align="top" draw:textarea-horizontal-align="left" draw:fill="gradient" draw:fill-gradient-name="a2829" draw:stroke="none" draw:auto-grow-width="false" draw:auto-grow-height="false"/>
      <style:paragraph-properties style:font-independent-line-spacing="true" style:writing-mode="lr-tb"/>
    </style:style>
    <style:style style:family="text" style:name="a2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4">
      <style:graphic-properties fo:wrap-option="wrap" fo:padding-top="0in" fo:padding-bottom="0in" fo:padding-left="0in" fo:padding-right="0in" draw:textarea-vertical-align="top" draw:textarea-horizontal-align="left" draw:fill="gradient" draw:fill-gradient-name="a2833" draw:stroke="none" draw:auto-grow-width="false" draw:auto-grow-height="false"/>
      <style:paragraph-properties style:font-independent-line-spacing="true" style:writing-mode="lr-tb"/>
    </style:style>
    <style:style style:family="text" style:name="a2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7">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in" fo:padding-bottom="0in" fo:padding-left="0in" fo:padding-right="0in" draw:textarea-vertical-align="top" draw:textarea-horizontal-align="left" draw:fill="gradient" draw:fill-gradient-name="a882"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in" fo:padding-bottom="0in" fo:padding-left="0in" fo:padding-right="0in" draw:textarea-vertical-align="top" draw:textarea-horizontal-align="left" draw:fill="gradient" draw:fill-gradient-name="a886"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in" fo:padding-bottom="0in" fo:padding-left="0in" fo:padding-right="0in" draw:textarea-vertical-align="top" draw:textarea-horizontal-align="left" draw:fill="gradient" draw:fill-gradient-name="a1780" draw:stroke="none" draw:auto-grow-width="false" draw:auto-grow-height="false"/>
      <style:paragraph-properties style:font-independent-line-spacing="tru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gradient" draw:fill-gradient-name="a1784" draw:stroke="none" draw:auto-grow-width="false" draw:auto-grow-height="false"/>
      <style:paragraph-properties style:font-independent-line-spacing="true" style:writing-mode="lr-tb"/>
    </style:style>
    <style:style style:family="paragraph" style:name="a6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9">
      <style:graphic-properties fo:wrap-option="wrap" fo:padding-top="0in" fo:padding-bottom="0in" fo:padding-left="0in" fo:padding-right="0in" draw:textarea-vertical-align="top" draw:textarea-horizontal-align="left" draw:fill="gradient" draw:fill-gradient-name="a1788" draw:stroke="none" draw:auto-grow-width="false" draw:auto-grow-height="false"/>
      <style:paragraph-properties style:font-independent-line-spacing="true" style:writing-mode="lr-tb"/>
    </style:style>
    <style:style style:family="graphic" style:name="a2841">
      <style:graphic-properties fo:wrap-option="wrap" fo:padding-top="0in" fo:padding-bottom="0in" fo:padding-left="0in" fo:padding-right="0in" draw:textarea-vertical-align="top" draw:textarea-horizontal-align="left" draw:fill="gradient" draw:fill-gradient-name="a284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5">
      <style:graphic-properties fo:wrap-option="wrap" fo:padding-top="0in" fo:padding-bottom="0in" fo:padding-left="0in" fo:padding-right="0in" draw:textarea-vertical-align="top" draw:textarea-horizontal-align="left" draw:fill="gradient" draw:fill-gradient-name="a2844" draw:stroke="none" draw:auto-grow-width="false" draw:auto-grow-height="fals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9">
      <style:graphic-properties fo:wrap-option="wrap" fo:padding-top="0in" fo:padding-bottom="0in" fo:padding-left="0in" fo:padding-right="0in" draw:textarea-vertical-align="top" draw:textarea-horizontal-align="left" draw:fill="gradient" draw:fill-gradient-name="a2848" draw:stroke="none" draw:auto-grow-width="false" draw:auto-grow-height="false"/>
      <style:paragraph-properties style:font-independent-line-spacing="true" style:writing-mode="lr-tb"/>
    </style:style>
    <style:style style:family="presentation" style:name="a1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gradient" draw:fill-gradient-name="a890" draw:stroke="none" draw:auto-grow-width="false" draw:auto-grow-height="false"/>
      <style:paragraph-properties style:font-independent-line-spacing="true" style:writing-mode="lr-tb"/>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1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gradient" draw:fill-gradient-name="a897"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in" fo:padding-bottom="0in" fo:padding-left="0in" fo:padding-right="0in" draw:textarea-vertical-align="top" draw:textarea-horizontal-align="left" draw:fill="gradient" draw:fill-gradient-name="a1792"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fo:wrap-option="wrap" fo:padding-top="0in" fo:padding-bottom="0in" fo:padding-left="0in" fo:padding-right="0in" draw:textarea-vertical-align="top" draw:textarea-horizontal-align="left" draw:fill="gradient" draw:fill-gradient-name="a1796" draw:stroke="none" draw:auto-grow-width="false" draw:auto-grow-height="fals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gradient" draw:fill-gradient-name="a615" draw:stroke="none" draw:auto-grow-width="false" draw:auto-grow-height="false"/>
      <style:paragraph-properties style:font-independent-line-spacing="true" style:writing-mode="lr-tb"/>
    </style:style>
    <style:style style:family="graphic" style:name="a2853">
      <style:graphic-properties fo:wrap-option="wrap" fo:padding-top="0in" fo:padding-bottom="0in" fo:padding-left="0in" fo:padding-right="0in" draw:textarea-vertical-align="top" draw:textarea-horizontal-align="left" draw:fill="gradient" draw:fill-gradient-name="a2852"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7">
      <style:graphic-properties fo:wrap-option="wrap" fo:padding-top="0in" fo:padding-bottom="0in" fo:padding-left="0in" fo:padding-right="0in" draw:textarea-vertical-align="top" draw:textarea-horizontal-align="left" draw:fill="gradient" draw:fill-gradient-name="a2856" draw:stroke="none" draw:auto-grow-width="false" draw:auto-grow-height="false"/>
      <style:paragraph-properties style:font-independent-line-spacing="true" style:writing-mode="lr-tb"/>
    </style:style>
    <style:style style:family="presentation" style:name="a1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1">
      <style:graphic-properties fo:wrap-option="wrap" fo:padding-top="0in" fo:padding-bottom="0in" fo:padding-left="0in" fo:padding-right="0in" draw:textarea-vertical-align="top" draw:textarea-horizontal-align="left" draw:fill="gradient" draw:fill-gradient-name="a3000" draw:stroke="none" draw:auto-grow-width="false" draw:auto-grow-height="false"/>
      <style:paragraph-properties style:font-independent-line-spacing="true" style:writing-mode="lr-tb"/>
    </style:style>
    <style:style style:family="paragraph" style:name="a1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5">
      <style:graphic-properties fo:wrap-option="wrap" fo:padding-top="0in" fo:padding-bottom="0in" fo:padding-left="0in" fo:padding-right="0in" draw:textarea-vertical-align="top" draw:textarea-horizontal-align="left" draw:fill="gradient" draw:fill-gradient-name="a3004" draw:stroke="none" draw:auto-grow-width="false" draw:auto-grow-height="false"/>
      <style:paragraph-properties style:font-independent-line-spacing="true" style:writing-mode="lr-tb"/>
    </style:style>
    <style:style style:family="text" style:name="a3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9">
      <style:graphic-properties fo:wrap-option="wrap" fo:padding-top="0in" fo:padding-bottom="0in" fo:padding-left="0in" fo:padding-right="0in" draw:textarea-vertical-align="top" draw:textarea-horizontal-align="left" draw:fill="gradient" draw:fill-gradient-name="a3008" draw:stroke="none" draw:auto-grow-width="false" draw:auto-grow-height="false"/>
      <style:paragraph-properties style:font-independent-line-spacing="true" style:writing-mode="lr-tb"/>
    </style:style>
    <style:style style:family="graphic" style:name="a620">
      <style:graphic-properties fo:wrap-option="wrap" fo:padding-top="0in" fo:padding-bottom="0in" fo:padding-left="0in" fo:padding-right="0in" draw:textarea-vertical-align="top" draw:textarea-horizontal-align="left" draw:fill="gradient" draw:fill-gradient-name="a619"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gradient" draw:fill-gradient-name="a623" draw:stroke="none" draw:auto-grow-width="false" draw:auto-grow-height="false"/>
      <style:paragraph-properties style:font-independent-line-spacing="true" style:writing-mode="lr-tb"/>
    </style:style>
    <style:style style:family="graphic" style:name="a2861">
      <style:graphic-properties fo:wrap-option="wrap" fo:padding-top="0in" fo:padding-bottom="0in" fo:padding-left="0in" fo:padding-right="0in" draw:textarea-vertical-align="top" draw:textarea-horizontal-align="left" draw:fill="gradient" draw:fill-gradient-name="a286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gradient" draw:fill-gradient-name="a627" draw:stroke="none" draw:auto-grow-width="false" draw:auto-grow-height="false"/>
      <style:paragraph-properties style:font-independent-line-spacing="true" style:writing-mode="lr-tb"/>
    </style:style>
    <style:style style:family="graphic" style:name="a2865">
      <style:graphic-properties fo:wrap-option="wrap" fo:padding-top="0in" fo:padding-bottom="0in" fo:padding-left="0in" fo:padding-right="0in" draw:textarea-vertical-align="top" draw:textarea-horizontal-align="left" draw:fill="gradient" draw:fill-gradient-name="a2864"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in" fo:padding-bottom="0in" fo:padding-left="0in" fo:padding-right="0in" draw:textarea-vertical-align="top" draw:textarea-horizontal-align="left" draw:fill="gradient" draw:fill-gradient-name="a1519" draw:stroke="none"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69">
      <style:graphic-properties fo:wrap-option="wrap" fo:padding-top="0in" fo:padding-bottom="0in" fo:padding-left="0in" fo:padding-right="0in" draw:textarea-vertical-align="top" draw:textarea-horizontal-align="left" draw:fill="gradient" draw:fill-gradient-name="a2868" draw:stroke="none" draw:auto-grow-width="false" draw:auto-grow-height="false"/>
      <style:paragraph-properties style:font-independent-line-spacing="true" style:writing-mode="lr-tb"/>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fo:wrap-option="wrap" fo:padding-top="0in" fo:padding-bottom="0in" fo:padding-left="0in" fo:padding-right="0in" draw:textarea-vertical-align="top" draw:textarea-horizontal-align="left" draw:fill="gradient" draw:fill-gradient-name="a1523" draw:stroke="none" draw:auto-grow-width="false" draw:auto-grow-height="false"/>
      <style:paragraph-properties style:font-independent-line-spacing="true" style:writing-mode="lr-tb"/>
    </style:style>
    <style:style style:family="paragraph" style:name="a3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3">
      <style:graphic-properties fo:wrap-option="wrap" fo:padding-top="0in" fo:padding-bottom="0in" fo:padding-left="0in" fo:padding-right="0in" draw:textarea-vertical-align="top" draw:textarea-horizontal-align="left" draw:fill="gradient" draw:fill-gradient-name="a3012" draw:stroke="none" draw:auto-grow-width="false" draw:auto-grow-height="false"/>
      <style:paragraph-properties style:font-independent-line-spacing="true" style:writing-mode="lr-tb"/>
    </style:style>
    <style:style style:family="text" style:name="a3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8">
      <style:graphic-properties fo:wrap-option="wrap" fo:padding-top="0in" fo:padding-bottom="0in" fo:padding-left="0in" fo:padding-right="0in" draw:textarea-vertical-align="top" draw:textarea-horizontal-align="left" draw:fill="gradient" draw:fill-gradient-name="a1527" draw:stroke="none" draw:auto-grow-width="false" draw:auto-grow-height="false"/>
      <style:paragraph-properties style:font-independent-line-spacing="true" style:writing-mode="lr-tb"/>
    </style:style>
    <style:style style:family="paragraph" style:name="a3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6">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3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gradient" draw:fill-gradient-name="a631"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gradient" draw:fill-gradient-name="a635" draw:stroke="none" draw:auto-grow-width="false" draw:auto-grow-height="false"/>
      <style:paragraph-properties style:font-independent-line-spacing="true" style:writing-mode="lr-tb"/>
    </style:style>
    <style:style style:family="graphic" style:name="a2873">
      <style:graphic-properties fo:wrap-option="wrap" fo:padding-top="0in" fo:padding-bottom="0in" fo:padding-left="0in" fo:padding-right="0in" draw:textarea-vertical-align="top" draw:textarea-horizontal-align="left" draw:fill="gradient" draw:fill-gradient-name="a2872"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7">
      <style:graphic-properties fo:wrap-option="wrap" fo:padding-top="0in" fo:padding-bottom="0in" fo:padding-left="0in" fo:padding-right="0in" draw:textarea-vertical-align="top" draw:textarea-horizontal-align="left" draw:fill="gradient" draw:fill-gradient-name="a2876"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in" fo:padding-bottom="0in" fo:padding-left="0in" fo:padding-right="0in" draw:textarea-vertical-align="top" draw:textarea-horizontal-align="left" draw:fill="gradient" draw:fill-gradient-name="a1531"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0">
      <style:graphic-properties fo:wrap-option="wrap" fo:padding-top="0in" fo:padding-bottom="0in" fo:padding-left="0in" fo:padding-right="0in" draw:textarea-vertical-align="top" draw:textarea-horizontal-align="left" draw:fill="gradient" draw:fill-gradient-name="a3019" draw:stroke="none" draw:auto-grow-width="false" draw:auto-grow-height="false"/>
      <style:paragraph-properties style:font-independent-line-spacing="true" style:writing-mode="lr-tb"/>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in" fo:padding-bottom="0in" fo:padding-left="0in" fo:padding-right="0in" draw:textarea-vertical-align="top" draw:textarea-horizontal-align="left" draw:fill="gradient" draw:fill-gradient-name="a1535" draw:stroke="none"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4">
      <style:graphic-properties fo:wrap-option="wrap" fo:padding-top="0in" fo:padding-bottom="0in" fo:padding-left="0in" fo:padding-right="0in" draw:textarea-vertical-align="top" draw:textarea-horizontal-align="left" draw:fill="gradient" draw:fill-gradient-name="a3023"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8">
      <style:graphic-properties fo:wrap-option="wrap" fo:padding-top="0in" fo:padding-bottom="0in" fo:padding-left="0in" fo:padding-right="0in" draw:textarea-vertical-align="top" draw:textarea-horizontal-align="left" draw:fill="gradient" draw:fill-gradient-name="a3027" draw:stroke="none" draw:auto-grow-width="false" draw:auto-grow-height="false"/>
      <style:paragraph-properties style:font-independent-line-spacing="true" style:writing-mode="lr-tb"/>
    </style:style>
    <style:style style:family="text" style:name="a3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in" fo:padding-bottom="0in" fo:padding-left="0in" fo:padding-right="0in" draw:textarea-vertical-align="top" draw:textarea-horizontal-align="left" draw:fill="gradient" draw:fill-gradient-name="a639"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gradient" draw:fill-gradient-name="a643" draw:stroke="none" draw:auto-grow-width="false" draw:auto-grow-height="false"/>
      <style:paragraph-properties style:font-independent-line-spacing="true" style:writing-mode="lr-tb"/>
    </style:style>
    <style:style style:family="graphic" style:name="a2881">
      <style:graphic-properties fo:wrap-option="wrap" fo:padding-top="0in" fo:padding-bottom="0in" fo:padding-left="0in" fo:padding-right="0in" draw:textarea-vertical-align="top" draw:textarea-horizontal-align="left" draw:fill="gradient" draw:fill-gradient-name="a288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gradient" draw:fill-gradient-name="a647" draw:stroke="none" draw:auto-grow-width="false" draw:auto-grow-height="false"/>
      <style:paragraph-properties style:font-independent-line-spacing="true" style:writing-mode="lr-tb"/>
    </style:style>
    <style:style style:family="graphic" style:name="a2885">
      <style:graphic-properties fo:wrap-option="wrap" fo:padding-top="0in" fo:padding-bottom="0in" fo:padding-left="0in" fo:padding-right="0in" draw:textarea-vertical-align="top" draw:textarea-horizontal-align="left" draw:fill="gradient" draw:fill-gradient-name="a2884"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0">
      <style:graphic-properties fo:wrap-option="wrap" fo:padding-top="0in" fo:padding-bottom="0in" fo:padding-left="0in" fo:padding-right="0in" draw:textarea-vertical-align="top" draw:textarea-horizontal-align="left" draw:fill="gradient" draw:fill-gradient-name="a1539"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9">
      <style:graphic-properties fo:wrap-option="wrap" fo:padding-top="0in" fo:padding-bottom="0in" fo:padding-left="0in" fo:padding-right="0in" draw:textarea-vertical-align="top" draw:textarea-horizontal-align="left" draw:fill="gradient" draw:fill-gradient-name="a2888" draw:stroke="none" draw:auto-grow-width="false" draw:auto-grow-height="false"/>
      <style:paragraph-properties style:font-independent-line-spacing="true" style:writing-mode="lr-tb"/>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in" fo:padding-bottom="0in" fo:padding-left="0in" fo:padding-right="0in" draw:textarea-vertical-align="top" draw:textarea-horizontal-align="left" draw:fill="gradient" draw:fill-gradient-name="a1543"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2">
      <style:graphic-properties fo:wrap-option="wrap" fo:padding-top="0in" fo:padding-bottom="0in" fo:padding-left="0in" fo:padding-right="0in" draw:textarea-vertical-align="top" draw:textarea-horizontal-align="left" draw:fill="gradient" draw:fill-gradient-name="a3031" draw:stroke="none" draw:auto-grow-width="false" draw:auto-grow-height="false"/>
      <style:paragraph-properties style:font-independent-line-spacing="true" style:writing-mode="lr-tb"/>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in" fo:padding-bottom="0in" fo:padding-left="0in" fo:padding-right="0in" draw:textarea-vertical-align="top" draw:textarea-horizontal-align="left" draw:fill="gradient" draw:fill-gradient-name="a1547" draw:stroke="none" draw:auto-grow-width="false" draw:auto-grow-height="fals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6">
      <style:graphic-properties fo:wrap-option="wrap" fo:padding-top="0in" fo:padding-bottom="0in" fo:padding-left="0in" fo:padding-right="0in" draw:textarea-vertical-align="top" draw:textarea-horizontal-align="left" draw:fill="gradient" draw:fill-gradient-name="a3035" draw:stroke="none" draw:auto-grow-width="false" draw:auto-grow-height="false"/>
      <style:paragraph-properties style:font-independent-line-spacing="true" style:writing-mode="lr-tb"/>
    </style:style>
    <style:style style:family="paragraph" style:name="a2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2">
      <style:graphic-properties fo:wrap-option="wrap" fo:padding-top="0in" fo:padding-bottom="0in" fo:padding-left="0in" fo:padding-right="0in" draw:textarea-vertical-align="top" draw:textarea-horizontal-align="left" draw:fill="gradient" draw:fill-gradient-name="a2601" draw:stroke="none" draw:auto-grow-width="false" draw:auto-grow-height="false"/>
      <style:paragraph-properties style:font-independent-line-spacing="true" style:writing-mode="lr-tb"/>
    </style:style>
    <style:style style:family="paragraph" style:name="a3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6">
      <style:graphic-properties fo:wrap-option="wrap" fo:padding-top="0in" fo:padding-bottom="0in" fo:padding-left="0in" fo:padding-right="0in" draw:textarea-vertical-align="top" draw:textarea-horizontal-align="left" draw:fill="gradient" draw:fill-gradient-name="a2605" draw:stroke="none" draw:auto-grow-width="false" draw:auto-grow-height="false"/>
      <style:paragraph-properties style:font-independent-line-spacing="true" style:writing-mode="lr-tb"/>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top" draw:textarea-horizontal-align="left" draw:fill="gradient" draw:fill-gradient-name="a651"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gradient" draw:fill-gradient-name="a655" draw:stroke="none" draw:auto-grow-width="false" draw:auto-grow-height="false"/>
      <style:paragraph-properties style:font-independent-line-spacing="true" style:writing-mode="lr-tb"/>
    </style:style>
    <style:style style:family="graphic" style:name="a2893">
      <style:graphic-properties fo:wrap-option="wrap" fo:padding-top="0in" fo:padding-bottom="0in" fo:padding-left="0in" fo:padding-right="0in" draw:textarea-vertical-align="top" draw:textarea-horizontal-align="left" draw:fill="gradient" draw:fill-gradient-name="a2892"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7">
      <style:graphic-properties fo:wrap-option="wrap" fo:padding-top="0in" fo:padding-bottom="0in" fo:padding-left="0in" fo:padding-right="0in" draw:textarea-vertical-align="top" draw:textarea-horizontal-align="left" draw:fill="gradient" draw:fill-gradient-name="a2896"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9">
      <style:drawing-page-properties draw:fill="bitmap" draw:fill-image-name="a28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52">
      <style:graphic-properties fo:wrap-option="wrap" fo:padding-top="0in" fo:padding-bottom="0in" fo:padding-left="0in" fo:padding-right="0in" draw:textarea-vertical-align="top" draw:textarea-horizontal-align="left" draw:fill="gradient" draw:fill-gradient-name="a1551" draw:stroke="none"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0">
      <style:graphic-properties fo:wrap-option="wrap" fo:padding-top="0in" fo:padding-bottom="0in" fo:padding-left="0in" fo:padding-right="0in" draw:textarea-vertical-align="top" draw:textarea-horizontal-align="left" draw:fill="gradient" draw:fill-gradient-name="a3039" draw:stroke="none" draw:auto-grow-width="false" draw:auto-grow-height="false"/>
      <style:paragraph-properties style:font-independent-line-spacing="true" style:writing-mode="lr-tb"/>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in" fo:padding-bottom="0in" fo:padding-left="0in" fo:padding-right="0in" draw:textarea-vertical-align="top" draw:textarea-horizontal-align="left" draw:fill="gradient" draw:fill-gradient-name="a1555"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4">
      <style:graphic-properties fo:wrap-option="wrap" fo:padding-top="0in" fo:padding-bottom="0in" fo:padding-left="0in" fo:padding-right="0in" draw:textarea-vertical-align="top" draw:textarea-horizontal-align="left" draw:fill="gradient" draw:fill-gradient-name="a3043" draw:stroke="none" draw:auto-grow-width="false" draw:auto-grow-height="false"/>
      <style:paragraph-properties style:font-independent-line-spacing="true" style:writing-mode="lr-tb"/>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0">
      <style:graphic-properties fo:wrap-option="wrap" fo:padding-top="0in" fo:padding-bottom="0in" fo:padding-left="0in" fo:padding-right="0in" draw:textarea-vertical-align="top" draw:textarea-horizontal-align="left" draw:fill="gradient" draw:fill-gradient-name="a2609" draw:stroke="none" draw:auto-grow-width="false" draw:auto-grow-height="false"/>
      <style:paragraph-properties style:font-independent-line-spacing="true" style:writing-mode="lr-tb"/>
    </style:style>
    <style:style style:family="paragraph" style:name="a3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8">
      <style:graphic-properties fo:wrap-option="wrap" fo:padding-top="0in" fo:padding-bottom="0in" fo:padding-left="0in" fo:padding-right="0in" draw:textarea-vertical-align="top" draw:textarea-horizontal-align="left" draw:fill="gradient" draw:fill-gradient-name="a3047" draw:stroke="none" draw:auto-grow-width="false" draw:auto-grow-height="false"/>
      <style:paragraph-properties style:font-independent-line-spacing="true" style:writing-mode="lr-tb"/>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4">
      <style:graphic-properties fo:wrap-option="wrap" fo:padding-top="0in" fo:padding-bottom="0in" fo:padding-left="0in" fo:padding-right="0in" draw:textarea-vertical-align="top" draw:textarea-horizontal-align="left" draw:fill="gradient" draw:fill-gradient-name="a2613" draw:stroke="none" draw:auto-grow-width="false" draw:auto-grow-height="false"/>
      <style:paragraph-properties style:font-independent-line-spacing="true" style:writing-mode="lr-tb"/>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8">
      <style:graphic-properties fo:wrap-option="wrap" fo:padding-top="0in" fo:padding-bottom="0in" fo:padding-left="0in" fo:padding-right="0in" draw:textarea-vertical-align="top" draw:textarea-horizontal-align="left" draw:fill="gradient" draw:fill-gradient-name="a2617" draw:stroke="none" draw:auto-grow-width="false" draw:auto-grow-height="false"/>
      <style:paragraph-properties style:font-independent-line-spacing="true" style:writing-mode="lr-tb"/>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gradient" draw:fill-gradient-name="a659"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gradient" draw:fill-gradient-name="a663"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gradient" draw:fill-gradient-name="a667"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gradient" draw:fill-gradient-name="a1559" draw:stroke="none"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in" fo:padding-bottom="0in" fo:padding-left="0in" fo:padding-right="0in" draw:textarea-vertical-align="top" draw:textarea-horizontal-align="left" draw:fill="gradient" draw:fill-gradient-name="a1563"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2">
      <style:graphic-properties fo:wrap-option="wrap" fo:padding-top="0in" fo:padding-bottom="0in" fo:padding-left="0in" fo:padding-right="0in" draw:textarea-vertical-align="top" draw:textarea-horizontal-align="left" draw:fill="gradient" draw:fill-gradient-name="a3051" draw:stroke="none" draw:auto-grow-width="false" draw:auto-grow-height="false"/>
      <style:paragraph-properties style:font-independent-line-spacing="true" style:writing-mode="lr-tb"/>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in" fo:padding-bottom="0in" fo:padding-left="0in" fo:padding-right="0in" draw:textarea-vertical-align="top" draw:textarea-horizontal-align="left" draw:fill="gradient" draw:fill-gradient-name="a1567" draw:stroke="none"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6">
      <style:graphic-properties fo:wrap-option="wrap" fo:padding-top="0in" fo:padding-bottom="0in" fo:padding-left="0in" fo:padding-right="0in" draw:textarea-vertical-align="top" draw:textarea-horizontal-align="left" draw:fill="gradient" draw:fill-gradient-name="a3055" draw:stroke="none" draw:auto-grow-width="false" draw:auto-grow-height="false"/>
      <style:paragraph-properties style:font-independent-line-spacing="true" style:writing-mode="lr-tb"/>
    </style:style>
    <style:style style:family="paragraph" style:name="a2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2">
      <style:graphic-properties fo:wrap-option="wrap" fo:padding-top="0in" fo:padding-bottom="0in" fo:padding-left="0in" fo:padding-right="0in" draw:textarea-vertical-align="top" draw:textarea-horizontal-align="left" draw:fill="gradient" draw:fill-gradient-name="a2621" draw:stroke="none" draw:auto-grow-width="false" draw:auto-grow-height="false"/>
      <style:paragraph-properties style:font-independent-line-spacing="true" style:writing-mode="lr-tb"/>
    </style:style>
    <style:style style:family="paragraph" style:name="a3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in" fo:padding-bottom="0in" fo:padding-left="0in" fo:padding-right="0in" draw:textarea-vertical-align="top" draw:textarea-horizontal-align="left" draw:fill="gradient" draw:fill-gradient-name="a2625" draw:stroke="none" draw:auto-grow-width="false" draw:auto-grow-height="false"/>
      <style:paragraph-properties style:font-independent-line-spacing="true" style:writing-mode="lr-tb"/>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gradient" draw:fill-gradient-name="a671"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in" fo:padding-bottom="0in" fo:padding-left="0in" fo:padding-right="0in" draw:textarea-vertical-align="top" draw:textarea-horizontal-align="left" draw:fill="gradient" draw:fill-gradient-name="a1571"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0">
      <style:graphic-properties fo:wrap-option="wrap" fo:padding-top="0in" fo:padding-bottom="0in" fo:padding-left="0in" fo:padding-right="0in" draw:textarea-vertical-align="top" draw:textarea-horizontal-align="left" draw:fill="gradient" draw:fill-gradient-name="a3059"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in" fo:padding-bottom="0in" fo:padding-left="0in" fo:padding-right="0in" draw:textarea-vertical-align="top" draw:textarea-horizontal-align="left" draw:fill="gradient" draw:fill-gradient-name="a1575"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4">
      <style:graphic-properties fo:wrap-option="wrap" fo:padding-top="0in" fo:padding-bottom="0in" fo:padding-left="0in" fo:padding-right="0in" draw:textarea-vertical-align="top" draw:textarea-horizontal-align="left" draw:fill="gradient" draw:fill-gradient-name="a3063" draw:stroke="none" draw:auto-grow-width="false" draw:auto-grow-height="false"/>
      <style:paragraph-properties style:font-independent-line-spacing="true" style:writing-mode="lr-tb"/>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0">
      <style:graphic-properties fo:wrap-option="wrap" fo:padding-top="0in" fo:padding-bottom="0in" fo:padding-left="0in" fo:padding-right="0in" draw:textarea-vertical-align="top" draw:textarea-horizontal-align="left" draw:fill="gradient" draw:fill-gradient-name="a2629" draw:stroke="none" draw:auto-grow-width="false" draw:auto-grow-height="false"/>
      <style:paragraph-properties style:font-independent-line-spacing="true" style:writing-mode="lr-tb"/>
    </style:style>
    <style:style style:family="paragraph" style:name="a3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8">
      <style:graphic-properties fo:wrap-option="wrap" fo:padding-top="0in" fo:padding-bottom="0in" fo:padding-left="0in" fo:padding-right="0in" draw:textarea-vertical-align="top" draw:textarea-horizontal-align="left" draw:fill="gradient" draw:fill-gradient-name="a3067" draw:stroke="none" draw:auto-grow-width="false" draw:auto-grow-height="false"/>
      <style:paragraph-properties style:font-independent-line-spacing="true" style:writing-mode="lr-tb"/>
    </style:style>
    <style:style style:family="text" style:name="a3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4">
      <style:graphic-properties fo:wrap-option="wrap" fo:padding-top="0in" fo:padding-bottom="0in" fo:padding-left="0in" fo:padding-right="0in" draw:textarea-vertical-align="top" draw:textarea-horizontal-align="left" draw:fill="gradient" draw:fill-gradient-name="a2633" draw:stroke="none" draw:auto-grow-width="false" draw:auto-grow-height="false"/>
      <style:paragraph-properties style:font-independent-line-spacing="true" style:writing-mode="lr-tb"/>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8">
      <style:graphic-properties fo:wrap-option="wrap" fo:padding-top="0in" fo:padding-bottom="0in" fo:padding-left="0in" fo:padding-right="0in" draw:textarea-vertical-align="top" draw:textarea-horizontal-align="left" draw:fill="gradient" draw:fill-gradient-name="a2637" draw:stroke="none" draw:auto-grow-width="false" draw:auto-grow-height="false"/>
      <style:paragraph-properties style:font-independent-line-spacing="true" style:writing-mode="lr-tb"/>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gradient" draw:fill-gradient-name="a679"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gradient" draw:fill-gradient-name="a687"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0">
      <style:graphic-properties fo:wrap-option="wrap" fo:padding-top="0in" fo:padding-bottom="0in" fo:padding-left="0in" fo:padding-right="0in" draw:textarea-vertical-align="top" draw:textarea-horizontal-align="left" draw:fill="gradient" draw:fill-gradient-name="a1579"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in" fo:padding-bottom="0in" fo:padding-left="0in" fo:padding-right="0in" draw:textarea-vertical-align="top" draw:textarea-horizontal-align="left" draw:fill="gradient" draw:fill-gradient-name="a1583" draw:stroke="none"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2">
      <style:graphic-properties fo:wrap-option="wrap" fo:padding-top="0in" fo:padding-bottom="0in" fo:padding-left="0in" fo:padding-right="0in" draw:textarea-vertical-align="top" draw:textarea-horizontal-align="left" draw:fill="gradient" draw:fill-gradient-name="a3071"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in" fo:padding-bottom="0in" fo:padding-left="0in" fo:padding-right="0in" draw:textarea-vertical-align="top" draw:textarea-horizontal-align="left" draw:fill="gradient" draw:fill-gradient-name="a400" draw:stroke="none" draw:auto-grow-width="false" draw:auto-grow-height="false"/>
      <style:paragraph-properties style:font-independent-line-spacing="true" style:writing-mode="lr-tb"/>
    </style:style>
    <style:style style:family="paragraph" style:name="a3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8">
      <style:graphic-properties fo:wrap-option="wrap" fo:padding-top="0in" fo:padding-bottom="0in" fo:padding-left="0in" fo:padding-right="0in" draw:textarea-vertical-align="top" draw:textarea-horizontal-align="left" draw:fill="gradient" draw:fill-gradient-name="a1587"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6">
      <style:graphic-properties fo:wrap-option="wrap" fo:padding-top="0in" fo:padding-bottom="0in" fo:padding-left="0in" fo:padding-right="0in" draw:textarea-vertical-align="top" draw:textarea-horizontal-align="left" draw:fill="gradient" draw:fill-gradient-name="a3075" draw:stroke="none" draw:auto-grow-width="false" draw:auto-grow-height="false"/>
      <style:paragraph-properties style:font-independent-line-spacing="true" style:writing-mode="lr-tb"/>
    </style:style>
    <style:style style:family="paragraph" style:name="a2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1">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graphic" style:name="a405">
      <style:graphic-properties fo:wrap-option="wrap" fo:padding-top="0in" fo:padding-bottom="0in" fo:padding-left="0in" fo:padding-right="0in" draw:textarea-vertical-align="top" draw:textarea-horizontal-align="left" draw:fill="gradient" draw:fill-gradient-name="a404" draw:stroke="none" draw:auto-grow-width="false" draw:auto-grow-height="false"/>
      <style:paragraph-properties style:font-independent-line-spacing="true" style:writing-mode="lr-tb"/>
    </style:style>
    <style:style style:family="drawing-page" style:name="a3078">
      <style:drawing-page-properties draw:fill="bitmap" draw:fill-image-name="a30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9" style:parent-style-name="Graphics">
      <style:graphic-properties draw:fill="none" fo:clip="rect(0in, 0in, 0in, 0in)" draw:stroke="none" draw:image-opacity="30%"/>
    </style:style>
    <style:style style:family="paragraph" style:name="a2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5">
      <style:graphic-properties fo:wrap-option="wrap" fo:padding-top="0in" fo:padding-bottom="0in" fo:padding-left="0in" fo:padding-right="0in" draw:textarea-vertical-align="top" draw:textarea-horizontal-align="left" draw:fill="gradient" draw:fill-gradient-name="a2644" draw:stroke="none" draw:auto-grow-width="false" draw:auto-grow-height="false"/>
      <style:paragraph-properties style:font-independent-line-spacing="true" style:writing-mode="lr-tb"/>
    </style:style>
    <style:style style:family="graphic" style:name="a409">
      <style:graphic-properties fo:wrap-option="wrap" fo:padding-top="0in" fo:padding-bottom="0in" fo:padding-left="0in" fo:padding-right="0in" draw:textarea-vertical-align="top" draw:textarea-horizontal-align="left" draw:fill="gradient" draw:fill-gradient-name="a408" draw:stroke="none" draw:auto-grow-width="false" draw:auto-grow-height="false"/>
      <style:paragraph-properties style:font-independent-line-spacing="true" style:writing-mode="lr-tb"/>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in" fo:padding-bottom="0in" fo:padding-left="0in" fo:padding-right="0in" draw:textarea-vertical-align="top" draw:textarea-horizontal-align="left" draw:fill="gradient" draw:fill-gradient-name="a1299"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9">
      <style:graphic-properties fo:wrap-option="wrap" fo:padding-top="0in" fo:padding-bottom="0in" fo:padding-left="0in" fo:padding-right="0in" draw:textarea-vertical-align="top" draw:textarea-horizontal-align="left" draw:fill="gradient" draw:fill-gradient-name="a2648" draw:stroke="none" draw:auto-grow-width="false" draw:auto-grow-height="false"/>
      <style:paragraph-properties style:font-independent-line-spacing="true" style:writing-mode="lr-tb"/>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top" draw:textarea-horizontal-align="left" draw:fill="gradient" draw:fill-gradient-name="a1303"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gradient" draw:fill-gradient-name="a691"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in" fo:padding-bottom="0in" fo:padding-left="0in" fo:padding-right="0in" draw:textarea-vertical-align="top" draw:textarea-horizontal-align="left" draw:fill="gradient" draw:fill-gradient-name="a1307"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in" fo:padding-bottom="0in" fo:padding-left="0in" fo:padding-right="0in" draw:textarea-vertical-align="top" draw:textarea-horizontal-align="left" draw:fill="gradient" draw:fill-gradient-name="a695"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in" fo:padding-bottom="0in" fo:padding-left="0in" fo:padding-right="0in" draw:textarea-vertical-align="top" draw:textarea-horizontal-align="left" draw:fill="gradient" draw:fill-gradient-name="a1591" draw:stroke="none"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6">
      <style:graphic-properties fo:wrap-option="wrap" fo:padding-top="0in" fo:padding-bottom="0in" fo:padding-left="0in" fo:padding-right="0in" draw:textarea-vertical-align="top" draw:textarea-horizontal-align="left" draw:fill="gradient" draw:fill-gradient-name="a1595"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in" fo:padding-bottom="0in" fo:padding-left="0in" fo:padding-right="0in" draw:textarea-vertical-align="top" draw:textarea-horizontal-align="left" draw:fill="gradient" draw:fill-gradient-name="a412" draw:stroke="none" draw:auto-grow-width="false" draw:auto-grow-height="false"/>
      <style:paragraph-properties style:font-independent-line-spacing="true" style:writing-mode="lr-tb"/>
    </style:style>
    <style:style style:family="text" style:name="a308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bitmap" draw:fill-image-name="a4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6" style:parent-style-name="Graphics">
      <style:graphic-properties draw:fill="none" fo:clip="rect(0in, 0in, 0in, 0in)" draw:stroke="none" draw:image-opacity="30%"/>
    </style:style>
    <style:style style:family="text" style:name="a308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3">
      <style:graphic-properties fo:wrap-option="wrap" fo:padding-top="0in" fo:padding-bottom="0in" fo:padding-left="0in" fo:padding-right="0in" draw:textarea-vertical-align="top" draw:textarea-horizontal-align="left" draw:fill="gradient" draw:fill-gradient-name="a2652" draw:stroke="none" draw:auto-grow-width="false" draw:auto-grow-height="false"/>
      <style:paragraph-properties style:font-independent-line-spacing="true" style:writing-mode="lr-tb"/>
    </style:style>
    <style:style style:family="text" style:name="a41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657">
      <style:graphic-properties fo:wrap-option="wrap" fo:padding-top="0in" fo:padding-bottom="0in" fo:padding-left="0in" fo:padding-right="0in" draw:textarea-vertical-align="top" draw:textarea-horizontal-align="left" draw:fill="gradient" draw:fill-gradient-name="a2656" draw:stroke="none" draw:auto-grow-width="false" draw:auto-grow-height="false"/>
      <style:paragraph-properties style:font-independent-line-spacing="true" style:writing-mode="lr-tb"/>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in" fo:padding-bottom="0in" fo:padding-left="0in" fo:padding-right="0in" draw:textarea-vertical-align="top" draw:textarea-horizontal-align="left" draw:fill="gradient" draw:fill-gradient-name="a1311"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in" fo:padding-bottom="0in" fo:padding-left="0in" fo:padding-right="0in" draw:textarea-vertical-align="top" draw:textarea-horizontal-align="left" draw:fill="gradient" draw:fill-gradient-name="a1315"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in)" draw:stroke="none" draw:image-opacity="30%"/>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9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1">
      <style:graphic-properties fo:wrap-option="wrap" fo:padding-top="0in" fo:padding-bottom="0in" fo:padding-left="0in" fo:padding-right="0in" draw:textarea-vertical-align="top" draw:textarea-horizontal-align="left" draw:fill="gradient" draw:fill-gradient-name="a2660" draw:stroke="none" draw:auto-grow-width="false" draw:auto-grow-height="false"/>
      <style:paragraph-properties style:font-independent-line-spacing="true" style:writing-mode="lr-tb"/>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5">
      <style:graphic-properties fo:wrap-option="wrap" fo:padding-top="0in" fo:padding-bottom="0in" fo:padding-left="0in" fo:padding-right="0in" draw:textarea-vertical-align="top" draw:textarea-horizontal-align="left" draw:fill="gradient" draw:fill-gradient-name="a2664"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in" fo:padding-bottom="0in" fo:padding-left="0in" fo:padding-right="0in" draw:textarea-vertical-align="top" draw:textarea-horizontal-align="left" draw:fill="gradient" draw:fill-gradient-name="a1319" draw:stroke="none" draw:auto-grow-width="false" draw:auto-grow-height="false"/>
      <style:paragraph-properties style:font-independent-line-spacing="true" style:writing-mode="lr-tb"/>
    </style:style>
    <style:style style:family="graphic" style:name="a2669">
      <style:graphic-properties fo:wrap-option="wrap" fo:padding-top="0in" fo:padding-bottom="0in" fo:padding-left="0in" fo:padding-right="0in" draw:textarea-vertical-align="top" draw:textarea-horizontal-align="left" draw:fill="gradient" draw:fill-gradient-name="a2668" draw:stroke="none" draw:auto-grow-width="false" draw:auto-grow-height="false"/>
      <style:paragraph-properties style:font-independent-line-spacing="true" style:writing-mode="lr-tb"/>
    </style:style>
    <style:style style:family="drawing-page" style:name="a1322">
      <style:drawing-page-properties draw:fill="bitmap" draw:fill-image-name="a13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3" style:parent-style-name="Graphics">
      <style:graphic-properties draw:fill="none" fo:clip="rect(0in, 0in, 0in, 0in)" draw:stroke="none" draw:image-opacity="30%"/>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3">
      <style:graphic-properties fo:wrap-option="wrap" fo:padding-top="0in" fo:padding-bottom="0in" fo:padding-left="0in" fo:padding-right="0in" draw:textarea-vertical-align="top" draw:textarea-horizontal-align="left" draw:fill="gradient" draw:fill-gradient-name="a2672" draw:stroke="none" draw:auto-grow-width="false" draw:auto-grow-height="false"/>
      <style:paragraph-properties style:font-independent-line-spacing="true" style:writing-mode="lr-tb"/>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77">
      <style:graphic-properties fo:wrap-option="wrap" fo:padding-top="0in" fo:padding-bottom="0in" fo:padding-left="0in" fo:padding-right="0in" draw:textarea-vertical-align="top" draw:textarea-horizontal-align="left" draw:fill="gradient" draw:fill-gradient-name="a2676" draw:stroke="none" draw:auto-grow-width="false" draw:auto-grow-height="false"/>
      <style:paragraph-properties style:font-independent-line-spacing="true" style:writing-mode="lr-tb"/>
    </style:style>
    <style:style style:family="presentation" style:name="a1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in" fo:padding-right="0in" draw:textarea-vertical-align="top" draw:textarea-horizontal-align="left" draw:fill="gradient" draw:fill-gradient-name="a1336"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1">
      <style:graphic-properties fo:wrap-option="wrap" fo:padding-top="0in" fo:padding-bottom="0in" fo:padding-left="0in" fo:padding-right="0in" draw:textarea-vertical-align="top" draw:textarea-horizontal-align="left" draw:fill="gradient" draw:fill-gradient-name="a2680"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5">
      <style:graphic-properties fo:wrap-option="wrap" fo:padding-top="0in" fo:padding-bottom="0in" fo:padding-left="0in" fo:padding-right="0in" draw:textarea-vertical-align="top" draw:textarea-horizontal-align="left" draw:fill="gradient" draw:fill-gradient-name="a2684"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gradient" draw:fill-gradient-name="a448" draw:stroke="none" draw:auto-grow-width="false" draw:auto-grow-height="false"/>
      <style:paragraph-properties style:font-independent-line-spacing="true" style:writing-mode="lr-tb"/>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in" fo:padding-bottom="0in" fo:padding-left="0in" fo:padding-right="0in" draw:textarea-vertical-align="top" draw:textarea-horizontal-align="left" draw:fill="gradient" draw:fill-gradient-name="a1340" draw:stroke="none" draw:auto-grow-width="false" draw:auto-grow-height="false"/>
      <style:paragraph-properties style:font-independent-line-spacing="true" style:writing-mode="lr-tb"/>
    </style:style>
    <style:style style:family="graphic" style:name="a2689">
      <style:graphic-properties fo:wrap-option="wrap" fo:padding-top="0in" fo:padding-bottom="0in" fo:padding-left="0in" fo:padding-right="0in" draw:textarea-vertical-align="top" draw:textarea-horizontal-align="left" draw:fill="gradient" draw:fill-gradient-name="a2688" draw:stroke="none"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in" fo:padding-bottom="0in" fo:padding-left="0in" fo:padding-right="0in" draw:textarea-vertical-align="top" draw:textarea-horizontal-align="left" draw:fill="gradient" draw:fill-gradient-name="a1344"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in" fo:padding-bottom="0in" fo:padding-left="0in" fo:padding-right="0in" draw:textarea-vertical-align="top" draw:textarea-horizontal-align="left" draw:fill="gradient" draw:fill-gradient-name="a1348" draw:stroke="none" draw:auto-grow-width="false" draw:auto-grow-height="false"/>
      <style:paragraph-properties style:font-independent-line-spacing="true" style:writing-mode="lr-tb"/>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3">
      <style:graphic-properties fo:wrap-option="wrap" fo:padding-top="0in" fo:padding-bottom="0in" fo:padding-left="0in" fo:padding-right="0in" draw:textarea-vertical-align="top" draw:textarea-horizontal-align="left" draw:fill="gradient" draw:fill-gradient-name="a2402" draw:stroke="none" draw:auto-grow-width="false" draw:auto-grow-height="false"/>
      <style:paragraph-properties style:font-independent-line-spacing="true" style:writing-mode="lr-tb"/>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7">
      <style:graphic-properties fo:wrap-option="wrap" fo:padding-top="0in" fo:padding-bottom="0in" fo:padding-left="0in" fo:padding-right="0in" draw:textarea-vertical-align="top" draw:textarea-horizontal-align="left" draw:fill="gradient" draw:fill-gradient-name="a2406" draw:stroke="none" draw:auto-grow-width="false" draw:auto-grow-height="false"/>
      <style:paragraph-properties style:font-independent-line-spacing="true" style:writing-mode="lr-tb"/>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gradient" draw:fill-gradient-name="a452" draw:stroke="none" draw:auto-grow-width="false" draw:auto-grow-height="false"/>
      <style:paragraph-properties style:font-independent-line-spacing="true" style:writing-mode="lr-tb"/>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3">
      <style:graphic-properties fo:wrap-option="wrap" fo:padding-top="0in" fo:padding-bottom="0in" fo:padding-left="0in" fo:padding-right="0in" draw:textarea-vertical-align="top" draw:textarea-horizontal-align="left" draw:fill="gradient" draw:fill-gradient-name="a2692" draw:stroke="none" draw:auto-grow-width="false" draw:auto-grow-height="false"/>
      <style:paragraph-properties style:font-independent-line-spacing="true" style:writing-mode="lr-tb"/>
    </style:style>
    <style:style style:family="graphic" style:name="a457">
      <style:graphic-properties fo:wrap-option="wrap" fo:padding-top="0in" fo:padding-bottom="0in" fo:padding-left="0in" fo:padding-right="0in" draw:textarea-vertical-align="top" draw:textarea-horizontal-align="left" draw:fill="gradient" draw:fill-gradient-name="a456" draw:stroke="none" draw:auto-grow-width="false" draw:auto-grow-height="false"/>
      <style:paragraph-properties style:font-independent-line-spacing="true" style:writing-mode="lr-tb"/>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7">
      <style:graphic-properties fo:wrap-option="wrap" fo:padding-top="0in" fo:padding-bottom="0in" fo:padding-left="0in" fo:padding-right="0in" draw:textarea-vertical-align="top" draw:textarea-horizontal-align="left" draw:fill="gradient" draw:fill-gradient-name="a2696" draw:stroke="none" draw:auto-grow-width="false" draw:auto-grow-height="fals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in" fo:padding-bottom="0in" fo:padding-left="0in" fo:padding-right="0in" draw:textarea-vertical-align="top" draw:textarea-horizontal-align="left" draw:fill="gradient" draw:fill-gradient-name="a1352"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in" fo:padding-bottom="0in" fo:padding-left="0in" fo:padding-right="0in" draw:textarea-vertical-align="top" draw:textarea-horizontal-align="left" draw:fill="gradient" draw:fill-gradient-name="a1356"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1">
      <style:graphic-properties fo:wrap-option="wrap" fo:padding-top="0in" fo:padding-bottom="0in" fo:padding-left="0in" fo:padding-right="0in" draw:textarea-vertical-align="top" draw:textarea-horizontal-align="left" draw:fill="gradient" draw:fill-gradient-name="a2410" draw:stroke="none" draw:auto-grow-width="false" draw:auto-grow-height="false"/>
      <style:paragraph-properties style:font-independent-line-spacing="true" style:writing-mode="lr-tb"/>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5">
      <style:graphic-properties fo:wrap-option="wrap" fo:padding-top="0in" fo:padding-bottom="0in" fo:padding-left="0in" fo:padding-right="0in" draw:textarea-vertical-align="top" draw:textarea-horizontal-align="left" draw:fill="gradient" draw:fill-gradient-name="a2414" draw:stroke="none" draw:auto-grow-width="false" draw:auto-grow-height="false"/>
      <style:paragraph-properties style:font-independent-line-spacing="true" style:writing-mode="lr-tb"/>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9">
      <style:graphic-properties fo:wrap-option="wrap" fo:padding-top="0in" fo:padding-bottom="0in" fo:padding-left="0in" fo:padding-right="0in" draw:textarea-vertical-align="top" draw:textarea-horizontal-align="left" draw:fill="gradient" draw:fill-gradient-name="a2418" draw:stroke="none" draw:auto-grow-width="false" draw:auto-grow-height="false"/>
      <style:paragraph-properties style:font-independent-line-spacing="true" style:writing-mode="lr-tb"/>
    </style:style>
    <style:style style:family="graphic" style:name="a461">
      <style:graphic-properties fo:wrap-option="wrap" fo:padding-top="0in" fo:padding-bottom="0in" fo:padding-left="0in" fo:padding-right="0in" draw:textarea-vertical-align="top" draw:textarea-horizontal-align="left" draw:fill="gradient" draw:fill-gradient-name="a460"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gradient" draw:fill-gradient-name="a464"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gradient" draw:fill-gradient-name="a468"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gradient" draw:fill-gradient-name="a1360" draw:stroke="none"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in" fo:padding-bottom="0in" fo:padding-left="0in" fo:padding-right="0in" draw:textarea-vertical-align="top" draw:textarea-horizontal-align="left" draw:fill="gradient" draw:fill-gradient-name="a1364"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gradient" draw:fill-gradient-name="a1368" draw:stroke="none" draw:auto-grow-width="false" draw:auto-grow-height="false"/>
      <style:paragraph-properties style:font-independent-line-spacing="true" style:writing-mode="lr-tb"/>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3">
      <style:graphic-properties fo:wrap-option="wrap" fo:padding-top="0in" fo:padding-bottom="0in" fo:padding-left="0in" fo:padding-right="0in" draw:textarea-vertical-align="top" draw:textarea-horizontal-align="left" draw:fill="gradient" draw:fill-gradient-name="a2422" draw:stroke="none" draw:auto-grow-width="false" draw:auto-grow-height="false"/>
      <style:paragraph-properties style:font-independent-line-spacing="true" style:writing-mode="lr-tb"/>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7">
      <style:graphic-properties fo:wrap-option="wrap" fo:padding-top="0in" fo:padding-bottom="0in" fo:padding-left="0in" fo:padding-right="0in" draw:textarea-vertical-align="top" draw:textarea-horizontal-align="left" draw:fill="gradient" draw:fill-gradient-name="a2426" draw:stroke="none" draw:auto-grow-width="false" draw:auto-grow-height="false"/>
      <style:paragraph-properties style:font-independent-line-spacing="true" style:writing-mode="lr-tb"/>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gradient" draw:fill-gradient-name="a472"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gradient" draw:fill-gradient-name="a476"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in" fo:padding-bottom="0in" fo:padding-left="0in" fo:padding-right="0in" draw:textarea-vertical-align="top" draw:textarea-horizontal-align="left" draw:fill="gradient" draw:fill-gradient-name="a1372"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in" fo:padding-bottom="0in" fo:padding-left="0in" fo:padding-right="0in" draw:textarea-vertical-align="top" draw:textarea-horizontal-align="left" draw:fill="gradient" draw:fill-gradient-name="a1376"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1">
      <style:graphic-properties fo:wrap-option="wrap" fo:padding-top="0in" fo:padding-bottom="0in" fo:padding-left="0in" fo:padding-right="0in" draw:textarea-vertical-align="top" draw:textarea-horizontal-align="left" draw:fill="gradient" draw:fill-gradient-name="a2430" draw:stroke="none" draw:auto-grow-width="false" draw:auto-grow-height="false"/>
      <style:paragraph-properties style:font-independent-line-spacing="true" style:writing-mode="lr-tb"/>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5">
      <style:graphic-properties fo:wrap-option="wrap" fo:padding-top="0in" fo:padding-bottom="0in" fo:padding-left="0in" fo:padding-right="0in" draw:textarea-vertical-align="top" draw:textarea-horizontal-align="left" draw:fill="gradient" draw:fill-gradient-name="a2434" draw:stroke="none" draw:auto-grow-width="false" draw:auto-grow-height="false"/>
      <style:paragraph-properties style:font-independent-line-spacing="true" style:writing-mode="lr-tb"/>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9">
      <style:graphic-properties fo:wrap-option="wrap" fo:padding-top="0in" fo:padding-bottom="0in" fo:padding-left="0in" fo:padding-right="0in" draw:textarea-vertical-align="top" draw:textarea-horizontal-align="left" draw:fill="gradient" draw:fill-gradient-name="a2438" draw:stroke="none" draw:auto-grow-width="false" draw:auto-grow-height="false"/>
      <style:paragraph-properties style:font-independent-line-spacing="true" style:writing-mode="lr-tb"/>
    </style:style>
    <style:style style:family="graphic" style:name="a481">
      <style:graphic-properties fo:wrap-option="wrap" fo:padding-top="0in" fo:padding-bottom="0in" fo:padding-left="0in" fo:padding-right="0in" draw:textarea-vertical-align="top" draw:textarea-horizontal-align="left" draw:fill="gradient" draw:fill-gradient-name="a48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top" draw:textarea-horizontal-align="left" draw:fill="gradient" draw:fill-gradient-name="a484"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in" fo:padding-bottom="0in" fo:padding-left="0in" fo:padding-right="0in" draw:textarea-vertical-align="top" draw:textarea-horizontal-align="left" draw:fill="gradient" draw:fill-gradient-name="a488" draw:stroke="none" draw:auto-grow-width="false" draw:auto-grow-height="false"/>
      <style:paragraph-properties style:font-independent-line-spacing="true" style:writing-mode="lr-tb"/>
    </style:style>
    <style:style style:family="graphic" style:name="a1381">
      <style:graphic-properties fo:wrap-option="wrap" fo:padding-top="0in" fo:padding-bottom="0in" fo:padding-left="0in" fo:padding-right="0in" draw:textarea-vertical-align="top" draw:textarea-horizontal-align="left" draw:fill="gradient" draw:fill-gradient-name="a1380"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in" fo:padding-bottom="0in" fo:padding-left="0in" fo:padding-right="0in" draw:textarea-vertical-align="top" draw:textarea-horizontal-align="left" draw:fill="gradient" draw:fill-gradient-name="a1384"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in" fo:padding-bottom="0in" fo:padding-left="0in" fo:padding-right="0in" draw:textarea-vertical-align="top" draw:textarea-horizontal-align="left" draw:fill="gradient" draw:fill-gradient-name="a200"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9">
      <style:graphic-properties fo:wrap-option="wrap" fo:padding-top="0in" fo:padding-bottom="0in" fo:padding-left="0in" fo:padding-right="0in" draw:textarea-vertical-align="top" draw:textarea-horizontal-align="left" draw:fill="gradient" draw:fill-gradient-name="a1388"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in" fo:padding-bottom="0in" fo:padding-left="0in" fo:padding-right="0in" draw:textarea-vertical-align="top" draw:textarea-horizontal-align="left" draw:fill="gradient" draw:fill-gradient-name="a204" draw:stroke="none" draw:auto-grow-width="false" draw:auto-grow-height="false"/>
      <style:paragraph-properties style:font-independent-line-spacing="true" style:writing-mode="lr-tb"/>
    </style:style>
    <style:style style:family="graphic" style:name="a2443">
      <style:graphic-properties fo:wrap-option="wrap" fo:padding-top="0in" fo:padding-bottom="0in" fo:padding-left="0in" fo:padding-right="0in" draw:textarea-vertical-align="top" draw:textarea-horizontal-align="left" draw:fill="gradient" draw:fill-gradient-name="a2442"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gradient" draw:fill-gradient-name="a208" draw:stroke="none" draw:auto-grow-width="false" draw:auto-grow-height="false"/>
      <style:paragraph-properties style:font-independent-line-spacing="true" style:writing-mode="lr-tb"/>
    </style:style>
    <style:style style:family="graphic" style:name="a2447">
      <style:graphic-properties fo:wrap-option="wrap" fo:padding-top="0in" fo:padding-bottom="0in" fo:padding-left="0in" fo:padding-right="0in" draw:textarea-vertical-align="top" draw:textarea-horizontal-align="left" draw:fill="gradient" draw:fill-gradient-name="a2446" draw:stroke="none" draw:auto-grow-width="false" draw:auto-grow-height="false"/>
      <style:paragraph-properties style:font-independent-line-spacing="true" style:writing-mode="lr-tb"/>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fo:wrap-option="wrap" fo:padding-top="0in" fo:padding-bottom="0in" fo:padding-left="0in" fo:padding-right="0in" draw:textarea-vertical-align="top" draw:textarea-horizontal-align="left" draw:fill="gradient" draw:fill-gradient-name="a1100" draw:stroke="none" draw:auto-grow-width="false" draw:auto-grow-height="false"/>
      <style:paragraph-properties style:font-independent-line-spacing="true" style:writing-mode="lr-tb"/>
    </style:style>
    <style:style style:family="paragraph" style:name="a2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wrap" fo:padding-top="0in" fo:padding-bottom="0in" fo:padding-left="0in" fo:padding-right="0in" draw:textarea-vertical-align="top" draw:textarea-horizontal-align="left" draw:fill="gradient" draw:fill-gradient-name="a1104" draw:stroke="none" draw:auto-grow-width="false" draw:auto-grow-height="false"/>
      <style:paragraph-properties style:font-independent-line-spacing="true" style:writing-mode="lr-tb"/>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in" fo:padding-bottom="0in" fo:padding-left="0in" fo:padding-right="0in" draw:textarea-vertical-align="top" draw:textarea-horizontal-align="left" draw:fill="gradient" draw:fill-gradient-name="a492"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fo:wrap-option="wrap" fo:padding-top="0in" fo:padding-bottom="0in" fo:padding-left="0in" fo:padding-right="0in" draw:textarea-vertical-align="top" draw:textarea-horizontal-align="left" draw:fill="gradient" draw:fill-gradient-name="a1108" draw:stroke="none" draw:auto-grow-width="false" draw:auto-grow-height="false"/>
      <style:paragraph-properties style:font-independent-line-spacing="true" style:writing-mode="lr-tb"/>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gradient" draw:fill-gradient-name="a496"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in" fo:padding-bottom="0in" fo:padding-left="0in" fo:padding-right="0in" draw:textarea-vertical-align="top" draw:textarea-horizontal-align="left" draw:fill="gradient" draw:fill-gradient-name="a1392" draw:stroke="none"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7">
      <style:graphic-properties fo:wrap-option="wrap" fo:padding-top="0in" fo:padding-bottom="0in" fo:padding-left="0in" fo:padding-right="0in" draw:textarea-vertical-align="top" draw:textarea-horizontal-align="left" draw:fill="gradient" draw:fill-gradient-name="a1396"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in" fo:padding-bottom="0in" fo:padding-left="0in" fo:padding-right="0in" draw:textarea-vertical-align="top" draw:textarea-horizontal-align="left" draw:fill="gradient" draw:fill-gradient-name="a212" draw:stroke="none" draw:auto-grow-width="false" draw:auto-grow-height="false"/>
      <style:paragraph-properties style:font-independent-line-spacing="true" style:writing-mode="lr-tb"/>
    </style:style>
    <style:style style:family="graphic" style:name="a2451">
      <style:graphic-properties fo:wrap-option="wrap" fo:padding-top="0in" fo:padding-bottom="0in" fo:padding-left="0in" fo:padding-right="0in" draw:textarea-vertical-align="top" draw:textarea-horizontal-align="left" draw:fill="gradient" draw:fill-gradient-name="a2450"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4">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graphic" style:name="a217">
      <style:graphic-properties fo:wrap-option="wrap" fo:padding-top="0in" fo:padding-bottom="0in" fo:padding-left="0in" fo:padding-right="0in" draw:textarea-vertical-align="top" draw:textarea-horizontal-align="left" draw:fill="gradient" draw:fill-gradient-name="a216" draw:stroke="none" draw:auto-grow-width="false" draw:auto-grow-height="false"/>
      <style:paragraph-properties style:font-independent-line-spacing="true"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8">
      <style:graphic-properties fo:wrap-option="wrap" fo:padding-top="0in" fo:padding-bottom="0in" fo:padding-left="0in" fo:padding-right="0in" draw:textarea-vertical-align="top" draw:textarea-horizontal-align="left" draw:fill="gradient" draw:fill-gradient-name="a2457" draw:stroke="none" draw:auto-grow-width="false" draw:auto-grow-height="false"/>
      <style:paragraph-properties style:font-independent-line-spacing="true" style:writing-mode="lr-tb"/>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in" fo:padding-bottom="0in" fo:padding-left="0in" fo:padding-right="0in" draw:textarea-vertical-align="top" draw:textarea-horizontal-align="left" draw:fill="gradient" draw:fill-gradient-name="a1112"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gradient" draw:fill-gradient-name="a1116"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top" draw:textarea-horizontal-align="left" draw:fill="gradient" draw:fill-gradient-name="a220"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2">
      <style:graphic-properties fo:wrap-option="wrap" fo:padding-top="0in" fo:padding-bottom="0in" fo:padding-left="0in" fo:padding-right="0in" draw:textarea-vertical-align="top" draw:textarea-horizontal-align="left" draw:fill="gradient" draw:fill-gradient-name="a2461" draw:stroke="none" draw:auto-grow-width="false" draw:auto-grow-height="false"/>
      <style:paragraph-properties style:font-independent-line-spacing="true" style:writing-mode="lr-tb"/>
    </style:style>
    <style:style style:family="graphic" style:name="a225">
      <style:graphic-properties fo:wrap-option="wrap" fo:padding-top="0in" fo:padding-bottom="0in" fo:padding-left="0in" fo:padding-right="0in" draw:textarea-vertical-align="top" draw:textarea-horizontal-align="left" draw:fill="gradient" draw:fill-gradient-name="a224" draw:stroke="none" draw:auto-grow-width="false" draw:auto-grow-height="false"/>
      <style:paragraph-properties style:font-independent-line-spacing="true" style:writing-mode="lr-tb"/>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6">
      <style:graphic-properties fo:wrap-option="wrap" fo:padding-top="0in" fo:padding-bottom="0in" fo:padding-left="0in" fo:padding-right="0in" draw:textarea-vertical-align="top" draw:textarea-horizontal-align="left" draw:fill="gradient" draw:fill-gradient-name="a2465" draw:stroke="none" draw:auto-grow-width="false" draw:auto-grow-height="false"/>
      <style:paragraph-properties style:font-independent-line-spacing="true" style:writing-mode="lr-tb"/>
    </style:style>
    <style:style style:family="graphic" style:name="a229">
      <style:graphic-properties fo:wrap-option="wrap" fo:padding-top="0in" fo:padding-bottom="0in" fo:padding-left="0in" fo:padding-right="0in" draw:textarea-vertical-align="top" draw:textarea-horizontal-align="left" draw:fill="gradient" draw:fill-gradient-name="a228" draw:stroke="none" draw:auto-grow-width="false" draw:auto-grow-height="false"/>
      <style:paragraph-properties style:font-independent-line-spacing="true" style:writing-mode="lr-tb"/>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in" fo:padding-bottom="0in" fo:padding-left="0in" fo:padding-right="0in" draw:textarea-vertical-align="top" draw:textarea-horizontal-align="left" draw:fill="gradient" draw:fill-gradient-name="a1120"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gradient" draw:fill-gradient-name="a1124"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gradient" draw:fill-gradient-name="a1128"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0">
      <style:graphic-properties fo:wrap-option="wrap" fo:padding-top="0in" fo:padding-bottom="0in" fo:padding-left="0in" fo:padding-right="0in" draw:textarea-vertical-align="top" draw:textarea-horizontal-align="left" draw:fill="gradient" draw:fill-gradient-name="a2469" draw:stroke="none" draw:auto-grow-width="false" draw:auto-grow-height="false"/>
      <style:paragraph-properties style:font-independent-line-spacing="true" style:writing-mode="lr-tb"/>
    </style:style>
    <style:style style:family="graphic" style:name="a233">
      <style:graphic-properties fo:wrap-option="wrap" fo:padding-top="0in" fo:padding-bottom="0in" fo:padding-left="0in" fo:padding-right="0in" draw:textarea-vertical-align="top" draw:textarea-horizontal-align="left" draw:fill="gradient" draw:fill-gradient-name="a232" draw:stroke="none" draw:auto-grow-width="false" draw:auto-grow-height="false"/>
      <style:paragraph-properties style:font-independent-line-spacing="true" style:writing-mode="lr-tb"/>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fo:wrap-option="wrap" fo:padding-top="0in" fo:padding-bottom="0in" fo:padding-left="0in" fo:padding-right="0in" draw:textarea-vertical-align="top" draw:textarea-horizontal-align="left" draw:fill="gradient" draw:fill-gradient-name="a2473" draw:stroke="none" draw:auto-grow-width="false" draw:auto-grow-height="false"/>
      <style:paragraph-properties style:font-independent-line-spacing="true" style:writing-mode="lr-tb"/>
    </style:style>
    <style:style style:family="graphic" style:name="a237">
      <style:graphic-properties fo:wrap-option="wrap" fo:padding-top="0in" fo:padding-bottom="0in" fo:padding-left="0in" fo:padding-right="0in" draw:textarea-vertical-align="top" draw:textarea-horizontal-align="left" draw:fill="gradient" draw:fill-gradient-name="a236" draw:stroke="none" draw:auto-grow-width="false" draw:auto-grow-height="false"/>
      <style:paragraph-properties style:font-independent-line-spacing="true" style:writing-mode="lr-tb"/>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8">
      <style:graphic-properties fo:wrap-option="wrap" fo:padding-top="0in" fo:padding-bottom="0in" fo:padding-left="0in" fo:padding-right="0in" draw:textarea-vertical-align="top" draw:textarea-horizontal-align="left" draw:fill="gradient" draw:fill-gradient-name="a2477"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fo:wrap-option="wrap" fo:padding-top="0in" fo:padding-bottom="0in" fo:padding-left="0in" fo:padding-right="0in" draw:textarea-vertical-align="top" draw:textarea-horizontal-align="left" draw:fill="gradient" draw:fill-gradient-name="a1132"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gradient" draw:fill-gradient-name="a1136"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gradient" draw:fill-gradient-name="a240"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2">
      <style:graphic-properties fo:wrap-option="wrap" fo:padding-top="0in" fo:padding-bottom="0in" fo:padding-left="0in" fo:padding-right="0in" draw:textarea-vertical-align="top" draw:textarea-horizontal-align="left" draw:fill="gradient" draw:fill-gradient-name="a2481" draw:stroke="none" draw:auto-grow-width="false" draw:auto-grow-height="false"/>
      <style:paragraph-properties style:font-independent-line-spacing="true" style:writing-mode="lr-tb"/>
    </style:style>
    <style:style style:family="graphic" style:name="a245">
      <style:graphic-properties fo:wrap-option="wrap" fo:padding-top="0in" fo:padding-bottom="0in" fo:padding-left="0in" fo:padding-right="0in" draw:textarea-vertical-align="top" draw:textarea-horizontal-align="left" draw:fill="gradient" draw:fill-gradient-name="a244" draw:stroke="none" draw:auto-grow-width="false" draw:auto-grow-height="false"/>
      <style:paragraph-properties style:font-independent-line-spacing="true" style:writing-mode="lr-tb"/>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6">
      <style:graphic-properties fo:wrap-option="wrap" fo:padding-top="0in" fo:padding-bottom="0in" fo:padding-left="0in" fo:padding-right="0in" draw:textarea-vertical-align="top" draw:textarea-horizontal-align="left" draw:fill="gradient" draw:fill-gradient-name="a2485" draw:stroke="none" draw:auto-grow-width="false" draw:auto-grow-height="false"/>
      <style:paragraph-properties style:font-independent-line-spacing="true" style:writing-mode="lr-tb"/>
    </style:style>
    <style:style style:family="graphic" style:name="a249">
      <style:graphic-properties fo:wrap-option="wrap" fo:padding-top="0in" fo:padding-bottom="0in" fo:padding-left="0in" fo:padding-right="0in" draw:textarea-vertical-align="top" draw:textarea-horizontal-align="left" draw:fill="gradient" draw:fill-gradient-name="a248" draw:stroke="none" draw:auto-grow-width="false" draw:auto-grow-height="false"/>
      <style:paragraph-properties style:font-independent-line-spacing="true" style:writing-mode="lr-tb"/>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gradient" draw:fill-gradient-name="a114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gradient" draw:fill-gradient-name="a1144"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gradient" draw:fill-gradient-name="a1148" draw:stroke="none" draw:auto-grow-width="false" draw:auto-grow-height="false"/>
      <style:paragraph-properties style:font-independent-line-spacing="true" style:writing-mode="lr-tb"/>
    </style:style>
    <style:style style:family="graphic" style:name="a2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4">
      <style:graphic-properties fo:wrap-option="wrap" fo:padding-top="0in" fo:padding-bottom="0in" fo:padding-left="0in" fo:padding-right="0in" draw:textarea-vertical-align="top" draw:textarea-horizontal-align="left" draw:fill="gradient" draw:fill-gradient-name="a2203" draw:stroke="none" draw:auto-grow-width="false" draw:auto-grow-height="false"/>
      <style:paragraph-properties style:font-independent-line-spacing="true"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fo:wrap-option="wrap" fo:padding-top="0in" fo:padding-bottom="0in" fo:padding-left="0in" fo:padding-right="0in" draw:textarea-vertical-align="top" draw:textarea-horizontal-align="left" draw:fill="gradient" draw:fill-gradient-name="a2207" draw:stroke="none" draw:auto-grow-width="false" draw:auto-grow-height="false"/>
      <style:paragraph-properties style:font-independent-line-spacing="true" style:writing-mode="lr-tb"/>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0">
      <style:graphic-properties fo:wrap-option="wrap" fo:padding-top="0in" fo:padding-bottom="0in" fo:padding-left="0in" fo:padding-right="0in" draw:textarea-vertical-align="top" draw:textarea-horizontal-align="left" draw:fill="gradient" draw:fill-gradient-name="a2489" draw:stroke="none" draw:auto-grow-width="false" draw:auto-grow-height="false"/>
      <style:paragraph-properties style:font-independent-line-spacing="true" style:writing-mode="lr-tb"/>
    </style:style>
    <style:style style:family="graphic" style:name="a253">
      <style:graphic-properties fo:wrap-option="wrap" fo:padding-top="0in" fo:padding-bottom="0in" fo:padding-left="0in" fo:padding-right="0in" draw:textarea-vertical-align="top" draw:textarea-horizontal-align="left" draw:fill="gradient" draw:fill-gradient-name="a252" draw:stroke="none" draw:auto-grow-width="false" draw:auto-grow-height="false"/>
      <style:paragraph-properties style:font-independent-line-spacing="true" style:writing-mode="lr-tb"/>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4">
      <style:graphic-properties fo:wrap-option="wrap" fo:padding-top="0in" fo:padding-bottom="0in" fo:padding-left="0in" fo:padding-right="0in" draw:textarea-vertical-align="top" draw:textarea-horizontal-align="left" draw:fill="gradient" draw:fill-gradient-name="a2493" draw:stroke="none" draw:auto-grow-width="false" draw:auto-grow-height="false"/>
      <style:paragraph-properties style:font-independent-line-spacing="true" style:writing-mode="lr-tb"/>
    </style:style>
    <style:style style:family="graphic" style:name="a257">
      <style:graphic-properties fo:wrap-option="wrap" fo:padding-top="0in" fo:padding-bottom="0in" fo:padding-left="0in" fo:padding-right="0in" draw:textarea-vertical-align="top" draw:textarea-horizontal-align="left" draw:fill="gradient" draw:fill-gradient-name="a256" draw:stroke="none" draw:auto-grow-width="false" draw:auto-grow-height="false"/>
      <style:paragraph-properties style:font-independent-line-spacing="true" style:writing-mode="lr-tb"/>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8">
      <style:graphic-properties fo:wrap-option="wrap" fo:padding-top="0in" fo:padding-bottom="0in" fo:padding-left="0in" fo:padding-right="0in" draw:textarea-vertical-align="top" draw:textarea-horizontal-align="left" draw:fill="gradient" draw:fill-gradient-name="a2497" draw:stroke="none" draw:auto-grow-width="false" draw:auto-grow-height="false"/>
      <style:paragraph-properties style:font-independent-line-spacing="true" style:writing-mode="lr-tb"/>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3">
      <style:graphic-properties fo:wrap-option="wrap" fo:padding-top="0in" fo:padding-bottom="0in" fo:padding-left="0in" fo:padding-right="0in" draw:textarea-vertical-align="top" draw:textarea-horizontal-align="left" draw:fill="gradient" draw:fill-gradient-name="a1152"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gradient" draw:fill-gradient-name="a1156" draw:stroke="none" draw:auto-grow-width="false" draw:auto-grow-height="false"/>
      <style:paragraph-properties style:font-independent-line-spacing="true" style:writing-mode="lr-tb"/>
    </style:style>
    <style:style style:family="drawing-page" style:name="a1159">
      <style:drawing-page-properties draw:fill="bitmap" draw:fill-image-name="a11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graphic-properties fo:wrap-option="wrap" fo:padding-top="0in" fo:padding-bottom="0in" fo:padding-left="0in" fo:padding-right="0in" draw:textarea-vertical-align="top" draw:textarea-horizontal-align="left" draw:fill="gradient" draw:fill-gradient-name="a2211" draw:stroke="none" draw:auto-grow-width="false" draw:auto-grow-height="false"/>
      <style:paragraph-properties style:font-independent-line-spacing="true" style:writing-mode="lr-tb"/>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6">
      <style:graphic-properties fo:wrap-option="wrap" fo:padding-top="0in" fo:padding-bottom="0in" fo:padding-left="0in" fo:padding-right="0in" draw:textarea-vertical-align="top" draw:textarea-horizontal-align="left" draw:fill="gradient" draw:fill-gradient-name="a2215" draw:stroke="none" draw:auto-grow-width="false" draw:auto-grow-height="false"/>
      <style:paragraph-properties style:font-independent-line-spacing="true" style:writing-mode="lr-tb"/>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gradient" draw:fill-gradient-name="a260"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gradient" draw:fill-gradient-name="a264"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in" fo:padding-bottom="0in" fo:padding-left="0in" fo:padding-right="0in" draw:textarea-vertical-align="top" draw:textarea-horizontal-align="left" draw:fill="gradient" draw:fill-gradient-name="a268" draw:stroke="none" draw:auto-grow-width="false" draw:auto-grow-height="false"/>
      <style:paragraph-properties style:font-independent-line-spacing="true" style:writing-mode="lr-tb"/>
    </style:style>
    <style:style style:family="graphic" style:name="a1160" style:parent-style-name="Graphics">
      <style:graphic-properties draw:fill="none" fo:clip="rect(0in, 0in, 0in, 0in)" draw:stroke="none" draw:image-opacity="30%"/>
    </style:style>
    <style:style style:family="text" style:name="a116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0">
      <style:graphic-properties fo:wrap-option="wrap" fo:padding-top="0in" fo:padding-bottom="0in" fo:padding-left="0in" fo:padding-right="0in" draw:textarea-vertical-align="top" draw:textarea-horizontal-align="left" draw:fill="gradient" draw:fill-gradient-name="a2219" draw:stroke="none" draw:auto-grow-width="false" draw:auto-grow-height="false"/>
      <style:paragraph-properties style:font-independent-line-spacing="true" style:writing-mode="lr-tb"/>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in" fo:padding-bottom="0in" fo:padding-left="0in" fo:padding-right="0in" draw:textarea-vertical-align="top" draw:textarea-horizontal-align="left" draw:fill="gradient" draw:fill-gradient-name="a2223" draw:stroke="none" draw:auto-grow-width="false" draw:auto-grow-height="fals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8">
      <style:graphic-properties fo:wrap-option="wrap" fo:padding-top="0in" fo:padding-bottom="0in" fo:padding-left="0in" fo:padding-right="0in" draw:textarea-vertical-align="top" draw:textarea-horizontal-align="left" draw:fill="gradient" draw:fill-gradient-name="a2227" draw:stroke="none" draw:auto-grow-width="false" draw:auto-grow-height="false"/>
      <style:paragraph-properties style:font-independent-line-spacing="true" style:writing-mode="lr-tb"/>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gradient" draw:fill-gradient-name="a272"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gradient" draw:fill-gradient-name="a276"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in" fo:padding-bottom="0in" fo:padding-left="0in" fo:padding-right="0in" draw:textarea-vertical-align="top" draw:textarea-horizontal-align="left" draw:fill="gradient" draw:fill-gradient-name="a901" draw:stroke="none" draw:auto-grow-width="false" draw:auto-grow-height="false"/>
      <style:paragraph-properties style:font-independent-line-spacing="true" style:writing-mode="lr-tb"/>
    </style:style>
    <style:style style:family="graphic" style:name="a1177">
      <style:graphic-properties fo:wrap-option="wrap" fo:padding-top="0in" fo:padding-bottom="0in" fo:padding-left="0in" fo:padding-right="0in" draw:textarea-vertical-align="top" draw:textarea-horizontal-align="left" draw:fill="gradient" draw:fill-gradient-name="a1176"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in" fo:padding-bottom="0in" fo:padding-left="0in" fo:padding-right="0in" draw:textarea-vertical-align="top" draw:textarea-horizontal-align="left" draw:fill="gradient" draw:fill-gradient-name="a905" draw:stroke="none" draw:auto-grow-width="false" draw:auto-grow-height="false"/>
      <style:paragraph-properties style:font-independent-line-spacing="true" style:writing-mode="lr-tb"/>
    </style:style>
    <style:style style:family="graphic" style:name="a2232">
      <style:graphic-properties fo:wrap-option="wrap" fo:padding-top="0in" fo:padding-bottom="0in" fo:padding-left="0in" fo:padding-right="0in" draw:textarea-vertical-align="top" draw:textarea-horizontal-align="left" draw:fill="gradient" draw:fill-gradient-name="a2231"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6">
      <style:graphic-properties fo:wrap-option="wrap" fo:padding-top="0in" fo:padding-bottom="0in" fo:padding-left="0in" fo:padding-right="0in" draw:textarea-vertical-align="top" draw:textarea-horizontal-align="left" draw:fill="gradient" draw:fill-gradient-name="a2235" draw:stroke="none" draw:auto-grow-width="false" draw:auto-grow-height="false"/>
      <style:paragraph-properties style:font-independent-line-spacing="true" style:writing-mode="lr-tb"/>
    </style:style>
    <style:style style:family="graphic" style:name="a1801">
      <style:graphic-properties fo:wrap-option="wrap" fo:padding-top="0in" fo:padding-bottom="0in" fo:padding-left="0in" fo:padding-right="0in" draw:textarea-vertical-align="top" draw:textarea-horizontal-align="left" draw:fill="gradient" draw:fill-gradient-name="a1800" draw:stroke="none" draw:auto-grow-width="false" draw:auto-grow-height="fals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wrap" fo:padding-top="0in" fo:padding-bottom="0in" fo:padding-left="0in" fo:padding-right="0in" draw:textarea-vertical-align="top" draw:textarea-horizontal-align="left" draw:fill="gradient" draw:fill-gradient-name="a1804" draw:stroke="none" draw:auto-grow-width="false" draw:auto-grow-height="false"/>
      <style:paragraph-properties style:font-independent-line-spacing="true" style:writing-mode="lr-tb"/>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in" fo:padding-bottom="0in" fo:padding-left="0in" fo:padding-right="0in" draw:textarea-vertical-align="top" draw:textarea-horizontal-align="left" draw:fill="gradient" draw:fill-gradient-name="a280" draw:stroke="none" draw:auto-grow-width="false" draw:auto-grow-height="false"/>
      <style:paragraph-properties style:font-independent-line-spacing="true" style:writing-mode="lr-tb"/>
    </style:style>
    <style:style style:family="graphic" style:name="a1809">
      <style:graphic-properties fo:wrap-option="wrap" fo:padding-top="0in" fo:padding-bottom="0in" fo:padding-left="0in" fo:padding-right="0in" draw:textarea-vertical-align="top" draw:textarea-horizontal-align="left" draw:fill="gradient" draw:fill-gradient-name="a1808"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in" fo:padding-bottom="0in" fo:padding-left="0in" fo:padding-right="0in" draw:textarea-vertical-align="top" draw:textarea-horizontal-align="left" draw:fill="gradient" draw:fill-gradient-name="a284"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gradient" draw:fill-gradient-name="a288" draw:stroke="none" draw:auto-grow-width="false" draw:auto-grow-height="false"/>
      <style:paragraph-properties style:font-independent-line-spacing="true" style:writing-mode="lr-tb"/>
    </style:style>
    <style:style style:family="graphic" style:name="a1181">
      <style:graphic-properties fo:wrap-option="wrap" fo:padding-top="0in" fo:padding-bottom="0in" fo:padding-left="0in" fo:padding-right="0in" draw:textarea-vertical-align="top" draw:textarea-horizontal-align="left" draw:fill="gradient" draw:fill-gradient-name="a1180"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gradient" draw:fill-gradient-name="a909"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graphic-properties fo:wrap-option="wrap" fo:padding-top="0in" fo:padding-bottom="0in" fo:padding-left="0in" fo:padding-right="0in" draw:textarea-vertical-align="top" draw:textarea-horizontal-align="left" draw:fill="gradient" draw:fill-gradient-name="a1184" draw:stroke="none" draw:auto-grow-width="false" draw:auto-grow-height="false"/>
      <style:paragraph-properties style:font-independent-line-spacing="true" style:writing-mode="lr-tb"/>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in" fo:padding-bottom="0in" fo:padding-left="0in" fo:padding-right="0in" draw:textarea-vertical-align="top" draw:textarea-horizontal-align="left" draw:fill="gradient" draw:fill-gradient-name="a913"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0">
      <style:graphic-properties fo:wrap-option="wrap" fo:padding-top="0in" fo:padding-bottom="0in" fo:padding-left="0in" fo:padding-right="0in" draw:textarea-vertical-align="top" draw:textarea-horizontal-align="left" draw:fill="gradient" draw:fill-gradient-name="a2239" draw:stroke="none" draw:auto-grow-width="false" draw:auto-grow-height="false"/>
      <style:paragraph-properties style:font-independent-line-spacing="true" style:writing-mode="lr-tb"/>
    </style:style>
    <style:style style:family="graphic" style:name="a1189">
      <style:graphic-properties fo:wrap-option="wrap" fo:padding-top="0in" fo:padding-bottom="0in" fo:padding-left="0in" fo:padding-right="0in" draw:textarea-vertical-align="top" draw:textarea-horizontal-align="left" draw:fill="gradient" draw:fill-gradient-name="a1188"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gradient" draw:fill-gradient-name="a917"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4">
      <style:graphic-properties fo:wrap-option="wrap" fo:padding-top="0in" fo:padding-bottom="0in" fo:padding-left="0in" fo:padding-right="0in" draw:textarea-vertical-align="top" draw:textarea-horizontal-align="left" draw:fill="gradient" draw:fill-gradient-name="a2243" draw:stroke="none" draw:auto-grow-width="false" draw:auto-grow-height="false"/>
      <style:paragraph-properties style:font-independent-line-spacing="true" style:writing-mode="lr-tb"/>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8">
      <style:graphic-properties fo:wrap-option="wrap" fo:padding-top="0in" fo:padding-bottom="0in" fo:padding-left="0in" fo:padding-right="0in" draw:textarea-vertical-align="top" draw:textarea-horizontal-align="left" draw:fill="gradient" draw:fill-gradient-name="a2247" draw:stroke="none" draw:auto-grow-width="false" draw:auto-grow-height="false"/>
      <style:paragraph-properties style:font-independent-line-spacing="true" style:writing-mode="lr-tb"/>
    </style:style>
    <style:style style:family="graphic" style:name="a1813">
      <style:graphic-properties fo:wrap-option="wrap" fo:padding-top="0in" fo:padding-bottom="0in" fo:padding-left="0in" fo:padding-right="0in" draw:textarea-vertical-align="top" draw:textarea-horizontal-align="left" draw:fill="gradient" draw:fill-gradient-name="a1812" draw:stroke="none" draw:auto-grow-width="false" draw:auto-grow-height="fals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7">
      <style:graphic-properties fo:wrap-option="wrap" fo:padding-top="0in" fo:padding-bottom="0in" fo:padding-left="0in" fo:padding-right="0in" draw:textarea-vertical-align="top" draw:textarea-horizontal-align="left" draw:fill="gradient" draw:fill-gradient-name="a1816"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top" draw:textarea-horizontal-align="left" draw:fill="gradient" draw:fill-gradient-name="a292"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gradient" draw:fill-gradient-name="a296"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in" fo:padding-bottom="0in" fo:padding-left="0in" fo:padding-right="0in" draw:textarea-vertical-align="top" draw:textarea-horizontal-align="left" draw:fill="gradient" draw:fill-gradient-name="a1192"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gradient" draw:fill-gradient-name="a921"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7">
      <style:graphic-properties fo:wrap-option="wrap" fo:padding-top="0in" fo:padding-bottom="0in" fo:padding-left="0in" fo:padding-right="0in" draw:textarea-vertical-align="top" draw:textarea-horizontal-align="left" draw:fill="gradient" draw:fill-gradient-name="a1196" draw:stroke="none" draw:auto-grow-width="false" draw:auto-grow-height="false"/>
      <style:paragraph-properties style:font-independent-line-spacing="true" style:writing-mode="lr-tb"/>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gradient" draw:fill-gradient-name="a925"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2">
      <style:graphic-properties fo:wrap-option="wrap" fo:padding-top="0in" fo:padding-bottom="0in" fo:padding-left="0in" fo:padding-right="0in" draw:textarea-vertical-align="top" draw:textarea-horizontal-align="left" draw:fill="gradient" draw:fill-gradient-name="a2251" draw:stroke="none" draw:auto-grow-width="false" draw:auto-grow-height="false"/>
      <style:paragraph-properties style:font-independent-line-spacing="true" style:writing-mode="lr-tb"/>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6">
      <style:graphic-properties fo:wrap-option="wrap" fo:padding-top="0in" fo:padding-bottom="0in" fo:padding-left="0in" fo:padding-right="0in" draw:textarea-vertical-align="top" draw:textarea-horizontal-align="left" draw:fill="gradient" draw:fill-gradient-name="a2255" draw:stroke="none" draw:auto-grow-width="false" draw:auto-grow-height="false"/>
      <style:paragraph-properties style:font-independent-line-spacing="true" style:writing-mode="lr-tb"/>
    </style:style>
    <style:style style:family="graphic" style:name="a1821">
      <style:graphic-properties fo:wrap-option="wrap" fo:padding-top="0in" fo:padding-bottom="0in" fo:padding-left="0in" fo:padding-right="0in" draw:textarea-vertical-align="top" draw:textarea-horizontal-align="left" draw:fill="gradient" draw:fill-gradient-name="a1820" draw:stroke="none" draw:auto-grow-width="false" draw:auto-grow-height="false"/>
      <style:paragraph-properties style:font-independent-line-spacing="true" style:writing-mode="lr-tb"/>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in" fo:padding-bottom="0in" fo:padding-left="0in" fo:padding-right="0in" draw:textarea-vertical-align="top" draw:textarea-horizontal-align="left" draw:fill="gradient" draw:fill-gradient-name="a1824" draw:stroke="none"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in" fo:padding-bottom="0in" fo:padding-left="0in" fo:padding-right="0in" draw:textarea-vertical-align="top" draw:textarea-horizontal-align="left" draw:fill="gradient" draw:fill-gradient-name="a1828" draw:stroke="none" draw:auto-grow-width="false" draw:auto-grow-height="false"/>
      <style:paragraph-properties style:font-independent-line-spacing="true" style:writing-mode="lr-tb"/>
    </style:style>
    <style:style style:family="graphic" style:name="a930">
      <style:graphic-properties fo:wrap-option="wrap" fo:padding-top="0in" fo:padding-bottom="0in" fo:padding-left="0in" fo:padding-right="0in" draw:textarea-vertical-align="top" draw:textarea-horizontal-align="left" draw:fill="gradient" draw:fill-gradient-name="a929"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0">
      <style:graphic-properties fo:wrap-option="wrap" fo:padding-top="0in" fo:padding-bottom="0in" fo:padding-left="0in" fo:padding-right="0in" draw:textarea-vertical-align="top" draw:textarea-horizontal-align="left" draw:fill="gradient" draw:fill-gradient-name="a2259" draw:stroke="none" draw:auto-grow-width="false" draw:auto-grow-height="fals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gradient" draw:fill-gradient-name="a937"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4">
      <style:graphic-properties fo:wrap-option="wrap" fo:padding-top="0in" fo:padding-bottom="0in" fo:padding-left="0in" fo:padding-right="0in" draw:textarea-vertical-align="top" draw:textarea-horizontal-align="left" draw:fill="gradient" draw:fill-gradient-name="a2263" draw:stroke="none" draw:auto-grow-width="false" draw:auto-grow-height="false"/>
      <style:paragraph-properties style:font-independent-line-spacing="true" style:writing-mode="lr-tb"/>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8">
      <style:graphic-properties fo:wrap-option="wrap" fo:padding-top="0in" fo:padding-bottom="0in" fo:padding-left="0in" fo:padding-right="0in" draw:textarea-vertical-align="top" draw:textarea-horizontal-align="left" draw:fill="gradient" draw:fill-gradient-name="a2267" draw:stroke="none" draw:auto-grow-width="false" draw:auto-grow-height="false"/>
      <style:paragraph-properties style:font-independent-line-spacing="true" style:writing-mode="lr-tb"/>
    </style:style>
    <style:style style:family="graphic" style:name="a1833">
      <style:graphic-properties fo:wrap-option="wrap" fo:padding-top="0in" fo:padding-bottom="0in" fo:padding-left="0in" fo:padding-right="0in" draw:textarea-vertical-align="top" draw:textarea-horizontal-align="left" draw:fill="gradient" draw:fill-gradient-name="a1832" draw:stroke="none" draw:auto-grow-width="false" draw:auto-grow-height="false"/>
      <style:paragraph-properties style:font-independent-line-spacing="true" style:writing-mode="lr-tb"/>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5">
      <style:drawing-page-properties draw:fill="bitmap" draw:fill-image-name="a18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6" style:parent-style-name="Graphics">
      <style:graphic-properties draw:fill="none" fo:clip="rect(0in, 0in, 0in, 0in)" draw:stroke="none" draw:image-opacity="30%"/>
    </style:style>
    <style:style style:family="text" style:name="a1837">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in" fo:padding-bottom="0in" fo:padding-left="0in" fo:padding-right="0in" draw:textarea-vertical-align="top" draw:textarea-horizontal-align="left" draw:fill="gradient" draw:fill-gradient-name="a941"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gradient" draw:fill-gradient-name="a945"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2">
      <style:graphic-properties fo:wrap-option="wrap" fo:padding-top="0in" fo:padding-bottom="0in" fo:padding-left="0in" fo:padding-right="0in" draw:textarea-vertical-align="top" draw:textarea-horizontal-align="left" draw:fill="gradient" draw:fill-gradient-name="a2271" draw:stroke="none" draw:auto-grow-width="false" draw:auto-grow-height="fals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6">
      <style:graphic-properties fo:wrap-option="wrap" fo:padding-top="0in" fo:padding-bottom="0in" fo:padding-left="0in" fo:padding-right="0in" draw:textarea-vertical-align="top" draw:textarea-horizontal-align="left" draw:fill="gradient" draw:fill-gradient-name="a2275" draw:stroke="none" draw:auto-grow-width="false" draw:auto-grow-height="false"/>
      <style:paragraph-properties style:font-independent-line-spacing="true" style:writing-mode="lr-tb"/>
    </style:style>
    <style:style style:family="paragraph" style:name="a184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2">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paragraph" style:name="a2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0" style:parent-style-name="Graphics">
      <style:graphic-properties draw:fill="none" fo:clip="rect(0in, 0in, 0in, 0in)" draw:stroke="none" draw:image-opacity="30%"/>
    </style:style>
    <style:style style:family="text" style:name="a290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0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in" fo:padding-bottom="0in" fo:padding-left="0in" fo:padding-right="0in" draw:textarea-vertical-align="top" draw:textarea-horizontal-align="left" draw:fill="gradient" draw:fill-gradient-name="a949"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gradient" draw:fill-gradient-name="a953" draw:stroke="none" draw:auto-grow-width="false" draw:auto-grow-height="false"/>
      <style:paragraph-properties style:font-independent-line-spacing="true" style:writing-mode="lr-tb"/>
    </style:style>
    <style:style style:family="graphic" style:name="a2280">
      <style:graphic-properties fo:wrap-option="wrap" fo:padding-top="0in" fo:padding-bottom="0in" fo:padding-left="0in" fo:padding-right="0in" draw:textarea-vertical-align="top" draw:textarea-horizontal-align="left" draw:fill="gradient" draw:fill-gradient-name="a2279" draw:stroke="none" draw:auto-grow-width="false" draw:auto-grow-height="false"/>
      <style:paragraph-properties style:font-independent-line-spacing="true" style:writing-mode="lr-tb"/>
    </style:style>
    <style:style style:family="drawing-page" style:name="a956">
      <style:drawing-page-properties draw:fill="bitmap" draw:fill-image-name="a9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7" style:parent-style-name="Graphics">
      <style:graphic-properties draw:fill="none" fo:clip="rect(0in, 0in, 0in, 0in)" draw:stroke="none" draw:image-opacity="30%"/>
    </style:style>
    <style:style style:family="paragraph" style:name="a2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4">
      <style:graphic-properties fo:wrap-option="wrap" fo:padding-top="0in" fo:padding-bottom="0in" fo:padding-left="0in" fo:padding-right="0in" draw:textarea-vertical-align="top" draw:textarea-horizontal-align="left" draw:fill="gradient" draw:fill-gradient-name="a2283" draw:stroke="none" draw:auto-grow-width="false" draw:auto-grow-height="false"/>
      <style:paragraph-properties style:font-independent-line-spacing="true" style:writing-mode="lr-tb"/>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7">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1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3">
      <style:graphic-properties fo:wrap-option="wrap" fo:padding-top="0in" fo:padding-bottom="0in" fo:padding-left="0in" fo:padding-right="0in" draw:textarea-vertical-align="top" draw:textarea-horizontal-align="left" draw:fill="gradient" draw:fill-gradient-name="a2002" draw:stroke="none" draw:auto-grow-width="false" draw:auto-grow-height="false"/>
      <style:paragraph-properties style:font-independent-line-spacing="true" style:writing-mode="lr-tb"/>
    </style:style>
    <style:style style:family="text" style:name="a291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5">
      <style:drawing-page-properties draw:fill="bitmap" draw:fill-image-name="a20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6" style:parent-style-name="Graphics">
      <style:graphic-properties draw:fill="none" fo:clip="rect(0in, 0in, 0in, 0in)" draw:stroke="none" draw:image-opacity="30%"/>
    </style:style>
    <style:style style:family="text" style:name="a200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1">
      <style:graphic-properties fo:wrap-option="wrap" fo:padding-top="0in" fo:padding-bottom="0in" fo:padding-left="0in" fo:padding-right="0in" draw:textarea-vertical-align="top" draw:textarea-horizontal-align="left" draw:fill="gradient" draw:fill-gradient-name="a2290" draw:stroke="none" draw:auto-grow-width="false" draw:auto-grow-height="false"/>
      <style:paragraph-properties style:font-independent-line-spacing="true" style:writing-mode="lr-tb"/>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5">
      <style:graphic-properties fo:wrap-option="wrap" fo:padding-top="0in" fo:padding-bottom="0in" fo:padding-left="0in" fo:padding-right="0in" draw:textarea-vertical-align="top" draw:textarea-horizontal-align="left" draw:fill="gradient" draw:fill-gradient-name="a2294" draw:stroke="none" draw:auto-grow-width="false" draw:auto-grow-height="false"/>
      <style:paragraph-properties style:font-independent-line-spacing="true" style:writing-mode="lr-tb"/>
    </style:style>
    <style:style style:family="graphic" style:name="a1860">
      <style:graphic-properties fo:wrap-option="wrap" fo:padding-top="0in" fo:padding-bottom="0in" fo:padding-left="0in" fo:padding-right="0in" draw:textarea-vertical-align="top" draw:textarea-horizontal-align="left" draw:fill="gradient" draw:fill-gradient-name="a1859" draw:stroke="none" draw:auto-grow-width="false" draw:auto-grow-height="false"/>
      <style:paragraph-properties style:font-independent-line-spacing="true" style:writing-mode="lr-tb"/>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9">
      <style:graphic-properties fo:wrap-option="wrap" fo:padding-top="0in" fo:padding-bottom="0in" fo:padding-left="0in" fo:padding-right="0in" draw:textarea-vertical-align="top" draw:textarea-horizontal-align="left" draw:fill="gradient" draw:fill-gradient-name="a2298" draw:stroke="none" draw:auto-grow-width="false" draw:auto-grow-height="false"/>
      <style:paragraph-properties style:font-independent-line-spacing="true" style:writing-mode="lr-tb"/>
    </style:style>
    <style:style style:family="graphic" style:name="a1864">
      <style:graphic-properties fo:wrap-option="wrap" fo:padding-top="0in" fo:padding-bottom="0in" fo:padding-left="0in" fo:padding-right="0in" draw:textarea-vertical-align="top" draw:textarea-horizontal-align="left" draw:fill="gradient" draw:fill-gradient-name="a1863" draw:stroke="none" draw:auto-grow-width="false" draw:auto-grow-height="fals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in" fo:padding-bottom="0in" fo:padding-left="0in" fo:padding-right="0in" draw:textarea-vertical-align="top" draw:textarea-horizontal-align="left" draw:fill="gradient" draw:fill-gradient-name="a1867" draw:stroke="none" draw:auto-grow-width="false" draw:auto-grow-height="fals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in" fo:padding-bottom="0in" fo:padding-left="0in" fo:padding-right="0in" draw:textarea-vertical-align="top" draw:textarea-horizontal-align="left" draw:fill="gradient" draw:fill-gradient-name="a1871" draw:stroke="none" draw:auto-grow-width="false" draw:auto-grow-height="fals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in" fo:padding-bottom="0in" fo:padding-left="0in" fo:padding-right="0in" draw:textarea-vertical-align="top" draw:textarea-horizontal-align="left" draw:fill="gradient" draw:fill-gradient-name="a1875" draw:stroke="none" draw:auto-grow-width="false" draw:auto-grow-height="false"/>
      <style:paragraph-properties style:font-independent-line-spacing="true" style:writing-mode="lr-tb"/>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33">
      <style:graphic-properties fo:wrap-option="wrap" fo:padding-top="0in" fo:padding-bottom="0in" fo:padding-left="0in" fo:padding-right="0in" draw:textarea-vertical-align="top" draw:textarea-horizontal-align="left" draw:fill="gradient" draw:fill-gradient-name="a2932" draw:stroke="none" draw:auto-grow-width="false" draw:auto-grow-height="false"/>
      <style:paragraph-properties style:font-independent-line-spacing="true" style:writing-mode="lr-tb"/>
    </style:style>
    <style:style style:family="paragraph" style:name="a20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7">
      <style:graphic-properties fo:wrap-option="wrap" fo:padding-top="0in" fo:padding-bottom="0in" fo:padding-left="0in" fo:padding-right="0in" draw:textarea-vertical-align="top" draw:textarea-horizontal-align="left" draw:fill="gradient" draw:fill-gradient-name="a2936" draw:stroke="none" draw:auto-grow-width="false" draw:auto-grow-height="false"/>
      <style:paragraph-properties style:font-independent-line-spacing="true" style:writing-mode="lr-tb"/>
    </style:style>
    <style:style style:family="text" style:name="a2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7">
      <style:graphic-properties fo:wrap-option="wrap" fo:padding-top="0in" fo:padding-bottom="0in" fo:padding-left="0in" fo:padding-right="0in" draw:textarea-vertical-align="top" draw:textarea-horizontal-align="left" draw:fill="gradient" draw:fill-gradient-name="a2026" draw:stroke="none" draw:auto-grow-width="false" draw:auto-grow-height="false"/>
      <style:paragraph-properties style:font-independent-line-spacing="true" style:writing-mode="lr-tb"/>
    </style:style>
    <style:style style:family="paragraph" style:name="a2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0">
      <style:graphic-properties fo:wrap-option="wrap" fo:padding-top="0in" fo:padding-bottom="0in" fo:padding-left="0in" fo:padding-right="0in" draw:textarea-vertical-align="top" draw:textarea-horizontal-align="left" draw:fill="gradient" draw:fill-gradient-name="a1879" draw:stroke="none"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in" fo:padding-bottom="0in" fo:padding-left="0in" fo:padding-right="0in" draw:textarea-vertical-align="top" draw:textarea-horizontal-align="left" draw:fill="gradient" draw:fill-gradient-name="a1883" draw:stroke="none" draw:auto-grow-width="false" draw:auto-grow-height="false"/>
      <style:paragraph-properties style:font-independent-line-spacing="true" style:writing-mode="lr-tb"/>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in" fo:padding-bottom="0in" fo:padding-left="0in" fo:padding-right="0in" draw:textarea-vertical-align="top" draw:textarea-horizontal-align="left" draw:fill="gradient" draw:fill-gradient-name="a1887" draw:stroke="none" draw:auto-grow-width="false" draw:auto-grow-height="fals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fo:wrap-option="wrap" fo:padding-top="0in" fo:padding-bottom="0in" fo:padding-left="0in" fo:padding-right="0in" draw:textarea-vertical-align="top" draw:textarea-horizontal-align="left" draw:fill="gradient" draw:fill-gradient-name="a702"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41">
      <style:graphic-properties fo:wrap-option="wrap" fo:padding-top="0in" fo:padding-bottom="0in" fo:padding-left="0in" fo:padding-right="0in" draw:textarea-vertical-align="top" draw:textarea-horizontal-align="left" draw:fill="gradient" draw:fill-gradient-name="a2940" draw:stroke="none" draw:auto-grow-width="false" draw:auto-grow-height="false"/>
      <style:paragraph-properties style:font-independent-line-spacing="true" style:writing-mode="lr-tb"/>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1">
      <style:graphic-properties fo:wrap-option="wrap" fo:padding-top="0in" fo:padding-bottom="0in" fo:padding-left="0in" fo:padding-right="0in" draw:textarea-vertical-align="top" draw:textarea-horizontal-align="left" draw:fill="gradient" draw:fill-gradient-name="a2030" draw:stroke="none" draw:auto-grow-width="false" draw:auto-grow-height="false"/>
      <style:paragraph-properties style:font-independent-line-spacing="true" style:writing-mode="lr-tb"/>
    </style:style>
    <style:style style:family="paragraph" style:name="a2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fo:wrap-option="wrap" fo:padding-top="0in" fo:padding-bottom="0in" fo:padding-left="0in" fo:padding-right="0in" draw:textarea-vertical-align="top" draw:textarea-horizontal-align="left" draw:fill="gradient" draw:fill-gradient-name="a706" draw:stroke="none" draw:auto-grow-width="false" draw:auto-grow-height="false"/>
      <style:paragraph-properties style:font-independent-line-spacing="true" style:writing-mode="lr-tb"/>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5">
      <style:graphic-properties fo:wrap-option="wrap" fo:padding-top="0in" fo:padding-bottom="0in" fo:padding-left="0in" fo:padding-right="0in" draw:textarea-vertical-align="top" draw:textarea-horizontal-align="left" draw:fill="gradient" draw:fill-gradient-name="a2944"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5">
      <style:graphic-properties fo:wrap-option="wrap" fo:padding-top="0in" fo:padding-bottom="0in" fo:padding-left="0in" fo:padding-right="0in" draw:textarea-vertical-align="top" draw:textarea-horizontal-align="left" draw:fill="gradient" draw:fill-gradient-name="a2034" draw:stroke="none" draw:auto-grow-width="false" draw:auto-grow-height="false"/>
      <style:paragraph-properties style:font-independent-line-spacing="true" style:writing-mode="lr-tb"/>
    </style:style>
    <style:style style:family="paragraph" style:name="a2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wrap" fo:padding-top="0in" fo:padding-bottom="0in" fo:padding-left="0in" fo:padding-right="0in" draw:textarea-vertical-align="top" draw:textarea-horizontal-align="left" draw:fill="gradient" draw:fill-gradient-name="a1599" draw:stroke="none" draw:auto-grow-width="false" draw:auto-grow-height="false"/>
      <style:paragraph-properties style:font-independent-line-spacing="true" style:writing-mode="lr-tb"/>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49">
      <style:graphic-properties fo:wrap-option="wrap" fo:padding-top="0in" fo:padding-bottom="0in" fo:padding-left="0in" fo:padding-right="0in" draw:textarea-vertical-align="top" draw:textarea-horizontal-align="left" draw:fill="gradient" draw:fill-gradient-name="a2948" draw:stroke="none" draw:auto-grow-width="false" draw:auto-grow-height="false"/>
      <style:paragraph-properties style:font-independent-line-spacing="true" style:writing-mode="lr-tb"/>
    </style:style>
    <style:style style:family="paragraph" style:name="a2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graphic" style:name="a2039">
      <style:graphic-properties fo:wrap-option="wrap" fo:padding-top="0in" fo:padding-bottom="0in" fo:padding-left="0in" fo:padding-right="0in" draw:textarea-vertical-align="top" draw:textarea-horizontal-align="left" draw:fill="gradient" draw:fill-gradient-name="a2038"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in" fo:padding-bottom="0in" fo:padding-left="0in" fo:padding-right="0in" draw:textarea-vertical-align="top" draw:textarea-horizontal-align="left" draw:fill="gradient" draw:fill-gradient-name="a1606" draw:stroke="none"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in" fo:padding-bottom="0in" fo:padding-left="0in" fo:padding-right="0in" draw:textarea-vertical-align="top" draw:textarea-horizontal-align="left" draw:fill="gradient" draw:fill-gradient-name="a1891" draw:stroke="none" draw:auto-grow-width="false" draw:auto-grow-height="false"/>
      <style:paragraph-properties style:font-independent-line-spacing="true"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in" fo:padding-bottom="0in" fo:padding-left="0in" fo:padding-right="0in" draw:textarea-vertical-align="top" draw:textarea-horizontal-align="left" draw:fill="gradient" draw:fill-gradient-name="a1895" draw:stroke="none" draw:auto-grow-width="false" draw:auto-grow-height="false"/>
      <style:paragraph-properties style:font-independent-line-spacing="true"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in" fo:padding-bottom="0in" fo:padding-left="0in" fo:padding-right="0in" draw:textarea-vertical-align="top" draw:textarea-horizontal-align="left" draw:fill="gradient" draw:fill-gradient-name="a710" draw:stroke="none" draw:auto-grow-width="false" draw:auto-grow-height="false"/>
      <style:paragraph-properties style:font-independent-line-spacing="true" style:writing-mode="lr-tb"/>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gradient" draw:fill-gradient-name="a714" draw:stroke="none" draw:auto-grow-width="false" draw:auto-grow-height="false"/>
      <style:paragraph-properties style:font-independent-line-spacing="true" style:writing-mode="lr-tb"/>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3">
      <style:graphic-properties fo:wrap-option="wrap" fo:padding-top="0in" fo:padding-bottom="0in" fo:padding-left="0in" fo:padding-right="0in" draw:textarea-vertical-align="top" draw:textarea-horizontal-align="left" draw:fill="gradient" draw:fill-gradient-name="a2952"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3">
      <style:graphic-properties fo:wrap-option="wrap" fo:padding-top="0in" fo:padding-bottom="0in" fo:padding-left="0in" fo:padding-right="0in" draw:textarea-vertical-align="top" draw:textarea-horizontal-align="left" draw:fill="gradient" draw:fill-gradient-name="a2042" draw:stroke="none" draw:auto-grow-width="false" draw:auto-grow-height="false"/>
      <style:paragraph-properties style:font-independent-line-spacing="true" style:writing-mode="lr-tb"/>
    </style:style>
    <style:style style:family="paragraph" style:name="a2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wrap" fo:padding-top="0in" fo:padding-bottom="0in" fo:padding-left="0in" fo:padding-right="0in" draw:textarea-vertical-align="top" draw:textarea-horizontal-align="left" draw:fill="gradient" draw:fill-gradient-name="a718" draw:stroke="none" draw:auto-grow-width="false" draw:auto-grow-height="false"/>
      <style:paragraph-properties style:font-independent-line-spacing="true" style:writing-mode="lr-tb"/>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7">
      <style:graphic-properties fo:wrap-option="wrap" fo:padding-top="0in" fo:padding-bottom="0in" fo:padding-left="0in" fo:padding-right="0in" draw:textarea-vertical-align="top" draw:textarea-horizontal-align="left" draw:fill="gradient" draw:fill-gradient-name="a2956" draw:stroke="none" draw:auto-grow-width="false" draw:auto-grow-height="false"/>
      <style:paragraph-properties style:font-independent-line-spacing="true" style:writing-mode="lr-tb"/>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1">
      <style:graphic-properties fo:wrap-option="wrap" fo:padding-top="0in" fo:padding-bottom="0in" fo:padding-left="0in" fo:padding-right="0in" draw:textarea-vertical-align="top" draw:textarea-horizontal-align="left" draw:fill="gradient" draw:fill-gradient-name="a1610" draw:stroke="none" draw:auto-grow-width="false" draw:auto-grow-height="false"/>
      <style:paragraph-properties style:font-independent-line-spacing="true" style:writing-mode="lr-tb"/>
    </style:style>
    <style:style style:family="paragraph" style:name="a2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7">
      <style:graphic-properties fo:wrap-option="wrap" fo:padding-top="0in" fo:padding-bottom="0in" fo:padding-left="0in" fo:padding-right="0in" draw:textarea-vertical-align="top" draw:textarea-horizontal-align="left" draw:fill="gradient" draw:fill-gradient-name="a2046" draw:stroke="none"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in" fo:padding-bottom="0in" fo:padding-left="0in" fo:padding-right="0in" draw:textarea-vertical-align="top" draw:textarea-horizontal-align="left" draw:fill="gradient" draw:fill-gradient-name="a1614" draw:stroke="none" draw:auto-grow-width="false" draw:auto-grow-height="false"/>
      <style:paragraph-properties style:font-independent-line-spacing="true" style:writing-mode="lr-tb"/>
    </style:style>
    <style:style style:family="presentation" style:name="a3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3">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19">
      <style:graphic-properties fo:wrap-option="wrap" fo:padding-top="0in" fo:padding-bottom="0in" fo:padding-left="0in" fo:padding-right="0in" draw:textarea-vertical-align="top" draw:textarea-horizontal-align="left" draw:fill="gradient" draw:fill-gradient-name="a1618" draw:stroke="none" draw:auto-grow-width="false" draw:auto-grow-height="false"/>
      <style:paragraph-properties style:font-independent-line-spacing="true" style:writing-mode="lr-tb"/>
    </style:style>
    <style:style style:family="text" style:name="a310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in" fo:padding-bottom="0in" fo:padding-left="0in" fo:padding-right="0in" draw:textarea-vertical-align="top" draw:textarea-horizontal-align="left" draw:fill="gradient" draw:fill-gradient-name="a722"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1">
      <style:graphic-properties fo:wrap-option="wrap" fo:padding-top="0in" fo:padding-bottom="0in" fo:padding-left="0in" fo:padding-right="0in" draw:textarea-vertical-align="top" draw:textarea-horizontal-align="left" draw:fill="gradient" draw:fill-gradient-name="a2960"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1">
      <style:graphic-properties fo:wrap-option="wrap" fo:padding-top="0in" fo:padding-bottom="0in" fo:padding-left="0in" fo:padding-right="0in" draw:textarea-vertical-align="top" draw:textarea-horizontal-align="left" draw:fill="gradient" draw:fill-gradient-name="a2050" draw:stroke="none" draw:auto-grow-width="false" draw:auto-grow-height="false"/>
      <style:paragraph-properties style:font-independent-line-spacing="true" style:writing-mode="lr-tb"/>
    </style:style>
    <style:style style:family="paragraph" style:name="a2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7">
      <style:graphic-properties fo:wrap-option="wrap" fo:padding-top="0in" fo:padding-bottom="0in" fo:padding-left="0in" fo:padding-right="0in" draw:textarea-vertical-align="top" draw:textarea-horizontal-align="left" draw:fill="gradient" draw:fill-gradient-name="a726" draw:stroke="none" draw:auto-grow-width="false" draw:auto-grow-height="false"/>
      <style:paragraph-properties style:font-independent-line-spacing="true" style:writing-mode="lr-tb"/>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5">
      <style:graphic-properties fo:wrap-option="wrap" fo:padding-top="0in" fo:padding-bottom="0in" fo:padding-left="0in" fo:padding-right="0in" draw:textarea-vertical-align="top" draw:textarea-horizontal-align="left" draw:fill="gradient" draw:fill-gradient-name="a2964"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5">
      <style:graphic-properties fo:wrap-option="wrap" fo:padding-top="0in" fo:padding-bottom="0in" fo:padding-left="0in" fo:padding-right="0in" draw:textarea-vertical-align="top" draw:textarea-horizontal-align="left" draw:fill="gradient" draw:fill-gradient-name="a2054" draw:stroke="none" draw:auto-grow-width="false" draw:auto-grow-height="false"/>
      <style:paragraph-properties style:font-independent-line-spacing="true" style:writing-mode="lr-tb"/>
    </style:style>
    <style:style style:family="paragraph" style:name="a2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9">
      <style:graphic-properties fo:wrap-option="wrap" fo:padding-top="0in" fo:padding-bottom="0in" fo:padding-left="0in" fo:padding-right="0in" draw:textarea-vertical-align="top" draw:textarea-horizontal-align="left" draw:fill="gradient" draw:fill-gradient-name="a2968" draw:stroke="none" draw:auto-grow-width="false" draw:auto-grow-height="false"/>
      <style:paragraph-properties style:font-independent-line-spacing="true" style:writing-mode="lr-tb"/>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in" fo:padding-bottom="0in" fo:padding-left="0in" fo:padding-right="0in" draw:textarea-vertical-align="top" draw:textarea-horizontal-align="left" draw:fill="gradient" draw:fill-gradient-name="a1622" draw:stroke="none" draw:auto-grow-width="false" draw:auto-grow-height="false"/>
      <style:paragraph-properties style:font-independent-line-spacing="true" style:writing-mode="lr-tb"/>
    </style:style>
    <style:style style:family="paragraph" style:name="a3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in" fo:padding-bottom="0in" fo:padding-left="0in" fo:padding-right="0in" draw:textarea-vertical-align="top" draw:textarea-horizontal-align="left" draw:fill="gradient" draw:fill-gradient-name="a2058"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2">
      <style:graphic-properties fo:wrap-option="wrap" fo:padding-top="0in" fo:padding-bottom="0in" fo:padding-left="0in" fo:padding-right="0in" draw:textarea-vertical-align="top" draw:textarea-horizontal-align="left" draw:fill="gradient" draw:fill-gradient-name="a3111" draw:stroke="none" draw:auto-grow-width="false" draw:auto-grow-height="false"/>
      <style:paragraph-properties style:font-independent-line-spacing="true" style:writing-mode="lr-tb"/>
    </style:style>
    <style:style style:family="text" style:name="a3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fo:wrap-option="wrap" fo:padding-top="0in" fo:padding-bottom="0in" fo:padding-left="0in" fo:padding-right="0in" draw:textarea-vertical-align="top" draw:textarea-horizontal-align="left" draw:fill="gradient" draw:fill-gradient-name="a1626" draw:stroke="none" draw:auto-grow-width="false" draw:auto-grow-height="false"/>
      <style:paragraph-properties style:font-independent-line-spacing="true" style:writing-mode="lr-tb"/>
    </style:style>
    <style:style style:family="paragraph" style:name="a3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6">
      <style:graphic-properties fo:wrap-option="wrap" fo:padding-top="0in" fo:padding-bottom="0in" fo:padding-left="0in" fo:padding-right="0in" draw:textarea-vertical-align="top" draw:textarea-horizontal-align="left" draw:fill="gradient" draw:fill-gradient-name="a3115" draw:stroke="none" draw:auto-grow-width="false" draw:auto-grow-height="false"/>
      <style:paragraph-properties style:font-independent-line-spacing="true" style:writing-mode="lr-tb"/>
    </style:style>
    <style:style style:family="text" style:name="a3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top" draw:textarea-horizontal-align="left" draw:fill="gradient" draw:fill-gradient-name="a34"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gradient" draw:fill-gradient-name="a38"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gradient" draw:fill-gradient-name="a73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3">
      <style:graphic-properties fo:wrap-option="wrap" fo:padding-top="0in" fo:padding-bottom="0in" fo:padding-left="0in" fo:padding-right="0in" draw:textarea-vertical-align="top" draw:textarea-horizontal-align="left" draw:fill="gradient" draw:fill-gradient-name="a2972"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3">
      <style:graphic-properties fo:wrap-option="wrap" fo:padding-top="0in" fo:padding-bottom="0in" fo:padding-left="0in" fo:padding-right="0in" draw:textarea-vertical-align="top" draw:textarea-horizontal-align="left" draw:fill="gradient" draw:fill-gradient-name="a2062" draw:stroke="none" draw:auto-grow-width="false" draw:auto-grow-height="false"/>
      <style:paragraph-properties style:font-independent-line-spacing="true" style:writing-mode="lr-tb"/>
    </style:style>
    <style:style style:family="paragraph" style:name="a2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7">
      <style:graphic-properties fo:wrap-option="wrap" fo:padding-top="0in" fo:padding-bottom="0in" fo:padding-left="0in" fo:padding-right="0in" draw:textarea-vertical-align="top" draw:textarea-horizontal-align="left" draw:fill="gradient" draw:fill-gradient-name="a2976" draw:stroke="none" draw:auto-grow-width="false" draw:auto-grow-height="false"/>
      <style:paragraph-properties style:font-independent-line-spacing="true" style:writing-mode="lr-tb"/>
    </style:style>
    <style:style style:family="text" style:name="a2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in" fo:padding-bottom="0in" fo:padding-left="0in" fo:padding-right="0in" draw:textarea-vertical-align="top" draw:textarea-horizontal-align="left" draw:fill="gradient" draw:fill-gradient-name="a1630" draw:stroke="none" draw:auto-grow-width="false" draw:auto-grow-height="false"/>
      <style:paragraph-properties style:font-independent-line-spacing="true" style:writing-mode="lr-tb"/>
    </style:style>
    <style:style style:family="paragraph" style:name="a2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7">
      <style:graphic-properties fo:wrap-option="wrap" fo:padding-top="0in" fo:padding-bottom="0in" fo:padding-left="0in" fo:padding-right="0in" draw:textarea-vertical-align="top" draw:textarea-horizontal-align="left" draw:fill="gradient" draw:fill-gradient-name="a2066" draw:stroke="none"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0">
      <style:graphic-properties fo:wrap-option="wrap" fo:padding-top="0in" fo:padding-bottom="0in" fo:padding-left="0in" fo:padding-right="0in" draw:textarea-vertical-align="top" draw:textarea-horizontal-align="left" draw:fill="gradient" draw:fill-gradient-name="a3119" draw:stroke="none" draw:auto-grow-width="false" draw:auto-grow-height="false"/>
      <style:paragraph-properties style:font-independent-line-spacing="true" style:writing-mode="lr-tb"/>
    </style:style>
    <style:style style:family="paragraph" style:name="a2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gradient" draw:fill-gradient-name="a1634" draw:stroke="none" draw:auto-grow-width="false" draw:auto-grow-height="false"/>
      <style:paragraph-properties style:font-independent-line-spacing="true" style:writing-mode="lr-tb"/>
    </style:style>
    <style:style style:family="paragraph" style:name="a3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4">
      <style:graphic-properties fo:wrap-option="wrap" fo:padding-top="0in" fo:padding-bottom="0in" fo:padding-left="0in" fo:padding-right="0in" draw:textarea-vertical-align="top" draw:textarea-horizontal-align="left" draw:fill="gradient" draw:fill-gradient-name="a3123" draw:stroke="none" draw:auto-grow-width="false" draw:auto-grow-height="false"/>
      <style:paragraph-properties style:font-independent-line-spacing="true" style:writing-mode="lr-tb"/>
    </style:style>
    <style:style style:family="text" style:name="a3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9">
      <style:graphic-properties fo:wrap-option="wrap" fo:padding-top="0in" fo:padding-bottom="0in" fo:padding-left="0in" fo:padding-right="0in" draw:textarea-vertical-align="top" draw:textarea-horizontal-align="left" draw:fill="gradient" draw:fill-gradient-name="a1638" draw:stroke="none" draw:auto-grow-width="false" draw:auto-grow-height="false"/>
      <style:paragraph-properties style:font-independent-line-spacing="true" style:writing-mode="lr-tb"/>
    </style:style>
    <style:style style:family="paragraph" style:name="a3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8">
      <style:graphic-properties fo:wrap-option="wrap" fo:padding-top="0in" fo:padding-bottom="0in" fo:padding-left="0in" fo:padding-right="0in" draw:textarea-vertical-align="top" draw:textarea-horizontal-align="left" draw:fill="gradient" draw:fill-gradient-name="a3127"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in" fo:padding-right="0in" draw:textarea-vertical-align="top" draw:textarea-horizontal-align="left" draw:fill="gradient" draw:fill-gradient-name="a42"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gradient" draw:fill-gradient-name="a46"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81">
      <style:graphic-properties fo:wrap-option="wrap" fo:padding-top="0in" fo:padding-bottom="0in" fo:padding-left="0in" fo:padding-right="0in" draw:textarea-vertical-align="top" draw:textarea-horizontal-align="left" draw:fill="gradient" draw:fill-gradient-name="a2980" draw:stroke="none" draw:auto-grow-width="false" draw:auto-grow-height="false"/>
      <style:paragraph-properties style:font-independent-line-spacing="true" style:writing-mode="lr-tb"/>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graphic-properties fo:wrap-option="wrap" fo:padding-top="0in" fo:padding-bottom="0in" fo:padding-left="0in" fo:padding-right="0in" draw:textarea-vertical-align="top" draw:textarea-horizontal-align="left" draw:fill="gradient" draw:fill-gradient-name="a2070" draw:stroke="none" draw:auto-grow-width="false" draw:auto-grow-height="false"/>
      <style:paragraph-properties style:font-independent-line-spacing="true" style:writing-mode="lr-tb"/>
    </style:style>
    <style:style style:family="paragraph" style:name="a2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gradient" draw:fill-gradient-name="a746" draw:stroke="none" draw:auto-grow-width="false" draw:auto-grow-height="false"/>
      <style:paragraph-properties style:font-independent-line-spacing="true" style:writing-mode="lr-tb"/>
    </style:style>
    <style:style style:family="paragraph" style:name="a2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5">
      <style:graphic-properties fo:wrap-option="wrap" fo:padding-top="0in" fo:padding-bottom="0in" fo:padding-left="0in" fo:padding-right="0in" draw:textarea-vertical-align="top" draw:textarea-horizontal-align="left" draw:fill="gradient" draw:fill-gradient-name="a2984"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fo:wrap-option="wrap" fo:padding-top="0in" fo:padding-bottom="0in" fo:padding-left="0in" fo:padding-right="0in" draw:textarea-vertical-align="top" draw:textarea-horizontal-align="left" draw:fill="gradient" draw:fill-gradient-name="a2074" draw:stroke="none" draw:auto-grow-width="false" draw:auto-grow-height="false"/>
      <style:paragraph-properties style:font-independent-line-spacing="true" style:writing-mode="lr-tb"/>
    </style:style>
    <style:style style:family="paragraph" style:name="a2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9">
      <style:graphic-properties fo:wrap-option="wrap" fo:padding-top="0in" fo:padding-bottom="0in" fo:padding-left="0in" fo:padding-right="0in" draw:textarea-vertical-align="top" draw:textarea-horizontal-align="left" draw:fill="gradient" draw:fill-gradient-name="a2988" draw:stroke="none" draw:auto-grow-width="false" draw:auto-grow-height="false"/>
      <style:paragraph-properties style:font-independent-line-spacing="true" style:writing-mode="lr-tb"/>
    </style:style>
    <style:style style:family="paragraph" style:name="a2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in" fo:padding-bottom="0in" fo:padding-left="0in" fo:padding-right="0in" draw:textarea-vertical-align="top" draw:textarea-horizontal-align="left" draw:fill="gradient" draw:fill-gradient-name="a1642" draw:stroke="none" draw:auto-grow-width="false" draw:auto-grow-height="false"/>
      <style:paragraph-properties style:font-independent-line-spacing="true" style:writing-mode="lr-tb"/>
    </style:style>
    <style:style style:family="paragraph" style:name="a3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9">
      <style:graphic-properties fo:wrap-option="wrap" fo:padding-top="0in" fo:padding-bottom="0in" fo:padding-left="0in" fo:padding-right="0in" draw:textarea-vertical-align="top" draw:textarea-horizontal-align="left" draw:fill="gradient" draw:fill-gradient-name="a2078"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2">
      <style:graphic-properties fo:wrap-option="wrap" fo:padding-top="0in" fo:padding-bottom="0in" fo:padding-left="0in" fo:padding-right="0in" draw:textarea-vertical-align="top" draw:textarea-horizontal-align="left" draw:fill="gradient" draw:fill-gradient-name="a3131" draw:stroke="none" draw:auto-grow-width="false" draw:auto-grow-height="false"/>
      <style:paragraph-properties style:font-independent-line-spacing="true" style:writing-mode="lr-tb"/>
    </style:style>
    <style:style style:family="text" style:name="a3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fo:wrap-option="wrap" fo:padding-top="0in" fo:padding-bottom="0in" fo:padding-left="0in" fo:padding-right="0in" draw:textarea-vertical-align="top" draw:textarea-horizontal-align="left" draw:fill="gradient" draw:fill-gradient-name="a1646" draw:stroke="none" draw:auto-grow-width="false" draw:auto-grow-height="false"/>
      <style:paragraph-properties style:font-independent-line-spacing="true" style:writing-mode="lr-tb"/>
    </style:style>
    <style:style style:family="paragraph" style:name="a3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6">
      <style:graphic-properties fo:wrap-option="wrap" fo:padding-top="0in" fo:padding-bottom="0in" fo:padding-left="0in" fo:padding-right="0in" draw:textarea-vertical-align="top" draw:textarea-horizontal-align="left" draw:fill="gradient" draw:fill-gradient-name="a3135" draw:stroke="none" draw:auto-grow-width="false" draw:auto-grow-height="false"/>
      <style:paragraph-properties style:font-independent-line-spacing="true" style:writing-mode="lr-tb"/>
    </style:style>
    <style:style style:family="graphic" style:name="a2701">
      <style:graphic-properties fo:wrap-option="wrap" fo:padding-top="0in" fo:padding-bottom="0in" fo:padding-left="0in" fo:padding-right="0in" draw:textarea-vertical-align="top" draw:textarea-horizontal-align="left" draw:fill="gradient" draw:fill-gradient-name="a2700" draw:stroke="none" draw:auto-grow-width="false" draw:auto-grow-height="false"/>
      <style:paragraph-properties style:font-independent-line-spacing="true" style:writing-mode="lr-tb"/>
    </style:style>
    <style:style style:family="text" style:name="a3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3">
      <style:drawing-page-properties draw:fill="bitmap" draw:fill-image-name="a27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
      <style:graphic-properties fo:wrap-option="wrap" fo:padding-top="0in" fo:padding-bottom="0in" fo:padding-left="0in" fo:padding-right="0in" draw:textarea-vertical-align="top" draw:textarea-horizontal-align="left" draw:fill="gradient" draw:fill-gradient-name="a50" draw:stroke="none" draw:auto-grow-width="false" draw:auto-grow-height="false"/>
      <style:paragraph-properties style:font-independent-line-spacing="true" style:writing-mode="lr-tb"/>
    </style:style>
    <style:style style:family="graphic" style:name="a2704" style:parent-style-name="Graphics">
      <style:graphic-properties draw:fill="none" fo:clip="rect(0in, 0in, 0in, 0in)" draw:stroke="none" draw:image-opacity="30%"/>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5">
      <style:graphic-properties fo:wrap-option="wrap" fo:padding-top="0in" fo:padding-bottom="0in" fo:padding-left="0in" fo:padding-right="0in" draw:textarea-vertical-align="top" draw:textarea-horizontal-align="left" draw:fill="gradient" draw:fill-gradient-name="a54" draw:stroke="none" draw:auto-grow-width="false" draw:auto-grow-height="false"/>
      <style:paragraph-properties style:font-independent-line-spacing="true" style:writing-mode="lr-tb"/>
    </style:style>
    <style:style style:family="text" style:name="a2708">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gradient" draw:fill-gradient-name="a58" draw:stroke="none" draw:auto-grow-width="false" draw:auto-grow-height="false"/>
      <style:paragraph-properties style:font-independent-line-spacing="true" style:writing-mode="lr-tb"/>
    </style:style>
    <style:style style:family="graphic" style:name="a751">
      <style:graphic-properties fo:wrap-option="wrap" fo:padding-top="0in" fo:padding-bottom="0in" fo:padding-left="0in" fo:padding-right="0in" draw:textarea-vertical-align="top" draw:textarea-horizontal-align="left" draw:fill="gradient" draw:fill-gradient-name="a75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in" fo:padding-bottom="0in" fo:padding-left="0in" fo:padding-right="0in" draw:textarea-vertical-align="top" draw:textarea-horizontal-align="left" draw:fill="gradient" draw:fill-gradient-name="a754" draw:stroke="none" draw:auto-grow-width="false" draw:auto-grow-height="false"/>
      <style:paragraph-properties style:font-independent-line-spacing="true" style:writing-mode="lr-tb"/>
    </style:style>
    <style:style style:family="paragraph" style:name="a2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3">
      <style:graphic-properties fo:wrap-option="wrap" fo:padding-top="0in" fo:padding-bottom="0in" fo:padding-left="0in" fo:padding-right="0in" draw:textarea-vertical-align="top" draw:textarea-horizontal-align="left" draw:fill="gradient" draw:fill-gradient-name="a2992"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3">
      <style:graphic-properties fo:wrap-option="wrap" fo:padding-top="0in" fo:padding-bottom="0in" fo:padding-left="0in" fo:padding-right="0in" draw:textarea-vertical-align="top" draw:textarea-horizontal-align="left" draw:fill="gradient" draw:fill-gradient-name="a2082" draw:stroke="none" draw:auto-grow-width="false" draw:auto-grow-height="false"/>
      <style:paragraph-properties style:font-independent-line-spacing="true" style:writing-mode="lr-tb"/>
    </style:style>
    <style:style style:family="paragraph" style:name="a2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fo:wrap-option="wrap" fo:padding-top="0in" fo:padding-bottom="0in" fo:padding-left="0in" fo:padding-right="0in" draw:textarea-vertical-align="top" draw:textarea-horizontal-align="left" draw:fill="gradient" draw:fill-gradient-name="a758" draw:stroke="none" draw:auto-grow-width="false" draw:auto-grow-height="false"/>
      <style:paragraph-properties style:font-independent-line-spacing="true" style:writing-mode="lr-tb"/>
    </style:style>
    <style:style style:family="paragraph" style:name="a2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7">
      <style:graphic-properties fo:wrap-option="wrap" fo:padding-top="0in" fo:padding-bottom="0in" fo:padding-left="0in" fo:padding-right="0in" draw:textarea-vertical-align="top" draw:textarea-horizontal-align="left" draw:fill="gradient" draw:fill-gradient-name="a2996" draw:stroke="none" draw:auto-grow-width="false" draw:auto-grow-height="false"/>
      <style:paragraph-properties style:font-independent-line-spacing="true" style:writing-mode="lr-tb"/>
    </style:style>
    <style:style style:family="text" style:name="a2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1">
      <style:graphic-properties fo:wrap-option="wrap" fo:padding-top="0in" fo:padding-bottom="0in" fo:padding-left="0in" fo:padding-right="0in" draw:textarea-vertical-align="top" draw:textarea-horizontal-align="left" draw:fill="gradient" draw:fill-gradient-name="a1650" draw:stroke="none" draw:auto-grow-width="false" draw:auto-grow-height="false"/>
      <style:paragraph-properties style:font-independent-line-spacing="true" style:writing-mode="lr-tb"/>
    </style:style>
    <style:style style:family="paragraph" style:name="a2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7">
      <style:graphic-properties fo:wrap-option="wrap" fo:padding-top="0in" fo:padding-bottom="0in" fo:padding-left="0in" fo:padding-right="0in" draw:textarea-vertical-align="top" draw:textarea-horizontal-align="left" draw:fill="gradient" draw:fill-gradient-name="a2086" draw:stroke="none" draw:auto-grow-width="false" draw:auto-grow-height="fals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0">
      <style:graphic-properties fo:wrap-option="wrap" fo:padding-top="0in" fo:padding-bottom="0in" fo:padding-left="0in" fo:padding-right="0in" draw:textarea-vertical-align="top" draw:textarea-horizontal-align="left" draw:fill="gradient" draw:fill-gradient-name="a3139" draw:stroke="none" draw:auto-grow-width="false" draw:auto-grow-height="false"/>
      <style:paragraph-properties style:font-independent-line-spacing="true" style:writing-mode="lr-tb"/>
    </style:style>
    <style:style style:family="paragraph" style:name="a2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fo:wrap-option="wrap" fo:padding-top="0in" fo:padding-bottom="0in" fo:padding-left="0in" fo:padding-right="0in" draw:textarea-vertical-align="top" draw:textarea-horizontal-align="left" draw:fill="gradient" draw:fill-gradient-name="a1654" draw:stroke="none" draw:auto-grow-width="false" draw:auto-grow-height="false"/>
      <style:paragraph-properties style:font-independent-line-spacing="true" style:writing-mode="lr-tb"/>
    </style:style>
    <style:style style:family="paragraph" style:name="a3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4">
      <style:graphic-properties fo:wrap-option="wrap" fo:padding-top="0in" fo:padding-bottom="0in" fo:padding-left="0in" fo:padding-right="0in" draw:textarea-vertical-align="top" draw:textarea-horizontal-align="left" draw:fill="gradient" draw:fill-gradient-name="a3143" draw:stroke="none" draw:auto-grow-width="false" draw:auto-grow-height="false"/>
      <style:paragraph-properties style:font-independent-line-spacing="true" style:writing-mode="lr-tb"/>
    </style:style>
    <style:style style:family="text" style:name="a3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fo:wrap-option="wrap" fo:padding-top="0in" fo:padding-bottom="0in" fo:padding-left="0in" fo:padding-right="0in" draw:textarea-vertical-align="top" draw:textarea-horizontal-align="left" draw:fill="gradient" draw:fill-gradient-name="a1658" draw:stroke="none" draw:auto-grow-width="false" draw:auto-grow-height="false"/>
      <style:paragraph-properties style:font-independent-line-spacing="true" style:writing-mode="lr-tb"/>
    </style:style>
    <style:style style:family="paragraph" style:name="a3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1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8">
      <style:graphic-properties fo:wrap-option="wrap" fo:padding-top="0in" fo:padding-bottom="0in" fo:padding-left="0in" fo:padding-right="0in" draw:textarea-vertical-align="top" draw:textarea-horizontal-align="left" draw:fill="gradient" draw:fill-gradient-name="a3147"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4">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2715">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fo:wrap-option="wrap" fo:padding-top="0in" fo:padding-bottom="0in" fo:padding-left="0in" fo:padding-right="0in" draw:textarea-vertical-align="top" draw:textarea-horizontal-align="left" draw:fill="gradient" draw:fill-gradient-name="a62" draw:stroke="none" draw:auto-grow-width="false" draw:auto-grow-height="false"/>
      <style:paragraph-properties style:font-independent-line-spacing="true" style:writing-mode="lr-tb"/>
    </style:style>
    <style:style style:family="paragraph" style:name="a27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9">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in" fo:padding-bottom="0in" fo:padding-left="0in" fo:padding-right="0in" draw:textarea-vertical-align="top" draw:textarea-horizontal-align="left" draw:fill="gradient" draw:fill-gradient-name="a66"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1">
      <style:drawing-page-properties draw:fill="bitmap" draw:fill-image-name="a7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2" style:parent-style-name="Graphics">
      <style:graphic-properties draw:fill="none" fo:clip="rect(0in, 0in, 0in, 0in)" draw:stroke="none" draw:image-opacity="30%"/>
    </style:style>
    <style:style style:family="text" style:name="a76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091">
      <style:graphic-properties fo:wrap-option="wrap" fo:padding-top="0in" fo:padding-bottom="0in" fo:padding-left="0in" fo:padding-right="0in" draw:textarea-vertical-align="top" draw:textarea-horizontal-align="left" draw:fill="gradient" draw:fill-gradient-name="a2090"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5">
      <style:graphic-properties fo:wrap-option="wrap" fo:padding-top="0in" fo:padding-bottom="0in" fo:padding-left="0in" fo:padding-right="0in" draw:textarea-vertical-align="top" draw:textarea-horizontal-align="left" draw:fill="gradient" draw:fill-gradient-name="a2094"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in" fo:padding-bottom="0in" fo:padding-left="0in" fo:padding-right="0in" draw:textarea-vertical-align="top" draw:textarea-horizontal-align="left" draw:fill="gradient" draw:fill-gradient-name="a1662" draw:stroke="none" draw:auto-grow-width="false" draw:auto-grow-height="false"/>
      <style:paragraph-properties style:font-independent-line-spacing="true" style:writing-mode="lr-tb"/>
    </style:style>
    <style:style style:family="paragraph" style:name="a3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9">
      <style:graphic-properties fo:wrap-option="wrap" fo:padding-top="0in" fo:padding-bottom="0in" fo:padding-left="0in" fo:padding-right="0in" draw:textarea-vertical-align="top" draw:textarea-horizontal-align="left" draw:fill="gradient" draw:fill-gradient-name="a2098" draw:stroke="none" draw:auto-grow-width="false" draw:auto-grow-height="false"/>
      <style:paragraph-properties style:font-independent-line-spacing="true" style:writing-mode="lr-tb"/>
    </style:style>
    <style:style style:family="drawing-page" style:name="a1665">
      <style:drawing-page-properties draw:fill="bitmap" draw:fill-image-name="a16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52">
      <style:graphic-properties fo:wrap-option="wrap" fo:padding-top="0in" fo:padding-bottom="0in" fo:padding-left="0in" fo:padding-right="0in" draw:textarea-vertical-align="top" draw:textarea-horizontal-align="left" draw:fill="gradient" draw:fill-gradient-name="a3151" draw:stroke="none" draw:auto-grow-width="false" draw:auto-grow-height="false"/>
      <style:paragraph-properties style:font-independent-line-spacing="true" style:writing-mode="lr-tb"/>
    </style:style>
    <style:style style:family="graphic" style:name="a1666" style:parent-style-name="Graphics">
      <style:graphic-properties draw:fill="none" fo:clip="rect(0in, 0in, 0in, 0in)" draw:stroke="none" draw:image-opacity="30%"/>
    </style:style>
    <style:style style:family="text" style:name="a3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156">
      <style:graphic-properties fo:wrap-option="wrap" fo:padding-top="0in" fo:padding-bottom="0in" fo:padding-left="0in" fo:padding-right="0in" draw:textarea-vertical-align="top" draw:textarea-horizontal-align="left" draw:fill="gradient" draw:fill-gradient-name="a3155" draw:stroke="none" draw:auto-grow-width="false" draw:auto-grow-height="false"/>
      <style:paragraph-properties style:font-independent-line-spacing="true" style:writing-mode="lr-tb"/>
    </style:style>
    <style:style style:family="paragraph" style:name="a27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top" draw:textarea-horizontal-align="left" draw:fill="gradient" draw:fill-gradient-name="a70" draw:stroke="none" draw:auto-grow-width="false" draw:auto-grow-height="false"/>
      <style:paragraph-properties style:font-independent-line-spacing="true" style:writing-mode="lr-tb"/>
    </style:style>
    <style:style style:family="paragraph" style:name="a272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5">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6">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gradient" draw:fill-gradient-name="a74"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in" fo:padding-bottom="0in" fo:padding-left="0in" fo:padding-right="0in" draw:textarea-vertical-align="top" draw:textarea-horizontal-align="left" draw:fill="gradient" draw:fill-gradient-name="a78" draw:stroke="none" draw:auto-grow-width="false" draw:auto-grow-height="false"/>
      <style:paragraph-properties style:font-independent-line-spacing="true" style:writing-mode="lr-tb"/>
    </style:style>
    <style:style style:family="paragraph" style:name="a77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60">
      <style:graphic-properties fo:wrap-option="wrap" fo:padding-top="0in" fo:padding-bottom="0in" fo:padding-left="0in" fo:padding-right="0in" draw:textarea-vertical-align="top" draw:textarea-horizontal-align="left" draw:fill="gradient" draw:fill-gradient-name="a3159" draw:stroke="none" draw:auto-grow-width="false" draw:auto-grow-height="false"/>
      <style:paragraph-properties style:font-independent-line-spacing="true" style:writing-mode="lr-tb"/>
    </style:style>
    <style:style style:family="paragraph" style:name="a16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64">
      <style:graphic-properties fo:wrap-option="wrap" fo:padding-top="0in" fo:padding-bottom="0in" fo:padding-left="0in" fo:padding-right="0in" draw:textarea-vertical-align="top" draw:textarea-horizontal-align="left" draw:fill="gradient" draw:fill-gradient-name="a3163" draw:stroke="none" draw:auto-grow-width="false" draw:auto-grow-height="false"/>
      <style:paragraph-properties style:font-independent-line-spacing="true" style:writing-mode="lr-tb"/>
    </style:style>
    <style:style style:family="text" style:name="a3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0">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8">
      <style:graphic-properties fo:wrap-option="wrap" fo:padding-top="0in" fo:padding-bottom="0in" fo:padding-left="0in" fo:padding-right="0in" draw:textarea-vertical-align="top" draw:textarea-horizontal-align="left" draw:fill="gradient" draw:fill-gradient-name="a3167"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gradient" draw:fill-gradient-name="a82" draw:stroke="none" draw:auto-grow-width="false" draw:auto-grow-height="false"/>
      <style:paragraph-properties style:font-independent-line-spacing="true" style:writing-mode="lr-tb"/>
    </style:style>
    <style:style style:family="presentation" style:name="a2736">
      <style:graphic-properties fo:wrap-option="wrap" fo:padding-top="0.05in" fo:padding-bottom="0.05in" fo:padding-left="0.1in" fo:padding-right="0.1in" draw:textarea-vertical-align="top" draw:textarea-horizontal-align="left" draw:fill="none" draw:stroke="solid" svg:stroke-width="0.02083in" svg:stroke-color="#b0c0c8"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gradient" draw:fill-gradient-name="a86"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2">
      <style:graphic-properties fo:wrap-option="wrap" fo:padding-top="0in" fo:padding-bottom="0in" fo:padding-left="0in" fo:padding-right="0in" draw:textarea-vertical-align="top" draw:textarea-horizontal-align="left" draw:fill="gradient" draw:fill-gradient-name="a3171" draw:stroke="none" draw:auto-grow-width="false" draw:auto-grow-height="false"/>
      <style:paragraph-properties style:font-independent-line-spacing="true" style:writing-mode="lr-tb"/>
    </style:style>
    <style:style style:family="presentation" style:name="a1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gradient" draw:fill-gradient-name="a500" draw:stroke="none" draw:auto-grow-width="false" draw:auto-grow-height="false"/>
      <style:paragraph-properties style:font-independent-line-spacing="true" style:writing-mode="lr-tb"/>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6">
      <style:graphic-properties fo:wrap-option="wrap" fo:padding-top="0in" fo:padding-bottom="0in" fo:padding-left="0in" fo:padding-right="0in" draw:textarea-vertical-align="top" draw:textarea-horizontal-align="left" draw:fill="gradient" draw:fill-gradient-name="a3175" draw:stroke="none" draw:auto-grow-width="false" draw:auto-grow-height="false"/>
      <style:paragraph-properties style:font-independent-line-spacing="true" style:writing-mode="lr-tb"/>
    </style:style>
    <style:style style:family="presentation" style:name="a2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in" fo:padding-bottom="0in" fo:padding-left="0in" fo:padding-right="0in" draw:textarea-vertical-align="top" draw:textarea-horizontal-align="left" draw:fill="gradient" draw:fill-gradient-name="a504" draw:stroke="none" draw:auto-grow-width="false" draw:auto-grow-height="false"/>
      <style:paragraph-properties style:font-independent-line-spacing="true" style:writing-mode="lr-tb"/>
    </style:style>
    <style:style style:family="paragraph" style:name="a3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in" fo:padding-bottom="0in" fo:padding-left="0in" fo:padding-right="0in" draw:textarea-vertical-align="top" draw:textarea-horizontal-align="left" draw:fill="gradient" draw:fill-gradient-name="a90" draw:stroke="none" draw:auto-grow-width="false" draw:auto-grow-height="false"/>
      <style:paragraph-properties style:font-independent-line-spacing="true" style:writing-mode="lr-tb"/>
    </style:style>
    <style:style style:family="presentation" style:name="a2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gradient" draw:fill-gradient-name="a508" draw:stroke="none" draw:auto-grow-width="false" draw:auto-grow-height="false"/>
      <style:paragraph-properties style:font-independent-line-spacing="true" style:writing-mode="lr-tb"/>
    </style:style>
    <style:style style:family="presentation" style:name="a2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gradient" draw:fill-gradient-name="a94" draw:stroke="none" draw:auto-grow-width="false" draw:auto-grow-height="false"/>
      <style:paragraph-properties style:font-independent-line-spacing="true" style:writing-mode="lr-tb"/>
    </style:style>
    <style:style style:family="text" style:name="a274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in" fo:padding-bottom="0in" fo:padding-left="0in" fo:padding-right="0in" draw:textarea-vertical-align="top" draw:textarea-horizontal-align="left" draw:fill="gradient" draw:fill-gradient-name="a1400"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gradient" draw:fill-gradient-name="a98" draw:stroke="none" draw:auto-grow-width="false" draw:auto-grow-height="false"/>
      <style:paragraph-properties style:font-independent-line-spacing="true" style:writing-mode="lr-tb"/>
    </style:style>
    <style:style style:family="graphic" style:name="a1405">
      <style:graphic-properties fo:wrap-option="wrap" fo:padding-top="0in" fo:padding-bottom="0in" fo:padding-left="0in" fo:padding-right="0in" draw:textarea-vertical-align="top" draw:textarea-horizontal-align="left" draw:fill="gradient" draw:fill-gradient-name="a1404"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graphic-properties fo:wrap-option="wrap" fo:padding-top="0in" fo:padding-bottom="0in" fo:padding-left="0in" fo:padding-right="0in" draw:textarea-vertical-align="top" draw:textarea-horizontal-align="left" draw:fill="gradient" draw:fill-gradient-name="a1408" draw:stroke="none" draw:auto-grow-width="false" draw:auto-grow-height="false"/>
      <style:paragraph-properties style:font-independent-line-spacing="true" style:writing-mode="lr-tb"/>
    </style:style>
    <style:style style:family="paragraph" style:name="a79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0">
      <style:graphic-properties fo:wrap-option="wrap" fo:padding-top="0in" fo:padding-bottom="0in" fo:padding-left="0in" fo:padding-right="0in" draw:textarea-vertical-align="top" draw:textarea-horizontal-align="left" draw:fill="gradient" draw:fill-gradient-name="a1689" draw:stroke="none" draw:auto-grow-width="false" draw:auto-grow-height="fals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0">
      <style:graphic-properties fo:wrap-option="wrap" fo:padding-top="0in" fo:padding-bottom="0in" fo:padding-left="0in" fo:padding-right="0in" draw:textarea-vertical-align="top" draw:textarea-horizontal-align="left" draw:fill="gradient" draw:fill-gradient-name="a3179" draw:stroke="none" draw:auto-grow-width="false" draw:auto-grow-height="false"/>
      <style:paragraph-properties style:font-independent-line-spacing="true" style:writing-mode="lr-tb"/>
    </style:style>
    <style:style style:family="graphic" style:name="a1694">
      <style:graphic-properties fo:wrap-option="wrap" fo:padding-top="0in" fo:padding-bottom="0in" fo:padding-left="0in" fo:padding-right="0in" draw:textarea-vertical-align="top" draw:textarea-horizontal-align="left" draw:fill="gradient" draw:fill-gradient-name="a1693" draw:stroke="none" draw:auto-grow-width="false" draw:auto-grow-height="false"/>
      <style:paragraph-properties style:font-independent-line-spacing="true" style:writing-mode="lr-tb"/>
    </style:style>
    <style:style style:family="text" style:name="a3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4">
      <style:graphic-properties fo:wrap-option="wrap" fo:padding-top="0in" fo:padding-bottom="0in" fo:padding-left="0in" fo:padding-right="0in" draw:textarea-vertical-align="top" draw:textarea-horizontal-align="left" draw:fill="gradient" draw:fill-gradient-name="a3183" draw:stroke="none" draw:auto-grow-width="false" draw:auto-grow-height="false"/>
      <style:paragraph-properties style:font-independent-line-spacing="true" style:writing-mode="lr-tb"/>
    </style:style>
    <style:style style:family="graphic" style:name="a1698">
      <style:graphic-properties fo:wrap-option="wrap" fo:padding-top="0in" fo:padding-bottom="0in" fo:padding-left="0in" fo:padding-right="0in" draw:textarea-vertical-align="top" draw:textarea-horizontal-align="left" draw:fill="gradient" draw:fill-gradient-name="a1697" draw:stroke="none" draw:auto-grow-width="false" draw:auto-grow-height="false"/>
      <style:paragraph-properties style:font-independent-line-spacing="true" style:writing-mode="lr-tb"/>
    </style:style>
    <style:style style:family="text" style:name="a3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3">
      <style:graphic-properties fo:wrap-option="wrap" fo:padding-top="0in" fo:padding-bottom="0in" fo:padding-left="0in" fo:padding-right="0in" draw:textarea-vertical-align="top" draw:textarea-horizontal-align="left" draw:fill="gradient" draw:fill-gradient-name="a512"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8">
      <style:graphic-properties fo:wrap-option="wrap" fo:padding-top="0in" fo:padding-bottom="0in" fo:padding-left="0in" fo:padding-right="0in" draw:textarea-vertical-align="top" draw:textarea-horizontal-align="left" draw:fill="gradient" draw:fill-gradient-name="a3187" draw:stroke="none" draw:auto-grow-width="false" draw:auto-grow-height="false"/>
      <style:paragraph-properties style:font-independent-line-spacing="true" style:writing-mode="lr-tb"/>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in" fo:padding-bottom="0in" fo:padding-left="0in" fo:padding-right="0in" draw:textarea-vertical-align="top" draw:textarea-horizontal-align="left" draw:fill="gradient" draw:fill-gradient-name="a516" draw:stroke="none" draw:auto-grow-width="false" draw:auto-grow-height="false"/>
      <style:paragraph-properties style:font-independent-line-spacing="true" style:writing-mode="lr-tb"/>
    </style:style>
    <style:style style:family="graphic" style:name="a2754">
      <style:graphic-properties fo:wrap-option="wrap" fo:padding-top="0in" fo:padding-bottom="0in" fo:padding-left="0in" fo:padding-right="0in" draw:textarea-vertical-align="top" draw:textarea-horizontal-align="left" draw:fill="gradient" draw:fill-gradient-name="a2753"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8">
      <style:graphic-properties fo:wrap-option="wrap" fo:padding-top="0in" fo:padding-bottom="0in" fo:padding-left="0in" fo:padding-right="0in" draw:textarea-vertical-align="top" draw:textarea-horizontal-align="left" draw:fill="gradient" draw:fill-gradient-name="a2757" draw:stroke="none" draw:auto-grow-width="false" draw:auto-grow-height="false"/>
      <style:paragraph-properties style:font-independent-line-spacing="true" style:writing-mode="lr-tb"/>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in" fo:padding-bottom="0in" fo:padding-left="0in" fo:padding-right="0in" draw:textarea-vertical-align="top" draw:textarea-horizontal-align="left" draw:fill="gradient" draw:fill-gradient-name="a1412"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in" fo:padding-bottom="0in" fo:padding-left="0in" fo:padding-right="0in" draw:textarea-vertical-align="top" draw:textarea-horizontal-align="left" draw:fill="gradient" draw:fill-gradient-name="a1416"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2">
      <style:graphic-properties fo:wrap-option="wrap" fo:padding-top="0in" fo:padding-bottom="0in" fo:padding-left="0in" fo:padding-right="0in" draw:textarea-vertical-align="top" draw:textarea-horizontal-align="left" draw:fill="gradient" draw:fill-gradient-name="a3191" draw:stroke="none" draw:auto-grow-width="false" draw:auto-grow-height="false"/>
      <style:paragraph-properties style:font-independent-line-spacing="true" style:writing-mode="lr-tb"/>
    </style:style>
    <style:style style:family="text" style:name="a3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gradient" draw:fill-gradient-name="a520" draw:stroke="none" draw:auto-grow-width="false" draw:auto-grow-height="false"/>
      <style:paragraph-properties style:font-independent-line-spacing="true" style:writing-mode="lr-tb"/>
    </style:style>
    <style:style style:family="paragraph" style:name="a3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5">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gradient" draw:fill-gradient-name="a524" draw:stroke="none" draw:auto-grow-width="false" draw:auto-grow-height="false"/>
      <style:paragraph-properties style:font-independent-line-spacing="true" style:writing-mode="lr-tb"/>
    </style:style>
    <style:style style:family="graphic" style:name="a2762">
      <style:graphic-properties fo:wrap-option="wrap" fo:padding-top="0in" fo:padding-bottom="0in" fo:padding-left="0in" fo:padding-right="0in" draw:textarea-vertical-align="top" draw:textarea-horizontal-align="left" draw:fill="gradient" draw:fill-gradient-name="a2761"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9">
      <style:graphic-properties fo:wrap-option="wrap" fo:padding-top="0in" fo:padding-bottom="0in" fo:padding-left="0in" fo:padding-right="0in" draw:textarea-vertical-align="top" draw:textarea-horizontal-align="left" draw:fill="gradient" draw:fill-gradient-name="a3198" draw:stroke="none" draw:auto-grow-width="false" draw:auto-grow-height="false"/>
      <style:paragraph-properties style:font-independent-line-spacing="true" style:writing-mode="lr-tb"/>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gradient" draw:fill-gradient-name="a528" draw:stroke="none" draw:auto-grow-width="false" draw:auto-grow-height="false"/>
      <style:paragraph-properties style:font-independent-line-spacing="true" style:writing-mode="lr-tb"/>
    </style:style>
    <style:style style:family="graphic" style:name="a2766">
      <style:graphic-properties fo:wrap-option="wrap" fo:padding-top="0in" fo:padding-bottom="0in" fo:padding-left="0in" fo:padding-right="0in" draw:textarea-vertical-align="top" draw:textarea-horizontal-align="left" draw:fill="gradient" draw:fill-gradient-name="a2765" draw:stroke="none" draw:auto-grow-width="false" draw:auto-grow-height="false"/>
      <style:paragraph-properties style:font-independent-line-spacing="true" style:writing-mode="lr-tb"/>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2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top" draw:textarea-horizontal-align="left" draw:fill="gradient" draw:fill-gradient-name="a1423" draw:stroke="none" draw:auto-grow-width="false" draw:auto-grow-height="fals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in" fo:padding-bottom="0in" fo:padding-left="0in" fo:padding-right="0in" draw:textarea-vertical-align="top" draw:textarea-horizontal-align="left" draw:fill="gradient" draw:fill-gradient-name="a1427"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0">
      <style:graphic-properties fo:wrap-option="wrap" fo:padding-top="0in" fo:padding-bottom="0in" fo:padding-left="0in" fo:padding-right="0in" draw:textarea-vertical-align="top" draw:textarea-horizontal-align="left" draw:fill="gradient" draw:fill-gradient-name="a2769"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gradient" draw:fill-gradient-name="a53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4">
      <style:graphic-properties fo:wrap-option="wrap" fo:padding-top="0in" fo:padding-bottom="0in" fo:padding-left="0in" fo:padding-right="0in" draw:textarea-vertical-align="top" draw:textarea-horizontal-align="left" draw:fill="gradient" draw:fill-gradient-name="a2773" draw:stroke="none" draw:auto-grow-width="false" draw:auto-grow-height="false"/>
      <style:paragraph-properties style:font-independent-line-spacing="true" style:writing-mode="lr-tb"/>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8">
      <style:graphic-properties fo:wrap-option="wrap" fo:padding-top="0in" fo:padding-bottom="0in" fo:padding-left="0in" fo:padding-right="0in" draw:textarea-vertical-align="top" draw:textarea-horizontal-align="left" draw:fill="gradient" draw:fill-gradient-name="a2777" draw:stroke="none" draw:auto-grow-width="false" draw:auto-grow-height="false"/>
      <style:paragraph-properties style:font-independent-line-spacing="true" style:writing-mode="lr-tb"/>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graphic-properties fo:wrap-option="wrap" fo:padding-top="0in" fo:padding-bottom="0in" fo:padding-left="0in" fo:padding-right="0in" draw:textarea-vertical-align="top" draw:textarea-horizontal-align="left" draw:fill="gradient" draw:fill-gradient-name="a1431"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gradient" draw:fill-gradient-name="a1435"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gradient" draw:fill-gradient-name="a539"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gradient" draw:fill-gradient-name="a543"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2">
      <style:graphic-properties fo:wrap-option="wrap" fo:padding-top="0in" fo:padding-bottom="0in" fo:padding-left="0in" fo:padding-right="0in" draw:textarea-vertical-align="top" draw:textarea-horizontal-align="left" draw:fill="gradient" draw:fill-gradient-name="a2781" draw:stroke="none" draw:auto-grow-width="false" draw:auto-grow-height="false"/>
      <style:paragraph-properties style:font-independent-line-spacing="true" style:writing-mode="lr-tb"/>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gradient" draw:fill-gradient-name="a547"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6">
      <style:graphic-properties fo:wrap-option="wrap" fo:padding-top="0in" fo:padding-bottom="0in" fo:padding-left="0in" fo:padding-right="0in" draw:textarea-vertical-align="top" draw:textarea-horizontal-align="left" draw:fill="gradient" draw:fill-gradient-name="a2785" draw:stroke="none" draw:auto-grow-width="false" draw:auto-grow-height="false"/>
      <style:paragraph-properties style:font-independent-line-spacing="true" style:writing-mode="lr-tb"/>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in" fo:padding-bottom="0in" fo:padding-left="0in" fo:padding-right="0in" draw:textarea-vertical-align="top" draw:textarea-horizontal-align="left" draw:fill="gradient" draw:fill-gradient-name="a1439" draw:stroke="none" draw:auto-grow-width="false" draw:auto-grow-height="false"/>
      <style:paragraph-properties style:font-independent-line-spacing="true" style:writing-mode="lr-tb"/>
    </style:style>
    <style:style style:family="paragraph" style:name="a2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in" fo:padding-bottom="0in" fo:padding-left="0in" fo:padding-right="0in" draw:textarea-vertical-align="top" draw:textarea-horizontal-align="left" draw:fill="gradient" draw:fill-gradient-name="a1443" draw:stroke="none"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gradient" draw:fill-gradient-name="a1447"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2">
      <style:graphic-properties fo:wrap-option="wrap" fo:padding-top="0in" fo:padding-bottom="0in" fo:padding-left="0in" fo:padding-right="0in" draw:textarea-vertical-align="top" draw:textarea-horizontal-align="left" draw:fill="gradient" draw:fill-gradient-name="a2501" draw:stroke="none" draw:auto-grow-width="false" draw:auto-grow-height="false"/>
      <style:paragraph-properties style:font-independent-line-spacing="true" style:writing-mode="lr-tb"/>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6">
      <style:graphic-properties fo:wrap-option="wrap" fo:padding-top="0in" fo:padding-bottom="0in" fo:padding-left="0in" fo:padding-right="0in" draw:textarea-vertical-align="top" draw:textarea-horizontal-align="left" draw:fill="gradient" draw:fill-gradient-name="a2505" draw:stroke="none" draw:auto-grow-width="false" draw:auto-grow-height="false"/>
      <style:paragraph-properties style:font-independent-line-spacing="true" style:writing-mode="lr-tb"/>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gradient" draw:fill-gradient-name="a551"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0">
      <style:graphic-properties fo:wrap-option="wrap" fo:padding-top="0in" fo:padding-bottom="0in" fo:padding-left="0in" fo:padding-right="0in" draw:textarea-vertical-align="top" draw:textarea-horizontal-align="left" draw:fill="gradient" draw:fill-gradient-name="a2789"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gradient" draw:fill-gradient-name="a555"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4">
      <style:graphic-properties fo:wrap-option="wrap" fo:padding-top="0in" fo:padding-bottom="0in" fo:padding-left="0in" fo:padding-right="0in" draw:textarea-vertical-align="top" draw:textarea-horizontal-align="left" draw:fill="gradient" draw:fill-gradient-name="a2793"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8">
      <style:graphic-properties fo:wrap-option="wrap" fo:padding-top="0in" fo:padding-bottom="0in" fo:padding-left="0in" fo:padding-right="0in" draw:textarea-vertical-align="top" draw:textarea-horizontal-align="left" draw:fill="gradient" draw:fill-gradient-name="a2797" draw:stroke="none" draw:auto-grow-width="false" draw:auto-grow-height="false"/>
      <style:paragraph-properties style:font-independent-line-spacing="true" style:writing-mode="lr-tb"/>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graphic-properties fo:wrap-option="wrap" fo:padding-top="0in" fo:padding-bottom="0in" fo:padding-left="0in" fo:padding-right="0in" draw:textarea-vertical-align="top" draw:textarea-horizontal-align="left" draw:fill="gradient" draw:fill-gradient-name="a1451"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gradient" draw:fill-gradient-name="a1455"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0">
      <style:graphic-properties fo:wrap-option="wrap" fo:padding-top="0in" fo:padding-bottom="0in" fo:padding-left="0in" fo:padding-right="0in" draw:textarea-vertical-align="top" draw:textarea-horizontal-align="left" draw:fill="gradient" draw:fill-gradient-name="a2509" draw:stroke="none" draw:auto-grow-width="false" draw:auto-grow-height="false"/>
      <style:paragraph-properties style:font-independent-line-spacing="true" style:writing-mode="lr-tb"/>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4">
      <style:graphic-properties fo:wrap-option="wrap" fo:padding-top="0in" fo:padding-bottom="0in" fo:padding-left="0in" fo:padding-right="0in" draw:textarea-vertical-align="top" draw:textarea-horizontal-align="left" draw:fill="gradient" draw:fill-gradient-name="a2513" draw:stroke="none" draw:auto-grow-width="false" draw:auto-grow-height="false"/>
      <style:paragraph-properties style:font-independent-line-spacing="true" style:writing-mode="lr-tb"/>
    </style:style>
    <style:style style:family="drawing-page" style:name="a2516">
      <style:drawing-page-properties draw:fill="bitmap" draw:fill-image-name="a25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17" style:parent-style-name="Graphics">
      <style:graphic-properties draw:fill="none" fo:clip="rect(0in, 0in, 0in, 0in)" draw:stroke="none" draw:image-opacity="30%"/>
    </style:style>
    <style:style style:family="text" style:name="a251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gradient" draw:fill-gradient-name="a559"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gradient" draw:fill-gradient-name="a563"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gradient" draw:fill-gradient-name="a567"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top" draw:textarea-horizontal-align="left" draw:fill="gradient" draw:fill-gradient-name="a1459"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in" fo:padding-bottom="0in" fo:padding-left="0in" fo:padding-right="0in" draw:textarea-vertical-align="top" draw:textarea-horizontal-align="left" draw:fill="gradient" draw:fill-gradient-name="a1463"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in" fo:padding-bottom="0in" fo:padding-left="0in" fo:padding-right="0in" draw:textarea-vertical-align="top" draw:textarea-horizontal-align="left" draw:fill="gradient" draw:fill-gradient-name="a1467" draw:stroke="none"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5">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9">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gradient" draw:fill-gradient-name="a571"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gradient" draw:fill-gradient-name="a575"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in" fo:padding-bottom="0in" fo:padding-left="0in" fo:padding-right="0in" draw:textarea-vertical-align="top" draw:textarea-horizontal-align="left" draw:fill="gradient" draw:fill-gradient-name="a1471"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in" fo:padding-bottom="0in" fo:padding-left="0in" fo:padding-right="0in" draw:textarea-vertical-align="top" draw:textarea-horizontal-align="left" draw:fill="gradient" draw:fill-gradient-name="a1475"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3">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7">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in" fo:padding-bottom="0in" fo:padding-left="0in" fo:padding-right="0in" draw:textarea-vertical-align="top" draw:textarea-horizontal-align="left" draw:fill="gradient" draw:fill-gradient-name="a579"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gradient" draw:fill-gradient-name="a583"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gradient" draw:fill-gradient-name="a587"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fo:wrap-option="wrap" fo:padding-top="0in" fo:padding-bottom="0in" fo:padding-left="0in" fo:padding-right="0in" draw:textarea-vertical-align="top" draw:textarea-horizontal-align="left" draw:fill="gradient" draw:fill-gradient-name="a1479" draw:stroke="none" draw:auto-grow-width="false" draw:auto-grow-height="false"/>
      <style:paragraph-properties style:font-independent-line-spacing="true" style:writing-mode="lr-tb"/>
    </style:style>
    <style:style style:family="drawing-page" style:name="a1482">
      <style:drawing-page-properties draw:fill="bitmap" draw:fill-image-name="a14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3" style:parent-style-name="Graphics">
      <style:graphic-properties draw:fill="none" fo:clip="rect(0in, 0in, 0in, 0in)" draw:stroke="none" draw:image-opacity="30%"/>
    </style:style>
    <style:style style:family="text" style:name="a1484">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fo:wrap-option="wrap" fo:padding-top="0in" fo:padding-bottom="0in" fo:padding-left="0in" fo:padding-right="0in" draw:textarea-vertical-align="top" draw:textarea-horizontal-align="left" draw:fill="gradient" draw:fill-gradient-name="a300" draw:stroke="none" draw:auto-grow-width="false" draw:auto-grow-height="false"/>
      <style:paragraph-properties style:font-independent-line-spacing="true" style:writing-mode="lr-tb"/>
    </style:style>
    <style:style style:family="paragraph" style:name="a14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gradient" draw:fill-gradient-name="a304"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graphic-properties fo:wrap-option="wrap" fo:padding-top="0in" fo:padding-bottom="0in" fo:padding-left="0in" fo:padding-right="0in" draw:textarea-vertical-align="top" draw:textarea-horizontal-align="left" draw:fill="gradient" draw:fill-gradient-name="a308" draw:stroke="none" draw:auto-grow-width="false" draw:auto-grow-height="false"/>
      <style:paragraph-properties style:font-independent-line-spacing="true" style:writing-mode="lr-tb"/>
    </style:style>
    <style:style style:family="paragraph" style:name="a25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in" fo:padding-bottom="0in" fo:padding-left="0in" fo:padding-right="0in" draw:textarea-vertical-align="top" draw:textarea-horizontal-align="left" draw:fill="gradient" draw:fill-gradient-name="a1200"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gradient" draw:fill-gradient-name="a1204"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fo:wrap-option="wrap" fo:padding-top="0in" fo:padding-bottom="0in" fo:padding-left="0in" fo:padding-right="0in" draw:textarea-vertical-align="top" draw:textarea-horizontal-align="left" draw:fill="gradient" draw:fill-gradient-name="a591" draw:stroke="none" draw:auto-grow-width="false" draw:auto-grow-height="false"/>
      <style:paragraph-properties style:font-independent-line-spacing="true" style:writing-mode="lr-tb"/>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bitmap" draw:fill-image-name="a5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9">
      <style:graphic-properties fo:wrap-option="wrap" fo:padding-top="0in" fo:padding-bottom="0in" fo:padding-left="0in" fo:padding-right="0in" draw:textarea-vertical-align="top" draw:textarea-horizontal-align="left" draw:fill="gradient" draw:fill-gradient-name="a1208" draw:stroke="none" draw:auto-grow-width="false" draw:auto-grow-height="false"/>
      <style:paragraph-properties style:font-independent-line-spacing="true" style:writing-mode="lr-tb"/>
    </style:style>
    <style:style style:family="graphic" style:name="a595" style:parent-style-name="Graphics">
      <style:graphic-properties draw:fill="none" fo:clip="rect(0in, 0in, 0in, 0in)" draw:stroke="none" draw:image-opacity="30%"/>
    </style:style>
    <style:style style:family="text" style:name="a59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text-transform="uppercas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3">
      <style:graphic-properties fo:wrap-option="wrap" fo:padding-top="0in" fo:padding-bottom="0in" fo:padding-left="0in" fo:padding-right="0in" draw:textarea-vertical-align="top" draw:textarea-horizontal-align="left" draw:fill="gradient" draw:fill-gradient-name="a312" draw:stroke="none" draw:auto-grow-width="false" draw:auto-grow-height="false"/>
      <style:paragraph-properties style:font-independent-line-spacing="true" style:writing-mode="lr-tb"/>
    </style:style>
    <style:style style:family="paragraph" style:name="a2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7">
      <style:graphic-properties fo:wrap-option="wrap" fo:padding-top="0in" fo:padding-bottom="0in" fo:padding-left="0in" fo:padding-right="0in" draw:textarea-vertical-align="top" draw:textarea-horizontal-align="left" draw:fill="gradient" draw:fill-gradient-name="a316" draw:stroke="none" draw:auto-grow-width="false" draw:auto-grow-height="false"/>
      <style:paragraph-properties style:font-independent-line-spacing="true"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8">
      <style:graphic-properties fo:wrap-option="wrap" fo:padding-top="0in" fo:padding-bottom="0in" fo:padding-left="0in" fo:padding-right="0in" draw:textarea-vertical-align="top" draw:textarea-horizontal-align="left" draw:fill="gradient" draw:fill-gradient-name="a2557"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in" fo:padding-bottom="0in" fo:padding-left="0in" fo:padding-right="0in" draw:textarea-vertical-align="top" draw:textarea-horizontal-align="left" draw:fill="gradient" draw:fill-gradient-name="a1212"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gradient" draw:fill-gradient-name="a1216"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gradient" draw:fill-gradient-name="a320"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2">
      <style:graphic-properties fo:wrap-option="wrap" fo:padding-top="0in" fo:padding-bottom="0in" fo:padding-left="0in" fo:padding-right="0in" draw:textarea-vertical-align="top" draw:textarea-horizontal-align="left" draw:fill="gradient" draw:fill-gradient-name="a2561" draw:stroke="none" draw:auto-grow-width="false" draw:auto-grow-height="false"/>
      <style:paragraph-properties style:font-independent-line-spacing="true" style:writing-mode="lr-tb"/>
    </style:style>
    <style:style style:family="graphic" style:name="a325">
      <style:graphic-properties fo:wrap-option="wrap" fo:padding-top="0in" fo:padding-bottom="0in" fo:padding-left="0in" fo:padding-right="0in" draw:textarea-vertical-align="top" draw:textarea-horizontal-align="left" draw:fill="gradient" draw:fill-gradient-name="a324" draw:stroke="none" draw:auto-grow-width="false" draw:auto-grow-height="false"/>
      <style:paragraph-properties style:font-independent-line-spacing="true" style:writing-mode="lr-tb"/>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6">
      <style:graphic-properties fo:wrap-option="wrap" fo:padding-top="0in" fo:padding-bottom="0in" fo:padding-left="0in" fo:padding-right="0in" draw:textarea-vertical-align="top" draw:textarea-horizontal-align="left" draw:fill="gradient" draw:fill-gradient-name="a2565" draw:stroke="none" draw:auto-grow-width="false" draw:auto-grow-height="false"/>
      <style:paragraph-properties style:font-independent-line-spacing="true" style:writing-mode="lr-tb"/>
    </style:style>
    <style:style style:family="graphic" style:name="a329">
      <style:graphic-properties fo:wrap-option="wrap" fo:padding-top="0in" fo:padding-bottom="0in" fo:padding-left="0in" fo:padding-right="0in" draw:textarea-vertical-align="top" draw:textarea-horizontal-align="left" draw:fill="gradient" draw:fill-gradient-name="a328" draw:stroke="none" draw:auto-grow-width="false" draw:auto-grow-height="false"/>
      <style:paragraph-properties style:font-independent-line-spacing="true"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top" draw:textarea-horizontal-align="left" draw:fill="gradient" draw:fill-gradient-name="a1220"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gradient" draw:fill-gradient-name="a1224"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in" fo:padding-bottom="0in" fo:padding-left="0in" fo:padding-right="0in" draw:textarea-vertical-align="top" draw:textarea-horizontal-align="left" draw:fill="gradient" draw:fill-gradient-name="a1228"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0">
      <style:graphic-properties fo:wrap-option="wrap" fo:padding-top="0in" fo:padding-bottom="0in" fo:padding-left="0in" fo:padding-right="0in" draw:textarea-vertical-align="top" draw:textarea-horizontal-align="left" draw:fill="gradient" draw:fill-gradient-name="a2569" draw:stroke="none" draw:auto-grow-width="false" draw:auto-grow-height="false"/>
      <style:paragraph-properties style:font-independent-line-spacing="true" style:writing-mode="lr-tb"/>
    </style:style>
    <style:style style:family="graphic" style:name="a333">
      <style:graphic-properties fo:wrap-option="wrap" fo:padding-top="0in" fo:padding-bottom="0in" fo:padding-left="0in" fo:padding-right="0in" draw:textarea-vertical-align="top" draw:textarea-horizontal-align="left" draw:fill="gradient" draw:fill-gradient-name="a332" draw:stroke="none" draw:auto-grow-width="false" draw:auto-grow-height="false"/>
      <style:paragraph-properties style:font-independent-line-spacing="true" style:writing-mode="lr-tb"/>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4">
      <style:graphic-properties fo:wrap-option="wrap" fo:padding-top="0in" fo:padding-bottom="0in" fo:padding-left="0in" fo:padding-right="0in" draw:textarea-vertical-align="top" draw:textarea-horizontal-align="left" draw:fill="gradient" draw:fill-gradient-name="a2573" draw:stroke="none" draw:auto-grow-width="false" draw:auto-grow-height="false"/>
      <style:paragraph-properties style:font-independent-line-spacing="true" style:writing-mode="lr-tb"/>
    </style:style>
    <style:style style:family="graphic" style:name="a337">
      <style:graphic-properties fo:wrap-option="wrap" fo:padding-top="0in" fo:padding-bottom="0in" fo:padding-left="0in" fo:padding-right="0in" draw:textarea-vertical-align="top" draw:textarea-horizontal-align="left" draw:fill="gradient" draw:fill-gradient-name="a336" draw:stroke="none" draw:auto-grow-width="false" draw:auto-grow-height="false"/>
      <style:paragraph-properties style:font-independent-line-spacing="true" style:writing-mode="lr-tb"/>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8">
      <style:graphic-properties fo:wrap-option="wrap" fo:padding-top="0in" fo:padding-bottom="0in" fo:padding-left="0in" fo:padding-right="0in" draw:textarea-vertical-align="top" draw:textarea-horizontal-align="left" draw:fill="gradient" draw:fill-gradient-name="a2577"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in" fo:padding-bottom="0in" fo:padding-left="0in" fo:padding-right="0in" draw:textarea-vertical-align="top" draw:textarea-horizontal-align="left" draw:fill="gradient" draw:fill-gradient-name="a1232"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gradient" draw:fill-gradient-name="a1236"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gradient" draw:fill-gradient-name="a34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in" fo:padding-bottom="0in" fo:padding-left="0in" fo:padding-right="0in" draw:textarea-vertical-align="top" draw:textarea-horizontal-align="left" draw:fill="gradient" draw:fill-gradient-name="a2581" draw:stroke="none" draw:auto-grow-width="false" draw:auto-grow-height="false"/>
      <style:paragraph-properties style:font-independent-line-spacing="true" style:writing-mode="lr-tb"/>
    </style:style>
    <style:style style:family="graphic" style:name="a345">
      <style:graphic-properties fo:wrap-option="wrap" fo:padding-top="0in" fo:padding-bottom="0in" fo:padding-left="0in" fo:padding-right="0in" draw:textarea-vertical-align="top" draw:textarea-horizontal-align="left" draw:fill="gradient" draw:fill-gradient-name="a344" draw:stroke="none" draw:auto-grow-width="false" draw:auto-grow-height="false"/>
      <style:paragraph-properties style:font-independent-line-spacing="true" style:writing-mode="lr-tb"/>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6">
      <style:graphic-properties fo:wrap-option="wrap" fo:padding-top="0in" fo:padding-bottom="0in" fo:padding-left="0in" fo:padding-right="0in" draw:textarea-vertical-align="top" draw:textarea-horizontal-align="left" draw:fill="gradient" draw:fill-gradient-name="a2585" draw:stroke="none" draw:auto-grow-width="false" draw:auto-grow-height="false"/>
      <style:paragraph-properties style:font-independent-line-spacing="true" style:writing-mode="lr-tb"/>
    </style:style>
    <style:style style:family="graphic" style:name="a349">
      <style:graphic-properties fo:wrap-option="wrap" fo:padding-top="0in" fo:padding-bottom="0in" fo:padding-left="0in" fo:padding-right="0in" draw:textarea-vertical-align="top" draw:textarea-horizontal-align="left" draw:fill="gradient" draw:fill-gradient-name="a348" draw:stroke="none" draw:auto-grow-width="false" draw:auto-grow-height="false"/>
      <style:paragraph-properties style:font-independent-line-spacing="true" style:writing-mode="lr-tb"/>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in" fo:padding-bottom="0in" fo:padding-left="0in" fo:padding-right="0in" draw:textarea-vertical-align="top" draw:textarea-horizontal-align="left" draw:fill="gradient" draw:fill-gradient-name="a1240"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in" fo:padding-bottom="0in" fo:padding-left="0in" fo:padding-right="0in" draw:textarea-vertical-align="top" draw:textarea-horizontal-align="left" draw:fill="gradient" draw:fill-gradient-name="a1244"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top" draw:textarea-horizontal-align="left" draw:fill="gradient" draw:fill-gradient-name="a1248" draw:stroke="none" draw:auto-grow-width="false" draw:auto-grow-height="false"/>
      <style:paragraph-properties style:font-independent-line-spacing="true" style:writing-mode="lr-tb"/>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3">
      <style:graphic-properties fo:wrap-option="wrap" fo:padding-top="0in" fo:padding-bottom="0in" fo:padding-left="0in" fo:padding-right="0in" draw:textarea-vertical-align="top" draw:textarea-horizontal-align="left" draw:fill="gradient" draw:fill-gradient-name="a2302" draw:stroke="none" draw:auto-grow-width="false" draw:auto-grow-height="false"/>
      <style:paragraph-properties style:font-independent-line-spacing="true" style:writing-mode="lr-tb"/>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in" fo:padding-bottom="0in" fo:padding-left="0in" fo:padding-right="0in" draw:textarea-vertical-align="top" draw:textarea-horizontal-align="left" draw:fill="gradient" draw:fill-gradient-name="a2306" draw:stroke="none" draw:auto-grow-width="false" draw:auto-grow-height="false"/>
      <style:paragraph-properties style:font-independent-line-spacing="true" style:writing-mode="lr-tb"/>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0">
      <style:graphic-properties fo:wrap-option="wrap" fo:padding-top="0in" fo:padding-bottom="0in" fo:padding-left="0in" fo:padding-right="0in" draw:textarea-vertical-align="top" draw:textarea-horizontal-align="left" draw:fill="gradient" draw:fill-gradient-name="a2589" draw:stroke="none" draw:auto-grow-width="false" draw:auto-grow-height="false"/>
      <style:paragraph-properties style:font-independent-line-spacing="true" style:writing-mode="lr-tb"/>
    </style:style>
    <style:style style:family="graphic" style:name="a353">
      <style:graphic-properties fo:wrap-option="wrap" fo:padding-top="0in" fo:padding-bottom="0in" fo:padding-left="0in" fo:padding-right="0in" draw:textarea-vertical-align="top" draw:textarea-horizontal-align="left" draw:fill="gradient" draw:fill-gradient-name="a352" draw:stroke="none" draw:auto-grow-width="false" draw:auto-grow-height="false"/>
      <style:paragraph-properties style:font-independent-line-spacing="true" style:writing-mode="lr-tb"/>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in" fo:padding-bottom="0in" fo:padding-left="0in" fo:padding-right="0in" draw:textarea-vertical-align="top" draw:textarea-horizontal-align="left" draw:fill="gradient" draw:fill-gradient-name="a2593" draw:stroke="none" draw:auto-grow-width="false" draw:auto-grow-height="false"/>
      <style:paragraph-properties style:font-independent-line-spacing="true" style:writing-mode="lr-tb"/>
    </style:style>
    <style:style style:family="graphic" style:name="a357">
      <style:graphic-properties fo:wrap-option="wrap" fo:padding-top="0in" fo:padding-bottom="0in" fo:padding-left="0in" fo:padding-right="0in" draw:textarea-vertical-align="top" draw:textarea-horizontal-align="left" draw:fill="gradient" draw:fill-gradient-name="a356" draw:stroke="none" draw:auto-grow-width="false" draw:auto-grow-height="false"/>
      <style:paragraph-properties style:font-independent-line-spacing="true" style:writing-mode="lr-tb"/>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8">
      <style:graphic-properties fo:wrap-option="wrap" fo:padding-top="0in" fo:padding-bottom="0in" fo:padding-left="0in" fo:padding-right="0in" draw:textarea-vertical-align="top" draw:textarea-horizontal-align="left" draw:fill="gradient" draw:fill-gradient-name="a2597" draw:stroke="none" draw:auto-grow-width="false" draw:auto-grow-height="false"/>
      <style:paragraph-properties style:font-independent-line-spacing="true" style:writing-mode="lr-tb"/>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3">
      <style:graphic-properties fo:wrap-option="wrap" fo:padding-top="0in" fo:padding-bottom="0in" fo:padding-left="0in" fo:padding-right="0in" draw:textarea-vertical-align="top" draw:textarea-horizontal-align="left" draw:fill="gradient" draw:fill-gradient-name="a1252"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in" fo:padding-bottom="0in" fo:padding-left="0in" fo:padding-right="0in" draw:textarea-vertical-align="top" draw:textarea-horizontal-align="left" draw:fill="gradient" draw:fill-gradient-name="a1256"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fo:wrap-option="wrap" fo:padding-top="0in" fo:padding-bottom="0in" fo:padding-left="0in" fo:padding-right="0in" draw:textarea-vertical-align="top" draw:textarea-horizontal-align="left" draw:fill="gradient" draw:fill-gradient-name="a2310" draw:stroke="none" draw:auto-grow-width="false" draw:auto-grow-height="false"/>
      <style:paragraph-properties style:font-independent-line-spacing="tru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5">
      <style:graphic-properties fo:wrap-option="wrap" fo:padding-top="0in" fo:padding-bottom="0in" fo:padding-left="0in" fo:padding-right="0in" draw:textarea-vertical-align="top" draw:textarea-horizontal-align="left" draw:fill="gradient" draw:fill-gradient-name="a2314" draw:stroke="none" draw:auto-grow-width="false" draw:auto-grow-height="false"/>
      <style:paragraph-properties style:font-independent-line-spacing="true" style:writing-mode="lr-tb"/>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9">
      <style:graphic-properties fo:wrap-option="wrap" fo:padding-top="0in" fo:padding-bottom="0in" fo:padding-left="0in" fo:padding-right="0in" draw:textarea-vertical-align="top" draw:textarea-horizontal-align="left" draw:fill="gradient" draw:fill-gradient-name="a2318" draw:stroke="none" draw:auto-grow-width="false" draw:auto-grow-height="false"/>
      <style:paragraph-properties style:font-independent-line-spacing="true" style:writing-mode="lr-tb"/>
    </style:style>
    <style:style style:family="graphic" style:name="a361">
      <style:graphic-properties fo:wrap-option="wrap" fo:padding-top="0in" fo:padding-bottom="0in" fo:padding-left="0in" fo:padding-right="0in" draw:textarea-vertical-align="top" draw:textarea-horizontal-align="left" draw:fill="gradient" draw:fill-gradient-name="a36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gradient" draw:fill-gradient-name="a364"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gradient" draw:fill-gradient-name="a368" draw:stroke="none" draw:auto-grow-width="false" draw:auto-grow-height="false"/>
      <style:paragraph-properties style:font-independent-line-spacing="true" style:writing-mode="lr-tb"/>
    </style:style>
    <style:style style:family="graphic" style:name="a1260">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gradient" draw:fill-gradient-name="a1263"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in" fo:padding-bottom="0in" fo:padding-left="0in" fo:padding-right="0in" draw:textarea-vertical-align="top" draw:textarea-horizontal-align="left" draw:fill="gradient" draw:fill-gradient-name="a1267"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3">
      <style:graphic-properties fo:wrap-option="wrap" fo:padding-top="0in" fo:padding-bottom="0in" fo:padding-left="0in" fo:padding-right="0in" draw:textarea-vertical-align="top" draw:textarea-horizontal-align="left" draw:fill="gradient" draw:fill-gradient-name="a2322" draw:stroke="none" draw:auto-grow-width="false" draw:auto-grow-height="false"/>
      <style:paragraph-properties style:font-independent-line-spacing="true" style:writing-mode="lr-tb"/>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7">
      <style:graphic-properties fo:wrap-option="wrap" fo:padding-top="0in" fo:padding-bottom="0in" fo:padding-left="0in" fo:padding-right="0in" draw:textarea-vertical-align="top" draw:textarea-horizontal-align="left" draw:fill="gradient" draw:fill-gradient-name="a2326" draw:stroke="none" draw:auto-grow-width="false" draw:auto-grow-height="false"/>
      <style:paragraph-properties style:font-independent-line-spacing="true" style:writing-mode="lr-tb"/>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gradient" draw:fill-gradient-name="a372"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gradient" draw:fill-gradient-name="a376"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in" fo:padding-bottom="0in" fo:padding-left="0in" fo:padding-right="0in" draw:textarea-vertical-align="top" draw:textarea-horizontal-align="left" draw:fill="gradient" draw:fill-gradient-name="a1271"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gradient" draw:fill-gradient-name="a1275"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1">
      <style:graphic-properties fo:wrap-option="wrap" fo:padding-top="0in" fo:padding-bottom="0in" fo:padding-left="0in" fo:padding-right="0in" draw:textarea-vertical-align="top" draw:textarea-horizontal-align="left" draw:fill="gradient" draw:fill-gradient-name="a2330" draw:stroke="none" draw:auto-grow-width="false" draw:auto-grow-height="false"/>
      <style:paragraph-properties style:font-independent-line-spacing="true"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5">
      <style:graphic-properties fo:wrap-option="wrap" fo:padding-top="0in" fo:padding-bottom="0in" fo:padding-left="0in" fo:padding-right="0in" draw:textarea-vertical-align="top" draw:textarea-horizontal-align="left" draw:fill="gradient" draw:fill-gradient-name="a2334" draw:stroke="none" draw:auto-grow-width="false" draw:auto-grow-height="false"/>
      <style:paragraph-properties style:font-independent-line-spacing="true" style:writing-mode="lr-tb"/>
    </style:style>
    <style:style style:family="graphic" style:name="a1900">
      <style:graphic-properties fo:wrap-option="wrap" fo:padding-top="0in" fo:padding-bottom="0in" fo:padding-left="0in" fo:padding-right="0in" draw:textarea-vertical-align="top" draw:textarea-horizontal-align="left" draw:fill="gradient" draw:fill-gradient-name="a1899" draw:stroke="none" draw:auto-grow-width="false" draw:auto-grow-height="false"/>
      <style:paragraph-properties style:font-independent-line-spacing="true" style:writing-mode="lr-tb"/>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9">
      <style:graphic-properties fo:wrap-option="wrap" fo:padding-top="0in" fo:padding-bottom="0in" fo:padding-left="0in" fo:padding-right="0in" draw:textarea-vertical-align="top" draw:textarea-horizontal-align="left" draw:fill="gradient" draw:fill-gradient-name="a2338" draw:stroke="none" draw:auto-grow-width="false" draw:auto-grow-height="false"/>
      <style:paragraph-properties style:font-independent-line-spacing="true" style:writing-mode="lr-tb"/>
    </style:style>
    <style:style style:family="graphic" style:name="a1904">
      <style:graphic-properties fo:wrap-option="wrap" fo:padding-top="0in" fo:padding-bottom="0in" fo:padding-left="0in" fo:padding-right="0in" draw:textarea-vertical-align="top" draw:textarea-horizontal-align="left" draw:fill="gradient" draw:fill-gradient-name="a1903" draw:stroke="none" draw:auto-grow-width="false" draw:auto-grow-height="fals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gradient" draw:fill-gradient-name="a380" draw:stroke="none" draw:auto-grow-width="false" draw:auto-grow-height="false"/>
      <style:paragraph-properties style:font-independent-line-spacing="true" style:writing-mode="lr-tb"/>
    </style:style>
    <style:style style:family="graphic" style:name="a1908">
      <style:graphic-properties fo:wrap-option="wrap" fo:padding-top="0in" fo:padding-bottom="0in" fo:padding-left="0in" fo:padding-right="0in" draw:textarea-vertical-align="top" draw:textarea-horizontal-align="left" draw:fill="gradient" draw:fill-gradient-name="a1907"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gradient" draw:fill-gradient-name="a384"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gradient" draw:fill-gradient-name="a388" draw:stroke="none" draw:auto-grow-width="false" draw:auto-grow-height="false"/>
      <style:paragraph-properties style:font-independent-line-spacing="true" style:writing-mode="lr-tb"/>
    </style:style>
    <style:style style:family="graphic" style:name="a1280">
      <style:graphic-properties fo:wrap-option="wrap" fo:padding-top="0in" fo:padding-bottom="0in" fo:padding-left="0in" fo:padding-right="0in" draw:textarea-vertical-align="top" draw:textarea-horizontal-align="left" draw:fill="gradient" draw:fill-gradient-name="a1279"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top" draw:textarea-horizontal-align="left" draw:fill="gradient" draw:fill-gradient-name="a1283"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in" fo:padding-bottom="0in" fo:padding-left="0in" fo:padding-right="0in" draw:textarea-vertical-align="top" draw:textarea-horizontal-align="left" draw:fill="gradient" draw:fill-gradient-name="a1287" draw:stroke="none" draw:auto-grow-width="false" draw:auto-grow-height="false"/>
      <style:paragraph-properties style:font-independent-line-spacing="true" style:writing-mode="lr-tb"/>
    </style:style>
    <style:style style:family="graphic" style:name="a103">
      <style:graphic-properties fo:wrap-option="wrap" fo:padding-top="0in" fo:padding-bottom="0in" fo:padding-left="0in" fo:padding-right="0in" draw:textarea-vertical-align="top" draw:textarea-horizontal-align="left" draw:fill="gradient" draw:fill-gradient-name="a102" draw:stroke="none" draw:auto-grow-width="false" draw:auto-grow-height="false"/>
      <style:paragraph-properties style:font-independent-line-spacing="true" style:writing-mode="lr-tb"/>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3">
      <style:graphic-properties fo:wrap-option="wrap" fo:padding-top="0in" fo:padding-bottom="0in" fo:padding-left="0in" fo:padding-right="0in" draw:textarea-vertical-align="top" draw:textarea-horizontal-align="left" draw:fill="gradient" draw:fill-gradient-name="a2342"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gradient" draw:fill-gradient-name="a106" draw:stroke="none" draw:auto-grow-width="false" draw:auto-grow-height="false"/>
      <style:paragraph-properties style:font-independent-line-spacing="true" style:writing-mode="lr-tb"/>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7">
      <style:graphic-properties fo:wrap-option="wrap" fo:padding-top="0in" fo:padding-bottom="0in" fo:padding-left="0in" fo:padding-right="0in" draw:textarea-vertical-align="top" draw:textarea-horizontal-align="left" draw:fill="gradient" draw:fill-gradient-name="a2346" draw:stroke="none" draw:auto-grow-width="false" draw:auto-grow-height="false"/>
      <style:paragraph-properties style:font-independent-line-spacing="true" style:writing-mode="lr-tb"/>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2">
      <style:graphic-properties fo:wrap-option="wrap" fo:padding-top="0in" fo:padding-bottom="0in" fo:padding-left="0in" fo:padding-right="0in" draw:textarea-vertical-align="top" draw:textarea-horizontal-align="left" draw:fill="gradient" draw:fill-gradient-name="a1911" draw:stroke="none"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9">
      <style:drawing-page-properties draw:fill="bitmap" draw:fill-image-name="a23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16">
      <style:graphic-properties fo:wrap-option="wrap" fo:padding-top="0in" fo:padding-bottom="0in" fo:padding-left="0in" fo:padding-right="0in" draw:textarea-vertical-align="top" draw:textarea-horizontal-align="left" draw:fill="gradient" draw:fill-gradient-name="a1915"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3">
      <style:graphic-properties fo:wrap-option="wrap" fo:padding-top="0in" fo:padding-bottom="0in" fo:padding-left="0in" fo:padding-right="0in" draw:textarea-vertical-align="top" draw:textarea-horizontal-align="left" draw:fill="gradient" draw:fill-gradient-name="a392"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gradient" draw:fill-gradient-name="a396"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gradient" draw:fill-gradient-name="a1291"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in" fo:padding-bottom="0in" fo:padding-left="0in" fo:padding-right="0in" draw:textarea-vertical-align="top" draw:textarea-horizontal-align="left" draw:fill="gradient" draw:fill-gradient-name="a1295" draw:stroke="none" draw:auto-grow-width="false" draw:auto-grow-height="false"/>
      <style:paragraph-properties style:font-independent-line-spacing="true" style:writing-mode="lr-tb"/>
    </style:style>
    <style:style style:family="graphic" style:name="a111">
      <style:graphic-properties fo:wrap-option="wrap" fo:padding-top="0in" fo:padding-bottom="0in" fo:padding-left="0in" fo:padding-right="0in" draw:textarea-vertical-align="top" draw:textarea-horizontal-align="left" draw:fill="gradient" draw:fill-gradient-name="a110"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0" style:parent-style-name="Graphics">
      <style:graphic-properties draw:fill="none" fo:clip="rect(0in, 0in, 0in, 0in)" draw:stroke="none" draw:image-opacity="30%"/>
    </style:style>
    <style:style style:family="text" style:name="a235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
      <style:graphic-properties fo:wrap-option="wrap" fo:padding-top="0in" fo:padding-bottom="0in" fo:padding-left="0in" fo:padding-right="0in" draw:textarea-vertical-align="top" draw:textarea-horizontal-align="left" draw:fill="gradient" draw:fill-gradient-name="a114" draw:stroke="none" draw:auto-grow-width="false" draw:auto-grow-height="false"/>
      <style:paragraph-properties style:font-independent-line-spacing="true" style:writing-mode="lr-tb"/>
    </style:style>
    <style:style style:family="paragraph" style:name="a2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fo:wrap-option="wrap" fo:padding-top="0in" fo:padding-bottom="0in" fo:padding-left="0in" fo:padding-right="0in" draw:textarea-vertical-align="top" draw:textarea-horizontal-align="left" draw:fill="none" draw:stroke="solid" svg:stroke-width="0.00002in" svg:stroke-color="#ffffff" svg:stroke-opacity="100%" draw:stroke-linejoin="miter" svg:stroke-linecap="butt" draw:auto-grow-width="false" draw:auto-grow-height="false"/>
      <style:paragraph-properties style:font-independent-line-spacing="true" style:writing-mode="lr-tb"/>
    </style:style>
    <style:style style:family="paragraph" style:name="a235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0">
      <style:graphic-properties fo:wrap-option="wrap" fo:padding-top="0in" fo:padding-bottom="0in" fo:padding-left="0in" fo:padding-right="0in" draw:textarea-vertical-align="top" draw:textarea-horizontal-align="left" draw:fill="gradient" draw:fill-gradient-name="a1919"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fo:wrap-option="wrap" fo:padding-top="0in" fo:padding-bottom="0in" fo:padding-left="0in" fo:padding-right="0in" draw:textarea-vertical-align="top" draw:textarea-horizontal-align="left" draw:fill="gradient" draw:fill-gradient-name="a1923" draw:stroke="none" draw:auto-grow-width="false" draw:auto-grow-height="fals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graphic-properties fo:wrap-option="wrap" fo:padding-top="0in" fo:padding-bottom="0in" fo:padding-left="0in" fo:padding-right="0in" draw:textarea-vertical-align="top" draw:textarea-horizontal-align="left" draw:fill="gradient" draw:fill-gradient-name="a1013" draw:stroke="none" draw:auto-grow-width="false" draw:auto-grow-height="false"/>
      <style:paragraph-properties style:font-independent-line-spacing="true" style:writing-mode="lr-tb"/>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in" fo:padding-bottom="0in" fo:padding-left="0in" fo:padding-right="0in" draw:textarea-vertical-align="top" draw:textarea-horizontal-align="left" draw:fill="gradient" draw:fill-gradient-name="a1927" draw:stroke="none" draw:auto-grow-width="false" draw:auto-grow-height="false"/>
      <style:paragraph-properties style:font-independent-line-spacing="tru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in" fo:padding-bottom="0in" fo:padding-left="0in" fo:padding-right="0in" draw:textarea-vertical-align="top" draw:textarea-horizontal-align="left" draw:fill="gradient" draw:fill-gradient-name="a1017"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gradient" draw:fill-gradient-name="a121"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in" fo:padding-bottom="0in" fo:padding-left="0in" fo:padding-right="0in" draw:textarea-vertical-align="top" draw:textarea-horizontal-align="left" draw:fill="gradient" draw:fill-gradient-name="a125" draw:stroke="none" draw:auto-grow-width="false" draw:auto-grow-height="false"/>
      <style:paragraph-properties style:font-independent-line-spacing="true" style:writing-mode="lr-tb"/>
    </style:style>
    <style:style style:family="paragraph" style:name="a2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2">
      <style:graphic-properties fo:wrap-option="wrap" fo:padding-top="0in" fo:padding-bottom="0in" fo:padding-left="0in" fo:padding-right="0in" draw:textarea-vertical-align="top" draw:textarea-horizontal-align="left" draw:fill="gradient" draw:fill-gradient-name="a1931" draw:stroke="none" draw:auto-grow-width="false" draw:auto-grow-height="false"/>
      <style:paragraph-properties style:font-independent-line-spacing="true" style:writing-mode="lr-tb"/>
    </style:style>
    <text:list-style style:name="a9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6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9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9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0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0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7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2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1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3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91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09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09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09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7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4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75" draw:name="Rectangle 5">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79" draw:name="Freeform 6">
            <svg:title/>
            <svg:desc/>
            <text:p text:style-name="a77" text:class-names="" text:cond-style-name=""><text:span text:style-name="a76"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21" draw:style-name="a83" draw:name="Freeform 7">
            <svg:title/>
            <svg:desc/>
            <text:p text:style-name="a81" text:class-names="" text:cond-style-name=""><text:span text:style-name="a8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22" draw:style-name="a87" draw:name="Freeform 8">
            <svg:title/>
            <svg:desc/>
            <text:p text:style-name="a85" text:class-names="" text:cond-style-name=""><text:span text:style-name="a84"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23" draw:style-name="a91" draw:name="Freeform 9">
            <svg:title/>
            <svg:desc/>
            <text:p text:style-name="a89" text:class-names="" text:cond-style-name=""><text:span text:style-name="a88"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24" draw:style-name="a95" draw:name="Freeform 10">
            <svg:title/>
            <svg:desc/>
            <text:p text:style-name="a93" text:class-names="" text:cond-style-name=""><text:span text:style-name="a92"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25" draw:style-name="a99" draw:name="Freeform 11">
            <svg:title/>
            <svg:desc/>
            <text:p text:style-name="a97" text:class-names="" text:cond-style-name=""><text:span text:style-name="a96"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26" draw:style-name="a103" draw:name="Freeform 12">
            <svg:title/>
            <svg:desc/>
            <text:p text:style-name="a101" text:class-names="" text:cond-style-name=""><text:span text:style-name="a100"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27" draw:style-name="a107" draw:name="Freeform 13">
            <svg:title/>
            <svg:desc/>
            <text:p text:style-name="a105" text:class-names="" text:cond-style-name=""><text:span text:style-name="a10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28" draw:style-name="a111" draw:name="Freeform 14">
            <svg:title/>
            <svg:desc/>
            <text:p text:style-name="a109" text:class-names="" text:cond-style-name=""><text:span text:style-name="a108"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29" draw:style-name="a115" draw:name="Freeform 15">
            <svg:title/>
            <svg:desc/>
            <text:p text:style-name="a113" text:class-names="" text:cond-style-name=""><text:span text:style-name="a112"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30" draw:style-name="a118" draw:name="Line 16">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31" draw:style-name="a122" draw:name="Freeform 17">
            <svg:title/>
            <svg:desc/>
            <text:p text:style-name="a120" text:class-names="" text:cond-style-name=""><text:span text:style-name="a119"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32" draw:style-name="a126" draw:name="Freeform 18">
            <svg:title/>
            <svg:desc/>
            <text:p text:style-name="a124" text:class-names="" text:cond-style-name=""><text:span text:style-name="a123"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33" draw:style-name="a130" draw:name="Freeform 19">
            <svg:title/>
            <svg:desc/>
            <text:p text:style-name="a128" text:class-names="" text:cond-style-name=""><text:span text:style-name="a127"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34" draw:style-name="a134" draw:name="Freeform 20">
            <svg:title/>
            <svg:desc/>
            <text:p text:style-name="a132" text:class-names="" text:cond-style-name=""><text:span text:style-name="a131"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35" draw:style-name="a138" draw:name="Rectangle 21">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142" draw:name="Freeform 22">
            <svg:title/>
            <svg:desc/>
            <text:p text:style-name="a140" text:class-names="" text:cond-style-name=""><text:span text:style-name="a139"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37" draw:style-name="a146" draw:name="Freeform 23">
            <svg:title/>
            <svg:desc/>
            <text:p text:style-name="a144" text:class-names="" text:cond-style-name=""><text:span text:style-name="a143"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38" draw:style-name="a150" draw:name="Freeform 24">
            <svg:title/>
            <svg:desc/>
            <text:p text:style-name="a148" text:class-names="" text:cond-style-name=""><text:span text:style-name="a147"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39" draw:style-name="a154" draw:name="Freeform 25">
            <svg:title/>
            <svg:desc/>
            <text:p text:style-name="a152" text:class-names="" text:cond-style-name=""><text:span text:style-name="a15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40" draw:style-name="a158" draw:name="Freeform 26">
            <svg:title/>
            <svg:desc/>
            <text:p text:style-name="a156" text:class-names="" text:cond-style-name=""><text:span text:style-name="a155"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41" draw:style-name="a162" draw:name="Freeform 27">
            <svg:title/>
            <svg:desc/>
            <text:p text:style-name="a160" text:class-names="" text:cond-style-name=""><text:span text:style-name="a159"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42" draw:style-name="a166" draw:name="Freeform 28">
            <svg:title/>
            <svg:desc/>
            <text:p text:style-name="a164" text:class-names="" text:cond-style-name=""><text:span text:style-name="a16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43" draw:style-name="a170" draw:name="Freeform 29">
            <svg:title/>
            <svg:desc/>
            <text:p text:style-name="a168" text:class-names="" text:cond-style-name=""><text:span text:style-name="a167"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44" draw:style-name="a174" draw:name="Freeform 30">
            <svg:title/>
            <svg:desc/>
            <text:p text:style-name="a172" text:class-names="" text:cond-style-name=""><text:span text:style-name="a171"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45" draw:style-name="a178" draw:name="Freeform 31">
            <svg:title/>
            <svg:desc/>
            <text:p text:style-name="a176" text:class-names="" text:cond-style-name=""><text:span text:style-name="a175"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8">
          <svg:title/>
          <svg:desc/>
          <draw:custom-shape svg:x="12.55903in" svg:y="0in" svg:width="0.4566in" svg:height="0.56076in" draw:id="id9" draw:style-name="a35" draw:name="Freeform 32">
            <svg:title/>
            <svg:desc/>
            <text:p text:style-name="a33" text:class-names="" text:cond-style-name=""><text:span text:style-name="a32"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10" draw:style-name="a39" draw:name="Freeform 33">
            <svg:title/>
            <svg:desc/>
            <text:p text:style-name="a37" text:class-names="" text:cond-style-name=""><text:span text:style-name="a36"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11" draw:style-name="a43" draw:name="Freeform 34">
            <svg:title/>
            <svg:desc/>
            <text:p text:style-name="a41" text:class-names="" text:cond-style-name=""><text:span text:style-name="a4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12" draw:style-name="a47" draw:name="Freeform 35">
            <svg:title/>
            <svg:desc/>
            <text:p text:style-name="a45" text:class-names="" text:cond-style-name=""><text:span text:style-name="a44"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13" draw:style-name="a51" draw:name="Freeform 36">
            <svg:title/>
            <svg:desc/>
            <text:p text:style-name="a49" text:class-names="" text:cond-style-name=""><text:span text:style-name="a48"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14" draw:style-name="a55" draw:name="Freeform 37">
            <svg:title/>
            <svg:desc/>
            <text:p text:style-name="a53" text:class-names="" text:cond-style-name=""><text:span text:style-name="a52"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15" draw:style-name="a59" draw:name="Freeform 38">
            <svg:title/>
            <svg:desc/>
            <text:p text:style-name="a57" text:class-names="" text:cond-style-name=""><text:span text:style-name="a5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16" draw:style-name="a63" draw:name="Freeform 39">
            <svg:title/>
            <svg:desc/>
            <text:p text:style-name="a61" text:class-names="" text:cond-style-name=""><text:span text:style-name="a60"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17" draw:style-name="a67" draw:name="Freeform 40">
            <svg:title/>
            <svg:desc/>
            <text:p text:style-name="a65" text:class-names="" text:cond-style-name=""><text:span text:style-name="a64"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18" draw:style-name="a71" draw:name="Rectangle 41">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1"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8" text:class-names="">Fifth level</text:span></text:p>
                            </text:list-item>
                          </text:list>
                        </text:list-item>
                      </text:list>
                    </text:list-item>
                  </text:list>
                </text:list-item>
              </text:list>
            </text:list-item>
          </text:list>
        </draw:text-box>
        <svg:title/>
        <svg:desc/>
      </draw:frame>
      <draw:frame draw:id="id4" presentation:style-name="a25" draw:name="Date Placeholder 3" svg:x="8.15499in" svg:y="6.43403in" svg:width="3in" svg:height="0.39931in" presentation:class="date-time" presentation:placeholder="false">
        <draw:text-box>
          <text:p text:style-name="a24" text:class-names="" text:cond-style-name=""><text:span text:style-name="a22" text:class-names=""><text:date text:fixed="false" style:data-style-name="a23">6/10/2019</text:date></text:span></text:p>
        </draw:text-box>
        <svg:title/>
        <svg:desc/>
      </draw:frame>
      <draw:frame draw:id="id5" presentation:style-name="a28" draw:name="Footer Placeholder 4" svg:x="1.24826in" svg:y="6.43403in" svg:width="6.82339in" svg:height="0.39931in" presentation:class="footer" presentation:placeholder="false">
        <draw:text-box>
          <text:p text:style-name="a27" text:class-names="" text:cond-style-name=""><text:span text:style-name="a26" text:class-names=""/></text:p>
        </draw:text-box>
        <svg:title/>
        <svg:desc/>
      </draw:frame>
      <draw:frame draw:id="id6" presentation:style-name="a31" draw:name="Slide Number Placeholder 5" svg:x="11.23832in" svg:y="6.43403in" svg:width="0.84327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180">
      <draw:frame draw:id="id46" draw:style-name="a181"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0" draw:id="id47">
        <svg:title/>
        <svg:desc/>
        <draw:custom-shape svg:x="1.32292in" svg:y="0.00521in" svg:width="0.02604in" svg:height="2.38542in" draw:id="id53" draw:style-name="a201" draw:name="Rectangle 5">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custom-shape svg:x="1.23438in" svg:y="2.38021in" svg:width="0.20833in" svg:height="0.20833in" draw:id="id54" draw:style-name="a205" draw:name="Freeform 6">
          <svg:title/>
          <svg:desc/>
          <text:p text:style-name="a203" text:class-names="" text:cond-style-name=""><text:span text:style-name="a20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1.22917in" svg:y="4.39757in" svg:width="0.20833in" svg:height="0.2066in" draw:id="id55" draw:style-name="a209" draw:name="Freeform 7">
          <svg:title/>
          <svg:desc/>
          <text:p text:style-name="a207" text:class-names="" text:cond-style-name=""><text:span text:style-name="a20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45313in" svg:y="0.01042in" svg:width="0.03125in" svg:height="4.90104in" draw:id="id56" draw:style-name="a213" draw:name="Rectangle 8">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0.36458in" svg:y="4.90104in" svg:width="0.20833in" svg:height="0.20833in" draw:id="id57" draw:style-name="a217" draw:name="Freeform 9">
          <svg:title/>
          <svg:desc/>
          <text:p text:style-name="a215" text:class-names="" text:cond-style-name=""><text:span text:style-name="a21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20833in" svg:y="0.01042in" svg:width="0.16667in" svg:height="0.99306in" draw:id="id58" draw:style-name="a221" draw:name="Freeform 10">
          <svg:title/>
          <svg:desc/>
          <text:p text:style-name="a219" text:class-names="" text:cond-style-name=""><text:span text:style-name="a218" text:class-names=""/></text:p>
          <draw:enhanced-geometry xmlns:dr3d="urn:oasis:names:tc:opendocument:xmlns:dr3d:1.0" draw:type="non-primitive" svg:viewBox="0 0 96 572" draw:enhanced-path="M ?f3 ?f2 L ?f0 ?f4 ?f5 ?f6 ?f5 ?f0 ?f1 ?f0 ?f1 ?f7 ?f3 ?f2 Z N" draw:text-areas="?f12 ?f14 ?f13 ?f15">
            <draw:equation draw:name="f0" draw:formula="0"/>
            <draw:equation draw:name="f1" draw:formula="96"/>
            <draw:equation draw:name="f2" draw:formula="572"/>
            <draw:equation draw:name="f3" draw:formula="15"/>
            <draw:equation draw:name="f4" draw:formula="566"/>
            <draw:equation draw:name="f5" draw:formula="81"/>
            <draw:equation draw:name="f6" draw:formula="380"/>
            <draw:equation draw:name="f7" draw:formula="383"/>
            <draw:equation draw:name="f8" draw:formula="?f2 - ?f0"/>
            <draw:equation draw:name="f9" draw:formula="?f1 - ?f0"/>
            <draw:equation draw:name="f10" draw:formula="?f9 / 96"/>
            <draw:equation draw:name="f11" draw:formula="?f8 / 572"/>
            <draw:equation draw:name="f12" draw:formula="0 / ?f10"/>
            <draw:equation draw:name="f13" draw:formula="?f1 / ?f10"/>
            <draw:equation draw:name="f14" draw:formula="0 / ?f11"/>
            <draw:equation draw:name="f15" draw:formula="?f2 / ?f11"/>
          </draw:enhanced-geometry>
        </draw:custom-shape>
        <draw:custom-shape svg:x="1.41146in" svg:y="0.01563in" svg:width="0.41146in" svg:height="1.97049in" draw:id="id59" draw:style-name="a225" draw:name="Freeform 11">
          <svg:title/>
          <svg:desc/>
          <text:p text:style-name="a223" text:class-names="" text:cond-style-name=""><text:span text:style-name="a222" text:class-names=""/></text:p>
          <draw:enhanced-geometry xmlns:dr3d="urn:oasis:names:tc:opendocument:xmlns:dr3d:1.0" draw:type="non-primitive" svg:viewBox="0 0 237 1135" draw:enhanced-path="M ?f3 ?f2 L ?f0 ?f4 ?f0 ?f0 ?f5 ?f0 ?f5 ?f6 ?f1 ?f7 ?f3 ?f2 Z N" draw:text-areas="?f12 ?f14 ?f13 ?f15">
            <draw:equation draw:name="f0" draw:formula="0"/>
            <draw:equation draw:name="f1" draw:formula="237"/>
            <draw:equation draw:name="f2" draw:formula="1135"/>
            <draw:equation draw:name="f3" draw:formula="222"/>
            <draw:equation draw:name="f4" draw:formula="620"/>
            <draw:equation draw:name="f5" draw:formula="18"/>
            <draw:equation draw:name="f6" draw:formula="617"/>
            <draw:equation draw:name="f7" draw:formula="1129"/>
            <draw:equation draw:name="f8" draw:formula="?f2 - ?f0"/>
            <draw:equation draw:name="f9" draw:formula="?f1 - ?f0"/>
            <draw:equation draw:name="f10" draw:formula="?f9 / 237"/>
            <draw:equation draw:name="f11" draw:formula="?f8 / 1135"/>
            <draw:equation draw:name="f12" draw:formula="0 / ?f10"/>
            <draw:equation draw:name="f13" draw:formula="?f1 / ?f10"/>
            <draw:equation draw:name="f14" draw:formula="0 / ?f11"/>
            <draw:equation draw:name="f15" draw:formula="?f2 / ?f11"/>
          </draw:enhanced-geometry>
        </draw:custom-shape>
        <draw:custom-shape svg:x="1.75in" svg:y="1.97049in" svg:width="0.20833in" svg:height="0.2066in" draw:id="id60" draw:style-name="a229" draw:name="Freeform 12">
          <svg:title/>
          <svg:desc/>
          <text:p text:style-name="a227" text:class-names="" text:cond-style-name=""><text:span text:style-name="a226"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1.51042in" svg:y="0.01042in" svg:width="0.40625in" svg:height="1.55903in" draw:id="id61" draw:style-name="a233" draw:name="Freeform 13">
          <svg:title/>
          <svg:desc/>
          <text:p text:style-name="a231" text:class-names="" text:cond-style-name=""><text:span text:style-name="a230" text:class-names=""/></text:p>
          <draw:enhanced-geometry xmlns:dr3d="urn:oasis:names:tc:opendocument:xmlns:dr3d:1.0" draw:type="non-primitive" svg:viewBox="0 0 234 898" draw:enhanced-path="M ?f3 ?f2 L ?f0 ?f4 ?f0 ?f0 ?f5 ?f0 ?f5 ?f6 ?f1 ?f7 ?f3 ?f2 Z N" draw:text-areas="?f12 ?f14 ?f13 ?f15">
            <draw:equation draw:name="f0" draw:formula="0"/>
            <draw:equation draw:name="f1" draw:formula="234"/>
            <draw:equation draw:name="f2" draw:formula="898"/>
            <draw:equation draw:name="f3" draw:formula="219"/>
            <draw:equation draw:name="f4" draw:formula="383"/>
            <draw:equation draw:name="f5" draw:formula="15"/>
            <draw:equation draw:name="f6" draw:formula="380"/>
            <draw:equation draw:name="f7" draw:formula="892"/>
            <draw:equation draw:name="f8" draw:formula="?f2 - ?f0"/>
            <draw:equation draw:name="f9" draw:formula="?f1 - ?f0"/>
            <draw:equation draw:name="f10" draw:formula="?f9 / 234"/>
            <draw:equation draw:name="f11" draw:formula="?f8 / 898"/>
            <draw:equation draw:name="f12" draw:formula="0 / ?f10"/>
            <draw:equation draw:name="f13" draw:formula="?f1 / ?f10"/>
            <draw:equation draw:name="f14" draw:formula="0 / ?f11"/>
            <draw:equation draw:name="f15" draw:formula="?f2 / ?f11"/>
          </draw:enhanced-geometry>
        </draw:custom-shape>
        <draw:custom-shape svg:x="1.79688in" svg:y="0in" svg:width="0.16667in" svg:height="0.99826in" draw:id="id62" draw:style-name="a237" draw:name="Freeform 14">
          <svg:title/>
          <svg:desc/>
          <text:p text:style-name="a235" text:class-names="" text:cond-style-name=""><text:span text:style-name="a234"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1.84375in" svg:y="1.55382in" svg:width="0.20833in" svg:height="0.20833in" draw:id="id63" draw:style-name="a241" draw:name="Freeform 15">
          <svg:title/>
          <svg:desc/>
          <text:p text:style-name="a239" text:class-names="" text:cond-style-name=""><text:span text:style-name="a23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84375in" svg:y="0.98785in" svg:width="0.20833in" svg:height="0.20833in" draw:id="id64" draw:style-name="a245" draw:name="Freeform 16">
          <svg:title/>
          <svg:desc/>
          <text:p text:style-name="a243" text:class-names="" text:cond-style-name=""><text:span text:style-name="a24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90625in" svg:y="0.00521in" svg:width="0.45833in" svg:height="0.57118in" draw:id="id65" draw:style-name="a249" draw:name="Freeform 17">
          <svg:title/>
          <svg:desc/>
          <text:p text:style-name="a247" text:class-names="" text:cond-style-name=""><text:span text:style-name="a246" text:class-names=""/></text:p>
          <draw:enhanced-geometry xmlns:dr3d="urn:oasis:names:tc:opendocument:xmlns:dr3d:1.0" draw:type="non-primitive" svg:viewBox="0 0 264 329" draw:enhanced-path="M ?f3 ?f2 L ?f4 ?f5 ?f0 ?f6 ?f7 ?f0 ?f8 ?f9 ?f1 ?f10 ?f3 ?f2 Z N" draw:text-areas="?f15 ?f17 ?f16 ?f18">
            <draw:equation draw:name="f0" draw:formula="0"/>
            <draw:equation draw:name="f1" draw:formula="264"/>
            <draw:equation draw:name="f2" draw:formula="329"/>
            <draw:equation draw:name="f3" draw:formula="252"/>
            <draw:equation draw:name="f4" draw:formula="45"/>
            <draw:equation draw:name="f5" draw:formula="120"/>
            <draw:equation draw:name="f6" draw:formula="6"/>
            <draw:equation draw:name="f7" draw:formula="15"/>
            <draw:equation draw:name="f8" draw:formula="60"/>
            <draw:equation draw:name="f9" draw:formula="111"/>
            <draw:equation draw:name="f10" draw:formula="317"/>
            <draw:equation draw:name="f11" draw:formula="?f2 - ?f0"/>
            <draw:equation draw:name="f12" draw:formula="?f1 - ?f0"/>
            <draw:equation draw:name="f13" draw:formula="?f12 / 264"/>
            <draw:equation draw:name="f14" draw:formula="?f11 / 329"/>
            <draw:equation draw:name="f15" draw:formula="0 / ?f13"/>
            <draw:equation draw:name="f16" draw:formula="?f1 / ?f13"/>
            <draw:equation draw:name="f17" draw:formula="0 / ?f14"/>
            <draw:equation draw:name="f18" draw:formula="?f2 / ?f14"/>
          </draw:enhanced-geometry>
        </draw:custom-shape>
        <draw:custom-shape svg:x="2.31771in" svg:y="0.53472in" svg:width="0.17708in" svg:height="0.16146in" draw:id="id66" draw:style-name="a253" draw:name="Freeform 18">
          <svg:title/>
          <svg:desc/>
          <text:p text:style-name="a251" text:class-names="" text:cond-style-name=""><text:span text:style-name="a250"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1.04167in" svg:y="0.00521in" svg:width="0.16667in" svg:height="0.99306in" draw:id="id67" draw:style-name="a257" draw:name="Freeform 19">
          <svg:title/>
          <svg:desc/>
          <text:p text:style-name="a255" text:class-names="" text:cond-style-name=""><text:span text:style-name="a254" text:class-names=""/></text:p>
          <draw:enhanced-geometry xmlns:dr3d="urn:oasis:names:tc:opendocument:xmlns:dr3d:1.0" draw:type="non-primitive" svg:viewBox="0 0 96 572" draw:enhanced-path="M ?f3 ?f2 L ?f0 ?f2 ?f0 ?f4 ?f5 ?f0 ?f1 ?f6 ?f3 ?f7 ?f3 ?f2 Z N" draw:text-areas="?f12 ?f14 ?f13 ?f15">
            <draw:equation draw:name="f0" draw:formula="0"/>
            <draw:equation draw:name="f1" draw:formula="96"/>
            <draw:equation draw:name="f2" draw:formula="572"/>
            <draw:equation draw:name="f3" draw:formula="15"/>
            <draw:equation draw:name="f4" draw:formula="189"/>
            <draw:equation draw:name="f5" draw:formula="81"/>
            <draw:equation draw:name="f6" draw:formula="6"/>
            <draw:equation draw:name="f7" draw:formula="192"/>
            <draw:equation draw:name="f8" draw:formula="?f2 - ?f0"/>
            <draw:equation draw:name="f9" draw:formula="?f1 - ?f0"/>
            <draw:equation draw:name="f10" draw:formula="?f9 / 96"/>
            <draw:equation draw:name="f11" draw:formula="?f8 / 572"/>
            <draw:equation draw:name="f12" draw:formula="0 / ?f10"/>
            <draw:equation draw:name="f13" draw:formula="?f1 / ?f10"/>
            <draw:equation draw:name="f14" draw:formula="0 / ?f11"/>
            <draw:equation draw:name="f15" draw:formula="?f2 / ?f11"/>
          </draw:enhanced-geometry>
        </draw:custom-shape>
        <draw:custom-shape svg:x="0.94792in" svg:y="0.98785in" svg:width="0.20833in" svg:height="0.20833in" draw:id="id68" draw:style-name="a261" draw:name="Freeform 20">
          <svg:title/>
          <svg:desc/>
          <text:p text:style-name="a259" text:class-names="" text:cond-style-name=""><text:span text:style-name="a25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12"/>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97396in" svg:y="1.69965in" svg:width="0.20833in" svg:height="0.20833in" draw:id="id69" draw:style-name="a265" draw:name="Freeform 21">
          <svg:title/>
          <svg:desc/>
          <text:p text:style-name="a263" text:class-names="" text:cond-style-name=""><text:span text:style-name="a26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svg:x="0.80729in" svg:y="6.14931in" svg:width="0.36979in" svg:height="1.32986in" draw:id="id70" draw:style-name="a269" draw:name="Freeform 22">
          <svg:title/>
          <svg:desc/>
          <text:p text:style-name="a267" text:class-names="" text:cond-style-name=""><text:span text:style-name="a266" text:class-names=""/></text:p>
          <draw:enhanced-geometry xmlns:dr3d="urn:oasis:names:tc:opendocument:xmlns:dr3d:1.0" draw:type="non-primitive" svg:viewBox="0 0 213 766" draw:enhanced-path="M ?f1 ?f2 L ?f3 ?f2 ?f3 ?f4 ?f0 ?f5 ?f6 ?f0 ?f1 ?f7 ?f1 ?f2 Z N" draw:text-areas="?f12 ?f14 ?f13 ?f15">
            <draw:equation draw:name="f0" draw:formula="0"/>
            <draw:equation draw:name="f1" draw:formula="213"/>
            <draw:equation draw:name="f2" draw:formula="766"/>
            <draw:equation draw:name="f3" draw:formula="195"/>
            <draw:equation draw:name="f4" draw:formula="464"/>
            <draw:equation draw:name="f5" draw:formula="6"/>
            <draw:equation draw:name="f6" draw:formula="12"/>
            <draw:equation draw:name="f7" draw:formula="461"/>
            <draw:equation draw:name="f8" draw:formula="?f2 - ?f0"/>
            <draw:equation draw:name="f9" draw:formula="?f1 - ?f0"/>
            <draw:equation draw:name="f10" draw:formula="?f9 / 213"/>
            <draw:equation draw:name="f11" draw:formula="?f8 / 766"/>
            <draw:equation draw:name="f12" draw:formula="0 / ?f10"/>
            <draw:equation draw:name="f13" draw:formula="?f1 / ?f10"/>
            <draw:equation draw:name="f14" draw:formula="0 / ?f11"/>
            <draw:equation draw:name="f15" draw:formula="?f2 / ?f11"/>
          </draw:enhanced-geometry>
        </draw:custom-shape>
        <draw:custom-shape svg:x="0.70833in" svg:y="5.99306in" svg:width="0.17188in" svg:height="0.17188in" draw:id="id71" draw:style-name="a273" draw:name="Freeform 23">
          <svg:title/>
          <svg:desc/>
          <text:p text:style-name="a271" text:class-names="" text:cond-style-name=""><text:span text:style-name="a270" text:class-names=""/></text:p>
          <draw:enhanced-geometry xmlns:dr3d="urn:oasis:names:tc:opendocument:xmlns:dr3d:1.0" draw:type="non-primitive" svg:viewBox="0 0 33 33"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33"/>
            <draw:equation draw:name="f2" draw:formula="17"/>
            <draw:equation draw:name="f3" draw:formula="8"/>
            <draw:equation draw:name="f4" draw:formula="26"/>
            <draw:equation draw:name="f5" draw:formula="4"/>
            <draw:equation draw:name="f6" draw:formula="10"/>
            <draw:equation draw:name="f7" draw:formula="24"/>
            <draw:equation draw:name="f8" draw:formula="29"/>
            <draw:equation draw:name="f9" draw:formula="23"/>
            <draw:equation draw:name="f10" draw:formula="?f1 - ?f0"/>
            <draw:equation draw:name="f11" draw:formula="?f10 / 33"/>
            <draw:equation draw:name="f12" draw:formula="0 / ?f11"/>
            <draw:equation draw:name="f13" draw:formula="?f1 / ?f11"/>
          </draw:enhanced-geometry>
        </draw:custom-shape>
        <draw:custom-shape svg:x="0.07292in" svg:y="0.98785in" svg:width="0.20833in" svg:height="0.20833in" draw:id="id72" draw:style-name="a277" draw:name="Freeform 24">
          <svg:title/>
          <svg:desc/>
          <text:p text:style-name="a275" text:class-names="" text:cond-style-name=""><text:span text:style-name="a274" text:class-names=""/></text:p>
          <draw:enhanced-geometry xmlns:dr3d="urn:oasis:names:tc:opendocument:xmlns:dr3d:1.0" draw:type="non-primitive" svg:viewBox="0 0 40 40" draw:enhanced-path="M ?f2 ?f1 C ?f3 ?f1 ?f0 ?f4 ?f0 ?f2 ?f0 ?f3 ?f3 ?f0 ?f2 ?f0 ?f5 ?f0 ?f1 ?f3 ?f1 ?f2 ?f1 ?f4 ?f5 ?f1 ?f2 ?f1 Z M ?f2 ?f6 C ?f7 ?f6 ?f6 ?f7 ?f6 ?f2 ?f6 ?f8 ?f7 ?f9 ?f2 ?f9 ?f8 ?f9 ?f9 ?f8 ?f9 ?f2 ?f9 ?f7 ?f8 ?f6 ?f2 ?f6 Z N" draw:text-areas="?f12 ?f12 ?f13 ?f13">
            <draw:equation draw:name="f0" draw:formula="0"/>
            <draw:equation draw:name="f1" draw:formula="40"/>
            <draw:equation draw:name="f2" draw:formula="20"/>
            <draw:equation draw:name="f3" draw:formula="9"/>
            <draw:equation draw:name="f4" draw:formula="31"/>
            <draw:equation draw:name="f5" draw:formula="32"/>
            <draw:equation draw:name="f6" draw:formula="4"/>
            <draw:equation draw:name="f7" draw:formula="12"/>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in" svg:y="4.26215in" svg:width="0.14583in" svg:height="0.29167in" draw:id="id73" draw:style-name="a281" draw:name="Freeform 25">
          <svg:title/>
          <svg:desc/>
          <text:p text:style-name="a279" text:class-names="" text:cond-style-name=""><text:span text:style-name="a278" text:class-names=""/></text:p>
          <draw:enhanced-geometry xmlns:dr3d="urn:oasis:names:tc:opendocument:xmlns:dr3d:1.0" draw:type="non-primitive" svg:viewBox="0 0 84 168" draw:enhanced-path="M ?f3 ?f2 L ?f0 ?f4 ?f5 ?f0 ?f1 ?f6 ?f3 ?f2 Z N" draw:text-areas="?f11 ?f13 ?f12 ?f14">
            <draw:equation draw:name="f0" draw:formula="0"/>
            <draw:equation draw:name="f1" draw:formula="84"/>
            <draw:equation draw:name="f2" draw:formula="168"/>
            <draw:equation draw:name="f3" draw:formula="69"/>
            <draw:equation draw:name="f4" draw:formula="6"/>
            <draw:equation draw:name="f5" draw:formula="12"/>
            <draw:equation draw:name="f6" draw:formula="162"/>
            <draw:equation draw:name="f7" draw:formula="?f2 - ?f0"/>
            <draw:equation draw:name="f8" draw:formula="?f1 - ?f0"/>
            <draw:equation draw:name="f9" draw:formula="?f8 / 84"/>
            <draw:equation draw:name="f10" draw:formula="?f7 / 168"/>
            <draw:equation draw:name="f11" draw:formula="0 / ?f9"/>
            <draw:equation draw:name="f12" draw:formula="?f1 / ?f9"/>
            <draw:equation draw:name="f13" draw:formula="0 / ?f10"/>
            <draw:equation draw:name="f14" draw:formula="?f2 / ?f10"/>
          </draw:enhanced-geometry>
        </draw:custom-shape>
        <draw:custom-shape svg:x="0.07292in" svg:y="4.53819in" svg:width="0.20833in" svg:height="0.2066in" draw:id="id74" draw:style-name="a285" draw:name="Freeform 26">
          <svg:title/>
          <svg:desc/>
          <text:p text:style-name="a283" text:class-names="" text:cond-style-name=""><text:span text:style-name="a28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svg:x="0in" svg:y="1.79861in" svg:width="0.14583in" svg:height="0.29514in" draw:id="id75" draw:style-name="a289" draw:name="Freeform 27">
          <svg:title/>
          <svg:desc/>
          <text:p text:style-name="a287" text:class-names="" text:cond-style-name=""><text:span text:style-name="a286" text:class-names=""/></text:p>
          <draw:enhanced-geometry xmlns:dr3d="urn:oasis:names:tc:opendocument:xmlns:dr3d:1.0" draw:type="non-primitive" svg:viewBox="0 0 84 170" draw:enhanced-path="M ?f3 ?f2 L ?f0 ?f4 ?f5 ?f0 ?f1 ?f6 ?f3 ?f2 Z N" draw:text-areas="?f11 ?f13 ?f12 ?f14">
            <draw:equation draw:name="f0" draw:formula="0"/>
            <draw:equation draw:name="f1" draw:formula="84"/>
            <draw:equation draw:name="f2" draw:formula="170"/>
            <draw:equation draw:name="f3" draw:formula="12"/>
            <draw:equation draw:name="f4" draw:formula="164"/>
            <draw:equation draw:name="f5" draw:formula="69"/>
            <draw:equation draw:name="f6" draw:formula="6"/>
            <draw:equation draw:name="f7" draw:formula="?f2 - ?f0"/>
            <draw:equation draw:name="f8" draw:formula="?f1 - ?f0"/>
            <draw:equation draw:name="f9" draw:formula="?f8 / 84"/>
            <draw:equation draw:name="f10" draw:formula="?f7 / 170"/>
            <draw:equation draw:name="f11" draw:formula="0 / ?f9"/>
            <draw:equation draw:name="f12" draw:formula="?f1 / ?f9"/>
            <draw:equation draw:name="f13" draw:formula="0 / ?f10"/>
            <draw:equation draw:name="f14" draw:formula="?f2 / ?f10"/>
          </draw:enhanced-geometry>
        </draw:custom-shape>
        <draw:custom-shape svg:x="0.07292in" svg:y="1.6059in" svg:width="0.20833in" svg:height="0.20833in" draw:id="id76" draw:style-name="a293" draw:name="Freeform 28">
          <svg:title/>
          <svg:desc/>
          <text:p text:style-name="a291" text:class-names="" text:cond-style-name=""><text:span text:style-name="a290"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svg:x="0.76042in" svg:y="0.00521in" svg:width="0.33854in" svg:height="1.70486in" draw:id="id77" draw:style-name="a297" draw:name="Freeform 29">
          <svg:title/>
          <svg:desc/>
          <text:p text:style-name="a295" text:class-names="" text:cond-style-name=""><text:span text:style-name="a294" text:class-names=""/></text:p>
          <draw:enhanced-geometry xmlns:dr3d="urn:oasis:names:tc:opendocument:xmlns:dr3d:1.0" draw:type="non-primitive" svg:viewBox="0 0 195 982" draw:enhanced-path="M ?f1 ?f2 L ?f3 ?f2 ?f3 ?f4 ?f0 ?f5 ?f0 ?f0 ?f6 ?f0 ?f6 ?f7 ?f1 ?f8 ?f1 ?f2 Z N" draw:text-areas="?f13 ?f15 ?f14 ?f16">
            <draw:equation draw:name="f0" draw:formula="0"/>
            <draw:equation draw:name="f1" draw:formula="195"/>
            <draw:equation draw:name="f2" draw:formula="982"/>
            <draw:equation draw:name="f3" draw:formula="177"/>
            <draw:equation draw:name="f4" draw:formula="805"/>
            <draw:equation draw:name="f5" draw:formula="629"/>
            <draw:equation draw:name="f6" draw:formula="18"/>
            <draw:equation draw:name="f7" draw:formula="623"/>
            <draw:equation draw:name="f8" draw:formula="796"/>
            <draw:equation draw:name="f9" draw:formula="?f2 - ?f0"/>
            <draw:equation draw:name="f10" draw:formula="?f1 - ?f0"/>
            <draw:equation draw:name="f11" draw:formula="?f10 / 195"/>
            <draw:equation draw:name="f12" draw:formula="?f9 / 982"/>
            <draw:equation draw:name="f13" draw:formula="0 / ?f11"/>
            <draw:equation draw:name="f14" draw:formula="?f1 / ?f11"/>
            <draw:equation draw:name="f15" draw:formula="0 / ?f12"/>
            <draw:equation draw:name="f16" draw:formula="?f2 / ?f12"/>
          </draw:enhanced-geometry>
        </draw:custom-shape>
        <draw:custom-shape svg:x="0.0625in" svg:y="5.33854in" svg:width="0.20833in" svg:height="0.2066in" draw:id="id78" draw:style-name="a301" draw:name="Freeform 30">
          <svg:title/>
          <svg:desc/>
          <text:p text:style-name="a299" text:class-names="" text:cond-style-name=""><text:span text:style-name="a29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15104in" svg:y="5.53472in" svg:width="0.33333in" svg:height="1.94444in" draw:id="id79" draw:style-name="a305" draw:name="Freeform 31">
          <svg:title/>
          <svg:desc/>
          <text:p text:style-name="a303" text:class-names="" text:cond-style-name=""><text:span text:style-name="a302" text:class-names=""/></text:p>
          <draw:enhanced-geometry xmlns:dr3d="urn:oasis:names:tc:opendocument:xmlns:dr3d:1.0" draw:type="non-primitive" svg:viewBox="0 0 192 1120" draw:enhanced-path="M ?f2 ?f3 L ?f4 ?f3 ?f4 ?f0 ?f1 ?f5 ?f1 ?f1 ?f6 ?f1 ?f6 ?f4 ?f2 ?f7 ?f2 ?f3 Z N" draw:text-areas="?f12 ?f14 ?f13 ?f15">
            <draw:equation draw:name="f0" draw:formula="360"/>
            <draw:equation draw:name="f1" draw:formula="0"/>
            <draw:equation draw:name="f2" draw:formula="192"/>
            <draw:equation draw:name="f3" draw:formula="1120"/>
            <draw:equation draw:name="f4" draw:formula="177"/>
            <draw:equation draw:name="f5" draw:formula="183"/>
            <draw:equation draw:name="f6" draw:formula="15"/>
            <draw:equation draw:name="f7" draw:formula="354"/>
            <draw:equation draw:name="f8" draw:formula="?f3 - ?f1"/>
            <draw:equation draw:name="f9" draw:formula="?f2 - ?f1"/>
            <draw:equation draw:name="f10" draw:formula="?f9 / 192"/>
            <draw:equation draw:name="f11" draw:formula="?f8 / 1120"/>
            <draw:equation draw:name="f12" draw:formula="0 / ?f10"/>
            <draw:equation draw:name="f13" draw:formula="?f2 / ?f10"/>
            <draw:equation draw:name="f14" draw:formula="0 / ?f11"/>
            <draw:equation draw:name="f15" draw:formula="?f3 / ?f11"/>
          </draw:enhanced-geometry>
        </draw:custom-shape>
        <draw:custom-shape svg:x="0.61458in" svg:y="7.03299in" svg:width="0.20833in" svg:height="0.2066in" draw:id="id80" draw:style-name="a309" draw:name="Freeform 32">
          <svg:title/>
          <svg:desc/>
          <text:p text:style-name="a307" text:class-names="" text:cond-style-name=""><text:span text:style-name="a30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0313in" svg:y="7.22917in" svg:width="0.02604in" svg:height="0.26563in" draw:id="id81" draw:style-name="a313" draw:name="Rectangle 33">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custom-shape svg:x="0.08333in" svg:y="7.03299in" svg:width="0.20833in" svg:height="0.2066in" draw:id="id82" draw:style-name="a317" draw:name="Freeform 34">
          <svg:title/>
          <svg:desc/>
          <text:p text:style-name="a315" text:class-names="" text:cond-style-name=""><text:span text:style-name="a314" text:class-names=""/></text:p>
          <draw:enhanced-geometry xmlns:dr3d="urn:oasis:names:tc:opendocument:xmlns:dr3d:1.0" draw:type="non-primitive" svg:viewBox="0 0 40 40" draw:enhanced-path="M ?f2 ?f1 C ?f3 ?f1 ?f0 ?f4 ?f0 ?f2 ?f0 ?f3 ?f3 ?f0 ?f2 ?f0 ?f5 ?f0 ?f1 ?f3 ?f1 ?f2 ?f1 ?f4 ?f5 ?f1 ?f2 ?f1 Z M ?f2 ?f6 C ?f7 ?f6 ?f6 ?f8 ?f6 ?f2 ?f6 ?f9 ?f7 ?f10 ?f2 ?f10 ?f9 ?f10 ?f10 ?f9 ?f10 ?f2 ?f10 ?f8 ?f9 ?f6 ?f2 ?f6 Z N" draw:text-areas="?f13 ?f13 ?f14 ?f14">
            <draw:equation draw:name="f0" draw:formula="0"/>
            <draw:equation draw:name="f1" draw:formula="40"/>
            <draw:equation draw:name="f2" draw:formula="20"/>
            <draw:equation draw:name="f3" draw:formula="9"/>
            <draw:equation draw:name="f4" draw:formula="31"/>
            <draw:equation draw:name="f5" draw:formula="32"/>
            <draw:equation draw:name="f6" draw:formula="4"/>
            <draw:equation draw:name="f7" draw:formula="12"/>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in" svg:y="6.53819in" svg:width="0.20833in" svg:height="0.50521in" draw:id="id83" draw:style-name="a321" draw:name="Freeform 35">
          <svg:title/>
          <svg:desc/>
          <text:p text:style-name="a319" text:class-names="" text:cond-style-name=""><text:span text:style-name="a318" text:class-names=""/></text:p>
          <draw:enhanced-geometry xmlns:dr3d="urn:oasis:names:tc:opendocument:xmlns:dr3d:1.0" draw:type="non-primitive" svg:viewBox="0 0 120 291" draw:enhanced-path="M ?f1 ?f2 L ?f3 ?f2 ?f3 ?f4 ?f0 ?f5 ?f6 ?f0 ?f1 ?f7 ?f1 ?f2 Z N" draw:text-areas="?f12 ?f14 ?f13 ?f15">
            <draw:equation draw:name="f0" draw:formula="0"/>
            <draw:equation draw:name="f1" draw:formula="120"/>
            <draw:equation draw:name="f2" draw:formula="291"/>
            <draw:equation draw:name="f3" draw:formula="105"/>
            <draw:equation draw:name="f4" draw:formula="114"/>
            <draw:equation draw:name="f5" draw:formula="9"/>
            <draw:equation draw:name="f6" draw:formula="12"/>
            <draw:equation draw:name="f7" draw:formula="108"/>
            <draw:equation draw:name="f8" draw:formula="?f2 - ?f0"/>
            <draw:equation draw:name="f9" draw:formula="?f1 - ?f0"/>
            <draw:equation draw:name="f10" draw:formula="?f9 / 120"/>
            <draw:equation draw:name="f11" draw:formula="?f8 / 291"/>
            <draw:equation draw:name="f12" draw:formula="0 / ?f10"/>
            <draw:equation draw:name="f13" draw:formula="?f1 / ?f10"/>
            <draw:equation draw:name="f14" draw:formula="0 / ?f11"/>
            <draw:equation draw:name="f15" draw:formula="?f2 / ?f11"/>
          </draw:enhanced-geometry>
        </draw:custom-shape>
        <draw:custom-shape svg:x="1.10938in" svg:y="1.97049in" svg:width="0.23438in" svg:height="0.82639in" draw:id="id84" draw:style-name="a325" draw:name="Freeform 36">
          <svg:title/>
          <svg:desc/>
          <text:p text:style-name="a323" text:class-names="" text:cond-style-name=""><text:span text:style-name="a322" text:class-names=""/></text:p>
          <draw:enhanced-geometry xmlns:dr3d="urn:oasis:names:tc:opendocument:xmlns:dr3d:1.0" draw:type="non-primitive" svg:viewBox="0 0 135 476" draw:enhanced-path="M ?f3 ?f2 L ?f0 ?f2 ?f0 ?f4 ?f5 ?f0 ?f1 ?f6 ?f3 ?f7 ?f3 ?f2 Z N" draw:text-areas="?f12 ?f14 ?f13 ?f15">
            <draw:equation draw:name="f0" draw:formula="0"/>
            <draw:equation draw:name="f1" draw:formula="135"/>
            <draw:equation draw:name="f2" draw:formula="476"/>
            <draw:equation draw:name="f3" draw:formula="12"/>
            <draw:equation draw:name="f4" draw:formula="128"/>
            <draw:equation draw:name="f5" draw:formula="126"/>
            <draw:equation draw:name="f6" draw:formula="9"/>
            <draw:equation draw:name="f7" draw:formula="131"/>
            <draw:equation draw:name="f8" draw:formula="?f2 - ?f0"/>
            <draw:equation draw:name="f9" draw:formula="?f1 - ?f0"/>
            <draw:equation draw:name="f10" draw:formula="?f9 / 135"/>
            <draw:equation draw:name="f11" draw:formula="?f8 / 476"/>
            <draw:equation draw:name="f12" draw:formula="0 / ?f10"/>
            <draw:equation draw:name="f13" draw:formula="?f1 / ?f10"/>
            <draw:equation draw:name="f14" draw:formula="0 / ?f11"/>
            <draw:equation draw:name="f15" draw:formula="?f2 / ?f11"/>
          </draw:enhanced-geometry>
        </draw:custom-shape>
        <draw:custom-shape svg:x="1.02604in" svg:y="2.78646in" svg:width="0.18229in" svg:height="0.17535in" draw:id="id85" draw:style-name="a329" draw:name="Freeform 37">
          <svg:title/>
          <svg:desc/>
          <text:p text:style-name="a327" text:class-names="" text:cond-style-name=""><text:span text:style-name="a326" text:class-names=""/></text:p>
          <draw:enhanced-geometry xmlns:dr3d="urn:oasis:names:tc:opendocument:xmlns:dr3d:1.0" draw:type="non-primitive" svg:viewBox="0 0 35 34" draw:enhanced-path="M ?f3 ?f2 C ?f4 ?f2 ?f0 ?f5 ?f0 ?f6 ?f0 ?f7 ?f4 ?f0 ?f3 ?f0 ?f8 ?f0 ?f1 ?f7 ?f1 ?f6 ?f1 ?f5 ?f8 ?f2 ?f3 ?f2 Z M ?f3 ?f9 C ?f10 ?f9 ?f9 ?f10 ?f9 ?f6 ?f9 ?f11 ?f10 ?f12 ?f3 ?f12 ?f13 ?f12 ?f14 ?f11 ?f14 ?f6 ?f14 ?f10 ?f13 ?f9 ?f3 ?f9 Z N" draw:text-areas="?f19 ?f21 ?f20 ?f22">
            <draw:equation draw:name="f0" draw:formula="0"/>
            <draw:equation draw:name="f1" draw:formula="35"/>
            <draw:equation draw:name="f2" draw:formula="34"/>
            <draw:equation draw:name="f3" draw:formula="18"/>
            <draw:equation draw:name="f4" draw:formula="8"/>
            <draw:equation draw:name="f5" draw:formula="26"/>
            <draw:equation draw:name="f6" draw:formula="17"/>
            <draw:equation draw:name="f7" draw:formula="7"/>
            <draw:equation draw:name="f8" draw:formula="27"/>
            <draw:equation draw:name="f9" draw:formula="4"/>
            <draw:equation draw:name="f10" draw:formula="10"/>
            <draw:equation draw:name="f11" draw:formula="24"/>
            <draw:equation draw:name="f12" draw:formula="30"/>
            <draw:equation draw:name="f13" draw:formula="25"/>
            <draw:equation draw:name="f14" draw:formula="31"/>
            <draw:equation draw:name="f15" draw:formula="?f2 - ?f0"/>
            <draw:equation draw:name="f16" draw:formula="?f1 - ?f0"/>
            <draw:equation draw:name="f17" draw:formula="?f16 / 35"/>
            <draw:equation draw:name="f18" draw:formula="?f15 / 34"/>
            <draw:equation draw:name="f19" draw:formula="0 / ?f17"/>
            <draw:equation draw:name="f20" draw:formula="?f1 / ?f17"/>
            <draw:equation draw:name="f21" draw:formula="0 / ?f18"/>
            <draw:equation draw:name="f22" draw:formula="?f2 / ?f18"/>
          </draw:enhanced-geometry>
        </draw:custom-shape>
        <draw:custom-shape svg:x="0.65104in" svg:y="0.00521in" svg:width="0.69792in" svg:height="4.40278in" draw:id="id86" draw:style-name="a333" draw:name="Freeform 38">
          <svg:title/>
          <svg:desc/>
          <text:p text:style-name="a331" text:class-names="" text:cond-style-name=""><text:span text:style-name="a330" text:class-names=""/></text:p>
          <draw:enhanced-geometry xmlns:dr3d="urn:oasis:names:tc:opendocument:xmlns:dr3d:1.0" draw:type="non-primitive" svg:viewBox="0 0 402 2536" draw:enhanced-path="M ?f1 ?f2 L ?f3 ?f2 ?f3 ?f4 ?f0 ?f5 ?f0 ?f0 ?f6 ?f0 ?f6 ?f7 ?f1 ?f8 ?f1 ?f2 Z N" draw:text-areas="?f13 ?f15 ?f14 ?f16">
            <draw:equation draw:name="f0" draw:formula="0"/>
            <draw:equation draw:name="f1" draw:formula="402"/>
            <draw:equation draw:name="f2" draw:formula="2536"/>
            <draw:equation draw:name="f3" draw:formula="387"/>
            <draw:equation draw:name="f4" draw:formula="2311"/>
            <draw:equation draw:name="f5" draw:formula="1925"/>
            <draw:equation draw:name="f6" draw:formula="15"/>
            <draw:equation draw:name="f7" draw:formula="1916"/>
            <draw:equation draw:name="f8" draw:formula="2302"/>
            <draw:equation draw:name="f9" draw:formula="?f2 - ?f0"/>
            <draw:equation draw:name="f10" draw:formula="?f1 - ?f0"/>
            <draw:equation draw:name="f11" draw:formula="?f10 / 402"/>
            <draw:equation draw:name="f12" draw:formula="?f9 / 2536"/>
            <draw:equation draw:name="f13" draw:formula="0 / ?f11"/>
            <draw:equation draw:name="f14" draw:formula="?f1 / ?f11"/>
            <draw:equation draw:name="f15" draw:formula="0 / ?f12"/>
            <draw:equation draw:name="f16" draw:formula="?f2 / ?f12"/>
          </draw:enhanced-geometry>
        </draw:custom-shape>
        <draw:custom-shape svg:x="1.33854in" svg:y="1.51215in" svg:width="0.15625in" svg:height="0.52083in" draw:id="id87" draw:style-name="a337" draw:name="Freeform 39">
          <svg:title/>
          <svg:desc/>
          <text:p text:style-name="a335" text:class-names="" text:cond-style-name=""><text:span text:style-name="a334"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1.42188in" svg:y="2.02257in" svg:width="0.11979in" svg:height="0.11806in" draw:id="id88" draw:style-name="a341" draw:name="Freeform 40">
          <svg:title/>
          <svg:desc/>
          <text:p text:style-name="a339" text:class-names="" text:cond-style-name=""><text:span text:style-name="a338" text:class-names=""/></text:p>
          <draw:enhanced-geometry xmlns:dr3d="urn:oasis:names:tc:opendocument:xmlns:dr3d:1.0" draw:type="non-primitive" svg:viewBox="0 0 23 23"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23"/>
            <draw:equation draw:name="f2" draw:formula="12"/>
            <draw:equation draw:name="f3" draw:formula="5"/>
            <draw:equation draw:name="f4" draw:formula="18"/>
            <draw:equation draw:name="f5" draw:formula="4"/>
            <draw:equation draw:name="f6" draw:formula="8"/>
            <draw:equation draw:name="f7" draw:formula="16"/>
            <draw:equation draw:name="f8" draw:formula="19"/>
            <draw:equation draw:name="f9" draw:formula="?f1 - ?f0"/>
            <draw:equation draw:name="f10" draw:formula="?f9 / 23"/>
            <draw:equation draw:name="f11" draw:formula="0 / ?f10"/>
            <draw:equation draw:name="f12" draw:formula="?f1 / ?f10"/>
          </draw:enhanced-geometry>
        </draw:custom-shape>
        <draw:custom-shape svg:x="0.30729in" svg:y="3.73785in" svg:width="0.15625in" svg:height="0.5191in" draw:id="id89" draw:style-name="a345" draw:name="Freeform 41">
          <svg:title/>
          <svg:desc/>
          <text:p text:style-name="a343" text:class-names="" text:cond-style-name=""><text:span text:style-name="a342" text:class-names=""/></text:p>
          <draw:enhanced-geometry xmlns:dr3d="urn:oasis:names:tc:opendocument:xmlns:dr3d:1.0" draw:type="non-primitive" svg:viewBox="0 0 90 299" draw:enhanced-path="M ?f3 ?f2 L ?f0 ?f2 ?f0 ?f4 ?f5 ?f0 ?f1 ?f6 ?f3 ?f7 ?f3 ?f2 Z N" draw:text-areas="?f12 ?f14 ?f13 ?f15">
            <draw:equation draw:name="f0" draw:formula="0"/>
            <draw:equation draw:name="f1" draw:formula="90"/>
            <draw:equation draw:name="f2" draw:formula="299"/>
            <draw:equation draw:name="f3" draw:formula="12"/>
            <draw:equation draw:name="f4" draw:formula="80"/>
            <draw:equation draw:name="f5" draw:formula="81"/>
            <draw:equation draw:name="f6" draw:formula="8"/>
            <draw:equation draw:name="f7" draw:formula="83"/>
            <draw:equation draw:name="f8" draw:formula="?f2 - ?f0"/>
            <draw:equation draw:name="f9" draw:formula="?f1 - ?f0"/>
            <draw:equation draw:name="f10" draw:formula="?f9 / 90"/>
            <draw:equation draw:name="f11" draw:formula="?f8 / 299"/>
            <draw:equation draw:name="f12" draw:formula="0 / ?f10"/>
            <draw:equation draw:name="f13" draw:formula="?f1 / ?f10"/>
            <draw:equation draw:name="f14" draw:formula="0 / ?f11"/>
            <draw:equation draw:name="f15" draw:formula="?f2 / ?f11"/>
          </draw:enhanced-geometry>
        </draw:custom-shape>
        <draw:custom-shape svg:x="0.26042in" svg:y="4.24653in" svg:width="0.11979in" svg:height="0.11979in" draw:id="id90" draw:style-name="a349" draw:name="Freeform 42">
          <svg:title/>
          <svg:desc/>
          <text:p text:style-name="a347" text:class-names="" text:cond-style-name=""><text:span text:style-name="a346" text:class-names=""/></text:p>
          <draw:enhanced-geometry xmlns:dr3d="urn:oasis:names:tc:opendocument:xmlns:dr3d:1.0" draw:type="non-primitive" svg:viewBox="0 0 23 23" draw:enhanced-path="M ?f2 ?f1 C ?f3 ?f1 ?f0 ?f4 ?f0 ?f5 ?f0 ?f3 ?f3 ?f0 ?f2 ?f0 ?f6 ?f0 ?f1 ?f3 ?f1 ?f5 ?f1 ?f4 ?f6 ?f1 ?f2 ?f1 Z M ?f2 ?f7 C ?f8 ?f7 ?f7 ?f9 ?f7 ?f5 ?f7 ?f10 ?f8 ?f11 ?f2 ?f11 ?f12 ?f11 ?f11 ?f10 ?f11 ?f5 ?f11 ?f9 ?f12 ?f7 ?f2 ?f7 Z N" draw:text-areas="?f15 ?f15 ?f16 ?f16">
            <draw:equation draw:name="f0" draw:formula="0"/>
            <draw:equation draw:name="f1" draw:formula="23"/>
            <draw:equation draw:name="f2" draw:formula="11"/>
            <draw:equation draw:name="f3" draw:formula="5"/>
            <draw:equation draw:name="f4" draw:formula="18"/>
            <draw:equation draw:name="f5" draw:formula="12"/>
            <draw:equation draw:name="f6" draw:formula="17"/>
            <draw:equation draw:name="f7" draw:formula="4"/>
            <draw:equation draw:name="f8" draw:formula="7"/>
            <draw:equation draw:name="f9" draw:formula="8"/>
            <draw:equation draw:name="f10" draw:formula="16"/>
            <draw:equation draw:name="f11" draw:formula="19"/>
            <draw:equation draw:name="f12" draw:formula="15"/>
            <draw:equation draw:name="f13" draw:formula="?f1 - ?f0"/>
            <draw:equation draw:name="f14" draw:formula="?f13 / 23"/>
            <draw:equation draw:name="f15" draw:formula="0 / ?f14"/>
            <draw:equation draw:name="f16" draw:formula="?f1 / ?f14"/>
          </draw:enhanced-geometry>
        </draw:custom-shape>
        <draw:custom-shape svg:x="0.00521in" svg:y="2.36979in" svg:width="0.125in" svg:height="0.49479in" draw:id="id91" draw:style-name="a353" draw:name="Freeform 43">
          <svg:title/>
          <svg:desc/>
          <text:p text:style-name="a351" text:class-names="" text:cond-style-name=""><text:span text:style-name="a350" text:class-names=""/></text:p>
          <draw:enhanced-geometry xmlns:dr3d="urn:oasis:names:tc:opendocument:xmlns:dr3d:1.0" draw:type="non-primitive" svg:viewBox="0 0 72 285" draw:enhanced-path="M ?f3 ?f2 L ?f0 ?f4 ?f5 ?f6 ?f5 ?f0 ?f1 ?f0 ?f1 ?f7 ?f3 ?f2 Z N" draw:text-areas="?f12 ?f14 ?f13 ?f15">
            <draw:equation draw:name="f0" draw:formula="0"/>
            <draw:equation draw:name="f1" draw:formula="72"/>
            <draw:equation draw:name="f2" draw:formula="285"/>
            <draw:equation draw:name="f3" draw:formula="6"/>
            <draw:equation draw:name="f4" draw:formula="276"/>
            <draw:equation draw:name="f5" draw:formula="60"/>
            <draw:equation draw:name="f6" draw:formula="216"/>
            <draw:equation draw:name="f7" draw:formula="222"/>
            <draw:equation draw:name="f8" draw:formula="?f2 - ?f0"/>
            <draw:equation draw:name="f9" draw:formula="?f1 - ?f0"/>
            <draw:equation draw:name="f10" draw:formula="?f9 / 72"/>
            <draw:equation draw:name="f11" draw:formula="?f8 / 285"/>
            <draw:equation draw:name="f12" draw:formula="0 / ?f10"/>
            <draw:equation draw:name="f13" draw:formula="?f1 / ?f10"/>
            <draw:equation draw:name="f14" draw:formula="0 / ?f11"/>
            <draw:equation draw:name="f15" draw:formula="?f2 / ?f11"/>
          </draw:enhanced-geometry>
        </draw:custom-shape>
        <draw:custom-shape svg:x="0.05729in" svg:y="2.26042in" svg:width="0.11979in" svg:height="0.11979in" draw:id="id92" draw:style-name="a357" draw:name="Freeform 44">
          <svg:title/>
          <svg:desc/>
          <text:p text:style-name="a355" text:class-names="" text:cond-style-name=""><text:span text:style-name="a354" text:class-names=""/></text:p>
          <draw:enhanced-geometry xmlns:dr3d="urn:oasis:names:tc:opendocument:xmlns:dr3d:1.0" draw:type="non-primitive" svg:viewBox="0 0 23 23"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23"/>
            <draw:equation draw:name="f2" draw:formula="12"/>
            <draw:equation draw:name="f3" draw:formula="5"/>
            <draw:equation draw:name="f4" draw:formula="18"/>
            <draw:equation draw:name="f5" draw:formula="4"/>
            <draw:equation draw:name="f6" draw:formula="8"/>
            <draw:equation draw:name="f7" draw:formula="16"/>
            <draw:equation draw:name="f8" draw:formula="19"/>
            <draw:equation draw:name="f9" draw:formula="?f1 - ?f0"/>
            <draw:equation draw:name="f10" draw:formula="?f9 / 23"/>
            <draw:equation draw:name="f11" draw:formula="0 / ?f10"/>
            <draw:equation draw:name="f12" draw:formula="?f1 / ?f10"/>
          </draw:enhanced-geometry>
        </draw:custom-shape>
        <draw:custom-shape svg:x="1.34375in" svg:y="5.09896in" svg:width="0.02604in" svg:height="2.38542in" draw:id="id93" draw:style-name="a361" draw:name="Rectangle 45">
          <svg:title/>
          <svg:desc/>
          <text:p text:style-name="a359" text:class-names="" text:cond-style-name=""><text:span text:style-name="a358" text:class-names=""/></text:p>
          <draw:enhanced-geometry xmlns:dr3d="urn:oasis:names:tc:opendocument:xmlns:dr3d:1.0" draw:type="non-primitive" svg:viewBox="0 0 21600 21600" draw:enhanced-path="M 0 0 L 21600 0 21600 21600 0 21600 Z N"/>
        </draw:custom-shape>
        <draw:custom-shape svg:x="1.44271in" svg:y="5.51389in" svg:width="0.40625in" svg:height="1.97049in" draw:id="id94" draw:style-name="a365" draw:name="Freeform 46">
          <svg:title/>
          <svg:desc/>
          <text:p text:style-name="a363" text:class-names="" text:cond-style-name=""><text:span text:style-name="a362" text:class-names=""/></text:p>
          <draw:enhanced-geometry xmlns:dr3d="urn:oasis:names:tc:opendocument:xmlns:dr3d:1.0" draw:type="non-primitive" svg:viewBox="0 0 234 1135" draw:enhanced-path="M ?f3 ?f2 L ?f0 ?f2 ?f0 ?f4 ?f0 ?f5 ?f6 ?f0 ?f1 ?f7 ?f3 ?f8 ?f3 ?f2 Z N" draw:text-areas="?f13 ?f15 ?f14 ?f16">
            <draw:equation draw:name="f0" draw:formula="0"/>
            <draw:equation draw:name="f1" draw:formula="234"/>
            <draw:equation draw:name="f2" draw:formula="1135"/>
            <draw:equation draw:name="f3" draw:formula="15"/>
            <draw:equation draw:name="f4" draw:formula="515"/>
            <draw:equation draw:name="f5" draw:formula="512"/>
            <draw:equation draw:name="f6" draw:formula="219"/>
            <draw:equation draw:name="f7" draw:formula="6"/>
            <draw:equation draw:name="f8" draw:formula="518"/>
            <draw:equation draw:name="f9" draw:formula="?f2 - ?f0"/>
            <draw:equation draw:name="f10" draw:formula="?f1 - ?f0"/>
            <draw:equation draw:name="f11" draw:formula="?f10 / 234"/>
            <draw:equation draw:name="f12" draw:formula="?f9 / 1135"/>
            <draw:equation draw:name="f13" draw:formula="0 / ?f11"/>
            <draw:equation draw:name="f14" draw:formula="?f1 / ?f11"/>
            <draw:equation draw:name="f15" draw:formula="0 / ?f12"/>
            <draw:equation draw:name="f16" draw:formula="?f2 / ?f12"/>
          </draw:enhanced-geometry>
        </draw:custom-shape>
        <draw:custom-shape svg:x="1.25521in" svg:y="4.90104in" svg:width="0.20833in" svg:height="0.20833in" draw:id="id95" draw:style-name="a369" draw:name="Freeform 47">
          <svg:title/>
          <svg:desc/>
          <text:p text:style-name="a367" text:class-names="" text:cond-style-name=""><text:span text:style-name="a366"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89583in" svg:y="4.3559in" svg:width="0.38021in" svg:height="3.12847in" draw:id="id96" draw:style-name="a373" draw:name="Freeform 48">
          <svg:title/>
          <svg:desc/>
          <text:p text:style-name="a371" text:class-names="" text:cond-style-name=""><text:span text:style-name="a370" text:class-names=""/></text:p>
          <draw:enhanced-geometry xmlns:dr3d="urn:oasis:names:tc:opendocument:xmlns:dr3d:1.0" draw:type="non-primitive" svg:viewBox="0 0 219 1802" draw:enhanced-path="M ?f1 ?f2 L ?f3 ?f2 ?f3 ?f4 ?f0 ?f5 ?f6 ?f0 ?f1 ?f4 ?f1 ?f2 Z N" draw:text-areas="?f11 ?f13 ?f12 ?f14">
            <draw:equation draw:name="f0" draw:formula="0"/>
            <draw:equation draw:name="f1" draw:formula="219"/>
            <draw:equation draw:name="f2" draw:formula="1802"/>
            <draw:equation draw:name="f3" draw:formula="201"/>
            <draw:equation draw:name="f4" draw:formula="1185"/>
            <draw:equation draw:name="f5" draw:formula="3"/>
            <draw:equation draw:name="f6" draw:formula="15"/>
            <draw:equation draw:name="f7" draw:formula="?f2 - ?f0"/>
            <draw:equation draw:name="f8" draw:formula="?f1 - ?f0"/>
            <draw:equation draw:name="f9" draw:formula="?f8 / 219"/>
            <draw:equation draw:name="f10" draw:formula="?f7 / 1802"/>
            <draw:equation draw:name="f11" draw:formula="0 / ?f9"/>
            <draw:equation draw:name="f12" draw:formula="?f1 / ?f9"/>
            <draw:equation draw:name="f13" draw:formula="0 / ?f10"/>
            <draw:equation draw:name="f14" draw:formula="?f2 / ?f10"/>
          </draw:enhanced-geometry>
        </draw:custom-shape>
        <draw:custom-shape svg:x="0.79688in" svg:y="4.16319in" svg:width="0.20833in" svg:height="0.20833in" draw:id="id97" draw:style-name="a377" draw:name="Freeform 49">
          <svg:title/>
          <svg:desc/>
          <text:p text:style-name="a375" text:class-names="" text:cond-style-name=""><text:span text:style-name="a374"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svg:x="1.77604in" svg:y="5.32292in" svg:width="0.20833in" svg:height="0.2066in" draw:id="id98" draw:style-name="a381" draw:name="Freeform 50">
          <svg:title/>
          <svg:desc/>
          <text:p text:style-name="a379" text:class-names="" text:cond-style-name=""><text:span text:style-name="a37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1.53646in" svg:y="5.93056in" svg:width="0.40625in" svg:height="1.55903in" draw:id="id99" draw:style-name="a385" draw:name="Freeform 51">
          <svg:title/>
          <svg:desc/>
          <text:p text:style-name="a383" text:class-names="" text:cond-style-name=""><text:span text:style-name="a382" text:class-names=""/></text:p>
          <draw:enhanced-geometry xmlns:dr3d="urn:oasis:names:tc:opendocument:xmlns:dr3d:1.0" draw:type="non-primitive" svg:viewBox="0 0 234 898" draw:enhanced-path="M ?f3 ?f2 L ?f0 ?f2 ?f0 ?f4 ?f0 ?f5 ?f6 ?f0 ?f1 ?f7 ?f3 ?f8 ?f3 ?f2 Z N" draw:text-areas="?f13 ?f15 ?f14 ?f16">
            <draw:equation draw:name="f0" draw:formula="0"/>
            <draw:equation draw:name="f1" draw:formula="234"/>
            <draw:equation draw:name="f2" draw:formula="898"/>
            <draw:equation draw:name="f3" draw:formula="18"/>
            <draw:equation draw:name="f4" draw:formula="515"/>
            <draw:equation draw:name="f5" draw:formula="512"/>
            <draw:equation draw:name="f6" draw:formula="222"/>
            <draw:equation draw:name="f7" draw:formula="6"/>
            <draw:equation draw:name="f8" draw:formula="518"/>
            <draw:equation draw:name="f9" draw:formula="?f2 - ?f0"/>
            <draw:equation draw:name="f10" draw:formula="?f1 - ?f0"/>
            <draw:equation draw:name="f11" draw:formula="?f10 / 234"/>
            <draw:equation draw:name="f12" draw:formula="?f9 / 898"/>
            <draw:equation draw:name="f13" draw:formula="0 / ?f11"/>
            <draw:equation draw:name="f14" draw:formula="?f1 / ?f11"/>
            <draw:equation draw:name="f15" draw:formula="0 / ?f12"/>
            <draw:equation draw:name="f16" draw:formula="?f2 / ?f12"/>
          </draw:enhanced-geometry>
        </draw:custom-shape>
        <draw:custom-shape svg:x="1.82292in" svg:y="6.50174in" svg:width="0.16667in" svg:height="0.99826in" draw:id="id100" draw:style-name="a389" draw:name="Freeform 52">
          <svg:title/>
          <svg:desc/>
          <text:p text:style-name="a387" text:class-names="" text:cond-style-name=""><text:span text:style-name="a386"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1.86979in" svg:y="5.73785in" svg:width="0.20833in" svg:height="0.20833in" draw:id="id101" draw:style-name="a393" draw:name="Freeform 53">
          <svg:title/>
          <svg:desc/>
          <text:p text:style-name="a391" text:class-names="" text:cond-style-name=""><text:span text:style-name="a39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86979in" svg:y="6.30382in" svg:width="0.20833in" svg:height="0.20833in" draw:id="id102" draw:style-name="a397" draw:name="Freeform 54">
          <svg:title/>
          <svg:desc/>
          <text:p text:style-name="a395" text:class-names="" text:cond-style-name=""><text:span text:style-name="a39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93229in" svg:y="6.92361in" svg:width="0.45833in" svg:height="0.57639in" draw:id="id103" draw:style-name="a401" draw:name="Freeform 55">
          <svg:title/>
          <svg:desc/>
          <text:p text:style-name="a399" text:class-names="" text:cond-style-name=""><text:span text:style-name="a398" text:class-names=""/></text:p>
          <draw:enhanced-geometry xmlns:dr3d="urn:oasis:names:tc:opendocument:xmlns:dr3d:1.0" draw:type="non-primitive" svg:viewBox="0 0 264 332" draw:enhanced-path="M ?f3 ?f2 L ?f0 ?f4 ?f5 ?f6 ?f7 ?f0 ?f1 ?f3 ?f8 ?f9 ?f3 ?f2 Z N" draw:text-areas="?f14 ?f16 ?f15 ?f17">
            <draw:equation draw:name="f0" draw:formula="0"/>
            <draw:equation draw:name="f1" draw:formula="264"/>
            <draw:equation draw:name="f2" draw:formula="332"/>
            <draw:equation draw:name="f3" draw:formula="12"/>
            <draw:equation draw:name="f4" draw:formula="326"/>
            <draw:equation draw:name="f5" draw:formula="45"/>
            <draw:equation draw:name="f6" draw:formula="206"/>
            <draw:equation draw:name="f7" draw:formula="255"/>
            <draw:equation draw:name="f8" draw:formula="60"/>
            <draw:equation draw:name="f9" draw:formula="215"/>
            <draw:equation draw:name="f10" draw:formula="?f2 - ?f0"/>
            <draw:equation draw:name="f11" draw:formula="?f1 - ?f0"/>
            <draw:equation draw:name="f12" draw:formula="?f11 / 264"/>
            <draw:equation draw:name="f13" draw:formula="?f10 / 332"/>
            <draw:equation draw:name="f14" draw:formula="0 / ?f12"/>
            <draw:equation draw:name="f15" draw:formula="?f1 / ?f12"/>
            <draw:equation draw:name="f16" draw:formula="0 / ?f13"/>
            <draw:equation draw:name="f17" draw:formula="?f2 / ?f13"/>
          </draw:enhanced-geometry>
        </draw:custom-shape>
        <draw:custom-shape svg:x="2.34896in" svg:y="6.80382in" svg:width="0.17188in" svg:height="0.16146in" draw:id="id104" draw:style-name="a405" draw:name="Freeform 56">
          <svg:title/>
          <svg:desc/>
          <text:p text:style-name="a403" text:class-names="" text:cond-style-name=""><text:span text:style-name="a402"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custom-shape svg:x="0.55208in" svg:y="0.01042in" svg:width="0.25521in" svg:height="5.5816in" draw:id="id105" draw:style-name="a409" draw:name="Freeform 57">
          <svg:title/>
          <svg:desc/>
          <text:p text:style-name="a407" text:class-names="" text:cond-style-name=""><text:span text:style-name="a406" text:class-names=""/></text:p>
          <draw:enhanced-geometry xmlns:dr3d="urn:oasis:names:tc:opendocument:xmlns:dr3d:1.0" draw:type="non-primitive" svg:viewBox="0 0 147 3215" draw:enhanced-path="M ?f3 ?f2 L ?f4 ?f5 ?f0 ?f6 ?f0 ?f0 ?f7 ?f0 ?f7 ?f8 ?f9 ?f5 ?f1 ?f2 ?f3 ?f2 Z N" draw:text-areas="?f14 ?f16 ?f15 ?f17">
            <draw:equation draw:name="f0" draw:formula="0"/>
            <draw:equation draw:name="f1" draw:formula="147"/>
            <draw:equation draw:name="f2" draw:formula="3215"/>
            <draw:equation draw:name="f3" draw:formula="132"/>
            <draw:equation draw:name="f4" draw:formula="129"/>
            <draw:equation draw:name="f5" draw:formula="2754"/>
            <draw:equation draw:name="f6" draw:formula="1901"/>
            <draw:equation draw:name="f7" draw:formula="15"/>
            <draw:equation draw:name="f8" draw:formula="1898"/>
            <draw:equation draw:name="f9" draw:formula="144"/>
            <draw:equation draw:name="f10" draw:formula="?f2 - ?f0"/>
            <draw:equation draw:name="f11" draw:formula="?f1 - ?f0"/>
            <draw:equation draw:name="f12" draw:formula="?f11 / 147"/>
            <draw:equation draw:name="f13" draw:formula="?f10 / 3215"/>
            <draw:equation draw:name="f14" draw:formula="0 / ?f12"/>
            <draw:equation draw:name="f15" draw:formula="?f1 / ?f12"/>
            <draw:equation draw:name="f16" draw:formula="0 / ?f13"/>
            <draw:equation draw:name="f17" draw:formula="?f2 / ?f13"/>
          </draw:enhanced-geometry>
        </draw:custom-shape>
        <draw:custom-shape svg:x="0.69271in" svg:y="5.5816in" svg:width="0.20313in" svg:height="0.20313in" draw:id="id106" draw:style-name="a413" draw:name="Freeform 58">
          <svg:title/>
          <svg:desc/>
          <text:p text:style-name="a411" text:class-names="" text:cond-style-name=""><text:span text:style-name="a410" text:class-names=""/></text:p>
          <draw:enhanced-geometry xmlns:dr3d="urn:oasis:names:tc:opendocument:xmlns:dr3d:1.0" draw:type="non-primitive" svg:viewBox="0 0 39 39" draw:enhanced-path="M ?f2 ?f1 C ?f3 ?f1 ?f0 ?f4 ?f0 ?f5 ?f0 ?f3 ?f3 ?f0 ?f2 ?f0 ?f4 ?f0 ?f1 ?f3 ?f1 ?f5 ?f1 ?f4 ?f4 ?f1 ?f2 ?f1 Z M ?f2 ?f6 C ?f7 ?f6 ?f6 ?f7 ?f6 ?f5 ?f6 ?f8 ?f7 ?f9 ?f2 ?f9 ?f8 ?f9 ?f9 ?f8 ?f9 ?f5 ?f9 ?f7 ?f8 ?f6 ?f2 ?f6 Z N" draw:text-areas="?f12 ?f12 ?f13 ?f13">
            <draw:equation draw:name="f0" draw:formula="0"/>
            <draw:equation draw:name="f1" draw:formula="39"/>
            <draw:equation draw:name="f2" draw:formula="20"/>
            <draw:equation draw:name="f3" draw:formula="9"/>
            <draw:equation draw:name="f4" draw:formula="30"/>
            <draw:equation draw:name="f5" draw:formula="19"/>
            <draw:equation draw:name="f6" draw:formula="4"/>
            <draw:equation draw:name="f7" draw:formula="11"/>
            <draw:equation draw:name="f8" draw:formula="28"/>
            <draw:equation draw:name="f9" draw:formula="35"/>
            <draw:equation draw:name="f10" draw:formula="?f1 - ?f0"/>
            <draw:equation draw:name="f11" draw:formula="?f10 / 39"/>
            <draw:equation draw:name="f12" draw:formula="0 / ?f11"/>
            <draw:equation draw:name="f13" draw:formula="?f1 / ?f11"/>
          </draw:enhanced-geometry>
        </draw:custom-shape>
      </draw:g>
      <draw:frame draw:id="id48" presentation:style-name="a184" draw:name="Title 1" svg:x="2.05208in" svg:y="1.22743in" svg:width="9.61458in" svg:height="2.61111in" presentation:class="title" presentation:placeholder="false">
        <draw:text-box>
          <text:p text:style-name="a183" text:class-names="" text:cond-style-name=""><text:span text:style-name="a182" text:class-names="">Click to edit Master title style</text:span></text:p>
        </draw:text-box>
        <svg:title/>
        <svg:desc/>
      </draw:frame>
      <draw:frame draw:id="id49" presentation:style-name="a187" draw:name="Subtitle 2" svg:x="2.05208in" svg:y="3.93924in" svg:width="9.61458in" svg:height="1.81076in" presentation:class="subtitle" presentation:placeholder="false">
        <draw:text-box>
          <text:p text:style-name="a186" text:class-names="" text:cond-style-name=""><text:span text:style-name="a185" text:class-names="">Click to edit Master subtitle style</text:span></text:p>
        </draw:text-box>
        <svg:title/>
        <svg:desc/>
      </draw:frame>
      <draw:frame draw:id="id50" presentation:style-name="a191" draw:name="Date Placeholder 3" svg:x="7.74006in" svg:y="5.91667in" svg:width="3in" svg:height="0.39931in" presentation:class="date-time" presentation:placeholder="false">
        <draw:text-box>
          <text:p text:style-name="a190" text:class-names="" text:cond-style-name=""><text:span text:style-name="a188" text:class-names=""><text:date text:fixed="false" style:data-style-name="a189">6/10/2019</text:date></text:span></text:p>
        </draw:text-box>
        <svg:title/>
        <svg:desc/>
      </draw:frame>
      <draw:frame draw:id="id51" presentation:style-name="a194" draw:name="Footer Placeholder 4" svg:x="2.05208in" svg:y="5.91667in" svg:width="5.60464in" svg:height="0.39931in" presentation:class="footer" presentation:placeholder="false">
        <draw:text-box>
          <text:p text:style-name="a193" text:class-names="" text:cond-style-name=""><text:span text:style-name="a192" text:class-names=""/></text:p>
        </draw:text-box>
        <svg:title/>
        <svg:desc/>
      </draw:frame>
      <draw:frame draw:id="id52" presentation:style-name="a197" draw:name="Slide Number Placeholder 5" svg:x="10.82339in" svg:y="5.91667in" svg:width="0.84327in" svg:height="0.39931in" presentation:class="page-number" presentation:placeholder="false">
        <draw:text-box>
          <text:p text:style-name="a196" text:class-names="" text:cond-style-name=""><text:span text:style-name="a195" text:class-names=""><text:page-number style:num-format="1" text:fixed="false"/></text:span></text:p>
        </draw:text-box>
        <svg:title/>
        <svg:desc/>
      </draw:frame>
    </style:master-page>
    <style:master-page style:name="Master1-Layout2-obj-Title-and-Content" style:page-layout-name="pageLayout1" draw:style-name="a415">
      <draw:frame draw:id="id107" draw:layer="Master1-bg" draw:style-name="a41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08">
        <svg:title/>
        <svg:desc/>
        <draw:g draw:name="Group 8" draw:id="id114">
          <svg:title/>
          <svg:desc/>
          <draw:custom-shape svg:x="0.125in" svg:y="0.00521in" svg:width="0.02604in" svg:height="2.38542in" draw:id="id126" draw:layer="Master1-bg" draw:style-name="a489" draw:name="Rectangle 5">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127" draw:layer="Master1-bg" draw:style-name="a493" draw:name="Freeform 6">
            <svg:title/>
            <svg:desc/>
            <text:p text:style-name="a491" text:class-names="" text:cond-style-name=""><text:span text:style-name="a490"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128" draw:layer="Master1-bg" draw:style-name="a497" draw:name="Freeform 7">
            <svg:title/>
            <svg:desc/>
            <text:p text:style-name="a495" text:class-names="" text:cond-style-name=""><text:span text:style-name="a494"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129" draw:layer="Master1-bg" draw:style-name="a501" draw:name="Freeform 8">
            <svg:title/>
            <svg:desc/>
            <text:p text:style-name="a499" text:class-names="" text:cond-style-name=""><text:span text:style-name="a498"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130" draw:layer="Master1-bg" draw:style-name="a505" draw:name="Freeform 9">
            <svg:title/>
            <svg:desc/>
            <text:p text:style-name="a503" text:class-names="" text:cond-style-name=""><text:span text:style-name="a502"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131" draw:layer="Master1-bg" draw:style-name="a509" draw:name="Freeform 10">
            <svg:title/>
            <svg:desc/>
            <text:p text:style-name="a507" text:class-names="" text:cond-style-name=""><text:span text:style-name="a506"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132" draw:layer="Master1-bg" draw:style-name="a513" draw:name="Freeform 11">
            <svg:title/>
            <svg:desc/>
            <text:p text:style-name="a511" text:class-names="" text:cond-style-name=""><text:span text:style-name="a510"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133" draw:layer="Master1-bg" draw:style-name="a517" draw:name="Freeform 12">
            <svg:title/>
            <svg:desc/>
            <text:p text:style-name="a515" text:class-names="" text:cond-style-name=""><text:span text:style-name="a514"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134" draw:layer="Master1-bg" draw:style-name="a521" draw:name="Freeform 13">
            <svg:title/>
            <svg:desc/>
            <text:p text:style-name="a519" text:class-names="" text:cond-style-name=""><text:span text:style-name="a51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135" draw:layer="Master1-bg" draw:style-name="a525" draw:name="Freeform 14">
            <svg:title/>
            <svg:desc/>
            <text:p text:style-name="a523" text:class-names="" text:cond-style-name=""><text:span text:style-name="a522"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136" draw:layer="Master1-bg" draw:style-name="a529" draw:name="Freeform 15">
            <svg:title/>
            <svg:desc/>
            <text:p text:style-name="a527" text:class-names="" text:cond-style-name=""><text:span text:style-name="a526"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137" draw:layer="Master1-bg" draw:style-name="a532" draw:name="Line 16">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138" draw:layer="Master1-bg" draw:style-name="a536" draw:name="Freeform 17">
            <svg:title/>
            <svg:desc/>
            <text:p text:style-name="a534" text:class-names="" text:cond-style-name=""><text:span text:style-name="a533"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139" draw:layer="Master1-bg" draw:style-name="a540" draw:name="Freeform 18">
            <svg:title/>
            <svg:desc/>
            <text:p text:style-name="a538" text:class-names="" text:cond-style-name=""><text:span text:style-name="a537"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140" draw:layer="Master1-bg" draw:style-name="a544" draw:name="Freeform 19">
            <svg:title/>
            <svg:desc/>
            <text:p text:style-name="a542" text:class-names="" text:cond-style-name=""><text:span text:style-name="a541"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141" draw:layer="Master1-bg" draw:style-name="a548" draw:name="Freeform 20">
            <svg:title/>
            <svg:desc/>
            <text:p text:style-name="a546" text:class-names="" text:cond-style-name=""><text:span text:style-name="a545"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142" draw:layer="Master1-bg" draw:style-name="a552" draw:name="Rectangle 21">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143" draw:layer="Master1-bg" draw:style-name="a556" draw:name="Freeform 22">
            <svg:title/>
            <svg:desc/>
            <text:p text:style-name="a554" text:class-names="" text:cond-style-name=""><text:span text:style-name="a553"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144" draw:layer="Master1-bg" draw:style-name="a560" draw:name="Freeform 23">
            <svg:title/>
            <svg:desc/>
            <text:p text:style-name="a558" text:class-names="" text:cond-style-name=""><text:span text:style-name="a557"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145" draw:layer="Master1-bg" draw:style-name="a564" draw:name="Freeform 24">
            <svg:title/>
            <svg:desc/>
            <text:p text:style-name="a562" text:class-names="" text:cond-style-name=""><text:span text:style-name="a561"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146" draw:layer="Master1-bg" draw:style-name="a568" draw:name="Freeform 25">
            <svg:title/>
            <svg:desc/>
            <text:p text:style-name="a566" text:class-names="" text:cond-style-name=""><text:span text:style-name="a56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147" draw:layer="Master1-bg" draw:style-name="a572" draw:name="Freeform 26">
            <svg:title/>
            <svg:desc/>
            <text:p text:style-name="a570" text:class-names="" text:cond-style-name=""><text:span text:style-name="a569"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148" draw:layer="Master1-bg" draw:style-name="a576" draw:name="Freeform 27">
            <svg:title/>
            <svg:desc/>
            <text:p text:style-name="a574" text:class-names="" text:cond-style-name=""><text:span text:style-name="a573"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149" draw:layer="Master1-bg" draw:style-name="a580" draw:name="Freeform 28">
            <svg:title/>
            <svg:desc/>
            <text:p text:style-name="a578" text:class-names="" text:cond-style-name=""><text:span text:style-name="a577"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150" draw:layer="Master1-bg" draw:style-name="a584" draw:name="Freeform 29">
            <svg:title/>
            <svg:desc/>
            <text:p text:style-name="a582" text:class-names="" text:cond-style-name=""><text:span text:style-name="a581"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151" draw:layer="Master1-bg" draw:style-name="a588" draw:name="Freeform 30">
            <svg:title/>
            <svg:desc/>
            <text:p text:style-name="a586" text:class-names="" text:cond-style-name=""><text:span text:style-name="a585"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152" draw:layer="Master1-bg" draw:style-name="a592" draw:name="Freeform 31">
            <svg:title/>
            <svg:desc/>
            <text:p text:style-name="a590" text:class-names="" text:cond-style-name=""><text:span text:style-name="a589"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115">
          <svg:title/>
          <svg:desc/>
          <draw:custom-shape svg:x="12.55903in" svg:y="0in" svg:width="0.4566in" svg:height="0.56076in" draw:id="id116" draw:layer="Master1-bg" draw:style-name="a449" draw:name="Freeform 32">
            <svg:title/>
            <svg:desc/>
            <text:p text:style-name="a447" text:class-names="" text:cond-style-name=""><text:span text:style-name="a446"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117" draw:layer="Master1-bg" draw:style-name="a453" draw:name="Freeform 33">
            <svg:title/>
            <svg:desc/>
            <text:p text:style-name="a451" text:class-names="" text:cond-style-name=""><text:span text:style-name="a450"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118" draw:layer="Master1-bg" draw:style-name="a457" draw:name="Freeform 34">
            <svg:title/>
            <svg:desc/>
            <text:p text:style-name="a455" text:class-names="" text:cond-style-name=""><text:span text:style-name="a45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119" draw:layer="Master1-bg" draw:style-name="a461" draw:name="Freeform 35">
            <svg:title/>
            <svg:desc/>
            <text:p text:style-name="a459" text:class-names="" text:cond-style-name=""><text:span text:style-name="a458"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120" draw:layer="Master1-bg" draw:style-name="a465" draw:name="Freeform 36">
            <svg:title/>
            <svg:desc/>
            <text:p text:style-name="a463" text:class-names="" text:cond-style-name=""><text:span text:style-name="a462"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121" draw:layer="Master1-bg" draw:style-name="a469" draw:name="Freeform 37">
            <svg:title/>
            <svg:desc/>
            <text:p text:style-name="a467" text:class-names="" text:cond-style-name=""><text:span text:style-name="a466"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122" draw:layer="Master1-bg" draw:style-name="a473" draw:name="Freeform 38">
            <svg:title/>
            <svg:desc/>
            <text:p text:style-name="a471" text:class-names="" text:cond-style-name=""><text:span text:style-name="a47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123" draw:layer="Master1-bg" draw:style-name="a477" draw:name="Freeform 39">
            <svg:title/>
            <svg:desc/>
            <text:p text:style-name="a475" text:class-names="" text:cond-style-name=""><text:span text:style-name="a474"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124" draw:layer="Master1-bg" draw:style-name="a481" draw:name="Freeform 40">
            <svg:title/>
            <svg:desc/>
            <text:p text:style-name="a479" text:class-names="" text:cond-style-name=""><text:span text:style-name="a47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125" draw:layer="Master1-bg" draw:style-name="a485" draw:name="Rectangle 19">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g>
      </draw:g>
      <draw:frame draw:id="id109" presentation:style-name="a419" draw:name="Title 1" svg:x="1.24826in" svg:y="0.67642in" svg:width="10.83333in" svg:height="1.61698in" presentation:class="title" presentation:placeholder="false">
        <draw:text-box>
          <text:p text:style-name="a418" text:class-names="" text:cond-style-name=""><text:span text:style-name="a417" text:class-names="">Click to edit Master title style</text:span></text:p>
        </draw:text-box>
        <svg:title/>
        <svg:desc/>
      </draw:frame>
      <draw:frame draw:id="id110" presentation:style-name="a435" draw:name="Content Placeholder 2" svg:x="1.24826in" svg:y="2.46007in" svg:width="10.83333in" svg:height="3.87327in" presentation:class="object" presentation:placeholder="false">
        <draw:text-box>
          <text:list text:style-name="a422">
            <text:list-item>
              <text:p text:style-name="a421" text:class-names="" text:cond-style-name=""><text:span text:style-name="a420" text:class-names="">Click to edit Master text styles</text:span></text:p>
            </text:list-item>
          </text:list>
          <text:list text:style-name="a425">
            <text:list-item>
              <text:list text:style-name="a425">
                <text:list-item>
                  <text:p text:style-name="a424" text:class-names="" text:cond-style-name=""><text:span text:style-name="a423" text:class-names="">Second level</text:span></text:p>
                </text:list-item>
              </text:list>
            </text:list-item>
          </text:list>
          <text:list text:style-name="a428">
            <text:list-item>
              <text:list text:style-name="a428">
                <text:list-item>
                  <text:list text:style-name="a428">
                    <text:list-item>
                      <text:p text:style-name="a427" text:class-names="" text:cond-style-name=""><text:span text:style-name="a426" text:class-names="">Third level</text:span></text:p>
                    </text:list-item>
                  </text:list>
                </text:list-item>
              </text:list>
            </text:list-item>
          </text:list>
          <text:list text:style-name="a431">
            <text:list-item>
              <text:list text:style-name="a431">
                <text:list-item>
                  <text:list text:style-name="a431">
                    <text:list-item>
                      <text:list text:style-name="a431">
                        <text:list-item>
                          <text:p text:style-name="a430" text:class-names="" text:cond-style-name=""><text:span text:style-name="a429" text:class-names="">Fourth level</text:span></text:p>
                        </text:list-item>
                      </text:list>
                    </text:list-item>
                  </text:list>
                </text:list-item>
              </text:list>
            </text:list-item>
          </text:list>
          <text:list text:style-name="a434">
            <text:list-item>
              <text:list text:style-name="a434">
                <text:list-item>
                  <text:list text:style-name="a434">
                    <text:list-item>
                      <text:list text:style-name="a434">
                        <text:list-item>
                          <text:list text:style-name="a434">
                            <text:list-item>
                              <text:p text:style-name="a433" text:class-names="" text:cond-style-name=""><text:span text:style-name="a432" text:class-names="">Fifth level</text:span></text:p>
                            </text:list-item>
                          </text:list>
                        </text:list-item>
                      </text:list>
                    </text:list-item>
                  </text:list>
                </text:list-item>
              </text:list>
            </text:list-item>
          </text:list>
        </draw:text-box>
        <svg:title/>
        <svg:desc/>
      </draw:frame>
      <draw:frame draw:id="id111" presentation:style-name="a439" draw:name="Date Placeholder 3" svg:x="8.15499in" svg:y="6.43403in" svg:width="3in" svg:height="0.39931in" presentation:class="date-time" presentation:placeholder="false">
        <draw:text-box>
          <text:p text:style-name="a438" text:class-names="" text:cond-style-name=""><text:span text:style-name="a436" text:class-names=""><text:date text:fixed="false" style:data-style-name="a437">6/10/2019</text:date></text:span></text:p>
        </draw:text-box>
        <svg:title/>
        <svg:desc/>
      </draw:frame>
      <draw:frame draw:id="id112" presentation:style-name="a442" draw:name="Footer Placeholder 4" svg:x="1.24826in" svg:y="6.43403in" svg:width="6.82339in" svg:height="0.39931in" presentation:class="footer" presentation:placeholder="false">
        <draw:text-box>
          <text:p text:style-name="a441" text:class-names="" text:cond-style-name=""><text:span text:style-name="a440" text:class-names=""/></text:p>
        </draw:text-box>
        <svg:title/>
        <svg:desc/>
      </draw:frame>
      <draw:frame draw:id="id113" presentation:style-name="a445" draw:name="Slide Number Placeholder 5" svg:x="11.23832in" svg:y="6.43403in" svg:width="0.84327in" svg:height="0.39931in" presentation:class="page-number" presentation:placeholder="false">
        <draw:text-box>
          <text:p text:style-name="a444" text:class-names="" text:cond-style-name=""><text:span text:style-name="a443" text:class-names=""><text:page-number style:num-format="1" text:fixed="false"/></text:span></text:p>
        </draw:text-box>
        <svg:title/>
        <svg:desc/>
      </draw:frame>
    </style:master-page>
    <style:master-page style:name="Master1-Layout3-secHead-Section-Header" style:page-layout-name="pageLayout1" draw:style-name="a594">
      <draw:frame draw:id="id153" draw:layer="Master1-bg" draw:style-name="a595"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54">
        <svg:title/>
        <svg:desc/>
        <draw:g draw:name="Group 8" draw:id="id160">
          <svg:title/>
          <svg:desc/>
          <draw:custom-shape svg:x="0.125in" svg:y="0.00521in" svg:width="0.02604in" svg:height="2.38542in" draw:id="id172" draw:layer="Master1-bg" draw:style-name="a656" draw:name="Rectangle 5">
            <svg:title/>
            <svg:desc/>
            <text:p text:style-name="a654" text:class-names="" text:cond-style-name=""><text:span text:style-name="a653"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173" draw:layer="Master1-bg" draw:style-name="a660" draw:name="Freeform 6">
            <svg:title/>
            <svg:desc/>
            <text:p text:style-name="a658" text:class-names="" text:cond-style-name=""><text:span text:style-name="a657"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174" draw:layer="Master1-bg" draw:style-name="a664" draw:name="Freeform 7">
            <svg:title/>
            <svg:desc/>
            <text:p text:style-name="a662" text:class-names="" text:cond-style-name=""><text:span text:style-name="a661"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175" draw:layer="Master1-bg" draw:style-name="a668" draw:name="Freeform 8">
            <svg:title/>
            <svg:desc/>
            <text:p text:style-name="a666" text:class-names="" text:cond-style-name=""><text:span text:style-name="a665"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176" draw:layer="Master1-bg" draw:style-name="a672" draw:name="Freeform 9">
            <svg:title/>
            <svg:desc/>
            <text:p text:style-name="a670" text:class-names="" text:cond-style-name=""><text:span text:style-name="a669"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177" draw:layer="Master1-bg" draw:style-name="a676" draw:name="Freeform 10">
            <svg:title/>
            <svg:desc/>
            <text:p text:style-name="a674" text:class-names="" text:cond-style-name=""><text:span text:style-name="a673"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178" draw:layer="Master1-bg" draw:style-name="a680" draw:name="Freeform 11">
            <svg:title/>
            <svg:desc/>
            <text:p text:style-name="a678" text:class-names="" text:cond-style-name=""><text:span text:style-name="a677"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179" draw:layer="Master1-bg" draw:style-name="a684" draw:name="Freeform 12">
            <svg:title/>
            <svg:desc/>
            <text:p text:style-name="a682" text:class-names="" text:cond-style-name=""><text:span text:style-name="a681"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180" draw:layer="Master1-bg" draw:style-name="a688" draw:name="Freeform 13">
            <svg:title/>
            <svg:desc/>
            <text:p text:style-name="a686" text:class-names="" text:cond-style-name=""><text:span text:style-name="a68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181" draw:layer="Master1-bg" draw:style-name="a692" draw:name="Freeform 14">
            <svg:title/>
            <svg:desc/>
            <text:p text:style-name="a690" text:class-names="" text:cond-style-name=""><text:span text:style-name="a689"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182" draw:layer="Master1-bg" draw:style-name="a696" draw:name="Freeform 15">
            <svg:title/>
            <svg:desc/>
            <text:p text:style-name="a694" text:class-names="" text:cond-style-name=""><text:span text:style-name="a693"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183" draw:layer="Master1-bg" draw:style-name="a699" draw:name="Line 16">
            <svg:title/>
            <svg:desc/>
            <text:p text:style-name="a698" text:class-names="" text:cond-style-name=""><text:span text:style-name="a6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184" draw:layer="Master1-bg" draw:style-name="a703" draw:name="Freeform 17">
            <svg:title/>
            <svg:desc/>
            <text:p text:style-name="a701" text:class-names="" text:cond-style-name=""><text:span text:style-name="a700"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185" draw:layer="Master1-bg" draw:style-name="a707" draw:name="Freeform 18">
            <svg:title/>
            <svg:desc/>
            <text:p text:style-name="a705" text:class-names="" text:cond-style-name=""><text:span text:style-name="a704"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186" draw:layer="Master1-bg" draw:style-name="a711" draw:name="Freeform 19">
            <svg:title/>
            <svg:desc/>
            <text:p text:style-name="a709" text:class-names="" text:cond-style-name=""><text:span text:style-name="a708"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187" draw:layer="Master1-bg" draw:style-name="a715" draw:name="Freeform 20">
            <svg:title/>
            <svg:desc/>
            <text:p text:style-name="a713" text:class-names="" text:cond-style-name=""><text:span text:style-name="a712"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188" draw:layer="Master1-bg" draw:style-name="a719" draw:name="Rectangle 21">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189" draw:layer="Master1-bg" draw:style-name="a723" draw:name="Freeform 22">
            <svg:title/>
            <svg:desc/>
            <text:p text:style-name="a721" text:class-names="" text:cond-style-name=""><text:span text:style-name="a720"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190" draw:layer="Master1-bg" draw:style-name="a727" draw:name="Freeform 23">
            <svg:title/>
            <svg:desc/>
            <text:p text:style-name="a725" text:class-names="" text:cond-style-name=""><text:span text:style-name="a724"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191" draw:layer="Master1-bg" draw:style-name="a731" draw:name="Freeform 24">
            <svg:title/>
            <svg:desc/>
            <text:p text:style-name="a729" text:class-names="" text:cond-style-name=""><text:span text:style-name="a728"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192" draw:layer="Master1-bg" draw:style-name="a735" draw:name="Freeform 25">
            <svg:title/>
            <svg:desc/>
            <text:p text:style-name="a733" text:class-names="" text:cond-style-name=""><text:span text:style-name="a73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193" draw:layer="Master1-bg" draw:style-name="a739" draw:name="Freeform 26">
            <svg:title/>
            <svg:desc/>
            <text:p text:style-name="a737" text:class-names="" text:cond-style-name=""><text:span text:style-name="a736"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194" draw:layer="Master1-bg" draw:style-name="a743" draw:name="Freeform 27">
            <svg:title/>
            <svg:desc/>
            <text:p text:style-name="a741" text:class-names="" text:cond-style-name=""><text:span text:style-name="a740"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195" draw:layer="Master1-bg" draw:style-name="a747" draw:name="Freeform 28">
            <svg:title/>
            <svg:desc/>
            <text:p text:style-name="a745" text:class-names="" text:cond-style-name=""><text:span text:style-name="a744"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196" draw:layer="Master1-bg" draw:style-name="a751" draw:name="Freeform 29">
            <svg:title/>
            <svg:desc/>
            <text:p text:style-name="a749" text:class-names="" text:cond-style-name=""><text:span text:style-name="a74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197" draw:layer="Master1-bg" draw:style-name="a755" draw:name="Freeform 30">
            <svg:title/>
            <svg:desc/>
            <text:p text:style-name="a753" text:class-names="" text:cond-style-name=""><text:span text:style-name="a752"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198" draw:layer="Master1-bg" draw:style-name="a759" draw:name="Freeform 31">
            <svg:title/>
            <svg:desc/>
            <text:p text:style-name="a757" text:class-names="" text:cond-style-name=""><text:span text:style-name="a756"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161">
          <svg:title/>
          <svg:desc/>
          <draw:custom-shape svg:x="12.55903in" svg:y="0in" svg:width="0.4566in" svg:height="0.56076in" draw:id="id162" draw:layer="Master1-bg" draw:style-name="a616" draw:name="Freeform 32">
            <svg:title/>
            <svg:desc/>
            <text:p text:style-name="a614" text:class-names="" text:cond-style-name=""><text:span text:style-name="a613"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163" draw:layer="Master1-bg" draw:style-name="a620" draw:name="Freeform 33">
            <svg:title/>
            <svg:desc/>
            <text:p text:style-name="a618" text:class-names="" text:cond-style-name=""><text:span text:style-name="a617"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164" draw:layer="Master1-bg" draw:style-name="a624" draw:name="Freeform 34">
            <svg:title/>
            <svg:desc/>
            <text:p text:style-name="a622" text:class-names="" text:cond-style-name=""><text:span text:style-name="a62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165" draw:layer="Master1-bg" draw:style-name="a628" draw:name="Freeform 35">
            <svg:title/>
            <svg:desc/>
            <text:p text:style-name="a626" text:class-names="" text:cond-style-name=""><text:span text:style-name="a625"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166" draw:layer="Master1-bg" draw:style-name="a632" draw:name="Freeform 36">
            <svg:title/>
            <svg:desc/>
            <text:p text:style-name="a630" text:class-names="" text:cond-style-name=""><text:span text:style-name="a629"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167" draw:layer="Master1-bg" draw:style-name="a636" draw:name="Freeform 37">
            <svg:title/>
            <svg:desc/>
            <text:p text:style-name="a634" text:class-names="" text:cond-style-name=""><text:span text:style-name="a633"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168" draw:layer="Master1-bg" draw:style-name="a640" draw:name="Freeform 38">
            <svg:title/>
            <svg:desc/>
            <text:p text:style-name="a638" text:class-names="" text:cond-style-name=""><text:span text:style-name="a63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169" draw:layer="Master1-bg" draw:style-name="a644" draw:name="Freeform 39">
            <svg:title/>
            <svg:desc/>
            <text:p text:style-name="a642" text:class-names="" text:cond-style-name=""><text:span text:style-name="a641"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170" draw:layer="Master1-bg" draw:style-name="a648" draw:name="Freeform 40">
            <svg:title/>
            <svg:desc/>
            <text:p text:style-name="a646" text:class-names="" text:cond-style-name=""><text:span text:style-name="a64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171" draw:layer="Master1-bg" draw:style-name="a652" draw:name="Rectangle 19">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g>
      </draw:g>
      <draw:frame draw:id="id155" presentation:style-name="a598" draw:name="Title 1" svg:x="1.24826in" svg:y="1.55208in" svg:width="10.83333in" svg:height="3.11979in" presentation:class="title" presentation:placeholder="false">
        <draw:text-box>
          <text:p text:style-name="a597" text:class-names="" text:cond-style-name=""><text:span text:style-name="a596" text:class-names="">Click to edit Master title style</text:span></text:p>
        </draw:text-box>
        <svg:title/>
        <svg:desc/>
      </draw:frame>
      <draw:frame draw:id="id156" presentation:style-name="a602" draw:name="Text Placeholder 2" svg:x="1.24826in" svg:y="4.83854in" svg:width="10.83333in" svg:height="1.50347in" presentation:class="outline" presentation:placeholder="false">
        <draw:text-box>
          <text:list text:style-name="a601">
            <text:list-item>
              <text:p text:style-name="a600" text:class-names="" text:cond-style-name=""><text:span text:style-name="a599" text:class-names="">Click to edit Master text styles</text:span></text:p>
            </text:list-item>
          </text:list>
        </draw:text-box>
        <svg:title/>
        <svg:desc/>
      </draw:frame>
      <draw:frame draw:id="id157" presentation:style-name="a606" draw:name="Date Placeholder 3" svg:x="8.15499in" svg:y="6.43403in" svg:width="3in" svg:height="0.39931in" presentation:class="date-time" presentation:placeholder="false">
        <draw:text-box>
          <text:p text:style-name="a605" text:class-names="" text:cond-style-name=""><text:span text:style-name="a603" text:class-names=""><text:date text:fixed="false" style:data-style-name="a604">6/10/2019</text:date></text:span></text:p>
        </draw:text-box>
        <svg:title/>
        <svg:desc/>
      </draw:frame>
      <draw:frame draw:id="id158" presentation:style-name="a609" draw:name="Footer Placeholder 4" svg:x="1.24826in" svg:y="6.43403in" svg:width="6.82339in" svg:height="0.39931in" presentation:class="footer" presentation:placeholder="false">
        <draw:text-box>
          <text:p text:style-name="a608" text:class-names="" text:cond-style-name=""><text:span text:style-name="a607" text:class-names=""/></text:p>
        </draw:text-box>
        <svg:title/>
        <svg:desc/>
      </draw:frame>
      <draw:frame draw:id="id159" presentation:style-name="a612" draw:name="Slide Number Placeholder 5" svg:x="11.23832in" svg:y="6.43403in" svg:width="0.84327in" svg:height="0.39931in" presentation:class="page-number" presentation:placeholder="false">
        <draw:text-box>
          <text:p text:style-name="a611" text:class-names="" text:cond-style-name=""><text:span text:style-name="a610" text:class-names=""><text:page-number style:num-format="1" text:fixed="false"/></text:span></text:p>
        </draw:text-box>
        <svg:title/>
        <svg:desc/>
      </draw:frame>
    </style:master-page>
    <style:master-page style:name="Master1-Layout4-twoObj-Two-Content" style:page-layout-name="pageLayout1" draw:style-name="a761">
      <draw:frame draw:id="id199" draw:layer="Master1-bg" draw:style-name="a76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200">
        <svg:title/>
        <svg:desc/>
        <draw:g draw:name="Group 8" draw:id="id207">
          <svg:title/>
          <svg:desc/>
          <draw:custom-shape svg:x="0.125in" svg:y="0.00521in" svg:width="0.02604in" svg:height="2.38542in" draw:id="id219" draw:layer="Master1-bg" draw:style-name="a851" draw:name="Rectangle 5">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220" draw:layer="Master1-bg" draw:style-name="a855" draw:name="Freeform 6">
            <svg:title/>
            <svg:desc/>
            <text:p text:style-name="a853" text:class-names="" text:cond-style-name=""><text:span text:style-name="a85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221" draw:layer="Master1-bg" draw:style-name="a859" draw:name="Freeform 7">
            <svg:title/>
            <svg:desc/>
            <text:p text:style-name="a857" text:class-names="" text:cond-style-name=""><text:span text:style-name="a85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222" draw:layer="Master1-bg" draw:style-name="a863" draw:name="Freeform 8">
            <svg:title/>
            <svg:desc/>
            <text:p text:style-name="a861" text:class-names="" text:cond-style-name=""><text:span text:style-name="a860"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223" draw:layer="Master1-bg" draw:style-name="a867" draw:name="Freeform 9">
            <svg:title/>
            <svg:desc/>
            <text:p text:style-name="a865" text:class-names="" text:cond-style-name=""><text:span text:style-name="a864"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224" draw:layer="Master1-bg" draw:style-name="a871" draw:name="Freeform 10">
            <svg:title/>
            <svg:desc/>
            <text:p text:style-name="a869" text:class-names="" text:cond-style-name=""><text:span text:style-name="a868"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225" draw:layer="Master1-bg" draw:style-name="a875" draw:name="Freeform 11">
            <svg:title/>
            <svg:desc/>
            <text:p text:style-name="a873" text:class-names="" text:cond-style-name=""><text:span text:style-name="a872"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226" draw:layer="Master1-bg" draw:style-name="a879" draw:name="Freeform 12">
            <svg:title/>
            <svg:desc/>
            <text:p text:style-name="a877" text:class-names="" text:cond-style-name=""><text:span text:style-name="a876"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227" draw:layer="Master1-bg" draw:style-name="a883" draw:name="Freeform 13">
            <svg:title/>
            <svg:desc/>
            <text:p text:style-name="a881" text:class-names="" text:cond-style-name=""><text:span text:style-name="a88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228" draw:layer="Master1-bg" draw:style-name="a887" draw:name="Freeform 14">
            <svg:title/>
            <svg:desc/>
            <text:p text:style-name="a885" text:class-names="" text:cond-style-name=""><text:span text:style-name="a884"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229" draw:layer="Master1-bg" draw:style-name="a891" draw:name="Freeform 15">
            <svg:title/>
            <svg:desc/>
            <text:p text:style-name="a889" text:class-names="" text:cond-style-name=""><text:span text:style-name="a888"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230" draw:layer="Master1-bg" draw:style-name="a894" draw:name="Line 16">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231" draw:layer="Master1-bg" draw:style-name="a898" draw:name="Freeform 17">
            <svg:title/>
            <svg:desc/>
            <text:p text:style-name="a896" text:class-names="" text:cond-style-name=""><text:span text:style-name="a895"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232" draw:layer="Master1-bg" draw:style-name="a902" draw:name="Freeform 18">
            <svg:title/>
            <svg:desc/>
            <text:p text:style-name="a900" text:class-names="" text:cond-style-name=""><text:span text:style-name="a899"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233" draw:layer="Master1-bg" draw:style-name="a906" draw:name="Freeform 19">
            <svg:title/>
            <svg:desc/>
            <text:p text:style-name="a904" text:class-names="" text:cond-style-name=""><text:span text:style-name="a903"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234" draw:layer="Master1-bg" draw:style-name="a910" draw:name="Freeform 20">
            <svg:title/>
            <svg:desc/>
            <text:p text:style-name="a908" text:class-names="" text:cond-style-name=""><text:span text:style-name="a907"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235" draw:layer="Master1-bg" draw:style-name="a914" draw:name="Rectangle 21">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236" draw:layer="Master1-bg" draw:style-name="a918" draw:name="Freeform 22">
            <svg:title/>
            <svg:desc/>
            <text:p text:style-name="a916" text:class-names="" text:cond-style-name=""><text:span text:style-name="a915"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237" draw:layer="Master1-bg" draw:style-name="a922" draw:name="Freeform 23">
            <svg:title/>
            <svg:desc/>
            <text:p text:style-name="a920" text:class-names="" text:cond-style-name=""><text:span text:style-name="a919"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238" draw:layer="Master1-bg" draw:style-name="a926" draw:name="Freeform 24">
            <svg:title/>
            <svg:desc/>
            <text:p text:style-name="a924" text:class-names="" text:cond-style-name=""><text:span text:style-name="a923"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239" draw:layer="Master1-bg" draw:style-name="a930" draw:name="Freeform 25">
            <svg:title/>
            <svg:desc/>
            <text:p text:style-name="a928" text:class-names="" text:cond-style-name=""><text:span text:style-name="a92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240" draw:layer="Master1-bg" draw:style-name="a934" draw:name="Freeform 26">
            <svg:title/>
            <svg:desc/>
            <text:p text:style-name="a932" text:class-names="" text:cond-style-name=""><text:span text:style-name="a931"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241" draw:layer="Master1-bg" draw:style-name="a938" draw:name="Freeform 27">
            <svg:title/>
            <svg:desc/>
            <text:p text:style-name="a936" text:class-names="" text:cond-style-name=""><text:span text:style-name="a935"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242" draw:layer="Master1-bg" draw:style-name="a942" draw:name="Freeform 28">
            <svg:title/>
            <svg:desc/>
            <text:p text:style-name="a940" text:class-names="" text:cond-style-name=""><text:span text:style-name="a93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243" draw:layer="Master1-bg" draw:style-name="a946" draw:name="Freeform 29">
            <svg:title/>
            <svg:desc/>
            <text:p text:style-name="a944" text:class-names="" text:cond-style-name=""><text:span text:style-name="a94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244" draw:layer="Master1-bg" draw:style-name="a950" draw:name="Freeform 30">
            <svg:title/>
            <svg:desc/>
            <text:p text:style-name="a948" text:class-names="" text:cond-style-name=""><text:span text:style-name="a947"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245" draw:layer="Master1-bg" draw:style-name="a954" draw:name="Freeform 31">
            <svg:title/>
            <svg:desc/>
            <text:p text:style-name="a952" text:class-names="" text:cond-style-name=""><text:span text:style-name="a951"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208">
          <svg:title/>
          <svg:desc/>
          <draw:custom-shape svg:x="12.55903in" svg:y="0in" svg:width="0.4566in" svg:height="0.56076in" draw:id="id209" draw:layer="Master1-bg" draw:style-name="a811" draw:name="Freeform 32">
            <svg:title/>
            <svg:desc/>
            <text:p text:style-name="a809" text:class-names="" text:cond-style-name=""><text:span text:style-name="a808"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210" draw:layer="Master1-bg" draw:style-name="a815" draw:name="Freeform 33">
            <svg:title/>
            <svg:desc/>
            <text:p text:style-name="a813" text:class-names="" text:cond-style-name=""><text:span text:style-name="a812"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211" draw:layer="Master1-bg" draw:style-name="a819" draw:name="Freeform 34">
            <svg:title/>
            <svg:desc/>
            <text:p text:style-name="a817" text:class-names="" text:cond-style-name=""><text:span text:style-name="a81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212" draw:layer="Master1-bg" draw:style-name="a823" draw:name="Freeform 35">
            <svg:title/>
            <svg:desc/>
            <text:p text:style-name="a821" text:class-names="" text:cond-style-name=""><text:span text:style-name="a820"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213" draw:layer="Master1-bg" draw:style-name="a827" draw:name="Freeform 36">
            <svg:title/>
            <svg:desc/>
            <text:p text:style-name="a825" text:class-names="" text:cond-style-name=""><text:span text:style-name="a824"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214" draw:layer="Master1-bg" draw:style-name="a831" draw:name="Freeform 37">
            <svg:title/>
            <svg:desc/>
            <text:p text:style-name="a829" text:class-names="" text:cond-style-name=""><text:span text:style-name="a828"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215" draw:layer="Master1-bg" draw:style-name="a835" draw:name="Freeform 38">
            <svg:title/>
            <svg:desc/>
            <text:p text:style-name="a833" text:class-names="" text:cond-style-name=""><text:span text:style-name="a83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216" draw:layer="Master1-bg" draw:style-name="a839" draw:name="Freeform 39">
            <svg:title/>
            <svg:desc/>
            <text:p text:style-name="a837" text:class-names="" text:cond-style-name=""><text:span text:style-name="a836"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217" draw:layer="Master1-bg" draw:style-name="a843" draw:name="Freeform 40">
            <svg:title/>
            <svg:desc/>
            <text:p text:style-name="a841" text:class-names="" text:cond-style-name=""><text:span text:style-name="a84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218" draw:layer="Master1-bg" draw:style-name="a847" draw:name="Rectangle 20">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g>
      </draw:g>
      <draw:frame draw:id="id201" presentation:style-name="a765" draw:name="Title 1" svg:x="1.24826in" svg:y="0.67642in" svg:width="10.83333in" svg:height="1.61698in" presentation:class="title" presentation:placeholder="false">
        <draw:text-box>
          <text:p text:style-name="a764" text:class-names="" text:cond-style-name=""><text:span text:style-name="a763" text:class-names="">Click to edit Master title style</text:span></text:p>
        </draw:text-box>
        <svg:title/>
        <svg:desc/>
      </draw:frame>
      <draw:frame draw:id="id202" presentation:style-name="a781" draw:name="Content Placeholder 2" svg:x="1.24826in" svg:y="2.46007in" svg:width="5.33507in" svg:height="3.87327in" presentation:class="object" presentation:placeholder="false">
        <draw:text-box>
          <text:list text:style-name="a768">
            <text:list-item>
              <text:p text:style-name="a767" text:class-names="" text:cond-style-name=""><text:span text:style-name="a766" text:class-names="">Click to edit Master text styles</text:span></text:p>
            </text:list-item>
          </text:list>
          <text:list text:style-name="a771">
            <text:list-item>
              <text:list text:style-name="a771">
                <text:list-item>
                  <text:p text:style-name="a770" text:class-names="" text:cond-style-name=""><text:span text:style-name="a769" text:class-names="">Second level</text:span></text:p>
                </text:list-item>
              </text:list>
            </text:list-item>
          </text:list>
          <text:list text:style-name="a774">
            <text:list-item>
              <text:list text:style-name="a774">
                <text:list-item>
                  <text:list text:style-name="a774">
                    <text:list-item>
                      <text:p text:style-name="a773" text:class-names="" text:cond-style-name=""><text:span text:style-name="a772" text:class-names="">Third le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Fourth le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8" text:class-names="">Fifth level</text:span></text:p>
                            </text:list-item>
                          </text:list>
                        </text:list-item>
                      </text:list>
                    </text:list-item>
                  </text:list>
                </text:list-item>
              </text:list>
            </text:list-item>
          </text:list>
        </draw:text-box>
        <svg:title/>
        <svg:desc/>
      </draw:frame>
      <draw:frame draw:id="id203" presentation:style-name="a797" draw:name="Content Placeholder 3" svg:x="6.75in" svg:y="2.46007in" svg:width="5.3316in" svg:height="3.87327in" presentation:class="object" presentation:placeholder="false">
        <draw:text-box>
          <text:list text:style-name="a784">
            <text:list-item>
              <text:p text:style-name="a783" text:class-names="" text:cond-style-name=""><text:span text:style-name="a782" text:class-names="">Click to edit Master text styles</text:span></text:p>
            </text:list-item>
          </text:list>
          <text:list text:style-name="a787">
            <text:list-item>
              <text:list text:style-name="a787">
                <text:list-item>
                  <text:p text:style-name="a786" text:class-names="" text:cond-style-name=""><text:span text:style-name="a785" text:class-names="">Second level</text:span></text:p>
                </text:list-item>
              </text:list>
            </text:list-item>
          </text:list>
          <text:list text:style-name="a790">
            <text:list-item>
              <text:list text:style-name="a790">
                <text:list-item>
                  <text:list text:style-name="a790">
                    <text:list-item>
                      <text:p text:style-name="a789" text:class-names="" text:cond-style-name=""><text:span text:style-name="a788" text:class-names="">Third level</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Fourth level</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Fifth level</text:span></text:p>
                            </text:list-item>
                          </text:list>
                        </text:list-item>
                      </text:list>
                    </text:list-item>
                  </text:list>
                </text:list-item>
              </text:list>
            </text:list-item>
          </text:list>
        </draw:text-box>
        <svg:title/>
        <svg:desc/>
      </draw:frame>
      <draw:frame draw:id="id204" presentation:style-name="a801" draw:name="Date Placeholder 4" svg:x="8.15499in" svg:y="6.43403in" svg:width="3in" svg:height="0.39931in" presentation:class="date-time" presentation:placeholder="false">
        <draw:text-box>
          <text:p text:style-name="a800" text:class-names="" text:cond-style-name=""><text:span text:style-name="a798" text:class-names=""><text:date text:fixed="false" style:data-style-name="a799">6/10/2019</text:date></text:span></text:p>
        </draw:text-box>
        <svg:title/>
        <svg:desc/>
      </draw:frame>
      <draw:frame draw:id="id205" presentation:style-name="a804" draw:name="Footer Placeholder 5" svg:x="1.24826in" svg:y="6.43403in" svg:width="6.82339in" svg:height="0.39931in" presentation:class="footer" presentation:placeholder="false">
        <draw:text-box>
          <text:p text:style-name="a803" text:class-names="" text:cond-style-name=""><text:span text:style-name="a802" text:class-names=""/></text:p>
        </draw:text-box>
        <svg:title/>
        <svg:desc/>
      </draw:frame>
      <draw:frame draw:id="id206" presentation:style-name="a807" draw:name="Slide Number Placeholder 6" svg:x="11.23832in" svg:y="6.43403in" svg:width="0.84327in" svg:height="0.39931in" presentation:class="page-number" presentation:placeholder="false">
        <draw:text-box>
          <text:p text:style-name="a806" text:class-names="" text:cond-style-name=""><text:span text:style-name="a805" text:class-names=""><text:page-number style:num-format="1" text:fixed="false"/></text:span></text:p>
        </draw:text-box>
        <svg:title/>
        <svg:desc/>
      </draw:frame>
    </style:master-page>
    <style:master-page style:name="Master1-Layout5-twoTxTwoObj-Comparison" style:page-layout-name="pageLayout1" draw:style-name="a956">
      <draw:frame draw:id="id246" draw:layer="Master1-bg" draw:style-name="a95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247">
        <svg:title/>
        <svg:desc/>
        <draw:g draw:name="Group 8" draw:id="id256">
          <svg:title/>
          <svg:desc/>
          <draw:custom-shape svg:x="0.125in" svg:y="0.00521in" svg:width="0.02604in" svg:height="2.38542in" draw:id="id268" draw:layer="Master1-bg" draw:style-name="a1054" draw:name="Rectangle 5">
            <svg:title/>
            <svg:desc/>
            <text:p text:style-name="a1052" text:class-names="" text:cond-style-name=""><text:span text:style-name="a1051"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269" draw:layer="Master1-bg" draw:style-name="a1058" draw:name="Freeform 6">
            <svg:title/>
            <svg:desc/>
            <text:p text:style-name="a1056" text:class-names="" text:cond-style-name=""><text:span text:style-name="a105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270" draw:layer="Master1-bg" draw:style-name="a1062" draw:name="Freeform 7">
            <svg:title/>
            <svg:desc/>
            <text:p text:style-name="a1060" text:class-names="" text:cond-style-name=""><text:span text:style-name="a105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271" draw:layer="Master1-bg" draw:style-name="a1066" draw:name="Freeform 8">
            <svg:title/>
            <svg:desc/>
            <text:p text:style-name="a1064" text:class-names="" text:cond-style-name=""><text:span text:style-name="a1063"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272" draw:layer="Master1-bg" draw:style-name="a1070" draw:name="Freeform 9">
            <svg:title/>
            <svg:desc/>
            <text:p text:style-name="a1068" text:class-names="" text:cond-style-name=""><text:span text:style-name="a1067"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273" draw:layer="Master1-bg" draw:style-name="a1074" draw:name="Freeform 10">
            <svg:title/>
            <svg:desc/>
            <text:p text:style-name="a1072" text:class-names="" text:cond-style-name=""><text:span text:style-name="a1071"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274" draw:layer="Master1-bg" draw:style-name="a1078" draw:name="Freeform 11">
            <svg:title/>
            <svg:desc/>
            <text:p text:style-name="a1076" text:class-names="" text:cond-style-name=""><text:span text:style-name="a1075"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275" draw:layer="Master1-bg" draw:style-name="a1082" draw:name="Freeform 12">
            <svg:title/>
            <svg:desc/>
            <text:p text:style-name="a1080" text:class-names="" text:cond-style-name=""><text:span text:style-name="a1079"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276" draw:layer="Master1-bg" draw:style-name="a1086" draw:name="Freeform 13">
            <svg:title/>
            <svg:desc/>
            <text:p text:style-name="a1084" text:class-names="" text:cond-style-name=""><text:span text:style-name="a108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277" draw:layer="Master1-bg" draw:style-name="a1090" draw:name="Freeform 14">
            <svg:title/>
            <svg:desc/>
            <text:p text:style-name="a1088" text:class-names="" text:cond-style-name=""><text:span text:style-name="a1087"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278" draw:layer="Master1-bg" draw:style-name="a1094" draw:name="Freeform 15">
            <svg:title/>
            <svg:desc/>
            <text:p text:style-name="a1092" text:class-names="" text:cond-style-name=""><text:span text:style-name="a1091"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279" draw:layer="Master1-bg" draw:style-name="a1097" draw:name="Line 16">
            <svg:title/>
            <svg:desc/>
            <text:p text:style-name="a1096" text:class-names="" text:cond-style-name=""><text:span text:style-name="a109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280" draw:layer="Master1-bg" draw:style-name="a1101" draw:name="Freeform 17">
            <svg:title/>
            <svg:desc/>
            <text:p text:style-name="a1099" text:class-names="" text:cond-style-name=""><text:span text:style-name="a1098"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281" draw:layer="Master1-bg" draw:style-name="a1105" draw:name="Freeform 18">
            <svg:title/>
            <svg:desc/>
            <text:p text:style-name="a1103" text:class-names="" text:cond-style-name=""><text:span text:style-name="a1102"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282" draw:layer="Master1-bg" draw:style-name="a1109" draw:name="Freeform 19">
            <svg:title/>
            <svg:desc/>
            <text:p text:style-name="a1107" text:class-names="" text:cond-style-name=""><text:span text:style-name="a1106"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283" draw:layer="Master1-bg" draw:style-name="a1113" draw:name="Freeform 20">
            <svg:title/>
            <svg:desc/>
            <text:p text:style-name="a1111" text:class-names="" text:cond-style-name=""><text:span text:style-name="a1110"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284" draw:layer="Master1-bg" draw:style-name="a1117" draw:name="Rectangle 21">
            <svg:title/>
            <svg:desc/>
            <text:p text:style-name="a1115" text:class-names="" text:cond-style-name=""><text:span text:style-name="a1114"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285" draw:layer="Master1-bg" draw:style-name="a1121" draw:name="Freeform 22">
            <svg:title/>
            <svg:desc/>
            <text:p text:style-name="a1119" text:class-names="" text:cond-style-name=""><text:span text:style-name="a1118"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286" draw:layer="Master1-bg" draw:style-name="a1125" draw:name="Freeform 23">
            <svg:title/>
            <svg:desc/>
            <text:p text:style-name="a1123" text:class-names="" text:cond-style-name=""><text:span text:style-name="a112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287" draw:layer="Master1-bg" draw:style-name="a1129" draw:name="Freeform 24">
            <svg:title/>
            <svg:desc/>
            <text:p text:style-name="a1127" text:class-names="" text:cond-style-name=""><text:span text:style-name="a1126"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288" draw:layer="Master1-bg" draw:style-name="a1133" draw:name="Freeform 25">
            <svg:title/>
            <svg:desc/>
            <text:p text:style-name="a1131" text:class-names="" text:cond-style-name=""><text:span text:style-name="a113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289" draw:layer="Master1-bg" draw:style-name="a1137" draw:name="Freeform 26">
            <svg:title/>
            <svg:desc/>
            <text:p text:style-name="a1135" text:class-names="" text:cond-style-name=""><text:span text:style-name="a1134"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290" draw:layer="Master1-bg" draw:style-name="a1141" draw:name="Freeform 27">
            <svg:title/>
            <svg:desc/>
            <text:p text:style-name="a1139" text:class-names="" text:cond-style-name=""><text:span text:style-name="a1138"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291" draw:layer="Master1-bg" draw:style-name="a1145" draw:name="Freeform 28">
            <svg:title/>
            <svg:desc/>
            <text:p text:style-name="a1143" text:class-names="" text:cond-style-name=""><text:span text:style-name="a114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292" draw:layer="Master1-bg" draw:style-name="a1149" draw:name="Freeform 29">
            <svg:title/>
            <svg:desc/>
            <text:p text:style-name="a1147" text:class-names="" text:cond-style-name=""><text:span text:style-name="a114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293" draw:layer="Master1-bg" draw:style-name="a1153" draw:name="Freeform 30">
            <svg:title/>
            <svg:desc/>
            <text:p text:style-name="a1151" text:class-names="" text:cond-style-name=""><text:span text:style-name="a1150"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294" draw:layer="Master1-bg" draw:style-name="a1157" draw:name="Freeform 31">
            <svg:title/>
            <svg:desc/>
            <text:p text:style-name="a1155" text:class-names="" text:cond-style-name=""><text:span text:style-name="a1154"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257">
          <svg:title/>
          <svg:desc/>
          <draw:custom-shape svg:x="12.55903in" svg:y="0in" svg:width="0.4566in" svg:height="0.56076in" draw:id="id258" draw:layer="Master1-bg" draw:style-name="a1014" draw:name="Freeform 32">
            <svg:title/>
            <svg:desc/>
            <text:p text:style-name="a1012" text:class-names="" text:cond-style-name=""><text:span text:style-name="a1011"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259" draw:layer="Master1-bg" draw:style-name="a1018" draw:name="Freeform 33">
            <svg:title/>
            <svg:desc/>
            <text:p text:style-name="a1016" text:class-names="" text:cond-style-name=""><text:span text:style-name="a1015"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260" draw:layer="Master1-bg" draw:style-name="a1022" draw:name="Freeform 34">
            <svg:title/>
            <svg:desc/>
            <text:p text:style-name="a1020" text:class-names="" text:cond-style-name=""><text:span text:style-name="a101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261" draw:layer="Master1-bg" draw:style-name="a1026" draw:name="Freeform 35">
            <svg:title/>
            <svg:desc/>
            <text:p text:style-name="a1024" text:class-names="" text:cond-style-name=""><text:span text:style-name="a1023"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262" draw:layer="Master1-bg" draw:style-name="a1030" draw:name="Freeform 36">
            <svg:title/>
            <svg:desc/>
            <text:p text:style-name="a1028" text:class-names="" text:cond-style-name=""><text:span text:style-name="a1027"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263" draw:layer="Master1-bg" draw:style-name="a1034" draw:name="Freeform 37">
            <svg:title/>
            <svg:desc/>
            <text:p text:style-name="a1032" text:class-names="" text:cond-style-name=""><text:span text:style-name="a1031"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264" draw:layer="Master1-bg" draw:style-name="a1038" draw:name="Freeform 38">
            <svg:title/>
            <svg:desc/>
            <text:p text:style-name="a1036" text:class-names="" text:cond-style-name=""><text:span text:style-name="a103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265" draw:layer="Master1-bg" draw:style-name="a1042" draw:name="Freeform 39">
            <svg:title/>
            <svg:desc/>
            <text:p text:style-name="a1040" text:class-names="" text:cond-style-name=""><text:span text:style-name="a1039"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266" draw:layer="Master1-bg" draw:style-name="a1046" draw:name="Freeform 40">
            <svg:title/>
            <svg:desc/>
            <text:p text:style-name="a1044" text:class-names="" text:cond-style-name=""><text:span text:style-name="a104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267" draw:layer="Master1-bg" draw:style-name="a1050" draw:name="Rectangle 22">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g>
      </draw:g>
      <draw:frame draw:id="id248" presentation:style-name="a960" draw:name="Title 1" svg:x="1.24826in" svg:y="0.67708in" svg:width="10.83333in" svg:height="1.61632in" presentation:class="title" presentation:placeholder="false">
        <draw:text-box>
          <text:p text:style-name="a959" text:class-names="" text:cond-style-name=""><text:span text:style-name="a958" text:class-names="">Click to edit Master title style</text:span></text:p>
        </draw:text-box>
        <svg:title/>
        <svg:desc/>
      </draw:frame>
      <draw:frame draw:id="id249" presentation:style-name="a964" draw:name="Text Placeholder 2" svg:x="1.49827in" svg:y="2.46007in" svg:width="5.08506in" svg:height="0.90104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draw:frame draw:id="id250" presentation:style-name="a980" draw:name="Content Placeholder 3" svg:x="1.24826in" svg:y="3.36111in" svg:width="5.33507in" svg:height="2.97222in" presentation:class="object" presentation:placeholder="false">
        <draw:text-box>
          <text:list text:style-name="a967">
            <text:list-item>
              <text:p text:style-name="a966" text:class-names="" text:cond-style-name=""><text:span text:style-name="a965" text:class-names="">Click to edit Master text styles</text:span></text:p>
            </text:list-item>
          </text:list>
          <text:list text:style-name="a970">
            <text:list-item>
              <text:list text:style-name="a970">
                <text:list-item>
                  <text:p text:style-name="a969" text:class-names="" text:cond-style-name=""><text:span text:style-name="a968" text:class-names="">Second level</text:span></text:p>
                </text:list-item>
              </text:list>
            </text:list-item>
          </text:list>
          <text:list text:style-name="a973">
            <text:list-item>
              <text:list text:style-name="a973">
                <text:list-item>
                  <text:list text:style-name="a973">
                    <text:list-item>
                      <text:p text:style-name="a972" text:class-names="" text:cond-style-name=""><text:span text:style-name="a971" text:class-names="">Third level</text:span></text:p>
                    </text:list-item>
                  </text:list>
                </text:list-item>
              </text:list>
            </text:list-item>
          </text:list>
          <text:list text:style-name="a976">
            <text:list-item>
              <text:list text:style-name="a976">
                <text:list-item>
                  <text:list text:style-name="a976">
                    <text:list-item>
                      <text:list text:style-name="a976">
                        <text:list-item>
                          <text:p text:style-name="a975" text:class-names="" text:cond-style-name=""><text:span text:style-name="a974" text:class-names="">Fourth level</text:span></text:p>
                        </text:list-item>
                      </text:list>
                    </text:list-item>
                  </text:list>
                </text:list-item>
              </text:list>
            </text:list-item>
          </text:list>
          <text:list text:style-name="a979">
            <text:list-item>
              <text:list text:style-name="a979">
                <text:list-item>
                  <text:list text:style-name="a979">
                    <text:list-item>
                      <text:list text:style-name="a979">
                        <text:list-item>
                          <text:list text:style-name="a979">
                            <text:list-item>
                              <text:p text:style-name="a978" text:class-names="" text:cond-style-name=""><text:span text:style-name="a977" text:class-names="">Fifth level</text:span></text:p>
                            </text:list-item>
                          </text:list>
                        </text:list-item>
                      </text:list>
                    </text:list-item>
                  </text:list>
                </text:list-item>
              </text:list>
            </text:list-item>
          </text:list>
        </draw:text-box>
        <svg:title/>
        <svg:desc/>
      </draw:frame>
      <draw:frame draw:id="id251" presentation:style-name="a984" draw:name="Text Placeholder 4" svg:x="7.00001in" svg:y="2.46007in" svg:width="5.08159in" svg:height="0.90104in" presentation:class="outline" presentation:placeholder="false">
        <draw:text-box>
          <text:list text:style-name="a983">
            <text:list-item>
              <text:p text:style-name="a982" text:class-names="" text:cond-style-name=""><text:span text:style-name="a981" text:class-names="">Click to edit Master text styles</text:span></text:p>
            </text:list-item>
          </text:list>
        </draw:text-box>
        <svg:title/>
        <svg:desc/>
      </draw:frame>
      <draw:frame draw:id="id252" presentation:style-name="a1000" draw:name="Content Placeholder 5" svg:x="6.75in" svg:y="3.36111in" svg:width="5.33159in" svg:height="2.97222in" presentation:class="object" presentation:placeholder="false">
        <draw:text-box>
          <text:list text:style-name="a987">
            <text:list-item>
              <text:p text:style-name="a986" text:class-names="" text:cond-style-name=""><text:span text:style-name="a985" text:class-names="">Click to edit Master text styles</text:span></text:p>
            </text:list-item>
          </text:list>
          <text:list text:style-name="a990">
            <text:list-item>
              <text:list text:style-name="a990">
                <text:list-item>
                  <text:p text:style-name="a989" text:class-names="" text:cond-style-name=""><text:span text:style-name="a988" text:class-names="">Second level</text:span></text:p>
                </text:list-item>
              </text:list>
            </text:list-item>
          </text:list>
          <text:list text:style-name="a993">
            <text:list-item>
              <text:list text:style-name="a993">
                <text:list-item>
                  <text:list text:style-name="a993">
                    <text:list-item>
                      <text:p text:style-name="a992" text:class-names="" text:cond-style-name=""><text:span text:style-name="a991" text:class-names="">Third level</text:span></text:p>
                    </text:list-item>
                  </text:list>
                </text:list-item>
              </text:list>
            </text:list-item>
          </text:list>
          <text:list text:style-name="a996">
            <text:list-item>
              <text:list text:style-name="a996">
                <text:list-item>
                  <text:list text:style-name="a996">
                    <text:list-item>
                      <text:list text:style-name="a996">
                        <text:list-item>
                          <text:p text:style-name="a995" text:class-names="" text:cond-style-name=""><text:span text:style-name="a994" text:class-names="">Fourth level</text:span></text:p>
                        </text:list-item>
                      </text:list>
                    </text:list-item>
                  </text:list>
                </text:list-item>
              </text:list>
            </text:list-item>
          </text:list>
          <text:list text:style-name="a999">
            <text:list-item>
              <text:list text:style-name="a999">
                <text:list-item>
                  <text:list text:style-name="a999">
                    <text:list-item>
                      <text:list text:style-name="a999">
                        <text:list-item>
                          <text:list text:style-name="a999">
                            <text:list-item>
                              <text:p text:style-name="a998" text:class-names="" text:cond-style-name=""><text:span text:style-name="a997" text:class-names="">Fifth level</text:span></text:p>
                            </text:list-item>
                          </text:list>
                        </text:list-item>
                      </text:list>
                    </text:list-item>
                  </text:list>
                </text:list-item>
              </text:list>
            </text:list-item>
          </text:list>
        </draw:text-box>
        <svg:title/>
        <svg:desc/>
      </draw:frame>
      <draw:frame draw:id="id253" presentation:style-name="a1004" draw:name="Date Placeholder 6" svg:x="8.15499in" svg:y="6.43403in" svg:width="3in" svg:height="0.39931in" presentation:class="date-time" presentation:placeholder="false">
        <draw:text-box>
          <text:p text:style-name="a1003" text:class-names="" text:cond-style-name=""><text:span text:style-name="a1001" text:class-names=""><text:date text:fixed="false" style:data-style-name="a1002">6/10/2019</text:date></text:span></text:p>
        </draw:text-box>
        <svg:title/>
        <svg:desc/>
      </draw:frame>
      <draw:frame draw:id="id254" presentation:style-name="a1007" draw:name="Footer Placeholder 7" svg:x="1.24826in" svg:y="6.43403in" svg:width="6.82339in" svg:height="0.39931in" presentation:class="footer" presentation:placeholder="false">
        <draw:text-box>
          <text:p text:style-name="a1006" text:class-names="" text:cond-style-name=""><text:span text:style-name="a1005" text:class-names=""/></text:p>
        </draw:text-box>
        <svg:title/>
        <svg:desc/>
      </draw:frame>
      <draw:frame draw:id="id255" presentation:style-name="a1010" draw:name="Slide Number Placeholder 8" svg:x="11.23832in" svg:y="6.43403in" svg:width="0.84327in" svg:height="0.39931in" presentation:class="page-number" presentation:placeholder="false">
        <draw:text-box>
          <text:p text:style-name="a1009" text:class-names="" text:cond-style-name=""><text:span text:style-name="a1008" text:class-names=""><text:page-number style:num-format="1" text:fixed="false"/></text:span></text:p>
        </draw:text-box>
        <svg:title/>
        <svg:desc/>
      </draw:frame>
    </style:master-page>
    <style:master-page style:name="Master1-Layout6-titleOnly-Title-Only" style:page-layout-name="pageLayout1" draw:style-name="a1159">
      <draw:frame draw:id="id295" draw:layer="Master1-bg" draw:style-name="a1160"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296">
        <svg:title/>
        <svg:desc/>
        <draw:g draw:name="Group 8" draw:id="id301">
          <svg:title/>
          <svg:desc/>
          <draw:custom-shape svg:x="0.125in" svg:y="0.00521in" svg:width="0.02604in" svg:height="2.38542in" draw:id="id313" draw:layer="Master1-bg" draw:style-name="a1217" draw:name="Rectangle 5">
            <svg:title/>
            <svg:desc/>
            <text:p text:style-name="a1215" text:class-names="" text:cond-style-name=""><text:span text:style-name="a1214"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314" draw:layer="Master1-bg" draw:style-name="a1221" draw:name="Freeform 6">
            <svg:title/>
            <svg:desc/>
            <text:p text:style-name="a1219" text:class-names="" text:cond-style-name=""><text:span text:style-name="a121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315" draw:layer="Master1-bg" draw:style-name="a1225" draw:name="Freeform 7">
            <svg:title/>
            <svg:desc/>
            <text:p text:style-name="a1223" text:class-names="" text:cond-style-name=""><text:span text:style-name="a122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316" draw:layer="Master1-bg" draw:style-name="a1229" draw:name="Freeform 8">
            <svg:title/>
            <svg:desc/>
            <text:p text:style-name="a1227" text:class-names="" text:cond-style-name=""><text:span text:style-name="a1226"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317" draw:layer="Master1-bg" draw:style-name="a1233" draw:name="Freeform 9">
            <svg:title/>
            <svg:desc/>
            <text:p text:style-name="a1231" text:class-names="" text:cond-style-name=""><text:span text:style-name="a1230"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318" draw:layer="Master1-bg" draw:style-name="a1237" draw:name="Freeform 10">
            <svg:title/>
            <svg:desc/>
            <text:p text:style-name="a1235" text:class-names="" text:cond-style-name=""><text:span text:style-name="a1234"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319" draw:layer="Master1-bg" draw:style-name="a1241" draw:name="Freeform 11">
            <svg:title/>
            <svg:desc/>
            <text:p text:style-name="a1239" text:class-names="" text:cond-style-name=""><text:span text:style-name="a1238"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320" draw:layer="Master1-bg" draw:style-name="a1245" draw:name="Freeform 12">
            <svg:title/>
            <svg:desc/>
            <text:p text:style-name="a1243" text:class-names="" text:cond-style-name=""><text:span text:style-name="a1242"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321" draw:layer="Master1-bg" draw:style-name="a1249" draw:name="Freeform 13">
            <svg:title/>
            <svg:desc/>
            <text:p text:style-name="a1247" text:class-names="" text:cond-style-name=""><text:span text:style-name="a124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322" draw:layer="Master1-bg" draw:style-name="a1253" draw:name="Freeform 14">
            <svg:title/>
            <svg:desc/>
            <text:p text:style-name="a1251" text:class-names="" text:cond-style-name=""><text:span text:style-name="a1250"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323" draw:layer="Master1-bg" draw:style-name="a1257" draw:name="Freeform 15">
            <svg:title/>
            <svg:desc/>
            <text:p text:style-name="a1255" text:class-names="" text:cond-style-name=""><text:span text:style-name="a1254"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324" draw:layer="Master1-bg" draw:style-name="a1260" draw:name="Line 16">
            <svg:title/>
            <svg:desc/>
            <text:p text:style-name="a1259" text:class-names="" text:cond-style-name=""><text:span text:style-name="a12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325" draw:layer="Master1-bg" draw:style-name="a1264" draw:name="Freeform 17">
            <svg:title/>
            <svg:desc/>
            <text:p text:style-name="a1262" text:class-names="" text:cond-style-name=""><text:span text:style-name="a1261"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326" draw:layer="Master1-bg" draw:style-name="a1268" draw:name="Freeform 18">
            <svg:title/>
            <svg:desc/>
            <text:p text:style-name="a1266" text:class-names="" text:cond-style-name=""><text:span text:style-name="a1265"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327" draw:layer="Master1-bg" draw:style-name="a1272" draw:name="Freeform 19">
            <svg:title/>
            <svg:desc/>
            <text:p text:style-name="a1270" text:class-names="" text:cond-style-name=""><text:span text:style-name="a1269"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328" draw:layer="Master1-bg" draw:style-name="a1276" draw:name="Freeform 20">
            <svg:title/>
            <svg:desc/>
            <text:p text:style-name="a1274" text:class-names="" text:cond-style-name=""><text:span text:style-name="a1273"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329" draw:layer="Master1-bg" draw:style-name="a1280" draw:name="Rectangle 21">
            <svg:title/>
            <svg:desc/>
            <text:p text:style-name="a1278" text:class-names="" text:cond-style-name=""><text:span text:style-name="a1277"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330" draw:layer="Master1-bg" draw:style-name="a1284" draw:name="Freeform 22">
            <svg:title/>
            <svg:desc/>
            <text:p text:style-name="a1282" text:class-names="" text:cond-style-name=""><text:span text:style-name="a1281"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331" draw:layer="Master1-bg" draw:style-name="a1288" draw:name="Freeform 23">
            <svg:title/>
            <svg:desc/>
            <text:p text:style-name="a1286" text:class-names="" text:cond-style-name=""><text:span text:style-name="a128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332" draw:layer="Master1-bg" draw:style-name="a1292" draw:name="Freeform 24">
            <svg:title/>
            <svg:desc/>
            <text:p text:style-name="a1290" text:class-names="" text:cond-style-name=""><text:span text:style-name="a1289"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333" draw:layer="Master1-bg" draw:style-name="a1296" draw:name="Freeform 25">
            <svg:title/>
            <svg:desc/>
            <text:p text:style-name="a1294" text:class-names="" text:cond-style-name=""><text:span text:style-name="a129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334" draw:layer="Master1-bg" draw:style-name="a1300" draw:name="Freeform 26">
            <svg:title/>
            <svg:desc/>
            <text:p text:style-name="a1298" text:class-names="" text:cond-style-name=""><text:span text:style-name="a1297"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335" draw:layer="Master1-bg" draw:style-name="a1304" draw:name="Freeform 27">
            <svg:title/>
            <svg:desc/>
            <text:p text:style-name="a1302" text:class-names="" text:cond-style-name=""><text:span text:style-name="a1301"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336" draw:layer="Master1-bg" draw:style-name="a1308" draw:name="Freeform 28">
            <svg:title/>
            <svg:desc/>
            <text:p text:style-name="a1306" text:class-names="" text:cond-style-name=""><text:span text:style-name="a130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337" draw:layer="Master1-bg" draw:style-name="a1312" draw:name="Freeform 29">
            <svg:title/>
            <svg:desc/>
            <text:p text:style-name="a1310" text:class-names="" text:cond-style-name=""><text:span text:style-name="a130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338" draw:layer="Master1-bg" draw:style-name="a1316" draw:name="Freeform 30">
            <svg:title/>
            <svg:desc/>
            <text:p text:style-name="a1314" text:class-names="" text:cond-style-name=""><text:span text:style-name="a1313"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339" draw:layer="Master1-bg" draw:style-name="a1320" draw:name="Freeform 31">
            <svg:title/>
            <svg:desc/>
            <text:p text:style-name="a1318" text:class-names="" text:cond-style-name=""><text:span text:style-name="a1317"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302">
          <svg:title/>
          <svg:desc/>
          <draw:custom-shape svg:x="12.55903in" svg:y="0in" svg:width="0.4566in" svg:height="0.56076in" draw:id="id303" draw:layer="Master1-bg" draw:style-name="a1177" draw:name="Freeform 32">
            <svg:title/>
            <svg:desc/>
            <text:p text:style-name="a1175" text:class-names="" text:cond-style-name=""><text:span text:style-name="a1174"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304" draw:layer="Master1-bg" draw:style-name="a1181" draw:name="Freeform 33">
            <svg:title/>
            <svg:desc/>
            <text:p text:style-name="a1179" text:class-names="" text:cond-style-name=""><text:span text:style-name="a1178"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305" draw:layer="Master1-bg" draw:style-name="a1185" draw:name="Freeform 34">
            <svg:title/>
            <svg:desc/>
            <text:p text:style-name="a1183" text:class-names="" text:cond-style-name=""><text:span text:style-name="a118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306" draw:layer="Master1-bg" draw:style-name="a1189" draw:name="Freeform 35">
            <svg:title/>
            <svg:desc/>
            <text:p text:style-name="a1187" text:class-names="" text:cond-style-name=""><text:span text:style-name="a1186"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307" draw:layer="Master1-bg" draw:style-name="a1193" draw:name="Freeform 36">
            <svg:title/>
            <svg:desc/>
            <text:p text:style-name="a1191" text:class-names="" text:cond-style-name=""><text:span text:style-name="a1190"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308" draw:layer="Master1-bg" draw:style-name="a1197" draw:name="Freeform 37">
            <svg:title/>
            <svg:desc/>
            <text:p text:style-name="a1195" text:class-names="" text:cond-style-name=""><text:span text:style-name="a1194"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309" draw:layer="Master1-bg" draw:style-name="a1201" draw:name="Freeform 38">
            <svg:title/>
            <svg:desc/>
            <text:p text:style-name="a1199" text:class-names="" text:cond-style-name=""><text:span text:style-name="a119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310" draw:layer="Master1-bg" draw:style-name="a1205" draw:name="Freeform 39">
            <svg:title/>
            <svg:desc/>
            <text:p text:style-name="a1203" text:class-names="" text:cond-style-name=""><text:span text:style-name="a1202"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311" draw:layer="Master1-bg" draw:style-name="a1209" draw:name="Freeform 40">
            <svg:title/>
            <svg:desc/>
            <text:p text:style-name="a1207" text:class-names="" text:cond-style-name=""><text:span text:style-name="a120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312" draw:layer="Master1-bg" draw:style-name="a1213" draw:name="Rectangle 18">
            <svg:title/>
            <svg:desc/>
            <text:p text:style-name="a1211" text:class-names="" text:cond-style-name=""><text:span text:style-name="a1210" text:class-names=""/></text:p>
            <draw:enhanced-geometry xmlns:dr3d="urn:oasis:names:tc:opendocument:xmlns:dr3d:1.0" draw:type="non-primitive" svg:viewBox="0 0 21600 21600" draw:enhanced-path="M 0 0 L 21600 0 21600 21600 0 21600 Z N"/>
          </draw:custom-shape>
        </draw:g>
      </draw:g>
      <draw:frame draw:id="id297" presentation:style-name="a1163" draw:name="Title 1" svg:x="1.24826in" svg:y="0.67642in" svg:width="10.83333in" svg:height="1.61698in" presentation:class="title" presentation:placeholder="false">
        <draw:text-box>
          <text:p text:style-name="a1162" text:class-names="" text:cond-style-name=""><text:span text:style-name="a1161" text:class-names="">Click to edit Master title style</text:span></text:p>
        </draw:text-box>
        <svg:title/>
        <svg:desc/>
      </draw:frame>
      <draw:frame draw:id="id298" presentation:style-name="a1167" draw:name="Date Placeholder 2" svg:x="8.15499in" svg:y="6.43403in" svg:width="3in" svg:height="0.39931in" presentation:class="date-time" presentation:placeholder="false">
        <draw:text-box>
          <text:p text:style-name="a1166" text:class-names="" text:cond-style-name=""><text:span text:style-name="a1164" text:class-names=""><text:date text:fixed="false" style:data-style-name="a1165">6/10/2019</text:date></text:span></text:p>
        </draw:text-box>
        <svg:title/>
        <svg:desc/>
      </draw:frame>
      <draw:frame draw:id="id299" presentation:style-name="a1170" draw:name="Footer Placeholder 3" svg:x="1.24826in" svg:y="6.43403in" svg:width="6.82339in" svg:height="0.39931in" presentation:class="footer" presentation:placeholder="false">
        <draw:text-box>
          <text:p text:style-name="a1169" text:class-names="" text:cond-style-name=""><text:span text:style-name="a1168" text:class-names=""/></text:p>
        </draw:text-box>
        <svg:title/>
        <svg:desc/>
      </draw:frame>
      <draw:frame draw:id="id300" presentation:style-name="a1173" draw:name="Slide Number Placeholder 4" svg:x="11.23832in" svg:y="6.43403in" svg:width="0.84327in" svg:height="0.39931in" presentation:class="page-number" presentation:placeholder="false">
        <draw:text-box>
          <text:p text:style-name="a1172" text:class-names="" text:cond-style-name=""><text:span text:style-name="a1171" text:class-names=""><text:page-number style:num-format="1" text:fixed="false"/></text:span></text:p>
        </draw:text-box>
        <svg:title/>
        <svg:desc/>
      </draw:frame>
    </style:master-page>
    <style:master-page style:name="Master1-Layout7-blank-Blank" style:page-layout-name="pageLayout1" draw:style-name="a1322">
      <draw:frame draw:id="id340" draw:layer="Master1-bg" draw:style-name="a1323"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341">
        <svg:title/>
        <svg:desc/>
        <draw:g draw:name="Group 8" draw:id="id345">
          <svg:title/>
          <svg:desc/>
          <draw:custom-shape svg:x="0.125in" svg:y="0.00521in" svg:width="0.02604in" svg:height="2.38542in" draw:id="id357" draw:layer="Master1-bg" draw:style-name="a1377" draw:name="Rectangle 5">
            <svg:title/>
            <svg:desc/>
            <text:p text:style-name="a1375" text:class-names="" text:cond-style-name=""><text:span text:style-name="a1374"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358" draw:layer="Master1-bg" draw:style-name="a1381" draw:name="Freeform 6">
            <svg:title/>
            <svg:desc/>
            <text:p text:style-name="a1379" text:class-names="" text:cond-style-name=""><text:span text:style-name="a137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359" draw:layer="Master1-bg" draw:style-name="a1385" draw:name="Freeform 7">
            <svg:title/>
            <svg:desc/>
            <text:p text:style-name="a1383" text:class-names="" text:cond-style-name=""><text:span text:style-name="a138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360" draw:layer="Master1-bg" draw:style-name="a1389" draw:name="Freeform 8">
            <svg:title/>
            <svg:desc/>
            <text:p text:style-name="a1387" text:class-names="" text:cond-style-name=""><text:span text:style-name="a1386"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361" draw:layer="Master1-bg" draw:style-name="a1393" draw:name="Freeform 9">
            <svg:title/>
            <svg:desc/>
            <text:p text:style-name="a1391" text:class-names="" text:cond-style-name=""><text:span text:style-name="a1390"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362" draw:layer="Master1-bg" draw:style-name="a1397" draw:name="Freeform 10">
            <svg:title/>
            <svg:desc/>
            <text:p text:style-name="a1395" text:class-names="" text:cond-style-name=""><text:span text:style-name="a1394"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363" draw:layer="Master1-bg" draw:style-name="a1401" draw:name="Freeform 11">
            <svg:title/>
            <svg:desc/>
            <text:p text:style-name="a1399" text:class-names="" text:cond-style-name=""><text:span text:style-name="a1398"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364" draw:layer="Master1-bg" draw:style-name="a1405" draw:name="Freeform 12">
            <svg:title/>
            <svg:desc/>
            <text:p text:style-name="a1403" text:class-names="" text:cond-style-name=""><text:span text:style-name="a1402"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365" draw:layer="Master1-bg" draw:style-name="a1409" draw:name="Freeform 13">
            <svg:title/>
            <svg:desc/>
            <text:p text:style-name="a1407" text:class-names="" text:cond-style-name=""><text:span text:style-name="a140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366" draw:layer="Master1-bg" draw:style-name="a1413" draw:name="Freeform 14">
            <svg:title/>
            <svg:desc/>
            <text:p text:style-name="a1411" text:class-names="" text:cond-style-name=""><text:span text:style-name="a1410"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367" draw:layer="Master1-bg" draw:style-name="a1417" draw:name="Freeform 15">
            <svg:title/>
            <svg:desc/>
            <text:p text:style-name="a1415" text:class-names="" text:cond-style-name=""><text:span text:style-name="a1414"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368" draw:layer="Master1-bg" draw:style-name="a1420" draw:name="Line 16">
            <svg:title/>
            <svg:desc/>
            <text:p text:style-name="a1419" text:class-names="" text:cond-style-name=""><text:span text:style-name="a14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369" draw:layer="Master1-bg" draw:style-name="a1424" draw:name="Freeform 17">
            <svg:title/>
            <svg:desc/>
            <text:p text:style-name="a1422" text:class-names="" text:cond-style-name=""><text:span text:style-name="a1421"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370" draw:layer="Master1-bg" draw:style-name="a1428" draw:name="Freeform 18">
            <svg:title/>
            <svg:desc/>
            <text:p text:style-name="a1426" text:class-names="" text:cond-style-name=""><text:span text:style-name="a1425"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371" draw:layer="Master1-bg" draw:style-name="a1432" draw:name="Freeform 19">
            <svg:title/>
            <svg:desc/>
            <text:p text:style-name="a1430" text:class-names="" text:cond-style-name=""><text:span text:style-name="a1429"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372" draw:layer="Master1-bg" draw:style-name="a1436" draw:name="Freeform 20">
            <svg:title/>
            <svg:desc/>
            <text:p text:style-name="a1434" text:class-names="" text:cond-style-name=""><text:span text:style-name="a1433"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373" draw:layer="Master1-bg" draw:style-name="a1440" draw:name="Rectangle 21">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374" draw:layer="Master1-bg" draw:style-name="a1444" draw:name="Freeform 22">
            <svg:title/>
            <svg:desc/>
            <text:p text:style-name="a1442" text:class-names="" text:cond-style-name=""><text:span text:style-name="a1441"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375" draw:layer="Master1-bg" draw:style-name="a1448" draw:name="Freeform 23">
            <svg:title/>
            <svg:desc/>
            <text:p text:style-name="a1446" text:class-names="" text:cond-style-name=""><text:span text:style-name="a144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376" draw:layer="Master1-bg" draw:style-name="a1452" draw:name="Freeform 24">
            <svg:title/>
            <svg:desc/>
            <text:p text:style-name="a1450" text:class-names="" text:cond-style-name=""><text:span text:style-name="a1449"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377" draw:layer="Master1-bg" draw:style-name="a1456" draw:name="Freeform 25">
            <svg:title/>
            <svg:desc/>
            <text:p text:style-name="a1454" text:class-names="" text:cond-style-name=""><text:span text:style-name="a145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378" draw:layer="Master1-bg" draw:style-name="a1460" draw:name="Freeform 26">
            <svg:title/>
            <svg:desc/>
            <text:p text:style-name="a1458" text:class-names="" text:cond-style-name=""><text:span text:style-name="a1457"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379" draw:layer="Master1-bg" draw:style-name="a1464" draw:name="Freeform 27">
            <svg:title/>
            <svg:desc/>
            <text:p text:style-name="a1462" text:class-names="" text:cond-style-name=""><text:span text:style-name="a1461"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380" draw:layer="Master1-bg" draw:style-name="a1468" draw:name="Freeform 28">
            <svg:title/>
            <svg:desc/>
            <text:p text:style-name="a1466" text:class-names="" text:cond-style-name=""><text:span text:style-name="a146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381" draw:layer="Master1-bg" draw:style-name="a1472" draw:name="Freeform 29">
            <svg:title/>
            <svg:desc/>
            <text:p text:style-name="a1470" text:class-names="" text:cond-style-name=""><text:span text:style-name="a146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382" draw:layer="Master1-bg" draw:style-name="a1476" draw:name="Freeform 30">
            <svg:title/>
            <svg:desc/>
            <text:p text:style-name="a1474" text:class-names="" text:cond-style-name=""><text:span text:style-name="a1473"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383" draw:layer="Master1-bg" draw:style-name="a1480" draw:name="Freeform 31">
            <svg:title/>
            <svg:desc/>
            <text:p text:style-name="a1478" text:class-names="" text:cond-style-name=""><text:span text:style-name="a1477"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346">
          <svg:title/>
          <svg:desc/>
          <draw:custom-shape svg:x="12.55903in" svg:y="0in" svg:width="0.4566in" svg:height="0.56076in" draw:id="id347" draw:layer="Master1-bg" draw:style-name="a1337" draw:name="Freeform 32">
            <svg:title/>
            <svg:desc/>
            <text:p text:style-name="a1335" text:class-names="" text:cond-style-name=""><text:span text:style-name="a1334"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348" draw:layer="Master1-bg" draw:style-name="a1341" draw:name="Freeform 33">
            <svg:title/>
            <svg:desc/>
            <text:p text:style-name="a1339" text:class-names="" text:cond-style-name=""><text:span text:style-name="a1338"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349" draw:layer="Master1-bg" draw:style-name="a1345" draw:name="Freeform 34">
            <svg:title/>
            <svg:desc/>
            <text:p text:style-name="a1343" text:class-names="" text:cond-style-name=""><text:span text:style-name="a134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350" draw:layer="Master1-bg" draw:style-name="a1349" draw:name="Freeform 35">
            <svg:title/>
            <svg:desc/>
            <text:p text:style-name="a1347" text:class-names="" text:cond-style-name=""><text:span text:style-name="a1346"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351" draw:layer="Master1-bg" draw:style-name="a1353" draw:name="Freeform 36">
            <svg:title/>
            <svg:desc/>
            <text:p text:style-name="a1351" text:class-names="" text:cond-style-name=""><text:span text:style-name="a1350"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352" draw:layer="Master1-bg" draw:style-name="a1357" draw:name="Freeform 37">
            <svg:title/>
            <svg:desc/>
            <text:p text:style-name="a1355" text:class-names="" text:cond-style-name=""><text:span text:style-name="a1354"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353" draw:layer="Master1-bg" draw:style-name="a1361" draw:name="Freeform 38">
            <svg:title/>
            <svg:desc/>
            <text:p text:style-name="a1359" text:class-names="" text:cond-style-name=""><text:span text:style-name="a135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354" draw:layer="Master1-bg" draw:style-name="a1365" draw:name="Freeform 39">
            <svg:title/>
            <svg:desc/>
            <text:p text:style-name="a1363" text:class-names="" text:cond-style-name=""><text:span text:style-name="a1362"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355" draw:layer="Master1-bg" draw:style-name="a1369" draw:name="Freeform 40">
            <svg:title/>
            <svg:desc/>
            <text:p text:style-name="a1367" text:class-names="" text:cond-style-name=""><text:span text:style-name="a136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356" draw:layer="Master1-bg" draw:style-name="a1373" draw:name="Rectangle 17">
            <svg:title/>
            <svg:desc/>
            <text:p text:style-name="a1371" text:class-names="" text:cond-style-name=""><text:span text:style-name="a1370" text:class-names=""/></text:p>
            <draw:enhanced-geometry xmlns:dr3d="urn:oasis:names:tc:opendocument:xmlns:dr3d:1.0" draw:type="non-primitive" svg:viewBox="0 0 21600 21600" draw:enhanced-path="M 0 0 L 21600 0 21600 21600 0 21600 Z N"/>
          </draw:custom-shape>
        </draw:g>
      </draw:g>
      <draw:frame draw:id="id342" presentation:style-name="a1327" draw:name="Date Placeholder 1" svg:x="8.15499in" svg:y="6.43403in" svg:width="3in" svg:height="0.39931in" presentation:class="date-time" presentation:placeholder="false">
        <draw:text-box>
          <text:p text:style-name="a1326" text:class-names="" text:cond-style-name=""><text:span text:style-name="a1324" text:class-names=""><text:date text:fixed="false" style:data-style-name="a1325">6/10/2019</text:date></text:span></text:p>
        </draw:text-box>
        <svg:title/>
        <svg:desc/>
      </draw:frame>
      <draw:frame draw:id="id343" presentation:style-name="a1330" draw:name="Footer Placeholder 2" svg:x="1.24826in" svg:y="6.43403in" svg:width="6.82339in" svg:height="0.39931in" presentation:class="footer" presentation:placeholder="false">
        <draw:text-box>
          <text:p text:style-name="a1329" text:class-names="" text:cond-style-name=""><text:span text:style-name="a1328" text:class-names=""/></text:p>
        </draw:text-box>
        <svg:title/>
        <svg:desc/>
      </draw:frame>
      <draw:frame draw:id="id344" presentation:style-name="a1333" draw:name="Slide Number Placeholder 3" svg:x="11.23832in" svg:y="6.43403in" svg:width="0.84327in" svg:height="0.39931in" presentation:class="page-number" presentation:placeholder="false">
        <draw:text-box>
          <text:p text:style-name="a1332" text:class-names="" text:cond-style-name=""><text:span text:style-name="a1331" text:class-names=""><text:page-number style:num-format="1" text:fixed="false"/></text:span></text:p>
        </draw:text-box>
        <svg:title/>
        <svg:desc/>
      </draw:frame>
    </style:master-page>
    <style:master-page style:name="Master1-Layout8-objTx-Content-with-Caption" style:page-layout-name="pageLayout1" draw:style-name="a1482">
      <draw:frame draw:id="id384" draw:layer="Master1-bg" draw:style-name="a1483"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385">
        <svg:title/>
        <svg:desc/>
        <draw:g draw:name="Group 8" draw:id="id392">
          <svg:title/>
          <svg:desc/>
          <draw:custom-shape svg:x="0.125in" svg:y="0.00521in" svg:width="0.02604in" svg:height="2.38542in" draw:id="id404" draw:layer="Master1-bg" draw:style-name="a1560" draw:name="Rectangle 5">
            <svg:title/>
            <svg:desc/>
            <text:p text:style-name="a1558" text:class-names="" text:cond-style-name=""><text:span text:style-name="a1557"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405" draw:layer="Master1-bg" draw:style-name="a1564" draw:name="Freeform 6">
            <svg:title/>
            <svg:desc/>
            <text:p text:style-name="a1562" text:class-names="" text:cond-style-name=""><text:span text:style-name="a1561"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406" draw:layer="Master1-bg" draw:style-name="a1568" draw:name="Freeform 7">
            <svg:title/>
            <svg:desc/>
            <text:p text:style-name="a1566" text:class-names="" text:cond-style-name=""><text:span text:style-name="a156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407" draw:layer="Master1-bg" draw:style-name="a1572" draw:name="Freeform 8">
            <svg:title/>
            <svg:desc/>
            <text:p text:style-name="a1570" text:class-names="" text:cond-style-name=""><text:span text:style-name="a1569"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408" draw:layer="Master1-bg" draw:style-name="a1576" draw:name="Freeform 9">
            <svg:title/>
            <svg:desc/>
            <text:p text:style-name="a1574" text:class-names="" text:cond-style-name=""><text:span text:style-name="a1573"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409" draw:layer="Master1-bg" draw:style-name="a1580" draw:name="Freeform 10">
            <svg:title/>
            <svg:desc/>
            <text:p text:style-name="a1578" text:class-names="" text:cond-style-name=""><text:span text:style-name="a1577"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410" draw:layer="Master1-bg" draw:style-name="a1584" draw:name="Freeform 11">
            <svg:title/>
            <svg:desc/>
            <text:p text:style-name="a1582" text:class-names="" text:cond-style-name=""><text:span text:style-name="a1581"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411" draw:layer="Master1-bg" draw:style-name="a1588" draw:name="Freeform 12">
            <svg:title/>
            <svg:desc/>
            <text:p text:style-name="a1586" text:class-names="" text:cond-style-name=""><text:span text:style-name="a1585"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412" draw:layer="Master1-bg" draw:style-name="a1592" draw:name="Freeform 13">
            <svg:title/>
            <svg:desc/>
            <text:p text:style-name="a1590" text:class-names="" text:cond-style-name=""><text:span text:style-name="a158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413" draw:layer="Master1-bg" draw:style-name="a1596" draw:name="Freeform 14">
            <svg:title/>
            <svg:desc/>
            <text:p text:style-name="a1594" text:class-names="" text:cond-style-name=""><text:span text:style-name="a1593"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414" draw:layer="Master1-bg" draw:style-name="a1600" draw:name="Freeform 15">
            <svg:title/>
            <svg:desc/>
            <text:p text:style-name="a1598" text:class-names="" text:cond-style-name=""><text:span text:style-name="a1597"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415" draw:layer="Master1-bg" draw:style-name="a1603" draw:name="Line 16">
            <svg:title/>
            <svg:desc/>
            <text:p text:style-name="a1602" text:class-names="" text:cond-style-name=""><text:span text:style-name="a160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416" draw:layer="Master1-bg" draw:style-name="a1607" draw:name="Freeform 17">
            <svg:title/>
            <svg:desc/>
            <text:p text:style-name="a1605" text:class-names="" text:cond-style-name=""><text:span text:style-name="a1604"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417" draw:layer="Master1-bg" draw:style-name="a1611" draw:name="Freeform 18">
            <svg:title/>
            <svg:desc/>
            <text:p text:style-name="a1609" text:class-names="" text:cond-style-name=""><text:span text:style-name="a1608"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418" draw:layer="Master1-bg" draw:style-name="a1615" draw:name="Freeform 19">
            <svg:title/>
            <svg:desc/>
            <text:p text:style-name="a1613" text:class-names="" text:cond-style-name=""><text:span text:style-name="a1612"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419" draw:layer="Master1-bg" draw:style-name="a1619" draw:name="Freeform 20">
            <svg:title/>
            <svg:desc/>
            <text:p text:style-name="a1617" text:class-names="" text:cond-style-name=""><text:span text:style-name="a1616"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420" draw:layer="Master1-bg" draw:style-name="a1623" draw:name="Rectangle 21">
            <svg:title/>
            <svg:desc/>
            <text:p text:style-name="a1621" text:class-names="" text:cond-style-name=""><text:span text:style-name="a1620"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421" draw:layer="Master1-bg" draw:style-name="a1627" draw:name="Freeform 22">
            <svg:title/>
            <svg:desc/>
            <text:p text:style-name="a1625" text:class-names="" text:cond-style-name=""><text:span text:style-name="a1624"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422" draw:layer="Master1-bg" draw:style-name="a1631" draw:name="Freeform 23">
            <svg:title/>
            <svg:desc/>
            <text:p text:style-name="a1629" text:class-names="" text:cond-style-name=""><text:span text:style-name="a162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423" draw:layer="Master1-bg" draw:style-name="a1635" draw:name="Freeform 24">
            <svg:title/>
            <svg:desc/>
            <text:p text:style-name="a1633" text:class-names="" text:cond-style-name=""><text:span text:style-name="a1632"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424" draw:layer="Master1-bg" draw:style-name="a1639" draw:name="Freeform 25">
            <svg:title/>
            <svg:desc/>
            <text:p text:style-name="a1637" text:class-names="" text:cond-style-name=""><text:span text:style-name="a163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425" draw:layer="Master1-bg" draw:style-name="a1643" draw:name="Freeform 26">
            <svg:title/>
            <svg:desc/>
            <text:p text:style-name="a1641" text:class-names="" text:cond-style-name=""><text:span text:style-name="a1640"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426" draw:layer="Master1-bg" draw:style-name="a1647" draw:name="Freeform 27">
            <svg:title/>
            <svg:desc/>
            <text:p text:style-name="a1645" text:class-names="" text:cond-style-name=""><text:span text:style-name="a1644"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427" draw:layer="Master1-bg" draw:style-name="a1651" draw:name="Freeform 28">
            <svg:title/>
            <svg:desc/>
            <text:p text:style-name="a1649" text:class-names="" text:cond-style-name=""><text:span text:style-name="a164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428" draw:layer="Master1-bg" draw:style-name="a1655" draw:name="Freeform 29">
            <svg:title/>
            <svg:desc/>
            <text:p text:style-name="a1653" text:class-names="" text:cond-style-name=""><text:span text:style-name="a165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429" draw:layer="Master1-bg" draw:style-name="a1659" draw:name="Freeform 30">
            <svg:title/>
            <svg:desc/>
            <text:p text:style-name="a1657" text:class-names="" text:cond-style-name=""><text:span text:style-name="a1656"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430" draw:layer="Master1-bg" draw:style-name="a1663" draw:name="Freeform 31">
            <svg:title/>
            <svg:desc/>
            <text:p text:style-name="a1661" text:class-names="" text:cond-style-name=""><text:span text:style-name="a1660"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393">
          <svg:title/>
          <svg:desc/>
          <draw:custom-shape svg:x="12.55903in" svg:y="0in" svg:width="0.4566in" svg:height="0.56076in" draw:id="id394" draw:layer="Master1-bg" draw:style-name="a1520" draw:name="Freeform 32">
            <svg:title/>
            <svg:desc/>
            <text:p text:style-name="a1518" text:class-names="" text:cond-style-name=""><text:span text:style-name="a1517"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395" draw:layer="Master1-bg" draw:style-name="a1524" draw:name="Freeform 33">
            <svg:title/>
            <svg:desc/>
            <text:p text:style-name="a1522" text:class-names="" text:cond-style-name=""><text:span text:style-name="a1521"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396" draw:layer="Master1-bg" draw:style-name="a1528" draw:name="Freeform 34">
            <svg:title/>
            <svg:desc/>
            <text:p text:style-name="a1526" text:class-names="" text:cond-style-name=""><text:span text:style-name="a152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397" draw:layer="Master1-bg" draw:style-name="a1532" draw:name="Freeform 35">
            <svg:title/>
            <svg:desc/>
            <text:p text:style-name="a1530" text:class-names="" text:cond-style-name=""><text:span text:style-name="a1529"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398" draw:layer="Master1-bg" draw:style-name="a1536" draw:name="Freeform 36">
            <svg:title/>
            <svg:desc/>
            <text:p text:style-name="a1534" text:class-names="" text:cond-style-name=""><text:span text:style-name="a1533"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399" draw:layer="Master1-bg" draw:style-name="a1540" draw:name="Freeform 37">
            <svg:title/>
            <svg:desc/>
            <text:p text:style-name="a1538" text:class-names="" text:cond-style-name=""><text:span text:style-name="a1537"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400" draw:layer="Master1-bg" draw:style-name="a1544" draw:name="Freeform 38">
            <svg:title/>
            <svg:desc/>
            <text:p text:style-name="a1542" text:class-names="" text:cond-style-name=""><text:span text:style-name="a154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401" draw:layer="Master1-bg" draw:style-name="a1548" draw:name="Freeform 39">
            <svg:title/>
            <svg:desc/>
            <text:p text:style-name="a1546" text:class-names="" text:cond-style-name=""><text:span text:style-name="a1545"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402" draw:layer="Master1-bg" draw:style-name="a1552" draw:name="Freeform 40">
            <svg:title/>
            <svg:desc/>
            <text:p text:style-name="a1550" text:class-names="" text:cond-style-name=""><text:span text:style-name="a154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403" draw:layer="Master1-bg" draw:style-name="a1556" draw:name="Rectangle 20">
            <svg:title/>
            <svg:desc/>
            <text:p text:style-name="a1554" text:class-names="" text:cond-style-name=""><text:span text:style-name="a1553" text:class-names=""/></text:p>
            <draw:enhanced-geometry xmlns:dr3d="urn:oasis:names:tc:opendocument:xmlns:dr3d:1.0" draw:type="non-primitive" svg:viewBox="0 0 21600 21600" draw:enhanced-path="M 0 0 L 21600 0 21600 21600 0 21600 Z N"/>
          </draw:custom-shape>
        </draw:g>
      </draw:g>
      <draw:frame draw:id="id386" presentation:style-name="a1486" draw:name="Title 1" svg:x="1.25405in" svg:y="0.66667in" svg:width="4.21701in" svg:height="1.7934in" presentation:class="title" presentation:placeholder="false">
        <draw:text-box>
          <text:p text:style-name="a1485" text:class-names="" text:cond-style-name=""><text:span text:style-name="a1484" text:class-names="">Click to edit Master title style</text:span></text:p>
        </draw:text-box>
        <svg:title/>
        <svg:desc/>
      </draw:frame>
      <draw:frame draw:id="id387" presentation:style-name="a1502" draw:name="Content Placeholder 2" svg:x="5.63889in" svg:y="0.64815in" svg:width="6.4427in" svg:height="5.68519in" presentation:class="object" presentation:placeholder="false">
        <draw:text-box>
          <text:list text:style-name="a1489">
            <text:list-item>
              <text:p text:style-name="a1488" text:class-names="" text:cond-style-name=""><text:span text:style-name="a1487" text:class-names="">Click to edit Master text styles</text:span></text:p>
            </text:list-item>
          </text:list>
          <text:list text:style-name="a1492">
            <text:list-item>
              <text:list text:style-name="a1492">
                <text:list-item>
                  <text:p text:style-name="a1491" text:class-names="" text:cond-style-name=""><text:span text:style-name="a1490" text:class-names="">Second level</text:span></text:p>
                </text:list-item>
              </text:list>
            </text:list-item>
          </text:list>
          <text:list text:style-name="a1495">
            <text:list-item>
              <text:list text:style-name="a1495">
                <text:list-item>
                  <text:list text:style-name="a1495">
                    <text:list-item>
                      <text:p text:style-name="a1494" text:class-names="" text:cond-style-name=""><text:span text:style-name="a1493" text:class-names="">Third level</text:span></text:p>
                    </text:list-item>
                  </text:list>
                </text:list-item>
              </text:list>
            </text:list-item>
          </text:list>
          <text:list text:style-name="a1498">
            <text:list-item>
              <text:list text:style-name="a1498">
                <text:list-item>
                  <text:list text:style-name="a1498">
                    <text:list-item>
                      <text:list text:style-name="a1498">
                        <text:list-item>
                          <text:p text:style-name="a1497" text:class-names="" text:cond-style-name=""><text:span text:style-name="a1496" text:class-names="">Fourth level</text:span></text:p>
                        </text:list-item>
                      </text:list>
                    </text:list-item>
                  </text:list>
                </text:list-item>
              </text:list>
            </text:list-item>
          </text:list>
          <text:list text:style-name="a1501">
            <text:list-item>
              <text:list text:style-name="a1501">
                <text:list-item>
                  <text:list text:style-name="a1501">
                    <text:list-item>
                      <text:list text:style-name="a1501">
                        <text:list-item>
                          <text:list text:style-name="a1501">
                            <text:list-item>
                              <text:p text:style-name="a1500" text:class-names="" text:cond-style-name=""><text:span text:style-name="a1499" text:class-names="">Fifth level</text:span></text:p>
                            </text:list-item>
                          </text:list>
                        </text:list-item>
                      </text:list>
                    </text:list-item>
                  </text:list>
                </text:list-item>
              </text:list>
            </text:list-item>
          </text:list>
        </draw:text-box>
        <svg:title/>
        <svg:desc/>
      </draw:frame>
      <draw:frame draw:id="id388" presentation:style-name="a1506" draw:name="Text Placeholder 3" svg:x="1.25405in" svg:y="2.46007in" svg:width="4.21701in" svg:height="3.87327in" presentation:class="outline" presentation:placeholder="false">
        <draw:text-box>
          <text:list text:style-name="a1505">
            <text:list-item>
              <text:p text:style-name="a1504" text:class-names="" text:cond-style-name=""><text:span text:style-name="a1503" text:class-names="">Click to edit Master text styles</text:span></text:p>
            </text:list-item>
          </text:list>
        </draw:text-box>
        <svg:title/>
        <svg:desc/>
      </draw:frame>
      <draw:frame draw:id="id389" presentation:style-name="a1510" draw:name="Date Placeholder 4" svg:x="8.15499in" svg:y="6.43403in" svg:width="3in" svg:height="0.39931in" presentation:class="date-time" presentation:placeholder="false">
        <draw:text-box>
          <text:p text:style-name="a1509" text:class-names="" text:cond-style-name=""><text:span text:style-name="a1507" text:class-names=""><text:date text:fixed="false" style:data-style-name="a1508">6/10/2019</text:date></text:span></text:p>
        </draw:text-box>
        <svg:title/>
        <svg:desc/>
      </draw:frame>
      <draw:frame draw:id="id390" presentation:style-name="a1513" draw:name="Footer Placeholder 5" svg:x="1.24826in" svg:y="6.43403in" svg:width="6.82339in" svg:height="0.39931in" presentation:class="footer" presentation:placeholder="false">
        <draw:text-box>
          <text:p text:style-name="a1512" text:class-names="" text:cond-style-name=""><text:span text:style-name="a1511" text:class-names=""/></text:p>
        </draw:text-box>
        <svg:title/>
        <svg:desc/>
      </draw:frame>
      <draw:frame draw:id="id391" presentation:style-name="a1516" draw:name="Slide Number Placeholder 6" svg:x="11.23832in" svg:y="6.43403in" svg:width="0.84327in" svg:height="0.39931in" presentation:class="page-number" presentation:placeholder="false">
        <draw:text-box>
          <text:p text:style-name="a1515" text:class-names="" text:cond-style-name=""><text:span text:style-name="a1514" text:class-names=""><text:page-number style:num-format="1" text:fixed="false"/></text:span></text:p>
        </draw:text-box>
        <svg:title/>
        <svg:desc/>
      </draw:frame>
    </style:master-page>
    <style:master-page style:name="Master1-Layout9-picTx-Picture-with-Caption" style:page-layout-name="pageLayout1" draw:style-name="a1665">
      <draw:frame draw:id="id431" draw:layer="Master1-bg" draw:style-name="a166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432">
        <svg:title/>
        <svg:desc/>
        <draw:g draw:name="Group 8" draw:id="id439">
          <svg:title/>
          <svg:desc/>
          <draw:custom-shape svg:x="0.125in" svg:y="0.00521in" svg:width="0.02604in" svg:height="2.38542in" draw:id="id451" draw:layer="Master1-bg" draw:style-name="a1730" draw:name="Rectangle 5">
            <svg:title/>
            <svg:desc/>
            <text:p text:style-name="a1728" text:class-names="" text:cond-style-name=""><text:span text:style-name="a1727"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452" draw:layer="Master1-bg" draw:style-name="a1734" draw:name="Freeform 6">
            <svg:title/>
            <svg:desc/>
            <text:p text:style-name="a1732" text:class-names="" text:cond-style-name=""><text:span text:style-name="a1731"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453" draw:layer="Master1-bg" draw:style-name="a1738" draw:name="Freeform 7">
            <svg:title/>
            <svg:desc/>
            <text:p text:style-name="a1736" text:class-names="" text:cond-style-name=""><text:span text:style-name="a173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454" draw:layer="Master1-bg" draw:style-name="a1742" draw:name="Freeform 8">
            <svg:title/>
            <svg:desc/>
            <text:p text:style-name="a1740" text:class-names="" text:cond-style-name=""><text:span text:style-name="a1739"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455" draw:layer="Master1-bg" draw:style-name="a1746" draw:name="Freeform 9">
            <svg:title/>
            <svg:desc/>
            <text:p text:style-name="a1744" text:class-names="" text:cond-style-name=""><text:span text:style-name="a1743"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456" draw:layer="Master1-bg" draw:style-name="a1750" draw:name="Freeform 10">
            <svg:title/>
            <svg:desc/>
            <text:p text:style-name="a1748" text:class-names="" text:cond-style-name=""><text:span text:style-name="a1747"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457" draw:layer="Master1-bg" draw:style-name="a1754" draw:name="Freeform 11">
            <svg:title/>
            <svg:desc/>
            <text:p text:style-name="a1752" text:class-names="" text:cond-style-name=""><text:span text:style-name="a1751"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458" draw:layer="Master1-bg" draw:style-name="a1758" draw:name="Freeform 12">
            <svg:title/>
            <svg:desc/>
            <text:p text:style-name="a1756" text:class-names="" text:cond-style-name=""><text:span text:style-name="a1755"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459" draw:layer="Master1-bg" draw:style-name="a1762" draw:name="Freeform 13">
            <svg:title/>
            <svg:desc/>
            <text:p text:style-name="a1760" text:class-names="" text:cond-style-name=""><text:span text:style-name="a175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460" draw:layer="Master1-bg" draw:style-name="a1766" draw:name="Freeform 14">
            <svg:title/>
            <svg:desc/>
            <text:p text:style-name="a1764" text:class-names="" text:cond-style-name=""><text:span text:style-name="a1763"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461" draw:layer="Master1-bg" draw:style-name="a1770" draw:name="Freeform 15">
            <svg:title/>
            <svg:desc/>
            <text:p text:style-name="a1768" text:class-names="" text:cond-style-name=""><text:span text:style-name="a1767"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462" draw:layer="Master1-bg" draw:style-name="a1773" draw:name="Line 16">
            <svg:title/>
            <svg:desc/>
            <text:p text:style-name="a1772" text:class-names="" text:cond-style-name=""><text:span text:style-name="a17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463" draw:layer="Master1-bg" draw:style-name="a1777" draw:name="Freeform 17">
            <svg:title/>
            <svg:desc/>
            <text:p text:style-name="a1775" text:class-names="" text:cond-style-name=""><text:span text:style-name="a1774"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464" draw:layer="Master1-bg" draw:style-name="a1781" draw:name="Freeform 18">
            <svg:title/>
            <svg:desc/>
            <text:p text:style-name="a1779" text:class-names="" text:cond-style-name=""><text:span text:style-name="a1778"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465" draw:layer="Master1-bg" draw:style-name="a1785" draw:name="Freeform 19">
            <svg:title/>
            <svg:desc/>
            <text:p text:style-name="a1783" text:class-names="" text:cond-style-name=""><text:span text:style-name="a1782"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466" draw:layer="Master1-bg" draw:style-name="a1789" draw:name="Freeform 20">
            <svg:title/>
            <svg:desc/>
            <text:p text:style-name="a1787" text:class-names="" text:cond-style-name=""><text:span text:style-name="a1786"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467" draw:layer="Master1-bg" draw:style-name="a1793" draw:name="Rectangle 21">
            <svg:title/>
            <svg:desc/>
            <text:p text:style-name="a1791" text:class-names="" text:cond-style-name=""><text:span text:style-name="a1790"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468" draw:layer="Master1-bg" draw:style-name="a1797" draw:name="Freeform 22">
            <svg:title/>
            <svg:desc/>
            <text:p text:style-name="a1795" text:class-names="" text:cond-style-name=""><text:span text:style-name="a1794"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469" draw:layer="Master1-bg" draw:style-name="a1801" draw:name="Freeform 23">
            <svg:title/>
            <svg:desc/>
            <text:p text:style-name="a1799" text:class-names="" text:cond-style-name=""><text:span text:style-name="a179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470" draw:layer="Master1-bg" draw:style-name="a1805" draw:name="Freeform 24">
            <svg:title/>
            <svg:desc/>
            <text:p text:style-name="a1803" text:class-names="" text:cond-style-name=""><text:span text:style-name="a1802"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471" draw:layer="Master1-bg" draw:style-name="a1809" draw:name="Freeform 25">
            <svg:title/>
            <svg:desc/>
            <text:p text:style-name="a1807" text:class-names="" text:cond-style-name=""><text:span text:style-name="a180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472" draw:layer="Master1-bg" draw:style-name="a1813" draw:name="Freeform 26">
            <svg:title/>
            <svg:desc/>
            <text:p text:style-name="a1811" text:class-names="" text:cond-style-name=""><text:span text:style-name="a1810"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473" draw:layer="Master1-bg" draw:style-name="a1817" draw:name="Freeform 27">
            <svg:title/>
            <svg:desc/>
            <text:p text:style-name="a1815" text:class-names="" text:cond-style-name=""><text:span text:style-name="a1814"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474" draw:layer="Master1-bg" draw:style-name="a1821" draw:name="Freeform 28">
            <svg:title/>
            <svg:desc/>
            <text:p text:style-name="a1819" text:class-names="" text:cond-style-name=""><text:span text:style-name="a181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475" draw:layer="Master1-bg" draw:style-name="a1825" draw:name="Freeform 29">
            <svg:title/>
            <svg:desc/>
            <text:p text:style-name="a1823" text:class-names="" text:cond-style-name=""><text:span text:style-name="a182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476" draw:layer="Master1-bg" draw:style-name="a1829" draw:name="Freeform 30">
            <svg:title/>
            <svg:desc/>
            <text:p text:style-name="a1827" text:class-names="" text:cond-style-name=""><text:span text:style-name="a1826"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477" draw:layer="Master1-bg" draw:style-name="a1833" draw:name="Freeform 31">
            <svg:title/>
            <svg:desc/>
            <text:p text:style-name="a1831" text:class-names="" text:cond-style-name=""><text:span text:style-name="a1830"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440">
          <svg:title/>
          <svg:desc/>
          <draw:custom-shape svg:x="12.55903in" svg:y="0in" svg:width="0.4566in" svg:height="0.56076in" draw:id="id441" draw:layer="Master1-bg" draw:style-name="a1690" draw:name="Freeform 32">
            <svg:title/>
            <svg:desc/>
            <text:p text:style-name="a1688" text:class-names="" text:cond-style-name=""><text:span text:style-name="a1687"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442" draw:layer="Master1-bg" draw:style-name="a1694" draw:name="Freeform 33">
            <svg:title/>
            <svg:desc/>
            <text:p text:style-name="a1692" text:class-names="" text:cond-style-name=""><text:span text:style-name="a1691"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443" draw:layer="Master1-bg" draw:style-name="a1698" draw:name="Freeform 34">
            <svg:title/>
            <svg:desc/>
            <text:p text:style-name="a1696" text:class-names="" text:cond-style-name=""><text:span text:style-name="a169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444" draw:layer="Master1-bg" draw:style-name="a1702" draw:name="Freeform 35">
            <svg:title/>
            <svg:desc/>
            <text:p text:style-name="a1700" text:class-names="" text:cond-style-name=""><text:span text:style-name="a1699"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445" draw:layer="Master1-bg" draw:style-name="a1706" draw:name="Freeform 36">
            <svg:title/>
            <svg:desc/>
            <text:p text:style-name="a1704" text:class-names="" text:cond-style-name=""><text:span text:style-name="a1703"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446" draw:layer="Master1-bg" draw:style-name="a1710" draw:name="Freeform 37">
            <svg:title/>
            <svg:desc/>
            <text:p text:style-name="a1708" text:class-names="" text:cond-style-name=""><text:span text:style-name="a1707"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447" draw:layer="Master1-bg" draw:style-name="a1714" draw:name="Freeform 38">
            <svg:title/>
            <svg:desc/>
            <text:p text:style-name="a1712" text:class-names="" text:cond-style-name=""><text:span text:style-name="a171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448" draw:layer="Master1-bg" draw:style-name="a1718" draw:name="Freeform 39">
            <svg:title/>
            <svg:desc/>
            <text:p text:style-name="a1716" text:class-names="" text:cond-style-name=""><text:span text:style-name="a1715"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449" draw:layer="Master1-bg" draw:style-name="a1722" draw:name="Freeform 40">
            <svg:title/>
            <svg:desc/>
            <text:p text:style-name="a1720" text:class-names="" text:cond-style-name=""><text:span text:style-name="a171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450" draw:layer="Master1-bg" draw:style-name="a1726" draw:name="Rectangle 20">
            <svg:title/>
            <svg:desc/>
            <text:p text:style-name="a1724" text:class-names="" text:cond-style-name=""><text:span text:style-name="a1723" text:class-names=""/></text:p>
            <draw:enhanced-geometry xmlns:dr3d="urn:oasis:names:tc:opendocument:xmlns:dr3d:1.0" draw:type="non-primitive" svg:viewBox="0 0 21600 21600" draw:enhanced-path="M 0 0 L 21600 0 21600 21600 0 21600 Z N"/>
          </draw:custom-shape>
        </draw:g>
      </draw:g>
      <draw:frame draw:id="id433" presentation:style-name="a1669" draw:name="Title 1" svg:x="1.24826in" svg:y="0.66667in" svg:width="6.49006in" svg:height="1.7934in" presentation:class="title" presentation:placeholder="false">
        <draw:text-box>
          <text:p text:style-name="a1668" text:class-names="" text:cond-style-name=""><text:span text:style-name="a1667" text:class-names="">Click to edit Master title style</text:span></text:p>
        </draw:text-box>
        <svg:title/>
        <svg:desc/>
      </draw:frame>
      <draw:frame draw:id="id434" presentation:style-name="a1672" draw:name="Picture Placeholder 2" svg:x="8.07165in" svg:y="0.66667in" svg:width="4.00994in" svg:height="5.66667in" presentation:class="graphic" presentation:placeholder="false">
        <draw:text-box>
          <text:p text:style-name="a1671" text:class-names="" text:cond-style-name=""><text:span text:style-name="a1670" text:class-names="">Click icon to add picture</text:span></text:p>
        </draw:text-box>
        <svg:title/>
        <svg:desc/>
      </draw:frame>
      <draw:frame draw:id="id435" presentation:style-name="a1676" draw:name="Text Placeholder 3" svg:x="1.24826in" svg:y="2.46007in" svg:width="6.49006in" svg:height="3.87327in" presentation:class="outline" presentation:placeholder="false">
        <draw:text-box>
          <text:list text:style-name="a1675">
            <text:list-item>
              <text:p text:style-name="a1674" text:class-names="" text:cond-style-name=""><text:span text:style-name="a1673" text:class-names="">Click to edit Master text styles</text:span></text:p>
            </text:list-item>
          </text:list>
        </draw:text-box>
        <svg:title/>
        <svg:desc/>
      </draw:frame>
      <draw:frame draw:id="id436" presentation:style-name="a1680" draw:name="Date Placeholder 4" svg:x="8.15499in" svg:y="6.43403in" svg:width="3in" svg:height="0.39931in" presentation:class="date-time" presentation:placeholder="false">
        <draw:text-box>
          <text:p text:style-name="a1679" text:class-names="" text:cond-style-name=""><text:span text:style-name="a1677" text:class-names=""><text:date text:fixed="false" style:data-style-name="a1678">6/10/2019</text:date></text:span></text:p>
        </draw:text-box>
        <svg:title/>
        <svg:desc/>
      </draw:frame>
      <draw:frame draw:id="id437" presentation:style-name="a1683" draw:name="Footer Placeholder 5" svg:x="1.24826in" svg:y="6.43403in" svg:width="6.82339in" svg:height="0.39931in" presentation:class="footer" presentation:placeholder="false">
        <draw:text-box>
          <text:p text:style-name="a1682" text:class-names="" text:cond-style-name=""><text:span text:style-name="a1681" text:class-names=""/></text:p>
        </draw:text-box>
        <svg:title/>
        <svg:desc/>
      </draw:frame>
      <draw:frame draw:id="id438" presentation:style-name="a1686" draw:name="Slide Number Placeholder 6" svg:x="11.23832in" svg:y="6.43403in" svg:width="0.84327in" svg:height="0.39931in" presentation:class="page-number" presentation:placeholder="false">
        <draw:text-box>
          <text:p text:style-name="a1685" text:class-names="" text:cond-style-name=""><text:span text:style-name="a1684" text:class-names=""><text:page-number style:num-format="1" text:fixed="false"/></text:span></text:p>
        </draw:text-box>
        <svg:title/>
        <svg:desc/>
      </draw:frame>
    </style:master-page>
    <style:master-page style:name="Master1-Layout10-cust-Panoramic-Picture-with-Caption" style:page-layout-name="pageLayout1" draw:style-name="a1835">
      <draw:frame draw:id="id478" draw:layer="Master1-bg" draw:style-name="a183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479">
        <svg:title/>
        <svg:desc/>
        <draw:g draw:name="Group 8" draw:id="id486">
          <svg:title/>
          <svg:desc/>
          <draw:custom-shape svg:x="0.125in" svg:y="0.00521in" svg:width="0.02604in" svg:height="2.38542in" draw:id="id498" draw:layer="Master1-bg" draw:style-name="a1900" draw:name="Rectangle 5">
            <svg:title/>
            <svg:desc/>
            <text:p text:style-name="a1898" text:class-names="" text:cond-style-name=""><text:span text:style-name="a1897"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499" draw:layer="Master1-bg" draw:style-name="a1904" draw:name="Freeform 6">
            <svg:title/>
            <svg:desc/>
            <text:p text:style-name="a1902" text:class-names="" text:cond-style-name=""><text:span text:style-name="a1901"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500" draw:layer="Master1-bg" draw:style-name="a1908" draw:name="Freeform 7">
            <svg:title/>
            <svg:desc/>
            <text:p text:style-name="a1906" text:class-names="" text:cond-style-name=""><text:span text:style-name="a190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501" draw:layer="Master1-bg" draw:style-name="a1912" draw:name="Freeform 8">
            <svg:title/>
            <svg:desc/>
            <text:p text:style-name="a1910" text:class-names="" text:cond-style-name=""><text:span text:style-name="a1909"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502" draw:layer="Master1-bg" draw:style-name="a1916" draw:name="Freeform 9">
            <svg:title/>
            <svg:desc/>
            <text:p text:style-name="a1914" text:class-names="" text:cond-style-name=""><text:span text:style-name="a1913"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503" draw:layer="Master1-bg" draw:style-name="a1920" draw:name="Freeform 10">
            <svg:title/>
            <svg:desc/>
            <text:p text:style-name="a1918" text:class-names="" text:cond-style-name=""><text:span text:style-name="a1917"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504" draw:layer="Master1-bg" draw:style-name="a1924" draw:name="Freeform 11">
            <svg:title/>
            <svg:desc/>
            <text:p text:style-name="a1922" text:class-names="" text:cond-style-name=""><text:span text:style-name="a1921"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505" draw:layer="Master1-bg" draw:style-name="a1928" draw:name="Freeform 12">
            <svg:title/>
            <svg:desc/>
            <text:p text:style-name="a1926" text:class-names="" text:cond-style-name=""><text:span text:style-name="a1925"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506" draw:layer="Master1-bg" draw:style-name="a1932" draw:name="Freeform 13">
            <svg:title/>
            <svg:desc/>
            <text:p text:style-name="a1930" text:class-names="" text:cond-style-name=""><text:span text:style-name="a192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507" draw:layer="Master1-bg" draw:style-name="a1936" draw:name="Freeform 14">
            <svg:title/>
            <svg:desc/>
            <text:p text:style-name="a1934" text:class-names="" text:cond-style-name=""><text:span text:style-name="a1933"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508" draw:layer="Master1-bg" draw:style-name="a1940" draw:name="Freeform 15">
            <svg:title/>
            <svg:desc/>
            <text:p text:style-name="a1938" text:class-names="" text:cond-style-name=""><text:span text:style-name="a1937"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509" draw:layer="Master1-bg" draw:style-name="a1943" draw:name="Line 16">
            <svg:title/>
            <svg:desc/>
            <text:p text:style-name="a1942" text:class-names="" text:cond-style-name=""><text:span text:style-name="a194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510" draw:layer="Master1-bg" draw:style-name="a1947" draw:name="Freeform 17">
            <svg:title/>
            <svg:desc/>
            <text:p text:style-name="a1945" text:class-names="" text:cond-style-name=""><text:span text:style-name="a1944"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511" draw:layer="Master1-bg" draw:style-name="a1951" draw:name="Freeform 18">
            <svg:title/>
            <svg:desc/>
            <text:p text:style-name="a1949" text:class-names="" text:cond-style-name=""><text:span text:style-name="a1948"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512" draw:layer="Master1-bg" draw:style-name="a1955" draw:name="Freeform 19">
            <svg:title/>
            <svg:desc/>
            <text:p text:style-name="a1953" text:class-names="" text:cond-style-name=""><text:span text:style-name="a1952"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513" draw:layer="Master1-bg" draw:style-name="a1959" draw:name="Freeform 20">
            <svg:title/>
            <svg:desc/>
            <text:p text:style-name="a1957" text:class-names="" text:cond-style-name=""><text:span text:style-name="a1956"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514" draw:layer="Master1-bg" draw:style-name="a1963" draw:name="Rectangle 21">
            <svg:title/>
            <svg:desc/>
            <text:p text:style-name="a1961" text:class-names="" text:cond-style-name=""><text:span text:style-name="a1960"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515" draw:layer="Master1-bg" draw:style-name="a1967" draw:name="Freeform 22">
            <svg:title/>
            <svg:desc/>
            <text:p text:style-name="a1965" text:class-names="" text:cond-style-name=""><text:span text:style-name="a1964"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516" draw:layer="Master1-bg" draw:style-name="a1971" draw:name="Freeform 23">
            <svg:title/>
            <svg:desc/>
            <text:p text:style-name="a1969" text:class-names="" text:cond-style-name=""><text:span text:style-name="a196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517" draw:layer="Master1-bg" draw:style-name="a1975" draw:name="Freeform 24">
            <svg:title/>
            <svg:desc/>
            <text:p text:style-name="a1973" text:class-names="" text:cond-style-name=""><text:span text:style-name="a1972"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518" draw:layer="Master1-bg" draw:style-name="a1979" draw:name="Freeform 25">
            <svg:title/>
            <svg:desc/>
            <text:p text:style-name="a1977" text:class-names="" text:cond-style-name=""><text:span text:style-name="a197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519" draw:layer="Master1-bg" draw:style-name="a1983" draw:name="Freeform 26">
            <svg:title/>
            <svg:desc/>
            <text:p text:style-name="a1981" text:class-names="" text:cond-style-name=""><text:span text:style-name="a1980"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520" draw:layer="Master1-bg" draw:style-name="a1987" draw:name="Freeform 27">
            <svg:title/>
            <svg:desc/>
            <text:p text:style-name="a1985" text:class-names="" text:cond-style-name=""><text:span text:style-name="a1984"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521" draw:layer="Master1-bg" draw:style-name="a1991" draw:name="Freeform 28">
            <svg:title/>
            <svg:desc/>
            <text:p text:style-name="a1989" text:class-names="" text:cond-style-name=""><text:span text:style-name="a198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522" draw:layer="Master1-bg" draw:style-name="a1995" draw:name="Freeform 29">
            <svg:title/>
            <svg:desc/>
            <text:p text:style-name="a1993" text:class-names="" text:cond-style-name=""><text:span text:style-name="a199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523" draw:layer="Master1-bg" draw:style-name="a1999" draw:name="Freeform 30">
            <svg:title/>
            <svg:desc/>
            <text:p text:style-name="a1997" text:class-names="" text:cond-style-name=""><text:span text:style-name="a1996"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524" draw:layer="Master1-bg" draw:style-name="a2003" draw:name="Freeform 31">
            <svg:title/>
            <svg:desc/>
            <text:p text:style-name="a2001" text:class-names="" text:cond-style-name=""><text:span text:style-name="a2000"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487">
          <svg:title/>
          <svg:desc/>
          <draw:custom-shape svg:x="12.55903in" svg:y="0in" svg:width="0.4566in" svg:height="0.56076in" draw:id="id488" draw:layer="Master1-bg" draw:style-name="a1860" draw:name="Freeform 32">
            <svg:title/>
            <svg:desc/>
            <text:p text:style-name="a1858" text:class-names="" text:cond-style-name=""><text:span text:style-name="a1857"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489" draw:layer="Master1-bg" draw:style-name="a1864" draw:name="Freeform 33">
            <svg:title/>
            <svg:desc/>
            <text:p text:style-name="a1862" text:class-names="" text:cond-style-name=""><text:span text:style-name="a1861"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490" draw:layer="Master1-bg" draw:style-name="a1868" draw:name="Freeform 34">
            <svg:title/>
            <svg:desc/>
            <text:p text:style-name="a1866" text:class-names="" text:cond-style-name=""><text:span text:style-name="a186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491" draw:layer="Master1-bg" draw:style-name="a1872" draw:name="Freeform 35">
            <svg:title/>
            <svg:desc/>
            <text:p text:style-name="a1870" text:class-names="" text:cond-style-name=""><text:span text:style-name="a1869"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492" draw:layer="Master1-bg" draw:style-name="a1876" draw:name="Freeform 36">
            <svg:title/>
            <svg:desc/>
            <text:p text:style-name="a1874" text:class-names="" text:cond-style-name=""><text:span text:style-name="a1873"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493" draw:layer="Master1-bg" draw:style-name="a1880" draw:name="Freeform 37">
            <svg:title/>
            <svg:desc/>
            <text:p text:style-name="a1878" text:class-names="" text:cond-style-name=""><text:span text:style-name="a1877"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494" draw:layer="Master1-bg" draw:style-name="a1884" draw:name="Freeform 38">
            <svg:title/>
            <svg:desc/>
            <text:p text:style-name="a1882" text:class-names="" text:cond-style-name=""><text:span text:style-name="a188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495" draw:layer="Master1-bg" draw:style-name="a1888" draw:name="Freeform 39">
            <svg:title/>
            <svg:desc/>
            <text:p text:style-name="a1886" text:class-names="" text:cond-style-name=""><text:span text:style-name="a1885"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496" draw:layer="Master1-bg" draw:style-name="a1892" draw:name="Freeform 40">
            <svg:title/>
            <svg:desc/>
            <text:p text:style-name="a1890" text:class-names="" text:cond-style-name=""><text:span text:style-name="a188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497" draw:layer="Master1-bg" draw:style-name="a1896" draw:name="Rectangle 20">
            <svg:title/>
            <svg:desc/>
            <text:p text:style-name="a1894" text:class-names="" text:cond-style-name=""><text:span text:style-name="a1893" text:class-names=""/></text:p>
            <draw:enhanced-geometry xmlns:dr3d="urn:oasis:names:tc:opendocument:xmlns:dr3d:1.0" draw:type="non-primitive" svg:viewBox="0 0 21600 21600" draw:enhanced-path="M 0 0 L 21600 0 21600 21600 0 21600 Z N"/>
          </draw:custom-shape>
        </draw:g>
      </draw:g>
      <draw:frame draw:id="id480" presentation:style-name="a1839" draw:name="Title 1" svg:x="1.24826in" svg:y="4.70764in" svg:width="10.84028in" svg:height="0.89606in" presentation:class="title" presentation:placeholder="false">
        <draw:text-box>
          <text:p text:style-name="a1838" text:class-names="" text:cond-style-name=""><text:span text:style-name="a1837" text:class-names="">Click to edit Master title style</text:span></text:p>
        </draw:text-box>
        <svg:title/>
        <svg:desc/>
      </draw:frame>
      <draw:frame draw:id="id481" presentation:style-name="a1842" draw:name="Picture Placeholder 2" svg:x="1.24826in" svg:y="0.6632in" svg:width="10.84028in" svg:height="3.60868in" presentation:class="graphic" presentation:placeholder="false">
        <draw:text-box>
          <text:p text:style-name="a1841" text:class-names="" text:cond-style-name=""><text:span text:style-name="a1840" text:class-names="">Click icon to add picture</text:span></text:p>
        </draw:text-box>
        <svg:title/>
        <svg:desc/>
      </draw:frame>
      <draw:frame draw:id="id482" presentation:style-name="a1846" draw:name="Text Placeholder 3" svg:x="1.24821in" svg:y="5.6037in" svg:width="10.83865in" svg:height="0.74636in" presentation:class="outline" presentation:placeholder="false">
        <draw:text-box>
          <text:list text:style-name="a1845">
            <text:list-item>
              <text:p text:style-name="a1844" text:class-names="" text:cond-style-name=""><text:span text:style-name="a1843" text:class-names="">Click to edit Master text styles</text:span></text:p>
            </text:list-item>
          </text:list>
        </draw:text-box>
        <svg:title/>
        <svg:desc/>
      </draw:frame>
      <draw:frame draw:id="id483" presentation:style-name="a1850" draw:name="Date Placeholder 4" svg:x="8.15499in" svg:y="6.43403in" svg:width="3in" svg:height="0.39931in" presentation:class="date-time" presentation:placeholder="false">
        <draw:text-box>
          <text:p text:style-name="a1849" text:class-names="" text:cond-style-name=""><text:span text:style-name="a1847" text:class-names=""><text:date text:fixed="false" style:data-style-name="a1848">6/10/2019</text:date></text:span></text:p>
        </draw:text-box>
        <svg:title/>
        <svg:desc/>
      </draw:frame>
      <draw:frame draw:id="id484" presentation:style-name="a1853" draw:name="Footer Placeholder 5" svg:x="1.24826in" svg:y="6.43403in" svg:width="6.82339in" svg:height="0.39931in" presentation:class="footer" presentation:placeholder="false">
        <draw:text-box>
          <text:p text:style-name="a1852" text:class-names="" text:cond-style-name=""><text:span text:style-name="a1851" text:class-names=""/></text:p>
        </draw:text-box>
        <svg:title/>
        <svg:desc/>
      </draw:frame>
      <draw:frame draw:id="id485" presentation:style-name="a1856" draw:name="Slide Number Placeholder 6" svg:x="11.23832in" svg:y="6.43403in" svg:width="0.84327in" svg:height="0.39931in" presentation:class="page-number" presentation:placeholder="false">
        <draw:text-box>
          <text:p text:style-name="a1855" text:class-names="" text:cond-style-name=""><text:span text:style-name="a1854" text:class-names=""><text:page-number style:num-format="1" text:fixed="false"/></text:span></text:p>
        </draw:text-box>
        <svg:title/>
        <svg:desc/>
      </draw:frame>
    </style:master-page>
    <style:master-page style:name="Master1-Layout11-cust-Title-and-Caption" style:page-layout-name="pageLayout1" draw:style-name="a2005">
      <draw:frame draw:id="id525" draw:layer="Master1-bg" draw:style-name="a200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526">
        <svg:title/>
        <svg:desc/>
        <draw:g draw:name="Group 8" draw:id="id532">
          <svg:title/>
          <svg:desc/>
          <draw:custom-shape svg:x="0.125in" svg:y="0.00521in" svg:width="0.02604in" svg:height="2.38542in" draw:id="id544" draw:layer="Master1-bg" draw:style-name="a2067" draw:name="Rectangle 5">
            <svg:title/>
            <svg:desc/>
            <text:p text:style-name="a2065" text:class-names="" text:cond-style-name=""><text:span text:style-name="a2064"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545" draw:layer="Master1-bg" draw:style-name="a2071" draw:name="Freeform 6">
            <svg:title/>
            <svg:desc/>
            <text:p text:style-name="a2069" text:class-names="" text:cond-style-name=""><text:span text:style-name="a2068"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546" draw:layer="Master1-bg" draw:style-name="a2075" draw:name="Freeform 7">
            <svg:title/>
            <svg:desc/>
            <text:p text:style-name="a2073" text:class-names="" text:cond-style-name=""><text:span text:style-name="a207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547" draw:layer="Master1-bg" draw:style-name="a2079" draw:name="Freeform 8">
            <svg:title/>
            <svg:desc/>
            <text:p text:style-name="a2077" text:class-names="" text:cond-style-name=""><text:span text:style-name="a2076"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548" draw:layer="Master1-bg" draw:style-name="a2083" draw:name="Freeform 9">
            <svg:title/>
            <svg:desc/>
            <text:p text:style-name="a2081" text:class-names="" text:cond-style-name=""><text:span text:style-name="a2080"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549" draw:layer="Master1-bg" draw:style-name="a2087" draw:name="Freeform 10">
            <svg:title/>
            <svg:desc/>
            <text:p text:style-name="a2085" text:class-names="" text:cond-style-name=""><text:span text:style-name="a2084"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550" draw:layer="Master1-bg" draw:style-name="a2091" draw:name="Freeform 11">
            <svg:title/>
            <svg:desc/>
            <text:p text:style-name="a2089" text:class-names="" text:cond-style-name=""><text:span text:style-name="a2088"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551" draw:layer="Master1-bg" draw:style-name="a2095" draw:name="Freeform 12">
            <svg:title/>
            <svg:desc/>
            <text:p text:style-name="a2093" text:class-names="" text:cond-style-name=""><text:span text:style-name="a2092"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552" draw:layer="Master1-bg" draw:style-name="a2099" draw:name="Freeform 13">
            <svg:title/>
            <svg:desc/>
            <text:p text:style-name="a2097" text:class-names="" text:cond-style-name=""><text:span text:style-name="a209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553" draw:layer="Master1-bg" draw:style-name="a2103" draw:name="Freeform 14">
            <svg:title/>
            <svg:desc/>
            <text:p text:style-name="a2101" text:class-names="" text:cond-style-name=""><text:span text:style-name="a2100"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554" draw:layer="Master1-bg" draw:style-name="a2107" draw:name="Freeform 15">
            <svg:title/>
            <svg:desc/>
            <text:p text:style-name="a2105" text:class-names="" text:cond-style-name=""><text:span text:style-name="a2104"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555" draw:layer="Master1-bg" draw:style-name="a2110" draw:name="Line 16">
            <svg:title/>
            <svg:desc/>
            <text:p text:style-name="a2109" text:class-names="" text:cond-style-name=""><text:span text:style-name="a21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556" draw:layer="Master1-bg" draw:style-name="a2114" draw:name="Freeform 17">
            <svg:title/>
            <svg:desc/>
            <text:p text:style-name="a2112" text:class-names="" text:cond-style-name=""><text:span text:style-name="a2111"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557" draw:layer="Master1-bg" draw:style-name="a2118" draw:name="Freeform 18">
            <svg:title/>
            <svg:desc/>
            <text:p text:style-name="a2116" text:class-names="" text:cond-style-name=""><text:span text:style-name="a2115"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558" draw:layer="Master1-bg" draw:style-name="a2122" draw:name="Freeform 19">
            <svg:title/>
            <svg:desc/>
            <text:p text:style-name="a2120" text:class-names="" text:cond-style-name=""><text:span text:style-name="a2119"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559" draw:layer="Master1-bg" draw:style-name="a2126" draw:name="Freeform 20">
            <svg:title/>
            <svg:desc/>
            <text:p text:style-name="a2124" text:class-names="" text:cond-style-name=""><text:span text:style-name="a2123"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560" draw:layer="Master1-bg" draw:style-name="a2130" draw:name="Rectangle 21">
            <svg:title/>
            <svg:desc/>
            <text:p text:style-name="a2128" text:class-names="" text:cond-style-name=""><text:span text:style-name="a2127"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561" draw:layer="Master1-bg" draw:style-name="a2134" draw:name="Freeform 22">
            <svg:title/>
            <svg:desc/>
            <text:p text:style-name="a2132" text:class-names="" text:cond-style-name=""><text:span text:style-name="a2131"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562" draw:layer="Master1-bg" draw:style-name="a2138" draw:name="Freeform 23">
            <svg:title/>
            <svg:desc/>
            <text:p text:style-name="a2136" text:class-names="" text:cond-style-name=""><text:span text:style-name="a213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563" draw:layer="Master1-bg" draw:style-name="a2142" draw:name="Freeform 24">
            <svg:title/>
            <svg:desc/>
            <text:p text:style-name="a2140" text:class-names="" text:cond-style-name=""><text:span text:style-name="a2139"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564" draw:layer="Master1-bg" draw:style-name="a2146" draw:name="Freeform 25">
            <svg:title/>
            <svg:desc/>
            <text:p text:style-name="a2144" text:class-names="" text:cond-style-name=""><text:span text:style-name="a214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565" draw:layer="Master1-bg" draw:style-name="a2150" draw:name="Freeform 26">
            <svg:title/>
            <svg:desc/>
            <text:p text:style-name="a2148" text:class-names="" text:cond-style-name=""><text:span text:style-name="a2147"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566" draw:layer="Master1-bg" draw:style-name="a2154" draw:name="Freeform 27">
            <svg:title/>
            <svg:desc/>
            <text:p text:style-name="a2152" text:class-names="" text:cond-style-name=""><text:span text:style-name="a2151"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567" draw:layer="Master1-bg" draw:style-name="a2158" draw:name="Freeform 28">
            <svg:title/>
            <svg:desc/>
            <text:p text:style-name="a2156" text:class-names="" text:cond-style-name=""><text:span text:style-name="a215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568" draw:layer="Master1-bg" draw:style-name="a2162" draw:name="Freeform 29">
            <svg:title/>
            <svg:desc/>
            <text:p text:style-name="a2160" text:class-names="" text:cond-style-name=""><text:span text:style-name="a215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569" draw:layer="Master1-bg" draw:style-name="a2166" draw:name="Freeform 30">
            <svg:title/>
            <svg:desc/>
            <text:p text:style-name="a2164" text:class-names="" text:cond-style-name=""><text:span text:style-name="a2163"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570" draw:layer="Master1-bg" draw:style-name="a2170" draw:name="Freeform 31">
            <svg:title/>
            <svg:desc/>
            <text:p text:style-name="a2168" text:class-names="" text:cond-style-name=""><text:span text:style-name="a2167"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533">
          <svg:title/>
          <svg:desc/>
          <draw:custom-shape svg:x="12.55903in" svg:y="0in" svg:width="0.4566in" svg:height="0.56076in" draw:id="id534" draw:layer="Master1-bg" draw:style-name="a2027" draw:name="Freeform 32">
            <svg:title/>
            <svg:desc/>
            <text:p text:style-name="a2025" text:class-names="" text:cond-style-name=""><text:span text:style-name="a2024"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535" draw:layer="Master1-bg" draw:style-name="a2031" draw:name="Freeform 33">
            <svg:title/>
            <svg:desc/>
            <text:p text:style-name="a2029" text:class-names="" text:cond-style-name=""><text:span text:style-name="a2028"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536" draw:layer="Master1-bg" draw:style-name="a2035" draw:name="Freeform 34">
            <svg:title/>
            <svg:desc/>
            <text:p text:style-name="a2033" text:class-names="" text:cond-style-name=""><text:span text:style-name="a203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537" draw:layer="Master1-bg" draw:style-name="a2039" draw:name="Freeform 35">
            <svg:title/>
            <svg:desc/>
            <text:p text:style-name="a2037" text:class-names="" text:cond-style-name=""><text:span text:style-name="a2036"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538" draw:layer="Master1-bg" draw:style-name="a2043" draw:name="Freeform 36">
            <svg:title/>
            <svg:desc/>
            <text:p text:style-name="a2041" text:class-names="" text:cond-style-name=""><text:span text:style-name="a2040"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539" draw:layer="Master1-bg" draw:style-name="a2047" draw:name="Freeform 37">
            <svg:title/>
            <svg:desc/>
            <text:p text:style-name="a2045" text:class-names="" text:cond-style-name=""><text:span text:style-name="a2044"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540" draw:layer="Master1-bg" draw:style-name="a2051" draw:name="Freeform 38">
            <svg:title/>
            <svg:desc/>
            <text:p text:style-name="a2049" text:class-names="" text:cond-style-name=""><text:span text:style-name="a204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541" draw:layer="Master1-bg" draw:style-name="a2055" draw:name="Freeform 39">
            <svg:title/>
            <svg:desc/>
            <text:p text:style-name="a2053" text:class-names="" text:cond-style-name=""><text:span text:style-name="a2052"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542" draw:layer="Master1-bg" draw:style-name="a2059" draw:name="Freeform 40">
            <svg:title/>
            <svg:desc/>
            <text:p text:style-name="a2057" text:class-names="" text:cond-style-name=""><text:span text:style-name="a205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543" draw:layer="Master1-bg" draw:style-name="a2063" draw:name="Rectangle 19">
            <svg:title/>
            <svg:desc/>
            <text:p text:style-name="a2061" text:class-names="" text:cond-style-name=""><text:span text:style-name="a2060" text:class-names=""/></text:p>
            <draw:enhanced-geometry xmlns:dr3d="urn:oasis:names:tc:opendocument:xmlns:dr3d:1.0" draw:type="non-primitive" svg:viewBox="0 0 21600 21600" draw:enhanced-path="M 0 0 L 21600 0 21600 21600 0 21600 Z N"/>
          </draw:custom-shape>
        </draw:g>
      </draw:g>
      <draw:frame draw:id="id527" presentation:style-name="a2009" draw:name="Title 1" svg:x="1.24831in" svg:y="0.66667in" svg:width="10.83328in" svg:height="3.75in" presentation:class="title" presentation:placeholder="false">
        <draw:text-box>
          <text:p text:style-name="a2008" text:class-names="" text:cond-style-name=""><text:span text:style-name="a2007" text:class-names="">Click to edit Master title style</text:span></text:p>
        </draw:text-box>
        <svg:title/>
        <svg:desc/>
      </draw:frame>
      <draw:frame draw:id="id528" presentation:style-name="a2013" draw:name="Text Placeholder 3" svg:x="1.24826in" svg:y="4.83333in" svg:width="10.83165in" svg:height="1.5in" presentation:class="outline" presentation:placeholder="false">
        <draw:text-box>
          <text:list text:style-name="a2012">
            <text:list-item>
              <text:p text:style-name="a2011" text:class-names="" text:cond-style-name=""><text:span text:style-name="a2010" text:class-names="">Click to edit Master text styles</text:span></text:p>
            </text:list-item>
          </text:list>
        </draw:text-box>
        <svg:title/>
        <svg:desc/>
      </draw:frame>
      <draw:frame draw:id="id529" presentation:style-name="a2017" draw:name="Date Placeholder 4" svg:x="8.15499in" svg:y="6.43403in" svg:width="3in" svg:height="0.39931in" presentation:class="date-time" presentation:placeholder="false">
        <draw:text-box>
          <text:p text:style-name="a2016" text:class-names="" text:cond-style-name=""><text:span text:style-name="a2014" text:class-names=""><text:date text:fixed="false" style:data-style-name="a2015">6/10/2019</text:date></text:span></text:p>
        </draw:text-box>
        <svg:title/>
        <svg:desc/>
      </draw:frame>
      <draw:frame draw:id="id530" presentation:style-name="a2020" draw:name="Footer Placeholder 5" svg:x="1.24826in" svg:y="6.43403in" svg:width="6.82339in" svg:height="0.39931in" presentation:class="footer" presentation:placeholder="false">
        <draw:text-box>
          <text:p text:style-name="a2019" text:class-names="" text:cond-style-name=""><text:span text:style-name="a2018" text:class-names=""/></text:p>
        </draw:text-box>
        <svg:title/>
        <svg:desc/>
      </draw:frame>
      <draw:frame draw:id="id531" presentation:style-name="a2023" draw:name="Slide Number Placeholder 6" svg:x="11.23832in" svg:y="6.43403in" svg:width="0.84327in" svg:height="0.39931in" presentation:class="page-number" presentation:placeholder="false">
        <draw:text-box>
          <text:p text:style-name="a2022" text:class-names="" text:cond-style-name=""><text:span text:style-name="a2021" text:class-names=""><text:page-number style:num-format="1" text:fixed="false"/></text:span></text:p>
        </draw:text-box>
        <svg:title/>
        <svg:desc/>
      </draw:frame>
    </style:master-page>
    <style:master-page style:name="Master1-Layout12-cust-Quote-with-Caption" style:page-layout-name="pageLayout1" draw:style-name="a2172">
      <draw:frame draw:id="id571" draw:layer="Master1-bg" draw:style-name="a2173"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572">
        <svg:title/>
        <svg:desc/>
        <draw:g draw:name="Group 8" draw:id="id581">
          <svg:title/>
          <svg:desc/>
          <draw:custom-shape svg:x="0.125in" svg:y="0.00521in" svg:width="0.02604in" svg:height="2.38542in" draw:id="id593" draw:layer="Master1-bg" draw:style-name="a2244" draw:name="Rectangle 5">
            <svg:title/>
            <svg:desc/>
            <text:p text:style-name="a2242" text:class-names="" text:cond-style-name=""><text:span text:style-name="a2241"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594" draw:layer="Master1-bg" draw:style-name="a2248" draw:name="Freeform 6">
            <svg:title/>
            <svg:desc/>
            <text:p text:style-name="a2246" text:class-names="" text:cond-style-name=""><text:span text:style-name="a224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595" draw:layer="Master1-bg" draw:style-name="a2252" draw:name="Freeform 7">
            <svg:title/>
            <svg:desc/>
            <text:p text:style-name="a2250" text:class-names="" text:cond-style-name=""><text:span text:style-name="a224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596" draw:layer="Master1-bg" draw:style-name="a2256" draw:name="Freeform 8">
            <svg:title/>
            <svg:desc/>
            <text:p text:style-name="a2254" text:class-names="" text:cond-style-name=""><text:span text:style-name="a2253"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597" draw:layer="Master1-bg" draw:style-name="a2260" draw:name="Freeform 9">
            <svg:title/>
            <svg:desc/>
            <text:p text:style-name="a2258" text:class-names="" text:cond-style-name=""><text:span text:style-name="a2257"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598" draw:layer="Master1-bg" draw:style-name="a2264" draw:name="Freeform 10">
            <svg:title/>
            <svg:desc/>
            <text:p text:style-name="a2262" text:class-names="" text:cond-style-name=""><text:span text:style-name="a2261"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599" draw:layer="Master1-bg" draw:style-name="a2268" draw:name="Freeform 11">
            <svg:title/>
            <svg:desc/>
            <text:p text:style-name="a2266" text:class-names="" text:cond-style-name=""><text:span text:style-name="a2265"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600" draw:layer="Master1-bg" draw:style-name="a2272" draw:name="Freeform 12">
            <svg:title/>
            <svg:desc/>
            <text:p text:style-name="a2270" text:class-names="" text:cond-style-name=""><text:span text:style-name="a2269"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601" draw:layer="Master1-bg" draw:style-name="a2276" draw:name="Freeform 13">
            <svg:title/>
            <svg:desc/>
            <text:p text:style-name="a2274" text:class-names="" text:cond-style-name=""><text:span text:style-name="a227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602" draw:layer="Master1-bg" draw:style-name="a2280" draw:name="Freeform 14">
            <svg:title/>
            <svg:desc/>
            <text:p text:style-name="a2278" text:class-names="" text:cond-style-name=""><text:span text:style-name="a2277"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603" draw:layer="Master1-bg" draw:style-name="a2284" draw:name="Freeform 15">
            <svg:title/>
            <svg:desc/>
            <text:p text:style-name="a2282" text:class-names="" text:cond-style-name=""><text:span text:style-name="a2281"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604" draw:layer="Master1-bg" draw:style-name="a2287" draw:name="Line 16">
            <svg:title/>
            <svg:desc/>
            <text:p text:style-name="a2286" text:class-names="" text:cond-style-name=""><text:span text:style-name="a22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605" draw:layer="Master1-bg" draw:style-name="a2291" draw:name="Freeform 17">
            <svg:title/>
            <svg:desc/>
            <text:p text:style-name="a2289" text:class-names="" text:cond-style-name=""><text:span text:style-name="a2288"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606" draw:layer="Master1-bg" draw:style-name="a2295" draw:name="Freeform 18">
            <svg:title/>
            <svg:desc/>
            <text:p text:style-name="a2293" text:class-names="" text:cond-style-name=""><text:span text:style-name="a2292"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607" draw:layer="Master1-bg" draw:style-name="a2299" draw:name="Freeform 19">
            <svg:title/>
            <svg:desc/>
            <text:p text:style-name="a2297" text:class-names="" text:cond-style-name=""><text:span text:style-name="a2296"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608" draw:layer="Master1-bg" draw:style-name="a2303" draw:name="Freeform 20">
            <svg:title/>
            <svg:desc/>
            <text:p text:style-name="a2301" text:class-names="" text:cond-style-name=""><text:span text:style-name="a2300"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609" draw:layer="Master1-bg" draw:style-name="a2307" draw:name="Rectangle 21">
            <svg:title/>
            <svg:desc/>
            <text:p text:style-name="a2305" text:class-names="" text:cond-style-name=""><text:span text:style-name="a2304"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610" draw:layer="Master1-bg" draw:style-name="a2311" draw:name="Freeform 22">
            <svg:title/>
            <svg:desc/>
            <text:p text:style-name="a2309" text:class-names="" text:cond-style-name=""><text:span text:style-name="a2308"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611" draw:layer="Master1-bg" draw:style-name="a2315" draw:name="Freeform 23">
            <svg:title/>
            <svg:desc/>
            <text:p text:style-name="a2313" text:class-names="" text:cond-style-name=""><text:span text:style-name="a231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612" draw:layer="Master1-bg" draw:style-name="a2319" draw:name="Freeform 24">
            <svg:title/>
            <svg:desc/>
            <text:p text:style-name="a2317" text:class-names="" text:cond-style-name=""><text:span text:style-name="a2316"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613" draw:layer="Master1-bg" draw:style-name="a2323" draw:name="Freeform 25">
            <svg:title/>
            <svg:desc/>
            <text:p text:style-name="a2321" text:class-names="" text:cond-style-name=""><text:span text:style-name="a232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614" draw:layer="Master1-bg" draw:style-name="a2327" draw:name="Freeform 26">
            <svg:title/>
            <svg:desc/>
            <text:p text:style-name="a2325" text:class-names="" text:cond-style-name=""><text:span text:style-name="a2324"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615" draw:layer="Master1-bg" draw:style-name="a2331" draw:name="Freeform 27">
            <svg:title/>
            <svg:desc/>
            <text:p text:style-name="a2329" text:class-names="" text:cond-style-name=""><text:span text:style-name="a2328"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616" draw:layer="Master1-bg" draw:style-name="a2335" draw:name="Freeform 28">
            <svg:title/>
            <svg:desc/>
            <text:p text:style-name="a2333" text:class-names="" text:cond-style-name=""><text:span text:style-name="a233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617" draw:layer="Master1-bg" draw:style-name="a2339" draw:name="Freeform 29">
            <svg:title/>
            <svg:desc/>
            <text:p text:style-name="a2337" text:class-names="" text:cond-style-name=""><text:span text:style-name="a233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618" draw:layer="Master1-bg" draw:style-name="a2343" draw:name="Freeform 30">
            <svg:title/>
            <svg:desc/>
            <text:p text:style-name="a2341" text:class-names="" text:cond-style-name=""><text:span text:style-name="a2340"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619" draw:layer="Master1-bg" draw:style-name="a2347" draw:name="Freeform 31">
            <svg:title/>
            <svg:desc/>
            <text:p text:style-name="a2345" text:class-names="" text:cond-style-name=""><text:span text:style-name="a2344"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582">
          <svg:title/>
          <svg:desc/>
          <draw:custom-shape svg:x="12.55903in" svg:y="0in" svg:width="0.4566in" svg:height="0.56076in" draw:id="id583" draw:layer="Master1-bg" draw:style-name="a2204" draw:name="Freeform 32">
            <svg:title/>
            <svg:desc/>
            <text:p text:style-name="a2202" text:class-names="" text:cond-style-name=""><text:span text:style-name="a2201"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584" draw:layer="Master1-bg" draw:style-name="a2208" draw:name="Freeform 33">
            <svg:title/>
            <svg:desc/>
            <text:p text:style-name="a2206" text:class-names="" text:cond-style-name=""><text:span text:style-name="a2205"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585" draw:layer="Master1-bg" draw:style-name="a2212" draw:name="Freeform 34">
            <svg:title/>
            <svg:desc/>
            <text:p text:style-name="a2210" text:class-names="" text:cond-style-name=""><text:span text:style-name="a220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586" draw:layer="Master1-bg" draw:style-name="a2216" draw:name="Freeform 35">
            <svg:title/>
            <svg:desc/>
            <text:p text:style-name="a2214" text:class-names="" text:cond-style-name=""><text:span text:style-name="a2213"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587" draw:layer="Master1-bg" draw:style-name="a2220" draw:name="Freeform 36">
            <svg:title/>
            <svg:desc/>
            <text:p text:style-name="a2218" text:class-names="" text:cond-style-name=""><text:span text:style-name="a2217"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588" draw:layer="Master1-bg" draw:style-name="a2224" draw:name="Freeform 37">
            <svg:title/>
            <svg:desc/>
            <text:p text:style-name="a2222" text:class-names="" text:cond-style-name=""><text:span text:style-name="a2221"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589" draw:layer="Master1-bg" draw:style-name="a2228" draw:name="Freeform 38">
            <svg:title/>
            <svg:desc/>
            <text:p text:style-name="a2226" text:class-names="" text:cond-style-name=""><text:span text:style-name="a222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590" draw:layer="Master1-bg" draw:style-name="a2232" draw:name="Freeform 39">
            <svg:title/>
            <svg:desc/>
            <text:p text:style-name="a2230" text:class-names="" text:cond-style-name=""><text:span text:style-name="a2229"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591" draw:layer="Master1-bg" draw:style-name="a2236" draw:name="Freeform 40">
            <svg:title/>
            <svg:desc/>
            <text:p text:style-name="a2234" text:class-names="" text:cond-style-name=""><text:span text:style-name="a223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592" draw:layer="Master1-bg" draw:style-name="a2240" draw:name="Rectangle 22">
            <svg:title/>
            <svg:desc/>
            <text:p text:style-name="a2238" text:class-names="" text:cond-style-name=""><text:span text:style-name="a2237" text:class-names=""/></text:p>
            <draw:enhanced-geometry xmlns:dr3d="urn:oasis:names:tc:opendocument:xmlns:dr3d:1.0" draw:type="non-primitive" svg:viewBox="0 0 21600 21600" draw:enhanced-path="M 0 0 L 21600 0 21600 21600 0 21600 Z N"/>
          </draw:custom-shape>
        </draw:g>
      </draw:g>
      <draw:frame draw:id="id573" presentation:style-name="a2176" draw:name="Title 1" svg:x="1.5816in" svg:y="0.66667in" svg:width="10.17361in" svg:height="3.00572in" presentation:class="title" presentation:placeholder="false">
        <draw:text-box>
          <text:p text:style-name="a2175" text:class-names="" text:cond-style-name=""><text:span text:style-name="a2174" text:class-names="">Click to edit Master title style</text:span></text:p>
        </draw:text-box>
        <svg:title/>
        <svg:desc/>
      </draw:frame>
      <draw:frame draw:id="id574" presentation:style-name="a2180" draw:name="Text Placeholder 3" svg:x="1.88172in" svg:y="3.68062in" svg:width="9.57163in" svg:height="0.60036in" presentation:class="outline" presentation:placeholder="false">
        <draw:text-box>
          <text:list text:style-name="a2179">
            <text:list-item>
              <text:p text:style-name="a2178" text:class-names="" text:cond-style-name=""><text:span text:style-name="a2177" text:class-names="">Click to edit Master text styles</text:span></text:p>
            </text:list-item>
          </text:list>
        </draw:text-box>
        <svg:title/>
        <svg:desc/>
      </draw:frame>
      <draw:frame draw:id="id575" presentation:style-name="a2184" draw:name="Text Placeholder 3" svg:x="1.24826in" svg:y="4.71338in" svg:width="10.83334in" svg:height="1.62893in" presentation:class="outline" presentation:placeholder="false">
        <draw:text-box>
          <text:list text:style-name="a2183">
            <text:list-item>
              <text:p text:style-name="a2182" text:class-names="" text:cond-style-name=""><text:span text:style-name="a2181" text:class-names="">Click to edit Master text styles</text:span></text:p>
            </text:list-item>
          </text:list>
        </draw:text-box>
        <svg:title/>
        <svg:desc/>
      </draw:frame>
      <draw:frame draw:id="id576" presentation:style-name="a2188" draw:name="Date Placeholder 4" svg:x="8.15499in" svg:y="6.43403in" svg:width="3in" svg:height="0.39931in" presentation:class="date-time" presentation:placeholder="false">
        <draw:text-box>
          <text:p text:style-name="a2187" text:class-names="" text:cond-style-name=""><text:span text:style-name="a2185" text:class-names=""><text:date text:fixed="false" style:data-style-name="a2186">6/10/2019</text:date></text:span></text:p>
        </draw:text-box>
        <svg:title/>
        <svg:desc/>
      </draw:frame>
      <draw:frame draw:id="id577" presentation:style-name="a2191" draw:name="Footer Placeholder 5" svg:x="1.24826in" svg:y="6.43403in" svg:width="6.82339in" svg:height="0.39931in" presentation:class="footer" presentation:placeholder="false">
        <draw:text-box>
          <text:p text:style-name="a2190" text:class-names="" text:cond-style-name=""><text:span text:style-name="a2189" text:class-names=""/></text:p>
        </draw:text-box>
        <svg:title/>
        <svg:desc/>
      </draw:frame>
      <draw:frame draw:id="id578" presentation:style-name="a2194" draw:name="Slide Number Placeholder 6" svg:x="11.23832in" svg:y="6.43403in" svg:width="0.84327in" svg:height="0.39931in" presentation:class="page-number" presentation:placeholder="false">
        <draw:text-box>
          <text:p text:style-name="a2193" text:class-names="" text:cond-style-name=""><text:span text:style-name="a2192" text:class-names=""><text:page-number style:num-format="1" text:fixed="false"/></text:span></text:p>
        </draw:text-box>
        <svg:title/>
        <svg:desc/>
      </draw:frame>
      <draw:frame draw:id="id579" draw:style-name="a2197" draw:name="TextBox 59" svg:x="0.98809in" svg:y="0.80096in" svg:width="0.66667in" svg:height="0.63952in">
        <draw:text-box>
          <text:p text:style-name="a2196" text:class-names="" text:cond-style-name=""><text:span text:style-name="a2195" text:class-names="">“</text:span></text:p>
        </draw:text-box>
        <svg:title/>
        <svg:desc/>
      </draw:frame>
      <draw:frame draw:id="id580" draw:style-name="a2200" draw:name="TextBox 60" svg:x="11.52381in" svg:y="3.02381in" svg:width="0.66667in" svg:height="0.63952in">
        <draw:text-box>
          <text:p text:style-name="a2199" text:class-names="" text:cond-style-name=""><text:span text:style-name="a2198" text:class-names="">”</text:span></text:p>
        </draw:text-box>
        <svg:title/>
        <svg:desc/>
      </draw:frame>
    </style:master-page>
    <style:master-page style:name="Master1-Layout13-cust-Name-Card" style:page-layout-name="pageLayout1" draw:style-name="a2349">
      <draw:frame draw:id="id620" draw:layer="Master1-bg" draw:style-name="a2350"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621">
        <svg:title/>
        <svg:desc/>
        <draw:g draw:name="Group 8" draw:id="id627">
          <svg:title/>
          <svg:desc/>
          <draw:custom-shape svg:x="0.125in" svg:y="0.00521in" svg:width="0.02604in" svg:height="2.38542in" draw:id="id639" draw:layer="Master1-bg" draw:style-name="a2411" draw:name="Rectangle 5">
            <svg:title/>
            <svg:desc/>
            <text:p text:style-name="a2409" text:class-names="" text:cond-style-name=""><text:span text:style-name="a2408"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640" draw:layer="Master1-bg" draw:style-name="a2415" draw:name="Freeform 6">
            <svg:title/>
            <svg:desc/>
            <text:p text:style-name="a2413" text:class-names="" text:cond-style-name=""><text:span text:style-name="a241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641" draw:layer="Master1-bg" draw:style-name="a2419" draw:name="Freeform 7">
            <svg:title/>
            <svg:desc/>
            <text:p text:style-name="a2417" text:class-names="" text:cond-style-name=""><text:span text:style-name="a241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642" draw:layer="Master1-bg" draw:style-name="a2423" draw:name="Freeform 8">
            <svg:title/>
            <svg:desc/>
            <text:p text:style-name="a2421" text:class-names="" text:cond-style-name=""><text:span text:style-name="a2420"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643" draw:layer="Master1-bg" draw:style-name="a2427" draw:name="Freeform 9">
            <svg:title/>
            <svg:desc/>
            <text:p text:style-name="a2425" text:class-names="" text:cond-style-name=""><text:span text:style-name="a2424"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644" draw:layer="Master1-bg" draw:style-name="a2431" draw:name="Freeform 10">
            <svg:title/>
            <svg:desc/>
            <text:p text:style-name="a2429" text:class-names="" text:cond-style-name=""><text:span text:style-name="a2428"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645" draw:layer="Master1-bg" draw:style-name="a2435" draw:name="Freeform 11">
            <svg:title/>
            <svg:desc/>
            <text:p text:style-name="a2433" text:class-names="" text:cond-style-name=""><text:span text:style-name="a2432"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646" draw:layer="Master1-bg" draw:style-name="a2439" draw:name="Freeform 12">
            <svg:title/>
            <svg:desc/>
            <text:p text:style-name="a2437" text:class-names="" text:cond-style-name=""><text:span text:style-name="a2436"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647" draw:layer="Master1-bg" draw:style-name="a2443" draw:name="Freeform 13">
            <svg:title/>
            <svg:desc/>
            <text:p text:style-name="a2441" text:class-names="" text:cond-style-name=""><text:span text:style-name="a244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648" draw:layer="Master1-bg" draw:style-name="a2447" draw:name="Freeform 14">
            <svg:title/>
            <svg:desc/>
            <text:p text:style-name="a2445" text:class-names="" text:cond-style-name=""><text:span text:style-name="a2444"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649" draw:layer="Master1-bg" draw:style-name="a2451" draw:name="Freeform 15">
            <svg:title/>
            <svg:desc/>
            <text:p text:style-name="a2449" text:class-names="" text:cond-style-name=""><text:span text:style-name="a2448"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650" draw:layer="Master1-bg" draw:style-name="a2454" draw:name="Line 16">
            <svg:title/>
            <svg:desc/>
            <text:p text:style-name="a2453" text:class-names="" text:cond-style-name=""><text:span text:style-name="a24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651" draw:layer="Master1-bg" draw:style-name="a2458" draw:name="Freeform 17">
            <svg:title/>
            <svg:desc/>
            <text:p text:style-name="a2456" text:class-names="" text:cond-style-name=""><text:span text:style-name="a2455"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652" draw:layer="Master1-bg" draw:style-name="a2462" draw:name="Freeform 18">
            <svg:title/>
            <svg:desc/>
            <text:p text:style-name="a2460" text:class-names="" text:cond-style-name=""><text:span text:style-name="a2459"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653" draw:layer="Master1-bg" draw:style-name="a2466" draw:name="Freeform 19">
            <svg:title/>
            <svg:desc/>
            <text:p text:style-name="a2464" text:class-names="" text:cond-style-name=""><text:span text:style-name="a2463"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654" draw:layer="Master1-bg" draw:style-name="a2470" draw:name="Freeform 20">
            <svg:title/>
            <svg:desc/>
            <text:p text:style-name="a2468" text:class-names="" text:cond-style-name=""><text:span text:style-name="a2467"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655" draw:layer="Master1-bg" draw:style-name="a2474" draw:name="Rectangle 21">
            <svg:title/>
            <svg:desc/>
            <text:p text:style-name="a2472" text:class-names="" text:cond-style-name=""><text:span text:style-name="a2471"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656" draw:layer="Master1-bg" draw:style-name="a2478" draw:name="Freeform 22">
            <svg:title/>
            <svg:desc/>
            <text:p text:style-name="a2476" text:class-names="" text:cond-style-name=""><text:span text:style-name="a2475"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657" draw:layer="Master1-bg" draw:style-name="a2482" draw:name="Freeform 23">
            <svg:title/>
            <svg:desc/>
            <text:p text:style-name="a2480" text:class-names="" text:cond-style-name=""><text:span text:style-name="a2479"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658" draw:layer="Master1-bg" draw:style-name="a2486" draw:name="Freeform 24">
            <svg:title/>
            <svg:desc/>
            <text:p text:style-name="a2484" text:class-names="" text:cond-style-name=""><text:span text:style-name="a2483"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659" draw:layer="Master1-bg" draw:style-name="a2490" draw:name="Freeform 25">
            <svg:title/>
            <svg:desc/>
            <text:p text:style-name="a2488" text:class-names="" text:cond-style-name=""><text:span text:style-name="a248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660" draw:layer="Master1-bg" draw:style-name="a2494" draw:name="Freeform 26">
            <svg:title/>
            <svg:desc/>
            <text:p text:style-name="a2492" text:class-names="" text:cond-style-name=""><text:span text:style-name="a2491"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661" draw:layer="Master1-bg" draw:style-name="a2498" draw:name="Freeform 27">
            <svg:title/>
            <svg:desc/>
            <text:p text:style-name="a2496" text:class-names="" text:cond-style-name=""><text:span text:style-name="a2495"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662" draw:layer="Master1-bg" draw:style-name="a2502" draw:name="Freeform 28">
            <svg:title/>
            <svg:desc/>
            <text:p text:style-name="a2500" text:class-names="" text:cond-style-name=""><text:span text:style-name="a249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663" draw:layer="Master1-bg" draw:style-name="a2506" draw:name="Freeform 29">
            <svg:title/>
            <svg:desc/>
            <text:p text:style-name="a2504" text:class-names="" text:cond-style-name=""><text:span text:style-name="a250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664" draw:layer="Master1-bg" draw:style-name="a2510" draw:name="Freeform 30">
            <svg:title/>
            <svg:desc/>
            <text:p text:style-name="a2508" text:class-names="" text:cond-style-name=""><text:span text:style-name="a2507"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665" draw:layer="Master1-bg" draw:style-name="a2514" draw:name="Freeform 31">
            <svg:title/>
            <svg:desc/>
            <text:p text:style-name="a2512" text:class-names="" text:cond-style-name=""><text:span text:style-name="a2511"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628">
          <svg:title/>
          <svg:desc/>
          <draw:custom-shape svg:x="12.55903in" svg:y="0in" svg:width="0.4566in" svg:height="0.56076in" draw:id="id629" draw:layer="Master1-bg" draw:style-name="a2371" draw:name="Freeform 32">
            <svg:title/>
            <svg:desc/>
            <text:p text:style-name="a2369" text:class-names="" text:cond-style-name=""><text:span text:style-name="a2368"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630" draw:layer="Master1-bg" draw:style-name="a2375" draw:name="Freeform 33">
            <svg:title/>
            <svg:desc/>
            <text:p text:style-name="a2373" text:class-names="" text:cond-style-name=""><text:span text:style-name="a2372"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631" draw:layer="Master1-bg" draw:style-name="a2379" draw:name="Freeform 34">
            <svg:title/>
            <svg:desc/>
            <text:p text:style-name="a2377" text:class-names="" text:cond-style-name=""><text:span text:style-name="a2376"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632" draw:layer="Master1-bg" draw:style-name="a2383" draw:name="Freeform 35">
            <svg:title/>
            <svg:desc/>
            <text:p text:style-name="a2381" text:class-names="" text:cond-style-name=""><text:span text:style-name="a2380"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633" draw:layer="Master1-bg" draw:style-name="a2387" draw:name="Freeform 36">
            <svg:title/>
            <svg:desc/>
            <text:p text:style-name="a2385" text:class-names="" text:cond-style-name=""><text:span text:style-name="a2384"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634" draw:layer="Master1-bg" draw:style-name="a2391" draw:name="Freeform 37">
            <svg:title/>
            <svg:desc/>
            <text:p text:style-name="a2389" text:class-names="" text:cond-style-name=""><text:span text:style-name="a2388"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635" draw:layer="Master1-bg" draw:style-name="a2395" draw:name="Freeform 38">
            <svg:title/>
            <svg:desc/>
            <text:p text:style-name="a2393" text:class-names="" text:cond-style-name=""><text:span text:style-name="a239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636" draw:layer="Master1-bg" draw:style-name="a2399" draw:name="Freeform 39">
            <svg:title/>
            <svg:desc/>
            <text:p text:style-name="a2397" text:class-names="" text:cond-style-name=""><text:span text:style-name="a2396"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637" draw:layer="Master1-bg" draw:style-name="a2403" draw:name="Freeform 40">
            <svg:title/>
            <svg:desc/>
            <text:p text:style-name="a2401" text:class-names="" text:cond-style-name=""><text:span text:style-name="a240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638" draw:layer="Master1-bg" draw:style-name="a2407" draw:name="Rectangle 19">
            <svg:title/>
            <svg:desc/>
            <text:p text:style-name="a2405" text:class-names="" text:cond-style-name=""><text:span text:style-name="a2404" text:class-names=""/></text:p>
            <draw:enhanced-geometry xmlns:dr3d="urn:oasis:names:tc:opendocument:xmlns:dr3d:1.0" draw:type="non-primitive" svg:viewBox="0 0 21600 21600" draw:enhanced-path="M 0 0 L 21600 0 21600 21600 0 21600 Z N"/>
          </draw:custom-shape>
        </draw:g>
      </draw:g>
      <draw:frame draw:id="id622" presentation:style-name="a2353" draw:name="Title 1" svg:x="1.24826in" svg:y="2.33382in" svg:width="10.83333in" svg:height="2.74698in" presentation:class="title" presentation:placeholder="false">
        <draw:text-box>
          <text:p text:style-name="a2352" text:class-names="" text:cond-style-name=""><text:span text:style-name="a2351" text:class-names="">Click to edit Master title style</text:span></text:p>
        </draw:text-box>
        <svg:title/>
        <svg:desc/>
      </draw:frame>
      <draw:frame draw:id="id623" presentation:style-name="a2357" draw:name="Text Placeholder 3" svg:x="1.24821in" svg:y="5.09367in" svg:width="10.8317in" svg:height="1.24742in" presentation:class="outline" presentation:placeholder="false">
        <draw:text-box>
          <text:list text:style-name="a2356">
            <text:list-item>
              <text:p text:style-name="a2355" text:class-names="" text:cond-style-name=""><text:span text:style-name="a2354" text:class-names="">Click to edit Master text styles</text:span></text:p>
            </text:list-item>
          </text:list>
        </draw:text-box>
        <svg:title/>
        <svg:desc/>
      </draw:frame>
      <draw:frame draw:id="id624" presentation:style-name="a2361" draw:name="Date Placeholder 4" svg:x="8.15499in" svg:y="6.43403in" svg:width="3in" svg:height="0.39931in" presentation:class="date-time" presentation:placeholder="false">
        <draw:text-box>
          <text:p text:style-name="a2360" text:class-names="" text:cond-style-name=""><text:span text:style-name="a2358" text:class-names=""><text:date text:fixed="false" style:data-style-name="a2359">6/10/2019</text:date></text:span></text:p>
        </draw:text-box>
        <svg:title/>
        <svg:desc/>
      </draw:frame>
      <draw:frame draw:id="id625" presentation:style-name="a2364" draw:name="Footer Placeholder 5" svg:x="1.24826in" svg:y="6.43403in" svg:width="6.82339in" svg:height="0.39931in" presentation:class="footer" presentation:placeholder="false">
        <draw:text-box>
          <text:p text:style-name="a2363" text:class-names="" text:cond-style-name=""><text:span text:style-name="a2362" text:class-names=""/></text:p>
        </draw:text-box>
        <svg:title/>
        <svg:desc/>
      </draw:frame>
      <draw:frame draw:id="id626" presentation:style-name="a2367" draw:name="Slide Number Placeholder 6" svg:x="11.23832in" svg:y="6.43403in" svg:width="0.84327in" svg:height="0.39931in" presentation:class="page-number" presentation:placeholder="false">
        <draw:text-box>
          <text:p text:style-name="a2366" text:class-names="" text:cond-style-name=""><text:span text:style-name="a2365" text:class-names=""><text:page-number style:num-format="1" text:fixed="false"/></text:span></text:p>
        </draw:text-box>
        <svg:title/>
        <svg:desc/>
      </draw:frame>
    </style:master-page>
    <style:master-page style:name="Master1-Layout14-cust-3-Column" style:page-layout-name="pageLayout1" draw:style-name="a2516">
      <draw:frame draw:id="id666" draw:layer="Master1-bg" draw:style-name="a251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667">
        <svg:title/>
        <svg:desc/>
        <draw:g draw:name="Group 8" draw:id="id678">
          <svg:title/>
          <svg:desc/>
          <draw:custom-shape svg:x="0.125in" svg:y="0.00521in" svg:width="0.02604in" svg:height="2.38542in" draw:id="id690" draw:layer="Master1-bg" draw:style-name="a2598" draw:name="Rectangle 5">
            <svg:title/>
            <svg:desc/>
            <text:p text:style-name="a2596" text:class-names="" text:cond-style-name=""><text:span text:style-name="a2595"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691" draw:layer="Master1-bg" draw:style-name="a2602" draw:name="Freeform 6">
            <svg:title/>
            <svg:desc/>
            <text:p text:style-name="a2600" text:class-names="" text:cond-style-name=""><text:span text:style-name="a2599"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692" draw:layer="Master1-bg" draw:style-name="a2606" draw:name="Freeform 7">
            <svg:title/>
            <svg:desc/>
            <text:p text:style-name="a2604" text:class-names="" text:cond-style-name=""><text:span text:style-name="a260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693" draw:layer="Master1-bg" draw:style-name="a2610" draw:name="Freeform 8">
            <svg:title/>
            <svg:desc/>
            <text:p text:style-name="a2608" text:class-names="" text:cond-style-name=""><text:span text:style-name="a2607"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694" draw:layer="Master1-bg" draw:style-name="a2614" draw:name="Freeform 9">
            <svg:title/>
            <svg:desc/>
            <text:p text:style-name="a2612" text:class-names="" text:cond-style-name=""><text:span text:style-name="a2611"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695" draw:layer="Master1-bg" draw:style-name="a2618" draw:name="Freeform 10">
            <svg:title/>
            <svg:desc/>
            <text:p text:style-name="a2616" text:class-names="" text:cond-style-name=""><text:span text:style-name="a2615"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696" draw:layer="Master1-bg" draw:style-name="a2622" draw:name="Freeform 11">
            <svg:title/>
            <svg:desc/>
            <text:p text:style-name="a2620" text:class-names="" text:cond-style-name=""><text:span text:style-name="a2619"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697" draw:layer="Master1-bg" draw:style-name="a2626" draw:name="Freeform 12">
            <svg:title/>
            <svg:desc/>
            <text:p text:style-name="a2624" text:class-names="" text:cond-style-name=""><text:span text:style-name="a2623"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698" draw:layer="Master1-bg" draw:style-name="a2630" draw:name="Freeform 13">
            <svg:title/>
            <svg:desc/>
            <text:p text:style-name="a2628" text:class-names="" text:cond-style-name=""><text:span text:style-name="a262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699" draw:layer="Master1-bg" draw:style-name="a2634" draw:name="Freeform 14">
            <svg:title/>
            <svg:desc/>
            <text:p text:style-name="a2632" text:class-names="" text:cond-style-name=""><text:span text:style-name="a2631"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700" draw:layer="Master1-bg" draw:style-name="a2638" draw:name="Freeform 15">
            <svg:title/>
            <svg:desc/>
            <text:p text:style-name="a2636" text:class-names="" text:cond-style-name=""><text:span text:style-name="a2635"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701" draw:layer="Master1-bg" draw:style-name="a2641" draw:name="Line 16">
            <svg:title/>
            <svg:desc/>
            <text:p text:style-name="a2640" text:class-names="" text:cond-style-name=""><text:span text:style-name="a26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702" draw:layer="Master1-bg" draw:style-name="a2645" draw:name="Freeform 17">
            <svg:title/>
            <svg:desc/>
            <text:p text:style-name="a2643" text:class-names="" text:cond-style-name=""><text:span text:style-name="a2642"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703" draw:layer="Master1-bg" draw:style-name="a2649" draw:name="Freeform 18">
            <svg:title/>
            <svg:desc/>
            <text:p text:style-name="a2647" text:class-names="" text:cond-style-name=""><text:span text:style-name="a2646"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704" draw:layer="Master1-bg" draw:style-name="a2653" draw:name="Freeform 19">
            <svg:title/>
            <svg:desc/>
            <text:p text:style-name="a2651" text:class-names="" text:cond-style-name=""><text:span text:style-name="a2650"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705" draw:layer="Master1-bg" draw:style-name="a2657" draw:name="Freeform 20">
            <svg:title/>
            <svg:desc/>
            <text:p text:style-name="a2655" text:class-names="" text:cond-style-name=""><text:span text:style-name="a2654"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706" draw:layer="Master1-bg" draw:style-name="a2661" draw:name="Rectangle 21">
            <svg:title/>
            <svg:desc/>
            <text:p text:style-name="a2659" text:class-names="" text:cond-style-name=""><text:span text:style-name="a2658"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707" draw:layer="Master1-bg" draw:style-name="a2665" draw:name="Freeform 22">
            <svg:title/>
            <svg:desc/>
            <text:p text:style-name="a2663" text:class-names="" text:cond-style-name=""><text:span text:style-name="a2662"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708" draw:layer="Master1-bg" draw:style-name="a2669" draw:name="Freeform 23">
            <svg:title/>
            <svg:desc/>
            <text:p text:style-name="a2667" text:class-names="" text:cond-style-name=""><text:span text:style-name="a2666"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709" draw:layer="Master1-bg" draw:style-name="a2673" draw:name="Freeform 24">
            <svg:title/>
            <svg:desc/>
            <text:p text:style-name="a2671" text:class-names="" text:cond-style-name=""><text:span text:style-name="a2670"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710" draw:layer="Master1-bg" draw:style-name="a2677" draw:name="Freeform 25">
            <svg:title/>
            <svg:desc/>
            <text:p text:style-name="a2675" text:class-names="" text:cond-style-name=""><text:span text:style-name="a267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711" draw:layer="Master1-bg" draw:style-name="a2681" draw:name="Freeform 26">
            <svg:title/>
            <svg:desc/>
            <text:p text:style-name="a2679" text:class-names="" text:cond-style-name=""><text:span text:style-name="a2678"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712" draw:layer="Master1-bg" draw:style-name="a2685" draw:name="Freeform 27">
            <svg:title/>
            <svg:desc/>
            <text:p text:style-name="a2683" text:class-names="" text:cond-style-name=""><text:span text:style-name="a2682"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713" draw:layer="Master1-bg" draw:style-name="a2689" draw:name="Freeform 28">
            <svg:title/>
            <svg:desc/>
            <text:p text:style-name="a2687" text:class-names="" text:cond-style-name=""><text:span text:style-name="a268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714" draw:layer="Master1-bg" draw:style-name="a2693" draw:name="Freeform 29">
            <svg:title/>
            <svg:desc/>
            <text:p text:style-name="a2691" text:class-names="" text:cond-style-name=""><text:span text:style-name="a269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715" draw:layer="Master1-bg" draw:style-name="a2697" draw:name="Freeform 30">
            <svg:title/>
            <svg:desc/>
            <text:p text:style-name="a2695" text:class-names="" text:cond-style-name=""><text:span text:style-name="a2694"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716" draw:layer="Master1-bg" draw:style-name="a2701" draw:name="Freeform 31">
            <svg:title/>
            <svg:desc/>
            <text:p text:style-name="a2699" text:class-names="" text:cond-style-name=""><text:span text:style-name="a2698"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679">
          <svg:title/>
          <svg:desc/>
          <draw:custom-shape svg:x="12.55903in" svg:y="0in" svg:width="0.4566in" svg:height="0.56076in" draw:id="id680" draw:layer="Master1-bg" draw:style-name="a2558" draw:name="Freeform 32">
            <svg:title/>
            <svg:desc/>
            <text:p text:style-name="a2556" text:class-names="" text:cond-style-name=""><text:span text:style-name="a2555"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681" draw:layer="Master1-bg" draw:style-name="a2562" draw:name="Freeform 33">
            <svg:title/>
            <svg:desc/>
            <text:p text:style-name="a2560" text:class-names="" text:cond-style-name=""><text:span text:style-name="a2559"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682" draw:layer="Master1-bg" draw:style-name="a2566" draw:name="Freeform 34">
            <svg:title/>
            <svg:desc/>
            <text:p text:style-name="a2564" text:class-names="" text:cond-style-name=""><text:span text:style-name="a256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683" draw:layer="Master1-bg" draw:style-name="a2570" draw:name="Freeform 35">
            <svg:title/>
            <svg:desc/>
            <text:p text:style-name="a2568" text:class-names="" text:cond-style-name=""><text:span text:style-name="a2567"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684" draw:layer="Master1-bg" draw:style-name="a2574" draw:name="Freeform 36">
            <svg:title/>
            <svg:desc/>
            <text:p text:style-name="a2572" text:class-names="" text:cond-style-name=""><text:span text:style-name="a2571"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685" draw:layer="Master1-bg" draw:style-name="a2578" draw:name="Freeform 37">
            <svg:title/>
            <svg:desc/>
            <text:p text:style-name="a2576" text:class-names="" text:cond-style-name=""><text:span text:style-name="a2575"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686" draw:layer="Master1-bg" draw:style-name="a2582" draw:name="Freeform 38">
            <svg:title/>
            <svg:desc/>
            <text:p text:style-name="a2580" text:class-names="" text:cond-style-name=""><text:span text:style-name="a257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687" draw:layer="Master1-bg" draw:style-name="a2586" draw:name="Freeform 39">
            <svg:title/>
            <svg:desc/>
            <text:p text:style-name="a2584" text:class-names="" text:cond-style-name=""><text:span text:style-name="a2583"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688" draw:layer="Master1-bg" draw:style-name="a2590" draw:name="Freeform 40">
            <svg:title/>
            <svg:desc/>
            <text:p text:style-name="a2588" text:class-names="" text:cond-style-name=""><text:span text:style-name="a2587"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689" draw:layer="Master1-bg" draw:style-name="a2594" draw:name="Rectangle 24">
            <svg:title/>
            <svg:desc/>
            <text:p text:style-name="a2592" text:class-names="" text:cond-style-name=""><text:span text:style-name="a2591" text:class-names=""/></text:p>
            <draw:enhanced-geometry xmlns:dr3d="urn:oasis:names:tc:opendocument:xmlns:dr3d:1.0" draw:type="non-primitive" svg:viewBox="0 0 21600 21600" draw:enhanced-path="M 0 0 L 21600 0 21600 21600 0 21600 Z N"/>
          </draw:custom-shape>
        </draw:g>
      </draw:g>
      <draw:frame draw:id="id668" presentation:style-name="a2520" draw:name="Title 1" svg:x="1.24826in" svg:y="0.66667in" svg:width="10.83333in" svg:height="2.08333in" presentation:class="title" presentation:placeholder="false">
        <draw:text-box>
          <text:p text:style-name="a2519" text:class-names="" text:cond-style-name=""><text:span text:style-name="a2518" text:class-names="">Click to edit Master title style</text:span></text:p>
        </draw:text-box>
        <svg:title/>
        <svg:desc/>
      </draw:frame>
      <draw:frame draw:id="id669" presentation:style-name="a2524" draw:name="Text Placeholder 2" svg:x="1.24826in" svg:y="2.92483in" svg:width="3.49617in" svg:height="0.75in" presentation:class="outline" presentation:placeholder="false">
        <draw:text-box>
          <text:list text:style-name="a2523">
            <text:list-item>
              <text:p text:style-name="a2522" text:class-names="" text:cond-style-name=""><text:span text:style-name="a2521" text:class-names="">Click to edit Master text styles</text:span></text:p>
            </text:list-item>
          </text:list>
        </draw:text-box>
        <svg:title/>
        <svg:desc/>
      </draw:frame>
      <draw:frame draw:id="id670" presentation:style-name="a2528" draw:name="Text Placeholder 3" svg:x="1.23351in" svg:y="3.67483in" svg:width="3.50912in" svg:height="2.6585in" presentation:class="outline" presentation:placeholder="false">
        <draw:text-box>
          <text:list text:style-name="a2527">
            <text:list-item>
              <text:p text:style-name="a2526" text:class-names="" text:cond-style-name=""><text:span text:style-name="a2525" text:class-names="">Click to edit Master text styles</text:span></text:p>
            </text:list-item>
          </text:list>
        </draw:text-box>
        <svg:title/>
        <svg:desc/>
      </draw:frame>
      <draw:frame draw:id="id671" presentation:style-name="a2532" draw:name="Text Placeholder 4" svg:x="4.93741in" svg:y="2.9283in" svg:width="3.48249in" svg:height="0.75in" presentation:class="outline" presentation:placeholder="false">
        <draw:text-box>
          <text:list text:style-name="a2531">
            <text:list-item>
              <text:p text:style-name="a2530" text:class-names="" text:cond-style-name=""><text:span text:style-name="a2529" text:class-names="">Click to edit Master text styles</text:span></text:p>
            </text:list-item>
          </text:list>
        </draw:text-box>
        <svg:title/>
        <svg:desc/>
      </draw:frame>
      <draw:frame draw:id="id672" presentation:style-name="a2536" draw:name="Text Placeholder 3" svg:x="4.92587in" svg:y="3.6783in" svg:width="3.495in" svg:height="2.6585in" presentation:class="outline" presentation:placeholder="false">
        <draw:text-box>
          <text:list text:style-name="a2535">
            <text:list-item>
              <text:p text:style-name="a2534" text:class-names="" text:cond-style-name=""><text:span text:style-name="a2533" text:class-names="">Click to edit Master text styles</text:span></text:p>
            </text:list-item>
          </text:list>
        </draw:text-box>
        <svg:title/>
        <svg:desc/>
      </draw:frame>
      <draw:frame draw:id="id673" presentation:style-name="a2540" draw:name="Text Placeholder 4" svg:x="8.58753in" svg:y="2.92483in" svg:width="3.49406in" svg:height="0.75in" presentation:class="outline" presentation:placeholder="false">
        <draw:text-box>
          <text:list text:style-name="a2539">
            <text:list-item>
              <text:p text:style-name="a2538" text:class-names="" text:cond-style-name=""><text:span text:style-name="a2537" text:class-names="">Click to edit Master text styles</text:span></text:p>
            </text:list-item>
          </text:list>
        </draw:text-box>
        <svg:title/>
        <svg:desc/>
      </draw:frame>
      <draw:frame draw:id="id674" presentation:style-name="a2544" draw:name="Text Placeholder 3" svg:x="8.58753in" svg:y="3.67483in" svg:width="3.49406in" svg:height="2.6585in" presentation:class="outline" presentation:placeholder="false">
        <draw:text-box>
          <text:list text:style-name="a2543">
            <text:list-item>
              <text:p text:style-name="a2542" text:class-names="" text:cond-style-name=""><text:span text:style-name="a2541" text:class-names="">Click to edit Master text styles</text:span></text:p>
            </text:list-item>
          </text:list>
        </draw:text-box>
        <svg:title/>
        <svg:desc/>
      </draw:frame>
      <draw:frame draw:id="id675" presentation:style-name="a2548" draw:name="Date Placeholder 2" svg:x="8.15499in" svg:y="6.43403in" svg:width="3in" svg:height="0.39931in" presentation:class="date-time" presentation:placeholder="false">
        <draw:text-box>
          <text:p text:style-name="a2547" text:class-names="" text:cond-style-name=""><text:span text:style-name="a2545" text:class-names=""><text:date text:fixed="false" style:data-style-name="a2546">6/10/2019</text:date></text:span></text:p>
        </draw:text-box>
        <svg:title/>
        <svg:desc/>
      </draw:frame>
      <draw:frame draw:id="id676" presentation:style-name="a2551" draw:name="Footer Placeholder 3" svg:x="1.24826in" svg:y="6.43403in" svg:width="6.82339in" svg:height="0.39931in" presentation:class="footer" presentation:placeholder="false">
        <draw:text-box>
          <text:p text:style-name="a2550" text:class-names="" text:cond-style-name=""><text:span text:style-name="a2549" text:class-names=""/></text:p>
        </draw:text-box>
        <svg:title/>
        <svg:desc/>
      </draw:frame>
      <draw:frame draw:id="id677" presentation:style-name="a2554" draw:name="Slide Number Placeholder 4" svg:x="11.23832in" svg:y="6.43403in" svg:width="0.84327in" svg:height="0.39931in" presentation:class="page-number" presentation:placeholder="false">
        <draw:text-box>
          <text:p text:style-name="a2553" text:class-names="" text:cond-style-name=""><text:span text:style-name="a2552" text:class-names=""><text:page-number style:num-format="1" text:fixed="false"/></text:span></text:p>
        </draw:text-box>
        <svg:title/>
        <svg:desc/>
      </draw:frame>
    </style:master-page>
    <style:master-page style:name="Master1-Layout15-cust-3-Picture-Column" style:page-layout-name="pageLayout1" draw:style-name="a2703">
      <draw:frame draw:id="id717" draw:layer="Master1-bg" draw:style-name="a2704"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718">
        <svg:title/>
        <svg:desc/>
        <draw:g draw:name="Group 8" draw:id="id732">
          <svg:title/>
          <svg:desc/>
          <draw:custom-shape svg:x="0.125in" svg:y="0.00521in" svg:width="0.02604in" svg:height="2.38542in" draw:id="id744" draw:layer="Master1-bg" draw:style-name="a2794" draw:name="Rectangle 5">
            <svg:title/>
            <svg:desc/>
            <text:p text:style-name="a2792" text:class-names="" text:cond-style-name=""><text:span text:style-name="a2791"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745" draw:layer="Master1-bg" draw:style-name="a2798" draw:name="Freeform 6">
            <svg:title/>
            <svg:desc/>
            <text:p text:style-name="a2796" text:class-names="" text:cond-style-name=""><text:span text:style-name="a2795"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746" draw:layer="Master1-bg" draw:style-name="a2802" draw:name="Freeform 7">
            <svg:title/>
            <svg:desc/>
            <text:p text:style-name="a2800" text:class-names="" text:cond-style-name=""><text:span text:style-name="a2799"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747" draw:layer="Master1-bg" draw:style-name="a2806" draw:name="Freeform 8">
            <svg:title/>
            <svg:desc/>
            <text:p text:style-name="a2804" text:class-names="" text:cond-style-name=""><text:span text:style-name="a2803"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748" draw:layer="Master1-bg" draw:style-name="a2810" draw:name="Freeform 9">
            <svg:title/>
            <svg:desc/>
            <text:p text:style-name="a2808" text:class-names="" text:cond-style-name=""><text:span text:style-name="a2807"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749" draw:layer="Master1-bg" draw:style-name="a2814" draw:name="Freeform 10">
            <svg:title/>
            <svg:desc/>
            <text:p text:style-name="a2812" text:class-names="" text:cond-style-name=""><text:span text:style-name="a2811"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750" draw:layer="Master1-bg" draw:style-name="a2818" draw:name="Freeform 11">
            <svg:title/>
            <svg:desc/>
            <text:p text:style-name="a2816" text:class-names="" text:cond-style-name=""><text:span text:style-name="a2815"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751" draw:layer="Master1-bg" draw:style-name="a2822" draw:name="Freeform 12">
            <svg:title/>
            <svg:desc/>
            <text:p text:style-name="a2820" text:class-names="" text:cond-style-name=""><text:span text:style-name="a2819"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752" draw:layer="Master1-bg" draw:style-name="a2826" draw:name="Freeform 13">
            <svg:title/>
            <svg:desc/>
            <text:p text:style-name="a2824" text:class-names="" text:cond-style-name=""><text:span text:style-name="a282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753" draw:layer="Master1-bg" draw:style-name="a2830" draw:name="Freeform 14">
            <svg:title/>
            <svg:desc/>
            <text:p text:style-name="a2828" text:class-names="" text:cond-style-name=""><text:span text:style-name="a2827"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754" draw:layer="Master1-bg" draw:style-name="a2834" draw:name="Freeform 15">
            <svg:title/>
            <svg:desc/>
            <text:p text:style-name="a2832" text:class-names="" text:cond-style-name=""><text:span text:style-name="a2831"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755" draw:layer="Master1-bg" draw:style-name="a2837" draw:name="Line 16">
            <svg:title/>
            <svg:desc/>
            <text:p text:style-name="a2836" text:class-names="" text:cond-style-name=""><text:span text:style-name="a28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756" draw:layer="Master1-bg" draw:style-name="a2841" draw:name="Freeform 17">
            <svg:title/>
            <svg:desc/>
            <text:p text:style-name="a2839" text:class-names="" text:cond-style-name=""><text:span text:style-name="a2838"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757" draw:layer="Master1-bg" draw:style-name="a2845" draw:name="Freeform 18">
            <svg:title/>
            <svg:desc/>
            <text:p text:style-name="a2843" text:class-names="" text:cond-style-name=""><text:span text:style-name="a2842"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758" draw:layer="Master1-bg" draw:style-name="a2849" draw:name="Freeform 19">
            <svg:title/>
            <svg:desc/>
            <text:p text:style-name="a2847" text:class-names="" text:cond-style-name=""><text:span text:style-name="a2846"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759" draw:layer="Master1-bg" draw:style-name="a2853" draw:name="Freeform 20">
            <svg:title/>
            <svg:desc/>
            <text:p text:style-name="a2851" text:class-names="" text:cond-style-name=""><text:span text:style-name="a2850"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760" draw:layer="Master1-bg" draw:style-name="a2857" draw:name="Rectangle 21">
            <svg:title/>
            <svg:desc/>
            <text:p text:style-name="a2855" text:class-names="" text:cond-style-name=""><text:span text:style-name="a2854"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761" draw:layer="Master1-bg" draw:style-name="a2861" draw:name="Freeform 22">
            <svg:title/>
            <svg:desc/>
            <text:p text:style-name="a2859" text:class-names="" text:cond-style-name=""><text:span text:style-name="a2858"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762" draw:layer="Master1-bg" draw:style-name="a2865" draw:name="Freeform 23">
            <svg:title/>
            <svg:desc/>
            <text:p text:style-name="a2863" text:class-names="" text:cond-style-name=""><text:span text:style-name="a2862"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763" draw:layer="Master1-bg" draw:style-name="a2869" draw:name="Freeform 24">
            <svg:title/>
            <svg:desc/>
            <text:p text:style-name="a2867" text:class-names="" text:cond-style-name=""><text:span text:style-name="a2866"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764" draw:layer="Master1-bg" draw:style-name="a2873" draw:name="Freeform 25">
            <svg:title/>
            <svg:desc/>
            <text:p text:style-name="a2871" text:class-names="" text:cond-style-name=""><text:span text:style-name="a2870"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765" draw:layer="Master1-bg" draw:style-name="a2877" draw:name="Freeform 26">
            <svg:title/>
            <svg:desc/>
            <text:p text:style-name="a2875" text:class-names="" text:cond-style-name=""><text:span text:style-name="a2874"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766" draw:layer="Master1-bg" draw:style-name="a2881" draw:name="Freeform 27">
            <svg:title/>
            <svg:desc/>
            <text:p text:style-name="a2879" text:class-names="" text:cond-style-name=""><text:span text:style-name="a2878"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767" draw:layer="Master1-bg" draw:style-name="a2885" draw:name="Freeform 28">
            <svg:title/>
            <svg:desc/>
            <text:p text:style-name="a2883" text:class-names="" text:cond-style-name=""><text:span text:style-name="a288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768" draw:layer="Master1-bg" draw:style-name="a2889" draw:name="Freeform 29">
            <svg:title/>
            <svg:desc/>
            <text:p text:style-name="a2887" text:class-names="" text:cond-style-name=""><text:span text:style-name="a2886"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769" draw:layer="Master1-bg" draw:style-name="a2893" draw:name="Freeform 30">
            <svg:title/>
            <svg:desc/>
            <text:p text:style-name="a2891" text:class-names="" text:cond-style-name=""><text:span text:style-name="a2890"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770" draw:layer="Master1-bg" draw:style-name="a2897" draw:name="Freeform 31">
            <svg:title/>
            <svg:desc/>
            <text:p text:style-name="a2895" text:class-names="" text:cond-style-name=""><text:span text:style-name="a2894"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733">
          <svg:title/>
          <svg:desc/>
          <draw:custom-shape svg:x="12.55903in" svg:y="0in" svg:width="0.4566in" svg:height="0.56076in" draw:id="id734" draw:layer="Master1-bg" draw:style-name="a2754" draw:name="Freeform 32">
            <svg:title/>
            <svg:desc/>
            <text:p text:style-name="a2752" text:class-names="" text:cond-style-name=""><text:span text:style-name="a2751"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735" draw:layer="Master1-bg" draw:style-name="a2758" draw:name="Freeform 33">
            <svg:title/>
            <svg:desc/>
            <text:p text:style-name="a2756" text:class-names="" text:cond-style-name=""><text:span text:style-name="a2755"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736" draw:layer="Master1-bg" draw:style-name="a2762" draw:name="Freeform 34">
            <svg:title/>
            <svg:desc/>
            <text:p text:style-name="a2760" text:class-names="" text:cond-style-name=""><text:span text:style-name="a275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737" draw:layer="Master1-bg" draw:style-name="a2766" draw:name="Freeform 35">
            <svg:title/>
            <svg:desc/>
            <text:p text:style-name="a2764" text:class-names="" text:cond-style-name=""><text:span text:style-name="a2763"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738" draw:layer="Master1-bg" draw:style-name="a2770" draw:name="Freeform 36">
            <svg:title/>
            <svg:desc/>
            <text:p text:style-name="a2768" text:class-names="" text:cond-style-name=""><text:span text:style-name="a2767"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739" draw:layer="Master1-bg" draw:style-name="a2774" draw:name="Freeform 37">
            <svg:title/>
            <svg:desc/>
            <text:p text:style-name="a2772" text:class-names="" text:cond-style-name=""><text:span text:style-name="a2771"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740" draw:layer="Master1-bg" draw:style-name="a2778" draw:name="Freeform 38">
            <svg:title/>
            <svg:desc/>
            <text:p text:style-name="a2776" text:class-names="" text:cond-style-name=""><text:span text:style-name="a2775"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741" draw:layer="Master1-bg" draw:style-name="a2782" draw:name="Freeform 39">
            <svg:title/>
            <svg:desc/>
            <text:p text:style-name="a2780" text:class-names="" text:cond-style-name=""><text:span text:style-name="a2779"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742" draw:layer="Master1-bg" draw:style-name="a2786" draw:name="Freeform 40">
            <svg:title/>
            <svg:desc/>
            <text:p text:style-name="a2784" text:class-names="" text:cond-style-name=""><text:span text:style-name="a2783"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743" draw:layer="Master1-bg" draw:style-name="a2790" draw:name="Rectangle 27">
            <svg:title/>
            <svg:desc/>
            <text:p text:style-name="a2788" text:class-names="" text:cond-style-name=""><text:span text:style-name="a2787" text:class-names=""/></text:p>
            <draw:enhanced-geometry xmlns:dr3d="urn:oasis:names:tc:opendocument:xmlns:dr3d:1.0" draw:type="non-primitive" svg:viewBox="0 0 21600 21600" draw:enhanced-path="M 0 0 L 21600 0 21600 21600 0 21600 Z N"/>
          </draw:custom-shape>
        </draw:g>
      </draw:g>
      <draw:frame draw:id="id719" presentation:style-name="a2707" draw:name="Title 1" svg:x="1.24826in" svg:y="0.66667in" svg:width="10.83333in" svg:height="2.08333in" presentation:class="title" presentation:placeholder="false">
        <draw:text-box>
          <text:p text:style-name="a2706" text:class-names="" text:cond-style-name=""><text:span text:style-name="a2705" text:class-names="">Click to edit Master title style</text:span></text:p>
        </draw:text-box>
        <svg:title/>
        <svg:desc/>
      </draw:frame>
      <draw:frame draw:id="id720" presentation:style-name="a2711" draw:name="Text Placeholder 2" svg:x="1.24826in" svg:y="4.81692in" svg:width="3.49436in" svg:height="0.63021in" presentation:class="outline" presentation:placeholder="false">
        <draw:text-box>
          <text:list text:style-name="a2710">
            <text:list-item>
              <text:p text:style-name="a2709" text:class-names="" text:cond-style-name=""><text:span text:style-name="a2708" text:class-names="">Click to edit Master text styles</text:span></text:p>
            </text:list-item>
          </text:list>
        </draw:text-box>
        <svg:title/>
        <svg:desc/>
      </draw:frame>
      <draw:frame draw:id="id721" presentation:style-name="a2714" draw:name="Picture Placeholder 2" svg:x="1.24826in" svg:y="2.91666in" svg:width="3.49436in" svg:height="1.66667in" presentation:class="graphic" presentation:placeholder="false">
        <draw:text-box>
          <text:p text:style-name="a2713" text:class-names="" text:cond-style-name=""><text:span text:style-name="a2712" text:class-names="">Click icon to add picture</text:span></text:p>
        </draw:text-box>
        <svg:title/>
        <svg:desc/>
      </draw:frame>
      <draw:frame draw:id="id722" presentation:style-name="a2718" draw:name="Text Placeholder 3" svg:x="1.24826in" svg:y="5.44713in" svg:width="3.49436in" svg:height="0.8944in" presentation:class="outline" presentation:placeholder="false">
        <draw:text-box>
          <text:list text:style-name="a2717">
            <text:list-item>
              <text:p text:style-name="a2716" text:class-names="" text:cond-style-name=""><text:span text:style-name="a2715" text:class-names="">Click to edit Master text styles</text:span></text:p>
            </text:list-item>
          </text:list>
        </draw:text-box>
        <svg:title/>
        <svg:desc/>
      </draw:frame>
      <draw:frame draw:id="id723" presentation:style-name="a2722" draw:name="Text Placeholder 4" svg:x="4.90929in" svg:y="4.81692in" svg:width="3.5in" svg:height="0.63021in" presentation:class="outline" presentation:placeholder="false">
        <draw:text-box>
          <text:list text:style-name="a2721">
            <text:list-item>
              <text:p text:style-name="a2720" text:class-names="" text:cond-style-name=""><text:span text:style-name="a2719" text:class-names="">Click to edit Master text styles</text:span></text:p>
            </text:list-item>
          </text:list>
        </draw:text-box>
        <svg:title/>
        <svg:desc/>
      </draw:frame>
      <draw:frame draw:id="id724" presentation:style-name="a2725" draw:name="Picture Placeholder 2" svg:x="4.90929in" svg:y="2.91666in" svg:width="3.4984in" svg:height="1.66667in" presentation:class="graphic" presentation:placeholder="false">
        <draw:text-box>
          <text:p text:style-name="a2724" text:class-names="" text:cond-style-name=""><text:span text:style-name="a2723" text:class-names="">Click icon to add picture</text:span></text:p>
        </draw:text-box>
        <svg:title/>
        <svg:desc/>
      </draw:frame>
      <draw:frame draw:id="id725" presentation:style-name="a2729" draw:name="Text Placeholder 3" svg:x="4.90769in" svg:y="5.44713in" svg:width="3.5in" svg:height="0.8862in" presentation:class="outline" presentation:placeholder="false">
        <draw:text-box>
          <text:list text:style-name="a2728">
            <text:list-item>
              <text:p text:style-name="a2727" text:class-names="" text:cond-style-name=""><text:span text:style-name="a2726" text:class-names="">Click to edit Master text styles</text:span></text:p>
            </text:list-item>
          </text:list>
        </draw:text-box>
        <svg:title/>
        <svg:desc/>
      </draw:frame>
      <draw:frame draw:id="id726" presentation:style-name="a2733" draw:name="Text Placeholder 4" svg:x="8.58767in" svg:y="4.81692in" svg:width="3.48944in" svg:height="0.63021in" presentation:class="outline" presentation:placeholder="false">
        <draw:text-box>
          <text:list text:style-name="a2732">
            <text:list-item>
              <text:p text:style-name="a2731" text:class-names="" text:cond-style-name=""><text:span text:style-name="a2730" text:class-names="">Click to edit Master text styles</text:span></text:p>
            </text:list-item>
          </text:list>
        </draw:text-box>
        <svg:title/>
        <svg:desc/>
      </draw:frame>
      <draw:frame draw:id="id727" presentation:style-name="a2736" draw:name="Picture Placeholder 2" svg:x="8.58753in" svg:y="2.91666in" svg:width="3.49406in" svg:height="1.66667in" presentation:class="graphic" presentation:placeholder="false">
        <draw:text-box>
          <text:p text:style-name="a2735" text:class-names="" text:cond-style-name=""><text:span text:style-name="a2734" text:class-names="">Click icon to add picture</text:span></text:p>
        </draw:text-box>
        <svg:title/>
        <svg:desc/>
      </draw:frame>
      <draw:frame draw:id="id728" presentation:style-name="a2740" draw:name="Text Placeholder 3" svg:x="8.58753in" svg:y="5.44713in" svg:width="3.49406in" svg:height="0.8862in" presentation:class="outline" presentation:placeholder="false">
        <draw:text-box>
          <text:list text:style-name="a2739">
            <text:list-item>
              <text:p text:style-name="a2738" text:class-names="" text:cond-style-name=""><text:span text:style-name="a2737" text:class-names="">Click to edit Master text styles</text:span></text:p>
            </text:list-item>
          </text:list>
        </draw:text-box>
        <svg:title/>
        <svg:desc/>
      </draw:frame>
      <draw:frame draw:id="id729" presentation:style-name="a2744" draw:name="Date Placeholder 2" svg:x="8.15499in" svg:y="6.43403in" svg:width="3in" svg:height="0.39931in" presentation:class="date-time" presentation:placeholder="false">
        <draw:text-box>
          <text:p text:style-name="a2743" text:class-names="" text:cond-style-name=""><text:span text:style-name="a2741" text:class-names=""><text:date text:fixed="false" style:data-style-name="a2742">6/10/2019</text:date></text:span></text:p>
        </draw:text-box>
        <svg:title/>
        <svg:desc/>
      </draw:frame>
      <draw:frame draw:id="id730" presentation:style-name="a2747" draw:name="Footer Placeholder 3" svg:x="1.24826in" svg:y="6.43403in" svg:width="6.82339in" svg:height="0.39931in" presentation:class="footer" presentation:placeholder="false">
        <draw:text-box>
          <text:p text:style-name="a2746" text:class-names="" text:cond-style-name=""><text:span text:style-name="a2745" text:class-names=""/></text:p>
        </draw:text-box>
        <svg:title/>
        <svg:desc/>
      </draw:frame>
      <draw:frame draw:id="id731" presentation:style-name="a2750" draw:name="Slide Number Placeholder 4" svg:x="11.23832in" svg:y="6.43403in" svg:width="0.84327in" svg:height="0.39931in" presentation:class="page-number" presentation:placeholder="false">
        <draw:text-box>
          <text:p text:style-name="a2749" text:class-names="" text:cond-style-name=""><text:span text:style-name="a2748" text:class-names=""><text:page-number style:num-format="1" text:fixed="false"/></text:span></text:p>
        </draw:text-box>
        <svg:title/>
        <svg:desc/>
      </draw:frame>
    </style:master-page>
    <style:master-page style:name="Master1-Layout16-vertTx-Title-and-Vertical-Text" style:page-layout-name="pageLayout1" draw:style-name="a2899">
      <draw:frame draw:id="id771" draw:layer="Master1-bg" draw:style-name="a2900"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772">
        <svg:title/>
        <svg:desc/>
        <draw:g draw:name="Group 8" draw:id="id778">
          <svg:title/>
          <svg:desc/>
          <draw:custom-shape svg:x="0.125in" svg:y="0.00521in" svg:width="0.02604in" svg:height="2.38542in" draw:id="id790" draw:layer="Master1-bg" draw:style-name="a2973" draw:name="Rectangle 5">
            <svg:title/>
            <svg:desc/>
            <text:p text:style-name="a2971" text:class-names="" text:cond-style-name=""><text:span text:style-name="a2970"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791" draw:layer="Master1-bg" draw:style-name="a2977" draw:name="Freeform 6">
            <svg:title/>
            <svg:desc/>
            <text:p text:style-name="a2975" text:class-names="" text:cond-style-name=""><text:span text:style-name="a2974"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792" draw:layer="Master1-bg" draw:style-name="a2981" draw:name="Freeform 7">
            <svg:title/>
            <svg:desc/>
            <text:p text:style-name="a2979" text:class-names="" text:cond-style-name=""><text:span text:style-name="a2978"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793" draw:layer="Master1-bg" draw:style-name="a2985" draw:name="Freeform 8">
            <svg:title/>
            <svg:desc/>
            <text:p text:style-name="a2983" text:class-names="" text:cond-style-name=""><text:span text:style-name="a2982"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794" draw:layer="Master1-bg" draw:style-name="a2989" draw:name="Freeform 9">
            <svg:title/>
            <svg:desc/>
            <text:p text:style-name="a2987" text:class-names="" text:cond-style-name=""><text:span text:style-name="a2986"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795" draw:layer="Master1-bg" draw:style-name="a2993" draw:name="Freeform 10">
            <svg:title/>
            <svg:desc/>
            <text:p text:style-name="a2991" text:class-names="" text:cond-style-name=""><text:span text:style-name="a2990"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796" draw:layer="Master1-bg" draw:style-name="a2997" draw:name="Freeform 11">
            <svg:title/>
            <svg:desc/>
            <text:p text:style-name="a2995" text:class-names="" text:cond-style-name=""><text:span text:style-name="a2994"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797" draw:layer="Master1-bg" draw:style-name="a3001" draw:name="Freeform 12">
            <svg:title/>
            <svg:desc/>
            <text:p text:style-name="a2999" text:class-names="" text:cond-style-name=""><text:span text:style-name="a2998"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798" draw:layer="Master1-bg" draw:style-name="a3005" draw:name="Freeform 13">
            <svg:title/>
            <svg:desc/>
            <text:p text:style-name="a3003" text:class-names="" text:cond-style-name=""><text:span text:style-name="a3002"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799" draw:layer="Master1-bg" draw:style-name="a3009" draw:name="Freeform 14">
            <svg:title/>
            <svg:desc/>
            <text:p text:style-name="a3007" text:class-names="" text:cond-style-name=""><text:span text:style-name="a3006"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800" draw:layer="Master1-bg" draw:style-name="a3013" draw:name="Freeform 15">
            <svg:title/>
            <svg:desc/>
            <text:p text:style-name="a3011" text:class-names="" text:cond-style-name=""><text:span text:style-name="a3010"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801" draw:layer="Master1-bg" draw:style-name="a3016" draw:name="Line 16">
            <svg:title/>
            <svg:desc/>
            <text:p text:style-name="a3015" text:class-names="" text:cond-style-name=""><text:span text:style-name="a30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802" draw:layer="Master1-bg" draw:style-name="a3020" draw:name="Freeform 17">
            <svg:title/>
            <svg:desc/>
            <text:p text:style-name="a3018" text:class-names="" text:cond-style-name=""><text:span text:style-name="a3017"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803" draw:layer="Master1-bg" draw:style-name="a3024" draw:name="Freeform 18">
            <svg:title/>
            <svg:desc/>
            <text:p text:style-name="a3022" text:class-names="" text:cond-style-name=""><text:span text:style-name="a3021"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804" draw:layer="Master1-bg" draw:style-name="a3028" draw:name="Freeform 19">
            <svg:title/>
            <svg:desc/>
            <text:p text:style-name="a3026" text:class-names="" text:cond-style-name=""><text:span text:style-name="a3025"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805" draw:layer="Master1-bg" draw:style-name="a3032" draw:name="Freeform 20">
            <svg:title/>
            <svg:desc/>
            <text:p text:style-name="a3030" text:class-names="" text:cond-style-name=""><text:span text:style-name="a3029"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806" draw:layer="Master1-bg" draw:style-name="a3036" draw:name="Rectangle 21">
            <svg:title/>
            <svg:desc/>
            <text:p text:style-name="a3034" text:class-names="" text:cond-style-name=""><text:span text:style-name="a3033"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807" draw:layer="Master1-bg" draw:style-name="a3040" draw:name="Freeform 22">
            <svg:title/>
            <svg:desc/>
            <text:p text:style-name="a3038" text:class-names="" text:cond-style-name=""><text:span text:style-name="a3037"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808" draw:layer="Master1-bg" draw:style-name="a3044" draw:name="Freeform 23">
            <svg:title/>
            <svg:desc/>
            <text:p text:style-name="a3042" text:class-names="" text:cond-style-name=""><text:span text:style-name="a3041"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809" draw:layer="Master1-bg" draw:style-name="a3048" draw:name="Freeform 24">
            <svg:title/>
            <svg:desc/>
            <text:p text:style-name="a3046" text:class-names="" text:cond-style-name=""><text:span text:style-name="a3045"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810" draw:layer="Master1-bg" draw:style-name="a3052" draw:name="Freeform 25">
            <svg:title/>
            <svg:desc/>
            <text:p text:style-name="a3050" text:class-names="" text:cond-style-name=""><text:span text:style-name="a3049"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811" draw:layer="Master1-bg" draw:style-name="a3056" draw:name="Freeform 26">
            <svg:title/>
            <svg:desc/>
            <text:p text:style-name="a3054" text:class-names="" text:cond-style-name=""><text:span text:style-name="a3053"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812" draw:layer="Master1-bg" draw:style-name="a3060" draw:name="Freeform 27">
            <svg:title/>
            <svg:desc/>
            <text:p text:style-name="a3058" text:class-names="" text:cond-style-name=""><text:span text:style-name="a3057"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813" draw:layer="Master1-bg" draw:style-name="a3064" draw:name="Freeform 28">
            <svg:title/>
            <svg:desc/>
            <text:p text:style-name="a3062" text:class-names="" text:cond-style-name=""><text:span text:style-name="a3061"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814" draw:layer="Master1-bg" draw:style-name="a3068" draw:name="Freeform 29">
            <svg:title/>
            <svg:desc/>
            <text:p text:style-name="a3066" text:class-names="" text:cond-style-name=""><text:span text:style-name="a3065"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815" draw:layer="Master1-bg" draw:style-name="a3072" draw:name="Freeform 30">
            <svg:title/>
            <svg:desc/>
            <text:p text:style-name="a3070" text:class-names="" text:cond-style-name=""><text:span text:style-name="a3069"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816" draw:layer="Master1-bg" draw:style-name="a3076" draw:name="Freeform 31">
            <svg:title/>
            <svg:desc/>
            <text:p text:style-name="a3074" text:class-names="" text:cond-style-name=""><text:span text:style-name="a3073"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779">
          <svg:title/>
          <svg:desc/>
          <draw:custom-shape svg:x="12.55903in" svg:y="0in" svg:width="0.4566in" svg:height="0.56076in" draw:id="id780" draw:layer="Master1-bg" draw:style-name="a2933" draw:name="Freeform 32">
            <svg:title/>
            <svg:desc/>
            <text:p text:style-name="a2931" text:class-names="" text:cond-style-name=""><text:span text:style-name="a2930"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781" draw:layer="Master1-bg" draw:style-name="a2937" draw:name="Freeform 33">
            <svg:title/>
            <svg:desc/>
            <text:p text:style-name="a2935" text:class-names="" text:cond-style-name=""><text:span text:style-name="a2934"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782" draw:layer="Master1-bg" draw:style-name="a2941" draw:name="Freeform 34">
            <svg:title/>
            <svg:desc/>
            <text:p text:style-name="a2939" text:class-names="" text:cond-style-name=""><text:span text:style-name="a293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783" draw:layer="Master1-bg" draw:style-name="a2945" draw:name="Freeform 35">
            <svg:title/>
            <svg:desc/>
            <text:p text:style-name="a2943" text:class-names="" text:cond-style-name=""><text:span text:style-name="a2942"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784" draw:layer="Master1-bg" draw:style-name="a2949" draw:name="Freeform 36">
            <svg:title/>
            <svg:desc/>
            <text:p text:style-name="a2947" text:class-names="" text:cond-style-name=""><text:span text:style-name="a2946"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785" draw:layer="Master1-bg" draw:style-name="a2953" draw:name="Freeform 37">
            <svg:title/>
            <svg:desc/>
            <text:p text:style-name="a2951" text:class-names="" text:cond-style-name=""><text:span text:style-name="a2950"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786" draw:layer="Master1-bg" draw:style-name="a2957" draw:name="Freeform 38">
            <svg:title/>
            <svg:desc/>
            <text:p text:style-name="a2955" text:class-names="" text:cond-style-name=""><text:span text:style-name="a2954"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787" draw:layer="Master1-bg" draw:style-name="a2961" draw:name="Freeform 39">
            <svg:title/>
            <svg:desc/>
            <text:p text:style-name="a2959" text:class-names="" text:cond-style-name=""><text:span text:style-name="a2958"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788" draw:layer="Master1-bg" draw:style-name="a2965" draw:name="Freeform 40">
            <svg:title/>
            <svg:desc/>
            <text:p text:style-name="a2963" text:class-names="" text:cond-style-name=""><text:span text:style-name="a2962"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789" draw:layer="Master1-bg" draw:style-name="a2969" draw:name="Rectangle 19">
            <svg:title/>
            <svg:desc/>
            <text:p text:style-name="a2967" text:class-names="" text:cond-style-name=""><text:span text:style-name="a2966" text:class-names=""/></text:p>
            <draw:enhanced-geometry xmlns:dr3d="urn:oasis:names:tc:opendocument:xmlns:dr3d:1.0" draw:type="non-primitive" svg:viewBox="0 0 21600 21600" draw:enhanced-path="M 0 0 L 21600 0 21600 21600 0 21600 Z N"/>
          </draw:custom-shape>
        </draw:g>
      </draw:g>
      <draw:frame draw:id="id773" presentation:style-name="a2903" draw:name="Title 1" svg:x="1.24826in" svg:y="0.67642in" svg:width="10.83333in" svg:height="1.61698in" presentation:class="title" presentation:placeholder="false">
        <draw:text-box>
          <text:p text:style-name="a2902" text:class-names="" text:cond-style-name=""><text:span text:style-name="a2901" text:class-names="">Click to edit Master title style</text:span></text:p>
        </draw:text-box>
        <svg:title/>
        <svg:desc/>
      </draw:frame>
      <draw:frame draw:id="id774" presentation:style-name="a2919" draw:name="Vertical Text Placeholder 2" svg:x="1.24826in" svg:y="2.46007in" svg:width="10.83333in" svg:height="3.87327in" presentation:class="outline" presentation:placeholder="false">
        <draw:text-box>
          <text:list text:style-name="a2906">
            <text:list-item>
              <text:p text:style-name="a2905" text:class-names="" text:cond-style-name=""><text:span text:style-name="a2904" text:class-names="">Click to edit Master text styles</text:span></text:p>
            </text:list-item>
          </text:list>
          <text:list text:style-name="a2909">
            <text:list-item>
              <text:list text:style-name="a2909">
                <text:list-item>
                  <text:p text:style-name="a2908" text:class-names="" text:cond-style-name=""><text:span text:style-name="a2907" text:class-names="">Second level</text:span></text:p>
                </text:list-item>
              </text:list>
            </text:list-item>
          </text:list>
          <text:list text:style-name="a2912">
            <text:list-item>
              <text:list text:style-name="a2912">
                <text:list-item>
                  <text:list text:style-name="a2912">
                    <text:list-item>
                      <text:p text:style-name="a2911" text:class-names="" text:cond-style-name=""><text:span text:style-name="a2910" text:class-names="">Third level</text:span></text:p>
                    </text:list-item>
                  </text:list>
                </text:list-item>
              </text:list>
            </text:list-item>
          </text:list>
          <text:list text:style-name="a2915">
            <text:list-item>
              <text:list text:style-name="a2915">
                <text:list-item>
                  <text:list text:style-name="a2915">
                    <text:list-item>
                      <text:list text:style-name="a2915">
                        <text:list-item>
                          <text:p text:style-name="a2914" text:class-names="" text:cond-style-name=""><text:span text:style-name="a2913" text:class-names="">Fourth level</text:span></text:p>
                        </text:list-item>
                      </text:list>
                    </text:list-item>
                  </text:list>
                </text:list-item>
              </text:list>
            </text:list-item>
          </text:list>
          <text:list text:style-name="a2918">
            <text:list-item>
              <text:list text:style-name="a2918">
                <text:list-item>
                  <text:list text:style-name="a2918">
                    <text:list-item>
                      <text:list text:style-name="a2918">
                        <text:list-item>
                          <text:list text:style-name="a2918">
                            <text:list-item>
                              <text:p text:style-name="a2917" text:class-names="" text:cond-style-name=""><text:span text:style-name="a2916" text:class-names="">Fifth level</text:span></text:p>
                            </text:list-item>
                          </text:list>
                        </text:list-item>
                      </text:list>
                    </text:list-item>
                  </text:list>
                </text:list-item>
              </text:list>
            </text:list-item>
          </text:list>
        </draw:text-box>
        <svg:title/>
        <svg:desc/>
      </draw:frame>
      <draw:frame draw:id="id775" presentation:style-name="a2923" draw:name="Date Placeholder 3" svg:x="8.15499in" svg:y="6.43403in" svg:width="3in" svg:height="0.39931in" presentation:class="date-time" presentation:placeholder="false">
        <draw:text-box>
          <text:p text:style-name="a2922" text:class-names="" text:cond-style-name=""><text:span text:style-name="a2920" text:class-names=""><text:date text:fixed="false" style:data-style-name="a2921">6/10/2019</text:date></text:span></text:p>
        </draw:text-box>
        <svg:title/>
        <svg:desc/>
      </draw:frame>
      <draw:frame draw:id="id776" presentation:style-name="a2926" draw:name="Footer Placeholder 4" svg:x="1.24826in" svg:y="6.43403in" svg:width="6.82339in" svg:height="0.39931in" presentation:class="footer" presentation:placeholder="false">
        <draw:text-box>
          <text:p text:style-name="a2925" text:class-names="" text:cond-style-name=""><text:span text:style-name="a2924" text:class-names=""/></text:p>
        </draw:text-box>
        <svg:title/>
        <svg:desc/>
      </draw:frame>
      <draw:frame draw:id="id777" presentation:style-name="a2929" draw:name="Slide Number Placeholder 5" svg:x="11.23832in" svg:y="6.43403in" svg:width="0.84327in" svg:height="0.39931in" presentation:class="page-number" presentation:placeholder="false">
        <draw:text-box>
          <text:p text:style-name="a2928" text:class-names="" text:cond-style-name=""><text:span text:style-name="a2927" text:class-names=""><text:page-number style:num-format="1" text:fixed="false"/></text:span></text:p>
        </draw:text-box>
        <svg:title/>
        <svg:desc/>
      </draw:frame>
    </style:master-page>
    <style:master-page style:name="Master1-Layout17-vertTitleAndTx-Vertical-Title-and-Text" style:page-layout-name="pageLayout1" draw:style-name="a3078">
      <draw:frame draw:id="id817" draw:layer="Master1-bg" draw:style-name="a3079"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818">
        <svg:title/>
        <svg:desc/>
        <draw:g draw:name="Group 8" draw:id="id824">
          <svg:title/>
          <svg:desc/>
          <draw:custom-shape svg:x="0.125in" svg:y="0.00521in" svg:width="0.02604in" svg:height="2.38542in" draw:id="id836" draw:layer="Master1-bg" draw:style-name="a3152" draw:name="Rectangle 5">
            <svg:title/>
            <svg:desc/>
            <text:p text:style-name="a3150" text:class-names="" text:cond-style-name=""><text:span text:style-name="a3149" text:class-names=""/></text:p>
            <draw:enhanced-geometry xmlns:dr3d="urn:oasis:names:tc:opendocument:xmlns:dr3d:1.0" draw:type="non-primitive" svg:viewBox="0 0 21600 21600" draw:enhanced-path="M 0 0 L 21600 0 21600 21600 0 21600 Z N"/>
          </draw:custom-shape>
          <draw:custom-shape svg:x="0.03646in" svg:y="2.38021in" svg:width="0.20833in" svg:height="0.20833in" draw:id="id837" draw:layer="Master1-bg" draw:style-name="a3156" draw:name="Freeform 6">
            <svg:title/>
            <svg:desc/>
            <text:p text:style-name="a3154" text:class-names="" text:cond-style-name=""><text:span text:style-name="a3153"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3125in" svg:y="4.39757in" svg:width="0.20833in" svg:height="0.2066in" draw:id="id838" draw:layer="Master1-bg" draw:style-name="a3160" draw:name="Freeform 7">
            <svg:title/>
            <svg:desc/>
            <text:p text:style-name="a3158" text:class-names="" text:cond-style-name=""><text:span text:style-name="a3157"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21875in" svg:y="0.00521in" svg:width="0.40451in" svg:height="1.9809in" draw:id="id839" draw:layer="Master1-bg" draw:style-name="a3164" draw:name="Freeform 8">
            <svg:title/>
            <svg:desc/>
            <text:p text:style-name="a3162" text:class-names="" text:cond-style-name=""><text:span text:style-name="a3161" text:class-names=""/></text:p>
            <draw:enhanced-geometry xmlns:dr3d="urn:oasis:names:tc:opendocument:xmlns:dr3d:1.0" draw:type="non-primitive" svg:viewBox="0 0 233 1141" draw:enhanced-path="M ?f3 ?f2 L ?f0 ?f4 ?f0 ?f0 ?f5 ?f0 ?f5 ?f6 ?f1 ?f7 ?f3 ?f2 Z N" draw:text-areas="?f12 ?f14 ?f13 ?f15">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svg:x="0.55035in" svg:y="1.97049in" svg:width="0.20833in" svg:height="0.2066in" draw:id="id840" draw:layer="Master1-bg" draw:style-name="a3168" draw:name="Freeform 9">
            <svg:title/>
            <svg:desc/>
            <text:p text:style-name="a3166" text:class-names="" text:cond-style-name=""><text:span text:style-name="a3165"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11 ?f10 ?f10 ?f9 ?f10 ?f2 ?f10 ?f3 ?f4 ?f7 ?f2 ?f7 Z N" draw:text-areas="?f14 ?f14 ?f15 ?f15">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svg:x="0.3125in" svg:y="0.00521in" svg:width="0.40451in" svg:height="1.56424in" draw:id="id841" draw:layer="Master1-bg" draw:style-name="a3172" draw:name="Freeform 10">
            <svg:title/>
            <svg:desc/>
            <text:p text:style-name="a3170" text:class-names="" text:cond-style-name=""><text:span text:style-name="a3169" text:class-names=""/></text:p>
            <draw:enhanced-geometry xmlns:dr3d="urn:oasis:names:tc:opendocument:xmlns:dr3d:1.0" draw:type="non-primitive" svg:viewBox="0 0 233 901" draw:enhanced-path="M ?f3 ?f2 L ?f0 ?f4 ?f0 ?f0 ?f5 ?f0 ?f5 ?f6 ?f1 ?f7 ?f3 ?f2 Z N" draw:text-areas="?f12 ?f14 ?f13 ?f15">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svg:x="0.59722in" svg:y="0in" svg:width="0.16667in" svg:height="0.99826in" draw:id="id842" draw:layer="Master1-bg" draw:style-name="a3176" draw:name="Freeform 11">
            <svg:title/>
            <svg:desc/>
            <text:p text:style-name="a3174" text:class-names="" text:cond-style-name=""><text:span text:style-name="a3173" text:class-names=""/></text:p>
            <draw:enhanced-geometry xmlns:dr3d="urn:oasis:names:tc:opendocument:xmlns:dr3d:1.0" draw:type="non-primitive" svg:viewBox="0 0 96 575" draw:enhanced-path="M ?f1 ?f2 L ?f3 ?f2 ?f3 ?f4 ?f0 ?f5 ?f6 ?f0 ?f1 ?f7 ?f1 ?f2 Z N" draw:text-areas="?f12 ?f14 ?f13 ?f15">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441in" svg:y="1.55382in" svg:width="0.20833in" svg:height="0.20833in" draw:id="id843" draw:layer="Master1-bg" draw:style-name="a3180" draw:name="Freeform 12">
            <svg:title/>
            <svg:desc/>
            <text:p text:style-name="a3178" text:class-names="" text:cond-style-name=""><text:span text:style-name="a3177" text:class-names=""/></text:p>
            <draw:enhanced-geometry xmlns:dr3d="urn:oasis:names:tc:opendocument:xmlns:dr3d:1.0" draw:type="non-primitive" svg:viewBox="0 0 40 40" draw:enhanced-path="M ?f2 ?f1 C ?f3 ?f1 ?f0 ?f4 ?f0 ?f2 ?f0 ?f3 ?f3 ?f0 ?f2 ?f0 ?f5 ?f0 ?f1 ?f6 ?f1 ?f2 ?f1 ?f4 ?f4 ?f1 ?f2 ?f1 Z M ?f2 ?f7 C ?f8 ?f7 ?f7 ?f8 ?f7 ?f2 ?f7 ?f9 ?f8 ?f10 ?f2 ?f10 ?f9 ?f10 ?f10 ?f9 ?f10 ?f2 ?f10 ?f3 ?f4 ?f7 ?f2 ?f7 Z N" draw:text-areas="?f13 ?f13 ?f14 ?f14">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svg:x="0.6441in" svg:y="0.98785in" svg:width="0.20833in" svg:height="0.20833in" draw:id="id844" draw:layer="Master1-bg" draw:style-name="a3184" draw:name="Freeform 13">
            <svg:title/>
            <svg:desc/>
            <text:p text:style-name="a3182" text:class-names="" text:cond-style-name=""><text:span text:style-name="a3181"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70139in" svg:y="0in" svg:width="0.46181in" svg:height="0.57639in" draw:id="id845" draw:layer="Master1-bg" draw:style-name="a3188" draw:name="Freeform 14">
            <svg:title/>
            <svg:desc/>
            <text:p text:style-name="a3186" text:class-names="" text:cond-style-name=""><text:span text:style-name="a3185" text:class-names=""/></text:p>
            <draw:enhanced-geometry xmlns:dr3d="urn:oasis:names:tc:opendocument:xmlns:dr3d:1.0" draw:type="non-primitive" svg:viewBox="0 0 266 332" draw:enhanced-path="M ?f3 ?f2 L ?f4 ?f5 ?f0 ?f6 ?f7 ?f0 ?f8 ?f9 ?f1 ?f10 ?f3 ?f2 Z N" draw:text-areas="?f15 ?f17 ?f16 ?f18">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svg:x="1.11632in" svg:y="0.53472in" svg:width="0.17708in" svg:height="0.16146in" draw:id="id846" draw:layer="Master1-bg" draw:style-name="a3192" draw:name="Freeform 15">
            <svg:title/>
            <svg:desc/>
            <text:p text:style-name="a3190" text:class-names="" text:cond-style-name=""><text:span text:style-name="a3189" text:class-names=""/></text:p>
            <draw:enhanced-geometry xmlns:dr3d="urn:oasis:names:tc:opendocument:xmlns:dr3d:1.0" draw:type="non-primitive" svg:viewBox="0 0 34 31"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text-areas="?f29 ?f31 ?f30 ?f32">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svg:x="-0.00521in" svg:y="0.01042in" svg:width="0in" svg:height="0in" draw:id="id847" draw:layer="Master1-bg" draw:style-name="a3195" draw:name="Line 16">
            <svg:title/>
            <svg:desc/>
            <text:p text:style-name="a3194" text:class-names="" text:cond-style-name=""><text:span text:style-name="a31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01042in" svg:y="1.97049in" svg:width="0.13542in" svg:height="0.13889in" draw:id="id848" draw:layer="Master1-bg" draw:style-name="a3199" draw:name="Freeform 17">
            <svg:title/>
            <svg:desc/>
            <text:p text:style-name="a3197" text:class-names="" text:cond-style-name=""><text:span text:style-name="a3196" text:class-names=""/></text:p>
            <draw:enhanced-geometry xmlns:dr3d="urn:oasis:names:tc:opendocument:xmlns:dr3d:1.0" draw:type="non-primitive" svg:viewBox="0 0 78 80" draw:enhanced-path="M ?f3 ?f2 L ?f0 ?f4 ?f5 ?f0 ?f1 ?f6 ?f3 ?f2 Z N" draw:text-areas="?f11 ?f13 ?f12 ?f14">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svg:x="-0.01042in" svg:y="3.88194in" svg:width="0.16146in" svg:height="0.52604in" draw:id="id849" draw:layer="Master1-bg" draw:style-name="a3203" draw:name="Freeform 18">
            <svg:title/>
            <svg:desc/>
            <text:p text:style-name="a3201" text:class-names="" text:cond-style-name=""><text:span text:style-name="a3200" text:class-names=""/></text:p>
            <draw:enhanced-geometry xmlns:dr3d="urn:oasis:names:tc:opendocument:xmlns:dr3d:1.0" draw:type="non-primitive" svg:viewBox="0 0 93 303" draw:enhanced-path="M ?f1 ?f2 L ?f3 ?f2 ?f3 ?f3 ?f0 ?f4 ?f4 ?f0 ?f1 ?f5 ?f1 ?f2 Z N" draw:text-areas="?f10 ?f12 ?f11 ?f13">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svg:x="0.14062in" svg:y="1.51215in" svg:width="0.15625in" svg:height="0.52083in" draw:id="id850" draw:layer="Master1-bg" draw:style-name="a3207" draw:name="Freeform 19">
            <svg:title/>
            <svg:desc/>
            <text:p text:style-name="a3205" text:class-names="" text:cond-style-name=""><text:span text:style-name="a3204" text:class-names=""/></text:p>
            <draw:enhanced-geometry xmlns:dr3d="urn:oasis:names:tc:opendocument:xmlns:dr3d:1.0" draw:type="non-primitive" svg:viewBox="0 0 90 300" draw:enhanced-path="M ?f1 ?f2 L ?f3 ?f2 ?f3 ?f4 ?f0 ?f5 ?f5 ?f0 ?f1 ?f6 ?f1 ?f2 Z N" draw:text-areas="?f11 ?f13 ?f12 ?f14">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svg:x="0.22396in" svg:y="2.02257in" svg:width="0.125in" svg:height="0.11806in" draw:id="id851" draw:layer="Master1-bg" draw:style-name="a3211" draw:name="Freeform 20">
            <svg:title/>
            <svg:desc/>
            <text:p text:style-name="a3209" text:class-names="" text:cond-style-name=""><text:span text:style-name="a3208" text:class-names=""/></text:p>
            <draw:enhanced-geometry xmlns:dr3d="urn:oasis:names:tc:opendocument:xmlns:dr3d:1.0" draw:type="non-primitive" svg:viewBox="0 0 24 23" draw:enhanced-path="M ?f3 ?f2 C ?f4 ?f2 ?f0 ?f5 ?f0 ?f3 ?f0 ?f6 ?f4 ?f0 ?f3 ?f0 ?f5 ?f0 ?f1 ?f6 ?f1 ?f3 ?f1 ?f5 ?f5 ?f2 ?f3 ?f2 Z M ?f3 ?f7 C ?f8 ?f7 ?f7 ?f8 ?f7 ?f3 ?f7 ?f9 ?f8 ?f10 ?f3 ?f10 ?f9 ?f10 ?f11 ?f9 ?f11 ?f3 ?f11 ?f8 ?f9 ?f7 ?f3 ?f7 Z N" draw:text-areas="?f16 ?f18 ?f17 ?f19">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svg:x="0.14583in" svg:y="5.09896in" svg:width="0.02604in" svg:height="2.38542in" draw:id="id852" draw:layer="Master1-bg" draw:style-name="a3215" draw:name="Rectangle 21">
            <svg:title/>
            <svg:desc/>
            <text:p text:style-name="a3213" text:class-names="" text:cond-style-name=""><text:span text:style-name="a3212" text:class-names=""/></text:p>
            <draw:enhanced-geometry xmlns:dr3d="urn:oasis:names:tc:opendocument:xmlns:dr3d:1.0" draw:type="non-primitive" svg:viewBox="0 0 21600 21600" draw:enhanced-path="M 0 0 L 21600 0 21600 21600 0 21600 Z N"/>
          </draw:custom-shape>
          <draw:custom-shape svg:x="0.24479in" svg:y="5.51389in" svg:width="0.40451in" svg:height="1.97049in" draw:id="id853" draw:layer="Master1-bg" draw:style-name="a3219" draw:name="Freeform 22">
            <svg:title/>
            <svg:desc/>
            <text:p text:style-name="a3217" text:class-names="" text:cond-style-name=""><text:span text:style-name="a3216" text:class-names=""/></text:p>
            <draw:enhanced-geometry xmlns:dr3d="urn:oasis:names:tc:opendocument:xmlns:dr3d:1.0" draw:type="non-primitive" svg:viewBox="0 0 233 1135" draw:enhanced-path="M ?f3 ?f2 L ?f0 ?f2 ?f0 ?f4 ?f0 ?f5 ?f6 ?f0 ?f1 ?f7 ?f3 ?f8 ?f3 ?f2 Z N" draw:text-areas="?f13 ?f15 ?f14 ?f16">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svg:x="0.05729in" svg:y="4.90104in" svg:width="0.20833in" svg:height="0.20833in" draw:id="id854" draw:layer="Master1-bg" draw:style-name="a3223" draw:name="Freeform 23">
            <svg:title/>
            <svg:desc/>
            <text:p text:style-name="a3221" text:class-names="" text:cond-style-name=""><text:span text:style-name="a3220" text:class-names=""/></text:p>
            <draw:enhanced-geometry xmlns:dr3d="urn:oasis:names:tc:opendocument:xmlns:dr3d:1.0" draw:type="non-primitive" svg:viewBox="0 0 40 40" draw:enhanced-path="M ?f2 ?f1 C ?f3 ?f1 ?f0 ?f4 ?f0 ?f2 ?f0 ?f3 ?f3 ?f0 ?f2 ?f0 ?f4 ?f0 ?f1 ?f3 ?f1 ?f2 ?f1 ?f4 ?f4 ?f1 ?f2 ?f1 Z M ?f2 ?f5 C ?f6 ?f5 ?f5 ?f6 ?f5 ?f2 ?f5 ?f7 ?f6 ?f8 ?f2 ?f8 ?f9 ?f8 ?f8 ?f7 ?f8 ?f2 ?f8 ?f6 ?f9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svg:x="-0.01563in" svg:y="6.15451in" svg:width="0.09375in" svg:height="1.32986in" draw:id="id855" draw:layer="Master1-bg" draw:style-name="a3227" draw:name="Freeform 24">
            <svg:title/>
            <svg:desc/>
            <text:p text:style-name="a3225" text:class-names="" text:cond-style-name=""><text:span text:style-name="a3224" text:class-names=""/></text:p>
            <draw:enhanced-geometry xmlns:dr3d="urn:oasis:names:tc:opendocument:xmlns:dr3d:1.0" draw:type="non-primitive" svg:viewBox="0 0 54 766" draw:enhanced-path="M ?f1 ?f2 L ?f3 ?f2 ?f3 ?f4 ?f0 ?f5 ?f6 ?f0 ?f1 ?f7 ?f1 ?f2 Z N" draw:text-areas="?f12 ?f14 ?f13 ?f15">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svg:x="0.57639in" svg:y="5.32292in" svg:width="0.20833in" svg:height="0.2066in" draw:id="id856" draw:layer="Master1-bg" draw:style-name="a3231" draw:name="Freeform 25">
            <svg:title/>
            <svg:desc/>
            <text:p text:style-name="a3229" text:class-names="" text:cond-style-name=""><text:span text:style-name="a3228"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0.33854in" svg:y="5.93056in" svg:width="0.40972in" svg:height="1.55903in" draw:id="id857" draw:layer="Master1-bg" draw:style-name="a3235" draw:name="Freeform 26">
            <svg:title/>
            <svg:desc/>
            <text:p text:style-name="a3233" text:class-names="" text:cond-style-name=""><text:span text:style-name="a3232" text:class-names=""/></text:p>
            <draw:enhanced-geometry xmlns:dr3d="urn:oasis:names:tc:opendocument:xmlns:dr3d:1.0" draw:type="non-primitive" svg:viewBox="0 0 236 898" draw:enhanced-path="M ?f3 ?f2 L ?f0 ?f2 ?f0 ?f4 ?f5 ?f6 ?f7 ?f0 ?f1 ?f8 ?f3 ?f9 ?f3 ?f2 Z N" draw:text-areas="?f14 ?f16 ?f15 ?f17">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svg:x="0.62326in" svg:y="6.50174in" svg:width="0.16667in" svg:height="0.99826in" draw:id="id858" draw:layer="Master1-bg" draw:style-name="a3239" draw:name="Freeform 27">
            <svg:title/>
            <svg:desc/>
            <text:p text:style-name="a3237" text:class-names="" text:cond-style-name=""><text:span text:style-name="a3236" text:class-names=""/></text:p>
            <draw:enhanced-geometry xmlns:dr3d="urn:oasis:names:tc:opendocument:xmlns:dr3d:1.0" draw:type="non-primitive" svg:viewBox="0 0 96 575" draw:enhanced-path="M ?f3 ?f2 L ?f0 ?f4 ?f5 ?f6 ?f5 ?f0 ?f1 ?f0 ?f1 ?f7 ?f3 ?f2 Z N" draw:text-areas="?f12 ?f14 ?f13 ?f15">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svg:x="0.67014in" svg:y="5.73785in" svg:width="0.20833in" svg:height="0.20833in" draw:id="id859" draw:layer="Master1-bg" draw:style-name="a3243" draw:name="Freeform 28">
            <svg:title/>
            <svg:desc/>
            <text:p text:style-name="a3241" text:class-names="" text:cond-style-name=""><text:span text:style-name="a3240"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67014in" svg:y="6.30382in" svg:width="0.20833in" svg:height="0.20833in" draw:id="id860" draw:layer="Master1-bg" draw:style-name="a3247" draw:name="Freeform 29">
            <svg:title/>
            <svg:desc/>
            <text:p text:style-name="a3245" text:class-names="" text:cond-style-name=""><text:span text:style-name="a3244"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0.73264in" svg:y="6.92361in" svg:width="0.4566in" svg:height="0.56597in" draw:id="id861" draw:layer="Master1-bg" draw:style-name="a3251" draw:name="Freeform 30">
            <svg:title/>
            <svg:desc/>
            <text:p text:style-name="a3249" text:class-names="" text:cond-style-name=""><text:span text:style-name="a3248" text:class-names=""/></text:p>
            <draw:enhanced-geometry xmlns:dr3d="urn:oasis:names:tc:opendocument:xmlns:dr3d:1.0" draw:type="non-primitive" svg:viewBox="0 0 263 326" draw:enhanced-path="M ?f3 ?f2 L ?f0 ?f4 ?f5 ?f6 ?f7 ?f6 ?f8 ?f0 ?f1 ?f9 ?f10 ?f11 ?f3 ?f2 Z N" draw:text-areas="?f16 ?f18 ?f17 ?f19">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svg:x="1.14757in" svg:y="6.80382in" svg:width="0.17188in" svg:height="0.16146in" draw:id="id862" draw:layer="Master1-bg" draw:style-name="a3255" draw:name="Freeform 31">
            <svg:title/>
            <svg:desc/>
            <text:p text:style-name="a3253" text:class-names="" text:cond-style-name=""><text:span text:style-name="a3252" text:class-names=""/></text:p>
            <draw:enhanced-geometry xmlns:dr3d="urn:oasis:names:tc:opendocument:xmlns:dr3d:1.0" draw:type="non-primitive" svg:viewBox="0 0 33 31"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text-areas="?f29 ?f31 ?f30 ?f32">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id="id825">
          <svg:title/>
          <svg:desc/>
          <draw:custom-shape svg:x="12.55903in" svg:y="0in" svg:width="0.4566in" svg:height="0.56076in" draw:id="id826" draw:layer="Master1-bg" draw:style-name="a3112" draw:name="Freeform 32">
            <svg:title/>
            <svg:desc/>
            <text:p text:style-name="a3110" text:class-names="" text:cond-style-name=""><text:span text:style-name="a3109" text:class-names=""/></text:p>
            <draw:enhanced-geometry xmlns:dr3d="urn:oasis:names:tc:opendocument:xmlns:dr3d:1.0" draw:type="non-primitive" svg:viewBox="0 0 263 323" draw:enhanced-path="M ?f3 ?f2 L ?f0 ?f4 ?f5 ?f6 ?f7 ?f0 ?f1 ?f8 ?f9 ?f10 ?f9 ?f10 ?f3 ?f2 Z N" draw:text-areas="?f15 ?f17 ?f16 ?f18">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svg:x="12.42882in" svg:y="0.5191in" svg:width="0.17188in" svg:height="0.16667in" draw:id="id827" draw:layer="Master1-bg" draw:style-name="a3116" draw:name="Freeform 33">
            <svg:title/>
            <svg:desc/>
            <text:p text:style-name="a3114" text:class-names="" text:cond-style-name=""><text:span text:style-name="a3113" text:class-names=""/></text:p>
            <draw:enhanced-geometry xmlns:dr3d="urn:oasis:names:tc:opendocument:xmlns:dr3d:1.0" draw:type="non-primitive" svg:viewBox="0 0 33 32"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text-areas="?f29 ?f31 ?f30 ?f32">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svg:x="12.72049in" svg:y="1.68403in" svg:width="0.2066in" svg:height="0.20833in" draw:id="id828" draw:layer="Master1-bg" draw:style-name="a3120" draw:name="Freeform 34">
            <svg:title/>
            <svg:desc/>
            <text:p text:style-name="a3118" text:class-names="" text:cond-style-name=""><text:span text:style-name="a3117"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61111in" svg:y="6.22743in" svg:width="0.32639in" svg:height="1.26215in" draw:id="id829" draw:layer="Master1-bg" draw:style-name="a3124" draw:name="Freeform 35">
            <svg:title/>
            <svg:desc/>
            <text:p text:style-name="a3122" text:class-names="" text:cond-style-name=""><text:span text:style-name="a3121" text:class-names=""/></text:p>
            <draw:enhanced-geometry xmlns:dr3d="urn:oasis:names:tc:opendocument:xmlns:dr3d:1.0" draw:type="non-primitive" svg:viewBox="0 0 188 727" draw:enhanced-path="M ?f3 ?f2 L ?f0 ?f2 ?f0 ?f4 ?f0 ?f4 ?f5 ?f0 ?f1 ?f6 ?f3 ?f7 ?f3 ?f2 Z N" draw:text-areas="?f12 ?f14 ?f13 ?f15">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svg:x="12.875in" svg:y="6.07118in" svg:width="0.17188in" svg:height="0.17014in" draw:id="id830" draw:layer="Master1-bg" draw:style-name="a3128" draw:name="Freeform 36">
            <svg:title/>
            <svg:desc/>
            <text:p text:style-name="a3126" text:class-names="" text:cond-style-name=""><text:span text:style-name="a3125" text:class-names=""/></text:p>
            <draw:enhanced-geometry xmlns:dr3d="urn:oasis:names:tc:opendocument:xmlns:dr3d:1.0" draw:type="non-primitive" svg:viewBox="0 0 33 33" draw:enhanced-path="M ?f2 ?f1 C ?f3 ?f1 ?f0 ?f4 ?f0 ?f5 ?f0 ?f6 ?f3 ?f0 ?f2 ?f0 ?f7 ?f0 ?f1 ?f6 ?f1 ?f5 ?f1 ?f4 ?f7 ?f1 ?f2 ?f1 Z M ?f2 ?f8 C ?f9 ?f8 ?f8 ?f10 ?f8 ?f5 ?f8 ?f11 ?f9 ?f12 ?f2 ?f12 ?f11 ?f12 ?f12 ?f11 ?f12 ?f5 ?f12 ?f10 ?f11 ?f8 ?f2 ?f8 Z N" draw:text-areas="?f15 ?f15 ?f16 ?f16">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svg:x="12.80729in" svg:y="0.00521in" svg:width="0.33333in" svg:height="1.68924in" draw:id="id831" draw:layer="Master1-bg" draw:style-name="a3132" draw:name="Freeform 37">
            <svg:title/>
            <svg:desc/>
            <text:p text:style-name="a3130" text:class-names="" text:cond-style-name=""><text:span text:style-name="a3129" text:class-names=""/></text:p>
            <draw:enhanced-geometry xmlns:dr3d="urn:oasis:names:tc:opendocument:xmlns:dr3d:1.0" draw:type="non-primitive" svg:viewBox="0 0 192 973" draw:enhanced-path="M ?f3 ?f2 L ?f0 ?f2 ?f0 ?f4 ?f5 ?f6 ?f5 ?f0 ?f1 ?f0 ?f1 ?f7 ?f3 ?f8 ?f3 ?f2 Z N" draw:text-areas="?f13 ?f15 ?f14 ?f16">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svg:x="12.72569in" svg:y="5.32292in" svg:width="0.2066in" svg:height="0.2066in" draw:id="id832" draw:layer="Master1-bg" draw:style-name="a3136" draw:name="Freeform 38">
            <svg:title/>
            <svg:desc/>
            <text:p text:style-name="a3134" text:class-names="" text:cond-style-name=""><text:span text:style-name="a3133" text:class-names=""/></text:p>
            <draw:enhanced-geometry xmlns:dr3d="urn:oasis:names:tc:opendocument:xmlns:dr3d:1.0" draw:type="non-primitive" svg:viewBox="0 0 40 40" draw:enhanced-path="M ?f2 ?f1 C ?f3 ?f1 ?f0 ?f4 ?f0 ?f2 ?f0 ?f3 ?f3 ?f0 ?f2 ?f0 ?f4 ?f0 ?f1 ?f3 ?f1 ?f2 ?f1 ?f4 ?f4 ?f1 ?f2 ?f1 Z M ?f2 ?f5 C ?f6 ?f5 ?f5 ?f6 ?f5 ?f2 ?f5 ?f7 ?f6 ?f8 ?f2 ?f8 ?f7 ?f8 ?f8 ?f7 ?f8 ?f2 ?f8 ?f6 ?f7 ?f5 ?f2 ?f5 Z N" draw:text-areas="?f11 ?f11 ?f12 ?f12">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svg:x="12.51215in" svg:y="5.5191in" svg:width="0.33681in" svg:height="1.97049in" draw:id="id833" draw:layer="Master1-bg" draw:style-name="a3140" draw:name="Freeform 39">
            <svg:title/>
            <svg:desc/>
            <text:p text:style-name="a3138" text:class-names="" text:cond-style-name=""><text:span text:style-name="a3137" text:class-names=""/></text:p>
            <draw:enhanced-geometry xmlns:dr3d="urn:oasis:names:tc:opendocument:xmlns:dr3d:1.0" draw:type="non-primitive" svg:viewBox="0 0 194 1135" draw:enhanced-path="M ?f4 ?f3 L ?f1 ?f3 ?f1 ?f5 ?f6 ?f7 ?f6 ?f1 ?f2 ?f1 ?f2 ?f8 ?f4 ?f0 ?f4 ?f3 Z N" draw:text-areas="?f13 ?f15 ?f14 ?f16">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svg:x="12.95833in" svg:y="7.01736in" svg:width="0.20833in" svg:height="0.2066in" draw:id="id834" draw:layer="Master1-bg" draw:style-name="a3144" draw:name="Freeform 40">
            <svg:title/>
            <svg:desc/>
            <text:p text:style-name="a3142" text:class-names="" text:cond-style-name=""><text:span text:style-name="a3141" text:class-names=""/></text:p>
            <draw:enhanced-geometry xmlns:dr3d="urn:oasis:names:tc:opendocument:xmlns:dr3d:1.0" draw:type="non-primitive" svg:viewBox="0 0 40 40" draw:enhanced-path="M ?f2 ?f1 C ?f3 ?f1 ?f0 ?f4 ?f0 ?f2 ?f0 ?f3 ?f3 ?f0 ?f2 ?f0 ?f4 ?f0 ?f1 ?f3 ?f1 ?f2 ?f1 ?f4 ?f4 ?f1 ?f2 ?f1 Z M ?f2 ?f5 C ?f6 ?f5 ?f5 ?f7 ?f5 ?f2 ?f5 ?f8 ?f6 ?f9 ?f2 ?f9 ?f8 ?f9 ?f9 ?f8 ?f9 ?f2 ?f9 ?f7 ?f8 ?f5 ?f2 ?f5 Z N" draw:text-areas="?f12 ?f12 ?f13 ?f13">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svg:x="13.05729in" svg:y="7.21354in" svg:width="0.02604in" svg:height="0.27604in" draw:id="id835" draw:layer="Master1-bg" draw:style-name="a3148" draw:name="Rectangle 19">
            <svg:title/>
            <svg:desc/>
            <text:p text:style-name="a3146" text:class-names="" text:cond-style-name=""><text:span text:style-name="a3145" text:class-names=""/></text:p>
            <draw:enhanced-geometry xmlns:dr3d="urn:oasis:names:tc:opendocument:xmlns:dr3d:1.0" draw:type="non-primitive" svg:viewBox="0 0 21600 21600" draw:enhanced-path="M 0 0 L 21600 0 21600 21600 0 21600 Z N"/>
          </draw:custom-shape>
        </draw:g>
      </draw:g>
      <draw:frame draw:id="id819" presentation:style-name="a3082" draw:name="Vertical Title 1" svg:x="9.88889in" svg:y="0.66667in" svg:width="2.19271in" svg:height="5.66667in" presentation:class="title" presentation:placeholder="false">
        <draw:text-box>
          <text:p text:style-name="a3081" text:class-names="" text:cond-style-name=""><text:span text:style-name="a3080" text:class-names="">Click to edit Master title style</text:span></text:p>
        </draw:text-box>
        <svg:title/>
        <svg:desc/>
      </draw:frame>
      <draw:frame draw:id="id820" presentation:style-name="a3098" draw:name="Vertical Text Placeholder 2" svg:x="1.24826in" svg:y="0.66667in" svg:width="8.47396in" svg:height="5.66667in" presentation:class="outline" presentation:placeholder="false">
        <draw:text-box>
          <text:list text:style-name="a3085">
            <text:list-item>
              <text:p text:style-name="a3084" text:class-names="" text:cond-style-name=""><text:span text:style-name="a3083" text:class-names="">Click to edit Master text styles</text:span></text:p>
            </text:list-item>
          </text:list>
          <text:list text:style-name="a3088">
            <text:list-item>
              <text:list text:style-name="a3088">
                <text:list-item>
                  <text:p text:style-name="a3087" text:class-names="" text:cond-style-name=""><text:span text:style-name="a3086" text:class-names="">Second level</text:span></text:p>
                </text:list-item>
              </text:list>
            </text:list-item>
          </text:list>
          <text:list text:style-name="a3091">
            <text:list-item>
              <text:list text:style-name="a3091">
                <text:list-item>
                  <text:list text:style-name="a3091">
                    <text:list-item>
                      <text:p text:style-name="a3090" text:class-names="" text:cond-style-name=""><text:span text:style-name="a3089" text:class-names="">Third level</text:span></text:p>
                    </text:list-item>
                  </text:list>
                </text:list-item>
              </text:list>
            </text:list-item>
          </text:list>
          <text:list text:style-name="a3094">
            <text:list-item>
              <text:list text:style-name="a3094">
                <text:list-item>
                  <text:list text:style-name="a3094">
                    <text:list-item>
                      <text:list text:style-name="a3094">
                        <text:list-item>
                          <text:p text:style-name="a3093" text:class-names="" text:cond-style-name=""><text:span text:style-name="a3092" text:class-names="">Fourth level</text:span></text:p>
                        </text:list-item>
                      </text:list>
                    </text:list-item>
                  </text:list>
                </text:list-item>
              </text:list>
            </text:list-item>
          </text:list>
          <text:list text:style-name="a3097">
            <text:list-item>
              <text:list text:style-name="a3097">
                <text:list-item>
                  <text:list text:style-name="a3097">
                    <text:list-item>
                      <text:list text:style-name="a3097">
                        <text:list-item>
                          <text:list text:style-name="a3097">
                            <text:list-item>
                              <text:p text:style-name="a3096" text:class-names="" text:cond-style-name=""><text:span text:style-name="a3095" text:class-names="">Fifth level</text:span></text:p>
                            </text:list-item>
                          </text:list>
                        </text:list-item>
                      </text:list>
                    </text:list-item>
                  </text:list>
                </text:list-item>
              </text:list>
            </text:list-item>
          </text:list>
        </draw:text-box>
        <svg:title/>
        <svg:desc/>
      </draw:frame>
      <draw:frame draw:id="id821" presentation:style-name="a3102" draw:name="Date Placeholder 3" svg:x="8.15499in" svg:y="6.43403in" svg:width="3in" svg:height="0.39931in" presentation:class="date-time" presentation:placeholder="false">
        <draw:text-box>
          <text:p text:style-name="a3101" text:class-names="" text:cond-style-name=""><text:span text:style-name="a3099" text:class-names=""><text:date text:fixed="false" style:data-style-name="a3100">6/10/2019</text:date></text:span></text:p>
        </draw:text-box>
        <svg:title/>
        <svg:desc/>
      </draw:frame>
      <draw:frame draw:id="id822" presentation:style-name="a3105" draw:name="Footer Placeholder 4" svg:x="1.24826in" svg:y="6.43403in" svg:width="6.82339in" svg:height="0.39931in" presentation:class="footer" presentation:placeholder="false">
        <draw:text-box>
          <text:p text:style-name="a3104" text:class-names="" text:cond-style-name=""><text:span text:style-name="a3103" text:class-names=""/></text:p>
        </draw:text-box>
        <svg:title/>
        <svg:desc/>
      </draw:frame>
      <draw:frame draw:id="id823" presentation:style-name="a3108" draw:name="Slide Number Placeholder 5" svg:x="11.23832in" svg:y="6.43403in" svg:width="0.84327in" svg:height="0.39931in" presentation:class="page-number" presentation:placeholder="false">
        <draw:text-box>
          <text:p text:style-name="a3107" text:class-names="" text:cond-style-name=""><text:span text:style-name="a310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lient server – single client</dc:title>
    <meta:initial-creator>anders knudsen</meta:initial-creator>
    <dc:creator>anders knudsen</dc:creator>
    <meta:creation-date>2019-06-10T14:59:44Z</meta:creation-date>
    <dc:date>2019-06-10T15:41:00Z</dc:date>
    <meta:template xlink:href="TM04033919%5b%5bfn=Circuit%5d%5d" xlink:type="simple"/>
    <meta:editing-cycles>1</meta:editing-cycles>
    <meta:editing-duration>PT438S</meta:editing-duration>
    <meta:document-statistic meta:paragraph-count="5" meta:word-count="41"/>
  </office:meta>
</office:document-meta>
</file>